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6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60%" style:writing-mode="lr-tb"/>
    </style:style>
    <style:style style:name="T2_1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2_2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2_3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2_4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2_5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2_6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2_7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2_8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2_9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2_10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2_11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2_12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2_13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2_14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2_15" style:family="text"/>
    <style:style style:name="T2_16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17" style:family="text"/>
    <style:style style:name="T2_18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19" style:family="text"/>
    <style:style style:name="T2_20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21" style:family="text"/>
    <style:style style:name="T2_22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23" style:family="text"/>
    <style:style style:name="T2_24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25" style:family="text"/>
    <style:style style:name="T2_26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27" style:family="text"/>
    <style:style style:name="T2_28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29" style:family="text"/>
    <style:style style:name="T2_30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31" style:family="text"/>
    <style:style style:name="T2_32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33" style:family="text"/>
    <style:style style:name="T2_34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35" style:family="text"/>
    <style:style style:name="T2_36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37" style:family="text"/>
    <style:style style:name="T2_38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39" style:family="text"/>
    <style:style style:name="T2_40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41" style:family="text"/>
    <style:style style:name="T2_42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43" style:family="text"/>
    <style:style style:name="T2_44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45" style:family="text"/>
    <style:style style:name="T2_46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47" style:family="text"/>
    <style:style style:name="T2_48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49" style:family="text"/>
    <style:style style:name="T2_50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51" style:family="text"/>
    <style:style style:name="T2_52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53" style:family="text"/>
    <style:style style:name="T2_54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T2_55" style:family="text"/>
    <style:style style:name="T2_56" style:family="text">
      <style:text-properties fo:font-style="italic" style:font-style-asian="italic" style:font-style-complex="italic" fo:color="#1155cc" fo:font-size="12pt" style:font-size-asian="12pt" style:font-size-complex="12pt" style:text-underline-style="solid" style:text-underline-color="font-color"/>
    </style:style>
    <style:style style:name="P3" style:family="paragraph" style:parent-style-name="Standard">
      <style:paragraph-properties fo:break-before="auto" fo:line-height="160%" style:writing-mode="lr-tb"/>
      <style:text-properties fo:font-style="italic" style:font-style-asian="italic" style:font-style-complex="italic" fo:color="#333333" fo:font-size="12pt" style:font-size-asian="12pt" style:font-size-complex="12pt"/>
    </style:style>
    <style:style style:name="P4" style:family="paragraph" style:parent-style-name="Heading_20_2">
      <style:paragraph-properties fo:break-before="auto" fo:line-height="160%" style:writing-mode="lr-tb"/>
    </style:style>
    <style:style style:name="T4_1" style:family="text"/>
    <style:style style:name="P5" style:family="paragraph" style:parent-style-name="Standard">
      <style:paragraph-properties fo:break-before="auto" fo:line-height="16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P6" style:family="paragraph" style:parent-style-name="Standard">
      <style:paragraph-properties fo:break-before="auto" fo:line-height="16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P7" style:family="paragraph" style:parent-style-name="Standard">
      <style:paragraph-properties fo:break-before="auto" fo:line-height="160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line-height="160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P9" style:family="paragraph" style:parent-style-name="Standard">
      <style:paragraph-properties fo:break-before="auto" fo:line-height="160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P10" style:family="paragraph" style:parent-style-name="Heading_20_2">
      <style:paragraph-properties fo:break-before="auto" fo:line-height="160%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line-height="160%" style:writing-mode="lr-tb"/>
    </style:style>
    <style:style style:name="T11_1" style:family="text">
      <style:text-properties fo:font-style="italic" style:font-style-asian="italic" style:font-style-complex="italic"/>
    </style:style>
    <style:style style:name="T11_2" style:family="text">
      <style:text-properties fo:font-style="italic" style:font-style-asian="italic" style:font-style-complex="italic"/>
    </style:style>
    <style:style style:name="T11_3" style:family="text">
      <style:text-properties fo:font-style="italic" style:font-style-asian="italic" style:font-style-complex="italic"/>
    </style:style>
    <style:style style:name="T11_4" style:family="text">
      <style:text-properties fo:font-style="italic" style:font-style-asian="italic" style:font-style-complex="italic"/>
    </style:style>
    <style:style style:name="T11_5" style:family="text">
      <style:text-properties fo:font-style="italic" style:font-style-asian="italic" style:font-style-complex="italic"/>
    </style:style>
    <style:style style:name="T11_6" style:family="text">
      <style:text-properties fo:font-style="italic" style:font-style-asian="italic" style:font-style-complex="italic"/>
    </style:style>
    <style:style style:name="T11_7" style:family="text">
      <style:text-properties fo:font-style="italic" style:font-style-asian="italic" style:font-style-complex="italic"/>
    </style:style>
    <style:style style:name="T11_8" style:family="text">
      <style:text-properties fo:font-style="italic" style:font-style-asian="italic" style:font-style-complex="italic"/>
    </style:style>
    <style:style style:name="T11_9" style:family="text">
      <style:text-properties fo:font-style="italic" style:font-style-asian="italic" style:font-style-complex="italic"/>
    </style:style>
    <style:style style:name="T11_10" style:family="text">
      <style:text-properties fo:font-style="italic" style:font-style-asian="italic" style:font-style-complex="italic"/>
    </style:style>
    <style:style style:name="T11_11" style:family="text">
      <style:text-properties fo:font-style="italic" style:font-style-asian="italic" style:font-style-complex="italic"/>
    </style:style>
    <style:style style:name="T11_12" style:family="text">
      <style:text-properties fo:font-style="italic" style:font-style-asian="italic" style:font-style-complex="italic"/>
    </style:style>
    <style:style style:name="T11_13" style:family="text">
      <style:text-properties fo:font-style="italic" style:font-style-asian="italic" style:font-style-complex="italic"/>
    </style:style>
    <style:style style:name="T11_14" style:family="text">
      <style:text-properties fo:font-style="italic" style:font-style-asian="italic" style:font-style-complex="italic"/>
    </style:style>
    <style:style style:name="T11_15" style:family="text">
      <style:text-properties fo:font-style="italic" style:font-style-asian="italic" style:font-style-complex="italic"/>
    </style:style>
    <style:style style:name="T11_16" style:family="text">
      <style:text-properties fo:font-style="italic" style:font-style-asian="italic" style:font-style-complex="italic"/>
    </style:style>
    <style:style style:name="T11_17" style:family="text">
      <style:text-properties fo:font-style="italic" style:font-style-asian="italic" style:font-style-complex="italic"/>
    </style:style>
    <style:style style:name="T11_18" style:family="text">
      <style:text-properties fo:font-style="italic" style:font-style-asian="italic" style:font-style-complex="italic"/>
    </style:style>
    <style:style style:name="T11_19" style:family="text">
      <style:text-properties fo:font-style="italic" style:font-style-asian="italic" style:font-style-complex="italic"/>
    </style:style>
    <style:style style:name="T11_20" style:family="text">
      <style:text-properties fo:font-style="italic" style:font-style-asian="italic" style:font-style-complex="italic"/>
    </style:style>
    <style:style style:name="T11_21" style:family="text">
      <style:text-properties fo:font-style="italic" style:font-style-asian="italic" style:font-style-complex="italic"/>
    </style:style>
    <style:style style:name="T11_22" style:family="text">
      <style:text-properties fo:font-style="italic" style:font-style-asian="italic" style:font-style-complex="italic"/>
    </style:style>
    <style:style style:name="T11_23" style:family="text">
      <style:text-properties fo:font-style="italic" style:font-style-asian="italic" style:font-style-complex="italic"/>
    </style:style>
    <style:style style:name="T11_24" style:family="text">
      <style:text-properties fo:font-style="italic" style:font-style-asian="italic" style:font-style-complex="italic"/>
    </style:style>
    <style:style style:name="T11_25" style:family="text">
      <style:text-properties fo:font-style="italic" style:font-style-asian="italic" style:font-style-complex="italic"/>
    </style:style>
    <style:style style:name="T11_26" style:family="text">
      <style:text-properties fo:font-style="italic" style:font-style-asian="italic" style:font-style-complex="italic"/>
    </style:style>
    <style:style style:name="P12" style:family="paragraph" style:parent-style-name="Heading_20_2">
      <style:paragraph-properties fo:break-before="auto" fo:line-height="160%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Heading_20_3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tyle="italic" style:font-style-asian="italic" style:font-style-complex="italic"/>
    </style:style>
    <style:style style:name="P15" style:family="paragraph" style:parent-style-name="Heading_20_3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text-underline-style="solid" style:text-underline-color="font-color"/>
    </style:style>
    <style:style style:name="T17_2" style:family="text">
      <style:text-properties style:text-underline-style="solid" style:text-underline-color="font-color"/>
    </style:style>
    <style:style style:name="T17_3" style:family="text">
      <style:text-properties style:text-underline-style="solid" style:text-underline-color="font-color"/>
    </style:style>
    <style:style style:name="T17_4" style:family="text">
      <style:text-properties style:text-underline-style="solid" style:text-underline-color="font-color"/>
    </style:style>
    <style:style style:name="T17_5" style:family="text">
      <style:text-properties style:text-underline-style="solid" style:text-underline-color="font-color"/>
    </style:style>
    <style:style style:name="T17_6" style:family="text">
      <style:text-properties style:text-underline-style="solid" style:text-underline-color="font-color"/>
    </style:style>
    <style:style style:name="T17_7" style:family="text">
      <style:text-properties style:text-underline-style="solid" style:text-underline-color="font-color"/>
    </style:style>
    <style:style style:name="T17_8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T19_169" style:family="text"/>
    <style:style style:name="T19_170" style:family="text"/>
    <style:style style:name="T19_171" style:family="text"/>
    <style:style style:name="T19_172" style:family="text"/>
    <style:style style:name="T19_173" style:family="text"/>
    <style:style style:name="T19_174" style:family="text"/>
    <style:style style:name="T19_175" style:family="text"/>
    <style:style style:name="T19_176" style:family="text"/>
    <style:style style:name="T19_177" style:family="text"/>
    <style:style style:name="T19_178" style:family="text"/>
    <style:style style:name="T19_179" style:family="text"/>
    <style:style style:name="T19_180" style:family="text"/>
    <style:style style:name="T19_181" style:family="text"/>
    <style:style style:name="T19_182" style:family="text"/>
    <style:style style:name="T19_183" style:family="text"/>
    <style:style style:name="T19_184" style:family="text"/>
    <style:style style:name="T19_185" style:family="text"/>
    <style:style style:name="T19_186" style:family="text"/>
    <style:style style:name="T19_187" style:family="text"/>
    <style:style style:name="T19_188" style:family="text"/>
    <style:style style:name="T19_189" style:family="text"/>
    <style:style style:name="T19_190" style:family="text"/>
    <style:style style:name="T19_191" style:family="text"/>
    <style:style style:name="T19_192" style:family="text"/>
    <style:style style:name="T19_193" style:family="text"/>
    <style:style style:name="T19_194" style:family="text"/>
    <style:style style:name="T19_195" style:family="text"/>
    <style:style style:name="T19_196" style:family="text"/>
    <style:style style:name="T19_197" style:family="text"/>
    <style:style style:name="T19_198" style:family="text"/>
    <style:style style:name="T19_199" style:family="text"/>
    <style:style style:name="T19_200" style:family="text"/>
    <style:style style:name="T19_201" style:family="text"/>
    <style:style style:name="T19_202" style:family="text"/>
    <style:style style:name="T19_203" style:family="text"/>
    <style:style style:name="T19_204" style:family="text"/>
    <style:style style:name="T19_205" style:family="text"/>
    <style:style style:name="T19_206" style:family="text"/>
    <style:style style:name="T19_207" style:family="text"/>
    <style:style style:name="T19_208" style:family="text"/>
    <style:style style:name="T19_209" style:family="text"/>
    <style:style style:name="T19_210" style:family="text"/>
    <style:style style:name="T19_211" style:family="text"/>
    <style:style style:name="T19_212" style:family="text"/>
    <style:style style:name="T19_213" style:family="text"/>
    <style:style style:name="T19_214" style:family="text"/>
    <style:style style:name="T19_215" style:family="text"/>
    <style:style style:name="T19_216" style:family="text"/>
    <style:style style:name="T19_217" style:family="text"/>
    <style:style style:name="T19_218" style:family="text"/>
    <style:style style:name="T19_219" style:family="text"/>
    <style:style style:name="T19_220" style:family="text"/>
    <style:style style:name="T19_221" style:family="text"/>
    <style:style style:name="T19_222" style:family="text"/>
    <style:style style:name="T19_223" style:family="text"/>
    <style:style style:name="T19_224" style:family="text"/>
    <style:style style:name="T19_225" style:family="text"/>
    <style:style style:name="T19_226" style:family="text"/>
    <style:style style:name="T19_227" style:family="text"/>
    <style:style style:name="T19_228" style:family="text"/>
    <style:style style:name="T19_229" style:family="text"/>
    <style:style style:name="T19_230" style:family="text"/>
    <style:style style:name="T19_231" style:family="text"/>
    <style:style style:name="T19_232" style:family="text"/>
    <style:style style:name="T19_233" style:family="text"/>
    <style:style style:name="T19_234" style:family="text"/>
    <style:style style:name="T19_235" style:family="text"/>
    <style:style style:name="T19_236" style:family="text"/>
    <style:style style:name="T19_237" style:family="text"/>
    <style:style style:name="T19_238" style:family="text"/>
    <style:style style:name="T19_239" style:family="text"/>
    <style:style style:name="T19_240" style:family="text"/>
    <style:style style:name="T19_241" style:family="text"/>
    <style:style style:name="T19_242" style:family="text"/>
    <style:style style:name="T19_243" style:family="text"/>
    <style:style style:name="T19_244" style:family="text"/>
    <style:style style:name="T19_245" style:family="text"/>
    <style:style style:name="T19_246" style:family="text"/>
    <style:style style:name="T19_247" style:family="text"/>
    <style:style style:name="T19_248" style:family="text"/>
    <style:style style:name="T19_249" style:family="text"/>
    <style:style style:name="T19_250" style:family="text"/>
    <style:style style:name="T19_251" style:family="text"/>
    <style:style style:name="T19_252" style:family="text"/>
    <style:style style:name="T19_253" style:family="text"/>
    <style:style style:name="T19_254" style:family="text"/>
    <style:style style:name="T19_255" style:family="text"/>
    <style:style style:name="T19_256" style:family="text"/>
    <style:style style:name="T19_257" style:family="text"/>
    <style:style style:name="T19_258" style:family="text"/>
    <style:style style:name="T19_259" style:family="text"/>
    <style:style style:name="T19_260" style:family="text"/>
    <style:style style:name="T19_261" style:family="text"/>
    <style:style style:name="T19_262" style:family="text"/>
    <style:style style:name="T19_263" style:family="text"/>
    <style:style style:name="T19_264" style:family="text"/>
    <style:style style:name="T19_265" style:family="text"/>
    <style:style style:name="T19_266" style:family="text"/>
    <style:style style:name="T19_267" style:family="text"/>
    <style:style style:name="T19_268" style:family="text"/>
    <style:style style:name="T19_269" style:family="text"/>
    <style:style style:name="T19_270" style:family="text"/>
    <style:style style:name="T19_271" style:family="text"/>
    <style:style style:name="T19_272" style:family="text"/>
    <style:style style:name="T19_273" style:family="text"/>
    <style:style style:name="T19_274" style:family="text"/>
    <style:style style:name="T19_275" style:family="text"/>
    <style:style style:name="T19_276" style:family="text"/>
    <style:style style:name="T19_277" style:family="text"/>
    <style:style style:name="T19_278" style:family="text"/>
    <style:style style:name="T19_279" style:family="text"/>
    <style:style style:name="T19_280" style:family="text"/>
    <style:style style:name="T19_281" style:family="text"/>
    <style:style style:name="T19_282" style:family="text"/>
    <style:style style:name="T19_283" style:family="text"/>
    <style:style style:name="T19_284" style:family="text"/>
    <style:style style:name="T19_285" style:family="text"/>
    <style:style style:name="T19_286" style:family="text"/>
    <style:style style:name="T19_287" style:family="text"/>
    <style:style style:name="T19_288" style:family="text"/>
    <style:style style:name="T19_289" style:family="text"/>
    <style:style style:name="T19_290" style:family="text"/>
    <style:style style:name="T19_291" style:family="text"/>
    <style:style style:name="T19_292" style:family="text"/>
    <style:style style:name="T19_293" style:family="text"/>
    <style:style style:name="T19_294" style:family="text"/>
    <style:style style:name="T19_295" style:family="text"/>
    <style:style style:name="T19_296" style:family="text"/>
    <style:style style:name="T19_297" style:family="text"/>
    <style:style style:name="T19_298" style:family="text"/>
    <style:style style:name="T19_299" style:family="text"/>
    <style:style style:name="T19_300" style:family="text"/>
    <style:style style:name="T19_301" style:family="text"/>
    <style:style style:name="T19_302" style:family="text"/>
    <style:style style:name="T19_303" style:family="text"/>
    <style:style style:name="T19_304" style:family="text"/>
    <style:style style:name="T19_305" style:family="text"/>
    <style:style style:name="T19_306" style:family="text"/>
    <style:style style:name="T19_307" style:family="text"/>
    <style:style style:name="T19_308" style:family="text"/>
    <style:style style:name="T19_309" style:family="text"/>
    <style:style style:name="T19_310" style:family="text"/>
    <style:style style:name="T19_311" style:family="text"/>
    <style:style style:name="T19_312" style:family="text"/>
    <style:style style:name="T19_313" style:family="text"/>
    <style:style style:name="T19_314" style:family="text"/>
    <style:style style:name="T19_315" style:family="text"/>
    <style:style style:name="T19_316" style:family="text"/>
    <style:style style:name="T19_317" style:family="text"/>
    <style:style style:name="T19_318" style:family="text"/>
    <style:style style:name="T19_319" style:family="text"/>
    <style:style style:name="T19_320" style:family="text"/>
    <style:style style:name="T19_321" style:family="text"/>
    <style:style style:name="T19_322" style:family="text"/>
    <style:style style:name="T19_323" style:family="text"/>
    <style:style style:name="T19_324" style:family="text"/>
    <style:style style:name="T19_325" style:family="text"/>
    <style:style style:name="T19_326" style:family="text"/>
    <style:style style:name="T19_327" style:family="text"/>
    <style:style style:name="T19_328" style:family="text"/>
    <style:style style:name="T19_329" style:family="text"/>
    <style:style style:name="T19_330" style:family="text"/>
    <style:style style:name="T19_331" style:family="text"/>
    <style:style style:name="T19_332" style:family="text"/>
    <style:style style:name="T19_333" style:family="text"/>
    <style:style style:name="T19_334" style:family="text"/>
    <style:style style:name="T19_335" style:family="text"/>
    <style:style style:name="T19_336" style:family="text"/>
    <style:style style:name="T19_337" style:family="text"/>
    <style:style style:name="T19_338" style:family="text"/>
    <style:style style:name="T19_339" style:family="text"/>
    <style:style style:name="T19_340" style:family="text"/>
    <style:style style:name="T19_341" style:family="text"/>
    <style:style style:name="T19_342" style:family="text"/>
    <style:style style:name="T19_343" style:family="text"/>
    <style:style style:name="T19_344" style:family="text"/>
    <style:style style:name="T19_345" style:family="text"/>
    <style:style style:name="T19_346" style:family="text"/>
    <style:style style:name="T19_347" style:family="text"/>
    <style:style style:name="T19_348" style:family="text"/>
    <style:style style:name="T19_349" style:family="text"/>
    <style:style style:name="T19_350" style:family="text"/>
    <style:style style:name="T19_351" style:family="text"/>
    <style:style style:name="T19_352" style:family="text"/>
    <style:style style:name="T19_353" style:family="text"/>
    <style:style style:name="T19_354" style:family="text"/>
    <style:style style:name="T19_355" style:family="text"/>
    <style:style style:name="T19_356" style:family="text"/>
    <style:style style:name="T19_357" style:family="text"/>
    <style:style style:name="T19_358" style:family="text"/>
    <style:style style:name="T19_359" style:family="text"/>
    <style:style style:name="T19_360" style:family="text"/>
    <style:style style:name="T19_361" style:family="text"/>
    <style:style style:name="T19_362" style:family="text"/>
    <style:style style:name="T19_363" style:family="text"/>
    <style:style style:name="T19_364" style:family="text"/>
    <style:style style:name="T19_365" style:family="text"/>
    <style:style style:name="T19_366" style:family="text"/>
    <style:style style:name="T19_367" style:family="text"/>
    <style:style style:name="T19_368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>
      <style:text-properties fo:font-style="italic" style:font-style-asian="italic" style:font-style-complex="italic"/>
    </style:style>
    <style:style style:name="T20_20" style:family="text">
      <style:text-properties fo:font-style="italic" style:font-style-asian="italic" style:font-style-complex="italic"/>
    </style:style>
    <style:style style:name="T20_21" style:family="text">
      <style:text-properties fo:font-style="italic" style:font-style-asian="italic" style:font-style-complex="italic"/>
    </style:style>
    <style:style style:name="T20_22" style:family="text">
      <style:text-properties fo:font-style="italic" style:font-style-asian="italic" style:font-style-complex="italic"/>
    </style:style>
    <style:style style:name="T20_23" style:family="text">
      <style:text-properties fo:font-style="italic" style:font-style-asian="italic" style:font-style-complex="italic"/>
    </style:style>
    <style:style style:name="T20_24" style:family="text">
      <style:text-properties fo:font-style="italic" style:font-style-asian="italic" style:font-style-complex="italic"/>
    </style:style>
    <style:style style:name="T20_25" style:family="text">
      <style:text-properties fo:font-style="italic" style:font-style-asian="italic" style:font-style-complex="italic"/>
    </style:style>
    <style:style style:name="T20_26" style:family="text">
      <style:text-properties fo:font-style="italic" style:font-style-asian="italic" style:font-style-complex="italic"/>
    </style:style>
    <style:style style:name="T20_27" style:family="text">
      <style:text-properties fo:font-style="italic" style:font-style-asian="italic" style:font-style-complex="italic"/>
    </style:style>
    <style:style style:name="T20_28" style:family="text">
      <style:text-properties fo:font-style="italic" style:font-style-asian="italic" style:font-style-complex="italic"/>
    </style:style>
    <style:style style:name="T20_29" style:family="text">
      <style:text-properties fo:font-style="italic" style:font-style-asian="italic" style:font-style-complex="italic"/>
    </style:style>
    <style:style style:name="T20_30" style:family="text">
      <style:text-properties fo:font-style="italic" style:font-style-asian="italic" style:font-style-complex="italic"/>
    </style:style>
    <style:style style:name="T20_31" style:family="text">
      <style:text-properties fo:font-style="italic" style:font-style-asian="italic" style:font-style-complex="italic"/>
    </style:style>
    <style:style style:name="T20_32" style:family="text">
      <style:text-properties fo:font-style="italic" style:font-style-asian="italic" style:font-style-complex="italic"/>
    </style:style>
    <style:style style:name="T20_33" style:family="text">
      <style:text-properties fo:font-style="italic" style:font-style-asian="italic" style:font-style-complex="italic"/>
    </style:style>
    <style:style style:name="T20_34" style:family="text">
      <style:text-properties fo:font-style="italic" style:font-style-asian="italic" style:font-style-complex="italic"/>
    </style:style>
    <style:style style:name="T20_35" style:family="text">
      <style:text-properties fo:font-style="italic" style:font-style-asian="italic" style:font-style-complex="italic"/>
    </style:style>
    <style:style style:name="T20_36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>
      <style:text-properties fo:font-style="italic" style:font-style-asian="italic" style:font-style-complex="italic"/>
    </style:style>
    <style:style style:name="T23_3" style:family="text">
      <style:text-properties fo:font-style="italic" style:font-style-asian="italic" style:font-style-complex="italic"/>
    </style:style>
    <style:style style:name="T23_4" style:family="text">
      <style:text-properties fo:font-style="italic" style:font-style-asian="italic" style:font-style-complex="italic"/>
    </style:style>
    <style:style style:name="T23_5" style:family="text">
      <style:text-properties fo:font-style="italic" style:font-style-asian="italic" style:font-style-complex="italic"/>
    </style:style>
    <style:style style:name="T23_6" style:family="text">
      <style:text-properties fo:font-style="italic" style:font-style-asian="italic" style:font-style-complex="italic"/>
    </style:style>
    <style:style style:name="T23_7" style:family="text">
      <style:text-properties fo:font-style="italic" style:font-style-asian="italic" style:font-style-complex="italic"/>
    </style:style>
    <style:style style:name="T23_8" style:family="text">
      <style:text-properties fo:font-style="italic" style:font-style-asian="italic" style:font-style-complex="italic"/>
    </style:style>
    <style:style style:name="T23_9" style:family="text">
      <style:text-properties fo:font-style="italic" style:font-style-asian="italic" style:font-style-complex="italic"/>
    </style:style>
    <style:style style:name="T23_10" style:family="text">
      <style:text-properties fo:font-style="italic" style:font-style-asian="italic" style:font-style-complex="italic"/>
    </style:style>
    <style:style style:name="T23_11" style:family="text">
      <style:text-properties fo:font-style="italic" style:font-style-asian="italic" style:font-style-complex="italic"/>
    </style:style>
    <style:style style:name="T23_12" style:family="text">
      <style:text-properties fo:font-style="italic" style:font-style-asian="italic" style:font-style-complex="italic"/>
    </style:style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>
      <style:text-properties fo:font-style="italic" style:font-style-asian="italic" style:font-style-complex="italic"/>
    </style:style>
    <style:style style:name="T23_63" style:family="text">
      <style:text-properties fo:font-style="italic" style:font-style-asian="italic" style:font-style-complex="italic"/>
    </style:style>
    <style:style style:name="T23_64" style:family="text">
      <style:text-properties fo:font-style="italic" style:font-style-asian="italic" style:font-style-complex="italic"/>
    </style:style>
    <style:style style:name="T23_65" style:family="text">
      <style:text-properties fo:font-style="italic" style:font-style-asian="italic" style:font-style-complex="italic"/>
    </style:style>
    <style:style style:name="T23_66" style:family="text">
      <style:text-properties fo:font-style="italic" style:font-style-asian="italic" style:font-style-complex="italic"/>
    </style:style>
    <style:style style:name="T23_67" style:family="text">
      <style:text-properties fo:font-style="italic" style:font-style-asian="italic" style:font-style-complex="italic"/>
    </style:style>
    <style:style style:name="T23_68" style:family="text">
      <style:text-properties fo:font-style="italic" style:font-style-asian="italic" style:font-style-complex="italic"/>
    </style:style>
    <style:style style:name="T23_69" style:family="text">
      <style:text-properties fo:font-style="italic" style:font-style-asian="italic" style:font-style-complex="italic"/>
    </style:style>
    <style:style style:name="T23_70" style:family="text">
      <style:text-properties fo:font-style="italic" style:font-style-asian="italic" style:font-style-complex="italic"/>
    </style:style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>
      <style:text-properties fo:font-style="italic" style:font-style-asian="italic" style:font-style-complex="italic"/>
    </style:style>
    <style:style style:name="T23_113" style:family="text">
      <style:text-properties fo:font-style="italic" style:font-style-asian="italic" style:font-style-complex="italic"/>
    </style:style>
    <style:style style:name="T23_114" style:family="text">
      <style:text-properties fo:font-style="italic" style:font-style-asian="italic" style:font-style-complex="italic"/>
    </style:style>
    <style:style style:name="T23_115" style:family="text">
      <style:text-properties fo:font-style="italic" style:font-style-asian="italic" style:font-style-complex="italic"/>
    </style:style>
    <style:style style:name="T23_116" style:family="text">
      <style:text-properties fo:font-style="italic" style:font-style-asian="italic" style:font-style-complex="italic"/>
    </style:style>
    <style:style style:name="T23_117" style:family="text">
      <style:text-properties fo:font-style="italic" style:font-style-asian="italic" style:font-style-complex="italic"/>
    </style:style>
    <style:style style:name="T23_118" style:family="text">
      <style:text-properties fo:font-style="italic" style:font-style-asian="italic" style:font-style-complex="italic"/>
    </style:style>
    <style:style style:name="T23_119" style:family="text">
      <style:text-properties fo:font-style="italic" style:font-style-asian="italic" style:font-style-complex="italic"/>
    </style:style>
    <style:style style:name="T23_120" style:family="text">
      <style:text-properties fo:font-style="italic" style:font-style-asian="italic" style:font-style-complex="italic"/>
    </style:style>
    <style:style style:name="T23_121" style:family="text">
      <style:text-properties fo:font-style="italic" style:font-style-asian="italic" style:font-style-complex="italic"/>
    </style:style>
    <style:style style:name="T23_122" style:family="text">
      <style:text-properties fo:font-style="italic" style:font-style-asian="italic" style:font-style-complex="italic"/>
    </style:style>
    <style:style style:name="T23_123" style:family="text">
      <style:text-properties fo:font-style="italic" style:font-style-asian="italic" style:font-style-complex="italic"/>
    </style:style>
    <style:style style:name="T23_124" style:family="text">
      <style:text-properties fo:font-style="italic" style:font-style-asian="italic" style:font-style-complex="italic"/>
    </style:style>
    <style:style style:name="T23_125" style:family="text">
      <style:text-properties fo:font-style="italic" style:font-style-asian="italic" style:font-style-complex="italic"/>
    </style:style>
    <style:style style:name="T23_126" style:family="text">
      <style:text-properties fo:font-style="italic" style:font-style-asian="italic" style:font-style-complex="italic"/>
    </style:style>
    <style:style style:name="T23_127" style:family="text">
      <style:text-properties fo:font-style="italic" style:font-style-asian="italic" style:font-style-complex="italic"/>
    </style:style>
    <style:style style:name="T23_128" style:family="text">
      <style:text-properties fo:font-style="italic" style:font-style-asian="italic" style:font-style-complex="italic"/>
    </style:style>
    <style:style style:name="T23_129" style:family="text">
      <style:text-properties fo:font-style="italic" style:font-style-asian="italic" style:font-style-complex="italic"/>
    </style:style>
    <style:style style:name="T23_130" style:family="text">
      <style:text-properties fo:font-style="italic" style:font-style-asian="italic" style:font-style-complex="italic"/>
    </style:style>
    <style:style style:name="T23_131" style:family="text">
      <style:text-properties fo:font-style="italic" style:font-style-asian="italic" style:font-style-complex="italic"/>
    </style:style>
    <style:style style:name="T23_132" style:family="text">
      <style:text-properties fo:font-style="italic" style:font-style-asian="italic" style:font-style-complex="italic"/>
    </style:style>
    <style:style style:name="T23_133" style:family="text">
      <style:text-properties fo:font-style="italic" style:font-style-asian="italic" style:font-style-complex="italic"/>
    </style:style>
    <style:style style:name="T23_134" style:family="text">
      <style:text-properties fo:font-style="italic" style:font-style-asian="italic" style:font-style-complex="italic"/>
    </style:style>
    <style:style style:name="T23_135" style:family="text">
      <style:text-properties fo:font-style="italic" style:font-style-asian="italic" style:font-style-complex="italic"/>
    </style:style>
    <style:style style:name="T23_136" style:family="text">
      <style:text-properties fo:font-style="italic" style:font-style-asian="italic" style:font-style-complex="italic"/>
    </style:style>
    <style:style style:name="T23_137" style:family="text">
      <style:text-properties fo:font-style="italic" style:font-style-asian="italic" style:font-style-complex="italic"/>
    </style:style>
    <style:style style:name="T23_138" style:family="text">
      <style:text-properties fo:font-style="italic" style:font-style-asian="italic" style:font-style-complex="italic"/>
    </style:style>
    <style:style style:name="T23_139" style:family="text">
      <style:text-properties fo:font-style="italic" style:font-style-asian="italic" style:font-style-complex="italic"/>
    </style:style>
    <style:style style:name="T23_140" style:family="text">
      <style:text-properties fo:font-style="italic" style:font-style-asian="italic" style:font-style-complex="italic"/>
    </style:style>
    <style:style style:name="T23_141" style:family="text">
      <style:text-properties fo:font-style="italic" style:font-style-asian="italic" style:font-style-complex="italic"/>
    </style:style>
    <style:style style:name="T23_142" style:family="text">
      <style:text-properties fo:font-style="italic" style:font-style-asian="italic" style:font-style-complex="italic"/>
    </style:style>
    <style:style style:name="T23_143" style:family="text">
      <style:text-properties fo:font-style="italic" style:font-style-asian="italic" style:font-style-complex="italic"/>
    </style:style>
    <style:style style:name="T23_144" style:family="text">
      <style:text-properties fo:font-style="italic" style:font-style-asian="italic" style:font-style-complex="italic"/>
    </style:style>
    <style:style style:name="T23_145" style:family="text">
      <style:text-properties fo:font-style="italic" style:font-style-asian="italic" style:font-style-complex="italic"/>
    </style:style>
    <style:style style:name="T23_146" style:family="text">
      <style:text-properties fo:font-style="italic" style:font-style-asian="italic" style:font-style-complex="italic"/>
    </style:style>
    <style:style style:name="T23_147" style:family="text">
      <style:text-properties fo:font-style="italic" style:font-style-asian="italic" style:font-style-complex="italic"/>
    </style:style>
    <style:style style:name="T23_148" style:family="text">
      <style:text-properties fo:font-style="italic" style:font-style-asian="italic" style:font-style-complex="italic"/>
    </style:style>
    <style:style style:name="T23_149" style:family="text">
      <style:text-properties fo:font-style="italic" style:font-style-asian="italic" style:font-style-complex="italic"/>
    </style:style>
    <style:style style:name="T23_150" style:family="text">
      <style:text-properties fo:font-style="italic" style:font-style-asian="italic" style:font-style-complex="italic"/>
    </style:style>
    <style:style style:name="T23_151" style:family="text">
      <style:text-properties fo:font-style="italic" style:font-style-asian="italic" style:font-style-complex="italic"/>
    </style:style>
    <style:style style:name="T23_152" style:family="text">
      <style:text-properties fo:font-style="italic" style:font-style-asian="italic" style:font-style-complex="italic"/>
    </style:style>
    <style:style style:name="T23_153" style:family="text">
      <style:text-properties fo:font-style="italic" style:font-style-asian="italic" style:font-style-complex="italic"/>
    </style:style>
    <style:style style:name="T23_154" style:family="text">
      <style:text-properties fo:font-style="italic" style:font-style-asian="italic" style:font-style-complex="italic"/>
    </style:style>
    <style:style style:name="T23_155" style:family="text">
      <style:text-properties fo:font-style="italic" style:font-style-asian="italic" style:font-style-complex="italic"/>
    </style:style>
    <style:style style:name="T23_156" style:family="text">
      <style:text-properties fo:font-style="italic" style:font-style-asian="italic" style:font-style-complex="italic"/>
    </style:style>
    <style:style style:name="T23_157" style:family="text">
      <style:text-properties fo:font-style="italic" style:font-style-asian="italic" style:font-style-complex="italic"/>
    </style:style>
    <style:style style:name="T23_158" style:family="text">
      <style:text-properties fo:font-style="italic" style:font-style-asian="italic" style:font-style-complex="italic"/>
    </style:style>
    <style:style style:name="T23_159" style:family="text">
      <style:text-properties fo:font-style="italic" style:font-style-asian="italic" style:font-style-complex="italic"/>
    </style:style>
    <style:style style:name="T23_160" style:family="text">
      <style:text-properties fo:font-style="italic" style:font-style-asian="italic" style:font-style-complex="italic"/>
    </style:style>
    <style:style style:name="T23_161" style:family="text">
      <style:text-properties fo:font-style="italic" style:font-style-asian="italic" style:font-style-complex="italic"/>
    </style:style>
    <style:style style:name="T23_162" style:family="text">
      <style:text-properties fo:font-style="italic" style:font-style-asian="italic" style:font-style-complex="italic"/>
    </style:style>
    <style:style style:name="T23_163" style:family="text">
      <style:text-properties fo:font-style="italic" style:font-style-asian="italic" style:font-style-complex="italic"/>
    </style:style>
    <style:style style:name="T23_164" style:family="text">
      <style:text-properties fo:font-style="italic" style:font-style-asian="italic" style:font-style-complex="italic"/>
    </style:style>
    <style:style style:name="T23_165" style:family="text">
      <style:text-properties fo:font-style="italic" style:font-style-asian="italic" style:font-style-complex="italic"/>
    </style:style>
    <style:style style:name="T23_166" style:family="text">
      <style:text-properties fo:font-style="italic" style:font-style-asian="italic" style:font-style-complex="italic"/>
    </style:style>
    <style:style style:name="T23_167" style:family="text">
      <style:text-properties fo:font-style="italic" style:font-style-asian="italic" style:font-style-complex="italic"/>
    </style:style>
    <style:style style:name="T23_168" style:family="text">
      <style:text-properties fo:font-style="italic" style:font-style-asian="italic" style:font-style-complex="italic"/>
    </style:style>
    <style:style style:name="T23_169" style:family="text">
      <style:text-properties fo:font-style="italic" style:font-style-asian="italic" style:font-style-complex="italic"/>
    </style:style>
    <style:style style:name="T23_170" style:family="text">
      <style:text-properties fo:font-style="italic" style:font-style-asian="italic" style:font-style-complex="italic"/>
    </style:style>
    <style:style style:name="T23_171" style:family="text">
      <style:text-properties fo:font-style="italic" style:font-style-asian="italic" style:font-style-complex="italic"/>
    </style:style>
    <style:style style:name="T23_172" style:family="text">
      <style:text-properties fo:font-style="italic" style:font-style-asian="italic" style:font-style-complex="italic"/>
    </style:style>
    <style:style style:name="T23_173" style:family="text">
      <style:text-properties fo:font-style="italic" style:font-style-asian="italic" style:font-style-complex="italic"/>
    </style:style>
    <style:style style:name="T23_174" style:family="text">
      <style:text-properties fo:font-style="italic" style:font-style-asian="italic" style:font-style-complex="italic"/>
    </style:style>
    <style:style style:name="T23_175" style:family="text">
      <style:text-properties fo:font-style="italic" style:font-style-asian="italic" style:font-style-complex="italic"/>
    </style:style>
    <style:style style:name="T23_176" style:family="text">
      <style:text-properties fo:font-style="italic" style:font-style-asian="italic" style:font-style-complex="italic"/>
    </style:style>
    <style:style style:name="T23_177" style:family="text">
      <style:text-properties fo:font-style="italic" style:font-style-asian="italic" style:font-style-complex="italic"/>
    </style:style>
    <style:style style:name="T23_178" style:family="text">
      <style:text-properties fo:font-style="italic" style:font-style-asian="italic" style:font-style-complex="italic"/>
    </style:style>
    <style:style style:name="T23_179" style:family="text">
      <style:text-properties fo:font-style="italic" style:font-style-asian="italic" style:font-style-complex="italic"/>
    </style:style>
    <style:style style:name="T23_180" style:family="text">
      <style:text-properties fo:font-style="italic" style:font-style-asian="italic" style:font-style-complex="italic"/>
    </style:style>
    <style:style style:name="T23_181" style:family="text">
      <style:text-properties fo:font-style="italic" style:font-style-asian="italic" style:font-style-complex="italic"/>
    </style:style>
    <style:style style:name="T23_182" style:family="text">
      <style:text-properties fo:font-style="italic" style:font-style-asian="italic" style:font-style-complex="italic"/>
    </style:style>
    <style:style style:name="T23_183" style:family="text">
      <style:text-properties fo:font-style="italic" style:font-style-asian="italic" style:font-style-complex="italic"/>
    </style:style>
    <style:style style:name="T23_184" style:family="text">
      <style:text-properties fo:font-style="italic" style:font-style-asian="italic" style:font-style-complex="italic"/>
    </style:style>
    <style:style style:name="T23_185" style:family="text">
      <style:text-properties fo:font-style="italic" style:font-style-asian="italic" style:font-style-complex="italic"/>
    </style:style>
    <style:style style:name="T23_186" style:family="text">
      <style:text-properties fo:font-style="italic" style:font-style-asian="italic" style:font-style-complex="italic"/>
    </style:style>
    <style:style style:name="T23_187" style:family="text">
      <style:text-properties fo:font-style="italic" style:font-style-asian="italic" style:font-style-complex="italic"/>
    </style:style>
    <style:style style:name="T23_188" style:family="text">
      <style:text-properties fo:font-style="italic" style:font-style-asian="italic" style:font-style-complex="italic"/>
    </style:style>
    <style:style style:name="T23_189" style:family="text">
      <style:text-properties fo:font-style="italic" style:font-style-asian="italic" style:font-style-complex="italic"/>
    </style:style>
    <style:style style:name="T23_190" style:family="text">
      <style:text-properties fo:font-style="italic" style:font-style-asian="italic" style:font-style-complex="italic"/>
    </style:style>
    <style:style style:name="T23_191" style:family="text">
      <style:text-properties fo:font-style="italic" style:font-style-asian="italic" style:font-style-complex="italic"/>
    </style:style>
    <style:style style:name="T23_192" style:family="text">
      <style:text-properties fo:font-style="italic" style:font-style-asian="italic" style:font-style-complex="italic"/>
    </style:style>
    <style:style style:name="T23_193" style:family="text">
      <style:text-properties fo:font-style="italic" style:font-style-asian="italic" style:font-style-complex="italic"/>
    </style:style>
    <style:style style:name="T23_194" style:family="text">
      <style:text-properties fo:font-style="italic" style:font-style-asian="italic" style:font-style-complex="italic"/>
    </style:style>
    <style:style style:name="T23_195" style:family="text">
      <style:text-properties fo:font-style="italic" style:font-style-asian="italic" style:font-style-complex="italic"/>
    </style:style>
    <style:style style:name="T23_196" style:family="text">
      <style:text-properties fo:font-style="italic" style:font-style-asian="italic" style:font-style-complex="italic"/>
    </style:style>
    <style:style style:name="T23_197" style:family="text">
      <style:text-properties fo:font-style="italic" style:font-style-asian="italic" style:font-style-complex="italic"/>
    </style:style>
    <style:style style:name="T23_198" style:family="text">
      <style:text-properties fo:font-style="italic" style:font-style-asian="italic" style:font-style-complex="italic"/>
    </style:style>
    <style:style style:name="T23_199" style:family="text">
      <style:text-properties fo:font-style="italic" style:font-style-asian="italic" style:font-style-complex="italic"/>
    </style:style>
    <style:style style:name="T23_200" style:family="text">
      <style:text-properties fo:font-style="italic" style:font-style-asian="italic" style:font-style-complex="italic"/>
    </style:style>
    <style:style style:name="T23_201" style:family="text">
      <style:text-properties fo:font-style="italic" style:font-style-asian="italic" style:font-style-complex="italic"/>
    </style:style>
    <style:style style:name="T23_202" style:family="text">
      <style:text-properties fo:font-style="italic" style:font-style-asian="italic" style:font-style-complex="italic"/>
    </style:style>
    <style:style style:name="T23_203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text-underline-style="solid" style:text-underline-color="font-color"/>
    </style:style>
    <style:style style:name="T25_2" style:family="text">
      <style:text-properties style:text-underline-style="solid" style:text-underline-color="font-color"/>
    </style:style>
    <style:style style:name="T25_3" style:family="text">
      <style:text-properties style:text-underline-style="solid" style:text-underline-color="font-color"/>
    </style:style>
    <style:style style:name="T25_4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>
      <style:text-properties fo:font-style="italic" style:font-style-asian="italic" style:font-style-complex="italic"/>
    </style:style>
    <style:style style:name="T27_12" style:family="text">
      <style:text-properties fo:font-style="italic" style:font-style-asian="italic" style:font-style-complex="italic"/>
    </style:style>
    <style:style style:name="T27_13" style:family="text">
      <style:text-properties fo:font-style="italic" style:font-style-asian="italic" style:font-style-complex="italic"/>
    </style:style>
    <style:style style:name="T27_14" style:family="text">
      <style:text-properties fo:font-style="italic" style:font-style-asian="italic" style:font-style-complex="italic"/>
    </style:style>
    <style:style style:name="T27_15" style:family="text">
      <style:text-properties fo:font-style="italic" style:font-style-asian="italic" style:font-style-complex="italic"/>
    </style:style>
    <style:style style:name="T27_16" style:family="text">
      <style:text-properties fo:font-style="italic" style:font-style-asian="italic" style:font-style-complex="italic"/>
    </style:style>
    <style:style style:name="T27_17" style:family="text">
      <style:text-properties fo:font-style="italic" style:font-style-asian="italic" style:font-style-complex="italic"/>
    </style:style>
    <style:style style:name="T27_18" style:family="text">
      <style:text-properties fo:font-style="italic" style:font-style-asian="italic" style:font-style-complex="italic"/>
    </style:style>
    <style:style style:name="T27_19" style:family="text">
      <style:text-properties fo:font-style="italic" style:font-style-asian="italic" style:font-style-complex="italic"/>
    </style:style>
    <style:style style:name="T27_20" style:family="text">
      <style:text-properties fo:font-style="italic" style:font-style-asian="italic" style:font-style-complex="italic"/>
    </style:style>
    <style:style style:name="T27_21" style:family="text">
      <style:text-properties fo:font-style="italic" style:font-style-asian="italic" style:font-style-complex="italic"/>
    </style:style>
    <style:style style:name="T27_22" style:family="text">
      <style:text-properties fo:font-style="italic" style:font-style-asian="italic" style:font-style-complex="italic"/>
    </style:style>
    <style:style style:name="T27_23" style:family="text">
      <style:text-properties fo:font-style="italic" style:font-style-asian="italic" style:font-style-complex="italic"/>
    </style:style>
    <style:style style:name="T27_24" style:family="text">
      <style:text-properties fo:font-style="italic" style:font-style-asian="italic" style:font-style-complex="italic"/>
    </style:style>
    <style:style style:name="T27_25" style:family="text">
      <style:text-properties fo:font-style="italic" style:font-style-asian="italic" style:font-style-complex="italic"/>
    </style:style>
    <style:style style:name="T27_26" style:family="text">
      <style:text-properties fo:font-style="italic" style:font-style-asian="italic" style:font-style-complex="italic"/>
    </style:style>
    <style:style style:name="T27_27" style:family="text">
      <style:text-properties fo:font-style="italic" style:font-style-asian="italic" style:font-style-complex="italic"/>
    </style:style>
    <style:style style:name="T27_28" style:family="text">
      <style:text-properties fo:font-style="italic" style:font-style-asian="italic" style:font-style-complex="italic"/>
    </style:style>
    <style:style style:name="T27_29" style:family="text">
      <style:text-properties fo:font-style="italic" style:font-style-asian="italic" style:font-style-complex="italic"/>
    </style:style>
    <style:style style:name="T27_30" style:family="text">
      <style:text-properties fo:font-style="italic" style:font-style-asian="italic" style:font-style-complex="italic"/>
    </style:style>
    <style:style style:name="T27_31" style:family="text">
      <style:text-properties fo:font-style="italic" style:font-style-asian="italic" style:font-style-complex="italic"/>
    </style:style>
    <style:style style:name="T27_32" style:family="text">
      <style:text-properties fo:font-style="italic" style:font-style-asian="italic" style:font-style-complex="italic"/>
    </style:style>
    <style:style style:name="T27_33" style:family="text">
      <style:text-properties fo:font-style="italic" style:font-style-asian="italic" style:font-style-complex="italic"/>
    </style:style>
    <style:style style:name="T27_34" style:family="text">
      <style:text-properties fo:font-style="italic" style:font-style-asian="italic" style:font-style-complex="italic"/>
    </style:style>
    <style:style style:name="T27_35" style:family="text">
      <style:text-properties fo:font-style="italic" style:font-style-asian="italic" style:font-style-complex="italic"/>
    </style:style>
    <style:style style:name="T27_36" style:family="text">
      <style:text-properties fo:font-style="italic" style:font-style-asian="italic" style:font-style-complex="italic"/>
    </style:style>
    <style:style style:name="T27_37" style:family="text">
      <style:text-properties fo:font-style="italic" style:font-style-asian="italic" style:font-style-complex="italic"/>
    </style:style>
    <style:style style:name="T27_38" style:family="text">
      <style:text-properties fo:font-style="italic" style:font-style-asian="italic" style:font-style-complex="italic"/>
    </style:style>
    <style:style style:name="T27_39" style:family="text">
      <style:text-properties fo:font-style="italic" style:font-style-asian="italic" style:font-style-complex="italic"/>
    </style:style>
    <style:style style:name="T27_40" style:family="text"/>
    <style:style style:name="T27_41" style:family="text">
      <style:text-properties fo:font-style="italic" style:font-style-asian="italic" style:font-style-complex="italic"/>
    </style:style>
    <style:style style:name="T27_42" style:family="text">
      <style:text-properties fo:font-style="italic" style:font-style-asian="italic" style:font-style-complex="italic"/>
    </style:style>
    <style:style style:name="T27_43" style:family="text">
      <style:text-properties fo:font-style="italic" style:font-style-asian="italic" style:font-style-complex="italic"/>
    </style:style>
    <style:style style:name="T27_44" style:family="text">
      <style:text-properties fo:font-style="italic" style:font-style-asian="italic" style:font-style-complex="italic"/>
    </style:style>
    <style:style style:name="T27_45" style:family="text">
      <style:text-properties fo:font-style="italic" style:font-style-asian="italic" style:font-style-complex="italic"/>
    </style:style>
    <style:style style:name="T27_46" style:family="text">
      <style:text-properties fo:font-style="italic" style:font-style-asian="italic" style:font-style-complex="italic"/>
    </style:style>
    <style:style style:name="T27_47" style:family="text">
      <style:text-properties fo:font-style="italic" style:font-style-asian="italic" style:font-style-complex="italic"/>
    </style:style>
    <style:style style:name="T27_48" style:family="text">
      <style:text-properties fo:font-style="italic" style:font-style-asian="italic" style:font-style-complex="italic"/>
    </style:style>
    <style:style style:name="T27_49" style:family="text">
      <style:text-properties fo:font-style="italic" style:font-style-asian="italic" style:font-style-complex="italic"/>
    </style:style>
    <style:style style:name="T27_50" style:family="text">
      <style:text-properties fo:font-style="italic" style:font-style-asian="italic" style:font-style-complex="italic"/>
    </style:style>
    <style:style style:name="T27_51" style:family="text">
      <style:text-properties fo:font-style="italic" style:font-style-asian="italic" style:font-style-complex="italic"/>
    </style:style>
    <style:style style:name="T27_52" style:family="text">
      <style:text-properties fo:font-style="italic" style:font-style-asian="italic" style:font-style-complex="italic"/>
    </style:style>
    <style:style style:name="T27_53" style:family="text">
      <style:text-properties fo:font-style="italic" style:font-style-asian="italic" style:font-style-complex="italic"/>
    </style:style>
    <style:style style:name="T27_54" style:family="text">
      <style:text-properties fo:font-style="italic" style:font-style-asian="italic" style:font-style-complex="italic"/>
    </style:style>
    <style:style style:name="T27_55" style:family="text">
      <style:text-properties fo:font-style="italic" style:font-style-asian="italic" style:font-style-complex="italic"/>
    </style:style>
    <style:style style:name="T27_56" style:family="text">
      <style:text-properties fo:font-style="italic" style:font-style-asian="italic" style:font-style-complex="italic"/>
    </style:style>
    <style:style style:name="T27_57" style:family="text">
      <style:text-properties fo:font-style="italic" style:font-style-asian="italic" style:font-style-complex="italic"/>
    </style:style>
    <style:style style:name="T27_58" style:family="text">
      <style:text-properties fo:font-style="italic" style:font-style-asian="italic" style:font-style-complex="italic"/>
    </style:style>
    <style:style style:name="T27_59" style:family="text">
      <style:text-properties fo:font-style="italic" style:font-style-asian="italic" style:font-style-complex="italic"/>
    </style:style>
    <style:style style:name="T27_60" style:family="text">
      <style:text-properties fo:font-style="italic" style:font-style-asian="italic" style:font-style-complex="italic"/>
    </style:style>
    <style:style style:name="T27_61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T28_175" style:family="text"/>
    <style:style style:name="T28_176" style:family="text"/>
    <style:style style:name="T28_177" style:family="text"/>
    <style:style style:name="T28_178" style:family="text"/>
    <style:style style:name="T28_179" style:family="text"/>
    <style:style style:name="T28_180" style:family="text"/>
    <style:style style:name="T28_181" style:family="text">
      <style:text-properties fo:font-weight="bold" style:font-weight-asian="bold" style:font-weight-complex="bold"/>
    </style:style>
    <style:style style:name="T28_182" style:family="text">
      <style:text-properties fo:font-weight="bold" style:font-weight-asian="bold" style:font-weight-complex="bold"/>
    </style:style>
    <style:style style:name="T28_183" style:family="text">
      <style:text-properties fo:font-weight="bold" style:font-weight-asian="bold" style:font-weight-complex="bold"/>
    </style:style>
    <style:style style:name="T28_184" style:family="text">
      <style:text-properties fo:font-weight="bold" style:font-weight-asian="bold" style:font-weight-complex="bold"/>
    </style:style>
    <style:style style:name="T28_185" style:family="text">
      <style:text-properties fo:font-weight="bold" style:font-weight-asian="bold" style:font-weight-complex="bold"/>
    </style:style>
    <style:style style:name="T28_186" style:family="text">
      <style:text-properties fo:font-weight="bold" style:font-weight-asian="bold" style:font-weight-complex="bold"/>
    </style:style>
    <style:style style:name="T28_187" style:family="text"/>
    <style:style style:name="T28_188" style:family="text"/>
    <style:style style:name="T28_189" style:family="text"/>
    <style:style style:name="T28_190" style:family="text"/>
    <style:style style:name="T28_191" style:family="text"/>
    <style:style style:name="T28_192" style:family="text"/>
    <style:style style:name="T28_193" style:family="text"/>
    <style:style style:name="T28_194" style:family="text"/>
    <style:style style:name="T28_195" style:family="text"/>
    <style:style style:name="T28_196" style:family="text"/>
    <style:style style:name="T28_197" style:family="text"/>
    <style:style style:name="T28_198" style:family="text"/>
    <style:style style:name="T28_199" style:family="text"/>
    <style:style style:name="T28_200" style:family="text"/>
    <style:style style:name="T28_201" style:family="text"/>
    <style:style style:name="T28_202" style:family="text"/>
    <style:style style:name="T28_203" style:family="text"/>
    <style:style style:name="T28_204" style:family="text"/>
    <style:style style:name="T28_205" style:family="text"/>
    <style:style style:name="T28_206" style:family="text"/>
    <style:style style:name="T28_207" style:family="text"/>
    <style:style style:name="T28_208" style:family="text"/>
    <style:style style:name="T28_209" style:family="text"/>
    <style:style style:name="T28_210" style:family="text"/>
    <style:style style:name="T28_211" style:family="text"/>
    <style:style style:name="T28_212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text-underline-style="solid" style:text-underline-color="font-color"/>
    </style:style>
    <style:style style:name="T30_2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P34" style:family="paragraph" style:parent-style-name="Heading_20_2">
      <style:paragraph-properties fo:break-before="auto" fo:line-height="115%" style:writing-mode="lr-tb"/>
    </style:style>
    <style:style style:name="T34_1" style:family="text"/>
    <style:style style:name="P35" style:family="paragraph" style:parent-style-name="Heading_20_3">
      <style:paragraph-properties fo:break-before="auto" fo:line-height="115%" style:writing-mode="lr-tb"/>
    </style:style>
    <style:style style:name="T35_1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Heading_20_3">
      <style:paragraph-properties fo:break-before="auto" fo:line-height="115%" style:writing-mode="lr-tb"/>
    </style:style>
    <style:style style:name="T41_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tyle="italic" style:font-style-asian="italic" style:font-style-complex="italic"/>
    </style:style>
    <style:style style:name="T42_2" style:family="text">
      <style:text-properties fo:font-style="italic" style:font-style-asian="italic" style:font-style-complex="italic"/>
    </style:style>
    <style:style style:name="T42_3" style:family="text">
      <style:text-properties fo:font-style="italic" style:font-style-asian="italic" style:font-style-complex="italic"/>
    </style:style>
    <style:style style:name="T42_4" style:family="text">
      <style:text-properties fo:font-style="italic" style:font-style-asian="italic" style:font-style-complex="italic"/>
    </style:style>
    <style:style style:name="T42_5" style:family="text">
      <style:text-properties fo:font-style="italic" style:font-style-asian="italic" style:font-style-complex="italic"/>
    </style:style>
    <style:style style:name="T42_6" style:family="text">
      <style:text-properties fo:font-style="italic" style:font-style-asian="italic" style:font-style-complex="italic"/>
    </style:style>
    <style:style style:name="T42_7" style:family="text">
      <style:text-properties fo:font-style="italic" style:font-style-asian="italic" style:font-style-complex="italic"/>
    </style:style>
    <style:style style:name="P43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44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45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46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47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48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49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0" style:family="paragraph" style:parent-style-name="Standard">
      <style:paragraph-properties fo:break-before="page" fo:line-height="160%" style:writing-mode="lr-tb"/>
      <style:text-properties fo:color="#333333" fo:font-size="12pt" style:font-size-asian="12pt" style:font-size-complex="12pt"/>
    </style:style>
    <style:style style:name="P51" style:family="paragraph" style:parent-style-name="Title">
      <style:paragraph-properties fo:break-before="auto" fo:line-height="160%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Heading_20_3">
      <style:paragraph-properties fo:break-before="auto" fo:line-height="160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text-underline-style="solid" style:text-underline-color="font-color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>
      <style:text-properties fo:font-style="italic" style:font-style-asian="italic" style:font-style-complex="italic"/>
    </style:style>
    <style:style style:name="T59_32" style:family="text">
      <style:text-properties fo:font-style="italic" style:font-style-asian="italic" style:font-style-complex="italic"/>
    </style:style>
    <style:style style:name="T59_33" style:family="text">
      <style:text-properties fo:font-style="italic" style:font-style-asian="italic" style:font-style-complex="italic"/>
    </style:style>
    <style:style style:name="T59_34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>
      <style:text-properties fo:font-style="italic" style:font-style-asian="italic" style:font-style-complex="italic"/>
    </style:style>
    <style:style style:name="T61_46" style:family="text">
      <style:text-properties fo:font-style="italic" style:font-style-asian="italic" style:font-style-complex="italic"/>
    </style:style>
    <style:style style:name="T61_47" style:family="text">
      <style:text-properties fo:font-style="italic" style:font-style-asian="italic" style:font-style-complex="italic"/>
    </style:style>
    <style:style style:name="T61_48" style:family="text">
      <style:text-properties fo:font-style="italic" style:font-style-asian="italic" style:font-style-complex="italic"/>
    </style:style>
    <style:style style:name="T61_49" style:family="text">
      <style:text-properties fo:font-style="italic" style:font-style-asian="italic" style:font-style-complex="italic"/>
    </style:style>
    <style:style style:name="T61_50" style:family="text">
      <style:text-properties fo:font-style="italic" style:font-style-asian="italic" style:font-style-complex="italic"/>
    </style:style>
    <style:style style:name="T61_51" style:family="text">
      <style:text-properties fo:font-style="italic" style:font-style-asian="italic" style:font-style-complex="italic"/>
    </style:style>
    <style:style style:name="T61_52" style:family="text">
      <style:text-properties fo:font-style="italic" style:font-style-asian="italic" style:font-style-complex="italic"/>
    </style:style>
    <style:style style:name="T61_53" style:family="text">
      <style:text-properties fo:font-style="italic" style:font-style-asian="italic" style:font-style-complex="italic"/>
    </style:style>
    <style:style style:name="T61_54" style:family="text">
      <style:text-properties fo:font-style="italic" style:font-style-asian="italic" style:font-style-complex="italic"/>
    </style:style>
    <style:style style:name="T61_55" style:family="text">
      <style:text-properties fo:font-style="italic" style:font-style-asian="italic" style:font-style-complex="italic"/>
    </style:style>
    <style:style style:name="T61_56" style:family="text">
      <style:text-properties fo:font-style="italic" style:font-style-asian="italic" style:font-style-complex="italic"/>
    </style:style>
    <style:style style:name="T61_57" style:family="text">
      <style:text-properties fo:font-style="italic" style:font-style-asian="italic" style:font-style-complex="italic"/>
    </style:style>
    <style:style style:name="T61_58" style:family="text">
      <style:text-properties fo:font-style="italic" style:font-style-asian="italic" style:font-style-complex="italic"/>
    </style:style>
    <style:style style:name="T61_59" style:family="text">
      <style:text-properties fo:font-style="italic" style:font-style-asian="italic" style:font-style-complex="italic"/>
    </style:style>
    <style:style style:name="T61_60" style:family="text">
      <style:text-properties fo:font-style="italic" style:font-style-asian="italic" style:font-style-complex="italic"/>
    </style:style>
    <style:style style:name="T61_61" style:family="text">
      <style:text-properties fo:font-style="italic" style:font-style-asian="italic" style:font-style-complex="italic"/>
    </style:style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>
      <style:text-properties fo:color="#1155cc" style:text-underline-style="solid" style:text-underline-color="font-color"/>
    </style:style>
    <style:style style:name="T61_67" style:family="text"/>
    <style:style style:name="T61_68" style:family="text">
      <style:text-properties fo:color="#1155cc" style:text-underline-style="solid" style:text-underline-color="font-color"/>
    </style:style>
    <style:style style:name="T61_69" style:family="text"/>
    <style:style style:name="T61_70" style:family="text">
      <style:text-properties fo:color="#1155cc" style:text-underline-style="solid" style:text-underline-color="font-color"/>
    </style:style>
    <style:style style:name="T61_71" style:family="text"/>
    <style:style style:name="T61_72" style:family="text">
      <style:text-properties fo:color="#1155cc" style:text-underline-style="solid" style:text-underline-color="font-color"/>
    </style:style>
    <style:style style:name="T61_73" style:family="text"/>
    <style:style style:name="T61_74" style:family="text">
      <style:text-properties fo:color="#1155cc" style:text-underline-style="solid" style:text-underline-color="font-color"/>
    </style:style>
    <style:style style:name="T61_75" style:family="text"/>
    <style:style style:name="T61_76" style:family="text">
      <style:text-properties fo:color="#1155cc" style:text-underline-style="solid" style:text-underline-color="font-color"/>
    </style:style>
    <style:style style:name="T61_77" style:family="text"/>
    <style:style style:name="T61_78" style:family="text">
      <style:text-properties fo:color="#1155cc" style:text-underline-style="solid" style:text-underline-color="font-color"/>
    </style:style>
    <style:style style:name="T61_79" style:family="text"/>
    <style:style style:name="T61_80" style:family="text">
      <style:text-properties fo:color="#1155cc" style:text-underline-style="solid" style:text-underline-color="font-color"/>
    </style:style>
    <style:style style:name="T61_81" style:family="text"/>
    <style:style style:name="T61_82" style:family="text">
      <style:text-properties fo:color="#1155cc" style:text-underline-style="solid" style:text-underline-color="font-color"/>
    </style:style>
    <style:style style:name="T61_83" style:family="text"/>
    <style:style style:name="T61_84" style:family="text">
      <style:text-properties fo:color="#1155cc" style:text-underline-style="solid" style:text-underline-color="font-color"/>
    </style:style>
    <style:style style:name="T61_85" style:family="text"/>
    <style:style style:name="T61_86" style:family="text">
      <style:text-properties fo:color="#1155cc" style:text-underline-style="solid" style:text-underline-color="font-color"/>
    </style:style>
    <style:style style:name="T61_87" style:family="text"/>
    <style:style style:name="T61_88" style:family="text">
      <style:text-properties fo:color="#1155cc" style:text-underline-style="solid" style:text-underline-color="font-color"/>
    </style:style>
    <style:style style:name="T61_89" style:family="text"/>
    <style:style style:name="T61_90" style:family="text">
      <style:text-properties fo:color="#1155cc" style:text-underline-style="solid" style:text-underline-color="font-color"/>
    </style:style>
    <style:style style:name="T61_91" style:family="text"/>
    <style:style style:name="T61_92" style:family="text">
      <style:text-properties fo:color="#1155cc" style:text-underline-style="solid" style:text-underline-color="font-color"/>
    </style:style>
    <style:style style:name="T61_93" style:family="text"/>
    <style:style style:name="T61_94" style:family="text">
      <style:text-properties fo:color="#1155cc" style:text-underline-style="solid" style:text-underline-color="font-color"/>
    </style:style>
    <style:style style:name="T61_95" style:family="text"/>
    <style:style style:name="T61_96" style:family="text">
      <style:text-properties fo:color="#1155cc" style:text-underline-style="solid" style:text-underline-color="font-color"/>
    </style:style>
    <style:style style:name="T61_97" style:family="text"/>
    <style:style style:name="T61_98" style:family="text">
      <style:text-properties fo:color="#1155cc" style:text-underline-style="solid" style:text-underline-color="font-color"/>
    </style:style>
    <style:style style:name="T61_99" style:family="text"/>
    <style:style style:name="T61_100" style:family="text">
      <style:text-properties fo:color="#1155cc" style:text-underline-style="solid" style:text-underline-color="font-color"/>
    </style:style>
    <style:style style:name="T61_101" style:family="text"/>
    <style:style style:name="T61_102" style:family="text">
      <style:text-properties fo:color="#1155cc" style:text-underline-style="solid" style:text-underline-color="font-color"/>
    </style:style>
    <style:style style:name="T61_103" style:family="text"/>
    <style:style style:name="T61_104" style:family="text"/>
    <style:style style:name="T61_105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tyle="italic" style:font-style-asian="italic" style:font-style-complex="italic"/>
    </style:style>
    <style:style style:name="T64_2" style:family="text">
      <style:text-properties fo:font-style="italic" style:font-style-asian="italic" style:font-style-complex="italic"/>
    </style:style>
    <style:style style:name="T64_3" style:family="text">
      <style:text-properties fo:font-style="italic" style:font-style-asian="italic" style:font-style-complex="italic"/>
    </style:style>
    <style:style style:name="T64_4" style:family="text">
      <style:text-properties fo:font-style="italic" style:font-style-asian="italic" style:font-style-complex="italic"/>
    </style:style>
    <style:style style:name="T64_5" style:family="text">
      <style:text-properties fo:font-style="italic" style:font-style-asian="italic" style:font-style-complex="italic"/>
    </style:style>
    <style:style style:name="T64_6" style:family="text">
      <style:text-properties fo:font-style="italic" style:font-style-asian="italic" style:font-style-complex="italic"/>
    </style:style>
    <style:style style:name="T64_7" style:family="text">
      <style:text-properties fo:font-style="italic" style:font-style-asian="italic" style:font-style-complex="italic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background-color="#ffffff" fo:color="#222222" fo:font-size="10pt" style:font-size-asian="10pt" style:font-size-complex="10pt"/>
    </style:style>
    <style:style style:name="T65_2" style:family="text">
      <style:text-properties fo:background-color="#ffffff" fo:color="#222222" fo:font-size="10pt" style:font-size-asian="10pt" style:font-size-complex="10pt"/>
    </style:style>
    <style:style style:name="T65_3" style:family="text">
      <style:text-properties fo:background-color="#ffffff" fo:color="#222222" fo:font-size="10pt" style:font-size-asian="10pt" style:font-size-complex="10pt"/>
    </style:style>
    <style:style style:name="T65_4" style:family="text">
      <style:text-properties fo:background-color="#ffffff" fo:color="#222222" fo:font-size="10pt" style:font-size-asian="10pt" style:font-size-complex="10pt"/>
    </style:style>
    <style:style style:name="T65_5" style:family="text">
      <style:text-properties fo:background-color="#ffffff" fo:color="#222222" fo:font-size="10pt" style:font-size-asian="10pt" style:font-size-complex="10pt"/>
    </style:style>
    <style:style style:name="T65_6" style:family="text">
      <style:text-properties fo:background-color="#ffffff" fo:color="#222222" fo:font-size="10pt" style:font-size-asian="10pt" style:font-size-complex="10pt"/>
    </style:style>
    <style:style style:name="T65_7" style:family="text">
      <style:text-properties fo:background-color="#ffffff" fo:color="#222222" fo:font-size="10pt" style:font-size-asian="10pt" style:font-size-complex="10pt"/>
    </style:style>
    <style:style style:name="T65_8" style:family="text">
      <style:text-properties fo:background-color="#ffffff" fo:color="#222222" fo:font-size="10pt" style:font-size-asian="10pt" style:font-size-complex="10pt"/>
    </style:style>
    <style:style style:name="T65_9" style:family="text">
      <style:text-properties fo:background-color="#ffffff" fo:color="#222222" fo:font-size="10pt" style:font-size-asian="10pt" style:font-size-complex="10pt"/>
    </style:style>
    <style:style style:name="T65_10" style:family="text">
      <style:text-properties fo:background-color="#ffffff" fo:color="#222222" fo:font-size="10pt" style:font-size-asian="10pt" style:font-size-complex="10pt"/>
    </style:style>
    <style:style style:name="T65_11" style:family="text">
      <style:text-properties fo:background-color="#ffffff" fo:color="#222222" fo:font-size="10pt" style:font-size-asian="10pt" style:font-size-complex="10pt"/>
    </style:style>
    <style:style style:name="T65_12" style:family="text">
      <style:text-properties fo:background-color="#ffffff" fo:color="#222222" fo:font-size="10pt" style:font-size-asian="10pt" style:font-size-complex="10pt"/>
    </style:style>
    <style:style style:name="T65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5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5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5_16" style:family="text">
      <style:text-properties fo:background-color="#ffffff" fo:color="#222222" fo:font-size="10pt" style:font-size-asian="10pt" style:font-size-complex="10pt"/>
    </style:style>
    <style:style style:name="T65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5_18" style:family="text">
      <style:text-properties fo:background-color="#ffffff" fo:color="#222222" fo:font-size="10pt" style:font-size-asian="10pt" style:font-size-complex="10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background-color="#ffffff" fo:color="#222222" fo:font-size="10pt" style:font-size-asian="10pt" style:font-size-complex="10pt"/>
    </style:style>
    <style:style style:name="T66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66_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ubtitle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background-color="#ffffff" fo:color="#222222" fo:font-size="10pt" style:font-size-asian="10pt" style:font-size-complex="10pt"/>
    </style:style>
    <style:style style:name="T72_2" style:family="text">
      <style:text-properties fo:background-color="#ffffff" fo:color="#222222" fo:font-size="10pt" style:font-size-asian="10pt" style:font-size-complex="10pt"/>
    </style:style>
    <style:style style:name="T72_3" style:family="text">
      <style:text-properties fo:background-color="#ffffff" fo:color="#222222" fo:font-size="10pt" style:font-size-asian="10pt" style:font-size-complex="10pt"/>
    </style:style>
    <style:style style:name="T72_4" style:family="text">
      <style:text-properties fo:background-color="#ffffff" fo:color="#222222" fo:font-size="10pt" style:font-size-asian="10pt" style:font-size-complex="10pt"/>
    </style:style>
    <style:style style:name="T72_5" style:family="text">
      <style:text-properties fo:background-color="#ffffff" fo:color="#222222" fo:font-size="10pt" style:font-size-asian="10pt" style:font-size-complex="10pt"/>
    </style:style>
    <style:style style:name="T72_6" style:family="text">
      <style:text-properties fo:background-color="#ffffff" fo:color="#222222" fo:font-size="10pt" style:font-size-asian="10pt" style:font-size-complex="10pt"/>
    </style:style>
    <style:style style:name="T72_7" style:family="text">
      <style:text-properties fo:background-color="#ffffff" fo:color="#222222" fo:font-size="10pt" style:font-size-asian="10pt" style:font-size-complex="10pt"/>
    </style:style>
    <style:style style:name="T72_8" style:family="text">
      <style:text-properties fo:background-color="#ffffff" fo:color="#222222" fo:font-size="10pt" style:font-size-asian="10pt" style:font-size-complex="10pt"/>
    </style:style>
    <style:style style:name="T72_9" style:family="text">
      <style:text-properties fo:background-color="#ffffff" fo:color="#222222" fo:font-size="10pt" style:font-size-asian="10pt" style:font-size-complex="10pt"/>
    </style:style>
    <style:style style:name="T72_10" style:family="text">
      <style:text-properties fo:background-color="#ffffff" fo:color="#222222" fo:font-size="10pt" style:font-size-asian="10pt" style:font-size-complex="10pt"/>
    </style:style>
    <style:style style:name="T72_11" style:family="text">
      <style:text-properties fo:background-color="#ffffff" fo:color="#222222" fo:font-size="10pt" style:font-size-asian="10pt" style:font-size-complex="10pt"/>
    </style:style>
    <style:style style:name="T72_12" style:family="text">
      <style:text-properties fo:background-color="#ffffff" fo:color="#222222" fo:font-size="10pt" style:font-size-asian="10pt" style:font-size-complex="10pt"/>
    </style:style>
    <style:style style:name="T72_13" style:family="text">
      <style:text-properties fo:background-color="#ffffff" fo:color="#222222" fo:font-size="10pt" style:font-size-asian="10pt" style:font-size-complex="10pt"/>
    </style:style>
    <style:style style:name="T72_14" style:family="text">
      <style:text-properties fo:background-color="#ffffff" fo:color="#222222" fo:font-size="10pt" style:font-size-asian="10pt" style:font-size-complex="10pt"/>
    </style:style>
    <style:style style:name="T72_15" style:family="text">
      <style:text-properties fo:background-color="#ffffff" fo:color="#222222" fo:font-size="10pt" style:font-size-asian="10pt" style:font-size-complex="10pt"/>
    </style:style>
    <style:style style:name="T72_16" style:family="text">
      <style:text-properties fo:background-color="#ffffff" fo:color="#222222" fo:font-size="10pt" style:font-size-asian="10pt" style:font-size-complex="10pt"/>
    </style:style>
    <style:style style:name="T72_17" style:family="text">
      <style:text-properties fo:background-color="#ffffff" fo:color="#222222" fo:font-size="10pt" style:font-size-asian="10pt" style:font-size-complex="10pt"/>
    </style:style>
    <style:style style:name="T72_18" style:family="text">
      <style:text-properties fo:background-color="#ffffff" fo:color="#222222" fo:font-size="10pt" style:font-size-asian="10pt" style:font-size-complex="10pt"/>
    </style:style>
    <style:style style:name="T72_19" style:family="text">
      <style:text-properties fo:background-color="#ffffff" fo:color="#222222" fo:font-size="10pt" style:font-size-asian="10pt" style:font-size-complex="10pt"/>
    </style:style>
    <style:style style:name="T72_20" style:family="text">
      <style:text-properties fo:background-color="#ffffff" fo:color="#222222" fo:font-size="10pt" style:font-size-asian="10pt" style:font-size-complex="10pt"/>
    </style:style>
    <style:style style:name="T72_21" style:family="text">
      <style:text-properties fo:background-color="#ffffff" fo:color="#222222" fo:font-size="10pt" style:font-size-asian="10pt" style:font-size-complex="10pt"/>
    </style:style>
    <style:style style:name="T72_22" style:family="text">
      <style:text-properties fo:background-color="#ffffff" fo:color="#222222" fo:font-size="10pt" style:font-size-asian="10pt" style:font-size-complex="10pt"/>
    </style:style>
    <style:style style:name="T72_23" style:family="text">
      <style:text-properties fo:background-color="#ffffff" fo:color="#222222" fo:font-size="10pt" style:font-size-asian="10pt" style:font-size-complex="10pt"/>
    </style:style>
    <style:style style:name="T72_24" style:family="text">
      <style:text-properties fo:background-color="#ffffff" fo:color="#222222" fo:font-size="10pt" style:font-size-asian="10pt" style:font-size-complex="10pt"/>
    </style:style>
    <style:style style:name="T72_25" style:family="text">
      <style:text-properties fo:background-color="#ffffff" fo:color="#222222" fo:font-size="10pt" style:font-size-asian="10pt" style:font-size-complex="10pt"/>
    </style:style>
    <style:style style:name="T72_26" style:family="text">
      <style:text-properties fo:background-color="#ffffff" fo:color="#222222" fo:font-size="10pt" style:font-size-asian="10pt" style:font-size-complex="10pt"/>
    </style:style>
    <style:style style:name="T72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2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2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2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2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2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2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2_34" style:family="text">
      <style:text-properties fo:background-color="#ffffff" fo:color="#222222" fo:font-size="10pt" style:font-size-asian="10pt" style:font-size-complex="10pt"/>
    </style:style>
    <style:style style:name="T72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2_36" style:family="text">
      <style:text-properties fo:background-color="#ffffff" fo:color="#222222" fo:font-size="10pt" style:font-size-asian="10pt" style:font-size-complex="10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background-color="#ffffff" fo:color="#222222" fo:font-size="10pt" style:font-size-asian="10pt" style:font-size-complex="10pt"/>
    </style:style>
    <style:style style:name="T73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9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9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9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9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9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9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0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0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0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0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0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0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0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0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0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0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3_1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74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75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background-color="#ffffff" fo:color="#222222" fo:font-size="10pt" style:font-size-asian="10pt" style:font-size-complex="10pt"/>
    </style:style>
    <style:style style:name="T76_2" style:family="text">
      <style:text-properties fo:background-color="#ffffff" fo:color="#222222" fo:font-size="10pt" style:font-size-asian="10pt" style:font-size-complex="10pt"/>
    </style:style>
    <style:style style:name="T76_3" style:family="text">
      <style:text-properties fo:background-color="#ffffff" fo:color="#222222" fo:font-size="10pt" style:font-size-asian="10pt" style:font-size-complex="10pt"/>
    </style:style>
    <style:style style:name="T76_4" style:family="text">
      <style:text-properties fo:background-color="#ffffff" fo:color="#222222" fo:font-size="10pt" style:font-size-asian="10pt" style:font-size-complex="10pt"/>
    </style:style>
    <style:style style:name="T76_5" style:family="text">
      <style:text-properties fo:background-color="#ffffff" fo:color="#222222" fo:font-size="10pt" style:font-size-asian="10pt" style:font-size-complex="10pt"/>
    </style:style>
    <style:style style:name="T76_6" style:family="text">
      <style:text-properties fo:background-color="#ffffff" fo:color="#222222" fo:font-size="10pt" style:font-size-asian="10pt" style:font-size-complex="10pt"/>
    </style:style>
    <style:style style:name="T76_7" style:family="text">
      <style:text-properties fo:background-color="#ffffff" fo:color="#222222" fo:font-size="10pt" style:font-size-asian="10pt" style:font-size-complex="10pt"/>
    </style:style>
    <style:style style:name="T76_8" style:family="text">
      <style:text-properties fo:background-color="#ffffff" fo:color="#222222" fo:font-size="10pt" style:font-size-asian="10pt" style:font-size-complex="10pt"/>
    </style:style>
    <style:style style:name="T76_9" style:family="text">
      <style:text-properties fo:background-color="#ffffff" fo:color="#222222" fo:font-size="10pt" style:font-size-asian="10pt" style:font-size-complex="10pt"/>
    </style:style>
    <style:style style:name="T76_10" style:family="text">
      <style:text-properties fo:background-color="#ffffff" fo:color="#222222" fo:font-size="10pt" style:font-size-asian="10pt" style:font-size-complex="10pt"/>
    </style:style>
    <style:style style:name="T76_11" style:family="text">
      <style:text-properties fo:background-color="#ffffff" fo:color="#222222" fo:font-size="10pt" style:font-size-asian="10pt" style:font-size-complex="10pt"/>
    </style:style>
    <style:style style:name="T76_12" style:family="text">
      <style:text-properties fo:background-color="#ffffff" fo:color="#222222" fo:font-size="10pt" style:font-size-asian="10pt" style:font-size-complex="10pt"/>
    </style:style>
    <style:style style:name="T76_13" style:family="text">
      <style:text-properties fo:background-color="#ffffff" fo:color="#222222" fo:font-size="10pt" style:font-size-asian="10pt" style:font-size-complex="10pt"/>
    </style:style>
    <style:style style:name="T76_14" style:family="text">
      <style:text-properties fo:background-color="#ffffff" fo:color="#222222" fo:font-size="10pt" style:font-size-asian="10pt" style:font-size-complex="10pt"/>
    </style:style>
    <style:style style:name="T76_15" style:family="text">
      <style:text-properties fo:background-color="#ffffff" fo:color="#222222" fo:font-size="10pt" style:font-size-asian="10pt" style:font-size-complex="10pt"/>
    </style:style>
    <style:style style:name="T76_16" style:family="text">
      <style:text-properties fo:background-color="#ffffff" fo:color="#222222" fo:font-size="10pt" style:font-size-asian="10pt" style:font-size-complex="10pt"/>
    </style:style>
    <style:style style:name="T76_17" style:family="text">
      <style:text-properties fo:background-color="#ffffff" fo:color="#222222" fo:font-size="10pt" style:font-size-asian="10pt" style:font-size-complex="10pt"/>
    </style:style>
    <style:style style:name="T76_18" style:family="text">
      <style:text-properties fo:background-color="#ffffff" fo:color="#222222" fo:font-size="10pt" style:font-size-asian="10pt" style:font-size-complex="10pt"/>
    </style:style>
    <style:style style:name="T76_19" style:family="text">
      <style:text-properties fo:background-color="#ffffff" fo:color="#222222" fo:font-size="10pt" style:font-size-asian="10pt" style:font-size-complex="10pt"/>
    </style:style>
    <style:style style:name="T76_20" style:family="text">
      <style:text-properties fo:background-color="#ffffff" fo:color="#222222" fo:font-size="10pt" style:font-size-asian="10pt" style:font-size-complex="10pt"/>
    </style:style>
    <style:style style:name="T76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6_22" style:family="text">
      <style:text-properties fo:background-color="#ffffff" fo:color="#222222" fo:font-size="10pt" style:font-size-asian="10pt" style:font-size-complex="10pt"/>
    </style:style>
    <style:style style:name="T76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76_24" style:family="text">
      <style:text-properties fo:background-color="#ffffff" fo:color="#222222" fo:font-size="10pt" style:font-size-asian="10pt" style:font-size-complex="10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>
      <style:text-properties fo:font-style="italic" style:font-style-asian="italic" style:font-style-complex="italic"/>
    </style:style>
    <style:style style:name="T77_3" style:family="text">
      <style:text-properties fo:font-style="italic" style:font-style-asian="italic" style:font-style-complex="italic"/>
    </style:style>
    <style:style style:name="T77_4" style:family="text">
      <style:text-properties fo:font-style="italic" style:font-style-asian="italic" style:font-style-complex="italic"/>
    </style:style>
    <style:style style:name="T77_5" style:family="text">
      <style:text-properties fo:font-style="italic" style:font-style-asian="italic" style:font-style-complex="italic"/>
    </style:style>
    <style:style style:name="T77_6" style:family="text">
      <style:text-properties fo:font-style="italic" style:font-style-asian="italic" style:font-style-complex="italic"/>
    </style:style>
    <style:style style:name="T77_7" style:family="text">
      <style:text-properties fo:font-style="italic" style:font-style-asian="italic" style:font-style-complex="italic"/>
    </style:style>
    <style:style style:name="T77_8" style:family="text">
      <style:text-properties fo:font-style="italic" style:font-style-asian="italic" style:font-style-complex="italic"/>
    </style:style>
    <style:style style:name="T77_9" style:family="text">
      <style:text-properties fo:font-style="italic" style:font-style-asian="italic" style:font-style-complex="italic"/>
    </style:style>
    <style:style style:name="T77_10" style:family="text">
      <style:text-properties fo:font-style="italic" style:font-style-asian="italic" style:font-style-complex="italic"/>
    </style:style>
    <style:style style:name="T77_11" style:family="text">
      <style:text-properties fo:font-style="italic" style:font-style-asian="italic" style:font-style-complex="italic"/>
    </style:style>
    <style:style style:name="T77_12" style:family="text">
      <style:text-properties fo:font-style="italic" style:font-style-asian="italic" style:font-style-complex="italic"/>
    </style:style>
    <style:style style:name="T77_13" style:family="text">
      <style:text-properties fo:font-style="italic" style:font-style-asian="italic" style:font-style-complex="italic"/>
    </style:style>
    <style:style style:name="T77_14" style:family="text">
      <style:text-properties fo:font-style="italic" style:font-style-asian="italic" style:font-style-complex="italic"/>
    </style:style>
    <style:style style:name="T77_15" style:family="text">
      <style:text-properties fo:font-style="italic" style:font-style-asian="italic" style:font-style-complex="italic"/>
    </style:style>
    <style:style style:name="T77_16" style:family="text">
      <style:text-properties fo:font-style="italic" style:font-style-asian="italic" style:font-style-complex="italic"/>
    </style:style>
    <style:style style:name="T77_17" style:family="text">
      <style:text-properties fo:font-style="italic" style:font-style-asian="italic" style:font-style-complex="italic"/>
    </style:style>
    <style:style style:name="T77_18" style:family="text">
      <style:text-properties fo:font-style="italic" style:font-style-asian="italic" style:font-style-complex="italic"/>
    </style:style>
    <style:style style:name="T77_19" style:family="text">
      <style:text-properties fo:font-style="italic" style:font-style-asian="italic" style:font-style-complex="italic"/>
    </style:style>
    <style:style style:name="T77_20" style:family="text">
      <style:text-properties fo:font-style="italic" style:font-style-asian="italic" style:font-style-complex="italic"/>
    </style:style>
    <style:style style:name="T77_21" style:family="text">
      <style:text-properties fo:font-style="italic" style:font-style-asian="italic" style:font-style-complex="italic"/>
    </style:style>
    <style:style style:name="T77_22" style:family="text">
      <style:text-properties fo:font-style="italic" style:font-style-asian="italic" style:font-style-complex="italic"/>
    </style:style>
    <style:style style:name="T77_23" style:family="text">
      <style:text-properties fo:font-style="italic" style:font-style-asian="italic" style:font-style-complex="italic"/>
    </style:style>
    <style:style style:name="T77_24" style:family="text">
      <style:text-properties fo:font-style="italic" style:font-style-asian="italic" style:font-style-complex="italic"/>
    </style:style>
    <style:style style:name="T77_25" style:family="text">
      <style:text-properties fo:font-style="italic" style:font-style-asian="italic" style:font-style-complex="italic"/>
    </style:style>
    <style:style style:name="T77_26" style:family="text">
      <style:text-properties fo:font-style="italic" style:font-style-asian="italic" style:font-style-complex="italic"/>
    </style:style>
    <style:style style:name="T77_27" style:family="text">
      <style:text-properties fo:font-style="italic" style:font-style-asian="italic" style:font-style-complex="italic"/>
    </style:style>
    <style:style style:name="T77_28" style:family="text">
      <style:text-properties fo:font-style="italic" style:font-style-asian="italic" style:font-style-complex="italic"/>
    </style:style>
    <style:style style:name="T77_29" style:family="text">
      <style:text-properties fo:font-style="italic" style:font-style-asian="italic" style:font-style-complex="italic"/>
    </style:style>
    <style:style style:name="T77_30" style:family="text">
      <style:text-properties fo:font-style="italic" style:font-style-asian="italic" style:font-style-complex="italic"/>
    </style:style>
    <style:style style:name="T77_31" style:family="text">
      <style:text-properties fo:font-style="italic" style:font-style-asian="italic" style:font-style-complex="italic"/>
    </style:style>
    <style:style style:name="T77_32" style:family="text">
      <style:text-properties fo:font-style="italic" style:font-style-asian="italic" style:font-style-complex="italic"/>
    </style:style>
    <style:style style:name="T77_33" style:family="text">
      <style:text-properties fo:font-style="italic" style:font-style-asian="italic" style:font-style-complex="italic"/>
    </style:style>
    <style:style style:name="T77_34" style:family="text">
      <style:text-properties fo:font-style="italic" style:font-style-asian="italic" style:font-style-complex="italic"/>
    </style:style>
    <style:style style:name="T77_35" style:family="text">
      <style:text-properties fo:font-style="italic" style:font-style-asian="italic" style:font-style-complex="italic"/>
    </style:style>
    <style:style style:name="T77_36" style:family="text">
      <style:text-properties fo:font-style="italic" style:font-style-asian="italic" style:font-style-complex="italic"/>
    </style:style>
    <style:style style:name="T77_37" style:family="text">
      <style:text-properties fo:font-style="italic" style:font-style-asian="italic" style:font-style-complex="italic"/>
    </style:style>
    <style:style style:name="T77_38" style:family="text">
      <style:text-properties fo:font-style="italic" style:font-style-asian="italic" style:font-style-complex="italic"/>
    </style:style>
    <style:style style:name="T77_39" style:family="text">
      <style:text-properties fo:font-style="italic" style:font-style-asian="italic" style:font-style-complex="italic"/>
    </style:style>
    <style:style style:name="T77_40" style:family="text">
      <style:text-properties fo:font-style="italic" style:font-style-asian="italic" style:font-style-complex="italic"/>
    </style:style>
    <style:style style:name="T77_41" style:family="text">
      <style:text-properties fo:font-style="italic" style:font-style-asian="italic" style:font-style-complex="italic"/>
    </style:style>
    <style:style style:name="T77_42" style:family="text">
      <style:text-properties fo:font-style="italic" style:font-style-asian="italic" style:font-style-complex="italic"/>
    </style:style>
    <style:style style:name="T77_43" style:family="text">
      <style:text-properties fo:font-style="italic" style:font-style-asian="italic" style:font-style-complex="italic"/>
    </style:style>
    <style:style style:name="T77_44" style:family="text">
      <style:text-properties fo:font-style="italic" style:font-style-asian="italic" style:font-style-complex="italic"/>
    </style:style>
    <style:style style:name="T77_45" style:family="text">
      <style:text-properties fo:font-style="italic" style:font-style-asian="italic" style:font-style-complex="italic"/>
    </style:style>
    <style:style style:name="T77_46" style:family="text">
      <style:text-properties fo:font-style="italic" style:font-style-asian="italic" style:font-style-complex="italic"/>
    </style:style>
    <style:style style:name="T77_47" style:family="text">
      <style:text-properties fo:font-style="italic" style:font-style-asian="italic" style:font-style-complex="italic"/>
    </style:style>
    <style:style style:name="T77_48" style:family="text">
      <style:text-properties fo:font-style="italic" style:font-style-asian="italic" style:font-style-complex="italic"/>
    </style:style>
    <style:style style:name="T77_49" style:family="text">
      <style:text-properties fo:font-style="italic" style:font-style-asian="italic" style:font-style-complex="italic"/>
    </style:style>
    <style:style style:name="T77_50" style:family="text">
      <style:text-properties fo:font-style="italic" style:font-style-asian="italic" style:font-style-complex="italic"/>
    </style:style>
    <style:style style:name="T77_51" style:family="text">
      <style:text-properties fo:font-style="italic" style:font-style-asian="italic" style:font-style-complex="italic"/>
    </style:style>
    <style:style style:name="T77_52" style:family="text">
      <style:text-properties fo:font-style="italic" style:font-style-asian="italic" style:font-style-complex="italic"/>
    </style:style>
    <style:style style:name="T77_53" style:family="text">
      <style:text-properties fo:font-style="italic" style:font-style-asian="italic" style:font-style-complex="italic"/>
    </style:style>
    <style:style style:name="T77_54" style:family="text">
      <style:text-properties fo:font-style="italic" style:font-style-asian="italic" style:font-style-complex="italic"/>
    </style:style>
    <style:style style:name="T77_55" style:family="text">
      <style:text-properties fo:font-style="italic" style:font-style-asian="italic" style:font-style-complex="italic"/>
    </style:style>
    <style:style style:name="T77_56" style:family="text">
      <style:text-properties fo:font-style="italic" style:font-style-asian="italic" style:font-style-complex="italic"/>
    </style:style>
    <style:style style:name="T77_57" style:family="text">
      <style:text-properties fo:font-style="italic" style:font-style-asian="italic" style:font-style-complex="italic"/>
    </style:style>
    <style:style style:name="T77_58" style:family="text">
      <style:text-properties fo:font-style="italic" style:font-style-asian="italic" style:font-style-complex="italic"/>
    </style:style>
    <style:style style:name="T77_59" style:family="text">
      <style:text-properties fo:font-style="italic" style:font-style-asian="italic" style:font-style-complex="italic"/>
    </style:style>
    <style:style style:name="T77_60" style:family="text">
      <style:text-properties fo:font-style="italic" style:font-style-asian="italic" style:font-style-complex="italic"/>
    </style:style>
    <style:style style:name="T77_61" style:family="text">
      <style:text-properties fo:font-style="italic" style:font-style-asian="italic" style:font-style-complex="italic"/>
    </style:style>
    <style:style style:name="T77_62" style:family="text">
      <style:text-properties fo:font-style="italic" style:font-style-asian="italic" style:font-style-complex="italic"/>
    </style:style>
    <style:style style:name="T77_63" style:family="text">
      <style:text-properties fo:font-style="italic" style:font-style-asian="italic" style:font-style-complex="italic"/>
    </style:style>
    <style:style style:name="T77_64" style:family="text">
      <style:text-properties fo:font-style="italic" style:font-style-asian="italic" style:font-style-complex="italic"/>
    </style:style>
    <style:style style:name="T77_65" style:family="text">
      <style:text-properties fo:font-style="italic" style:font-style-asian="italic" style:font-style-complex="italic"/>
    </style:style>
    <style:style style:name="T77_66" style:family="text">
      <style:text-properties fo:font-style="italic" style:font-style-asian="italic" style:font-style-complex="italic"/>
    </style:style>
    <style:style style:name="T77_67" style:family="text">
      <style:text-properties fo:font-style="italic" style:font-style-asian="italic" style:font-style-complex="italic"/>
    </style:style>
    <style:style style:name="T77_68" style:family="text">
      <style:text-properties fo:font-style="italic" style:font-style-asian="italic" style:font-style-complex="italic"/>
    </style:style>
    <style:style style:name="T77_69" style:family="text">
      <style:text-properties fo:font-style="italic" style:font-style-asian="italic" style:font-style-complex="italic"/>
    </style:style>
    <style:style style:name="T77_70" style:family="text">
      <style:text-properties fo:font-style="italic" style:font-style-asian="italic" style:font-style-complex="italic"/>
    </style:style>
    <style:style style:name="T77_71" style:family="text">
      <style:text-properties fo:font-style="italic" style:font-style-asian="italic" style:font-style-complex="italic"/>
    </style:style>
    <style:style style:name="T77_72" style:family="text">
      <style:text-properties fo:font-style="italic" style:font-style-asian="italic" style:font-style-complex="italic"/>
    </style:style>
    <style:style style:name="T77_73" style:family="text">
      <style:text-properties fo:font-style="italic" style:font-style-asian="italic" style:font-style-complex="italic"/>
    </style:style>
    <style:style style:name="T77_74" style:family="text">
      <style:text-properties fo:font-style="italic" style:font-style-asian="italic" style:font-style-complex="italic"/>
    </style:style>
    <style:style style:name="T77_75" style:family="text">
      <style:text-properties fo:font-style="italic" style:font-style-asian="italic" style:font-style-complex="italic"/>
    </style:style>
    <style:style style:name="T77_76" style:family="text">
      <style:text-properties fo:font-style="italic" style:font-style-asian="italic" style:font-style-complex="italic"/>
    </style:style>
    <style:style style:name="T77_77" style:family="text">
      <style:text-properties fo:font-style="italic" style:font-style-asian="italic" style:font-style-complex="italic"/>
    </style:style>
    <style:style style:name="T77_78" style:family="text">
      <style:text-properties fo:font-style="italic" style:font-style-asian="italic" style:font-style-complex="italic"/>
    </style:style>
    <style:style style:name="T77_79" style:family="text">
      <style:text-properties fo:font-style="italic" style:font-style-asian="italic" style:font-style-complex="italic"/>
    </style:style>
    <style:style style:name="T77_80" style:family="text">
      <style:text-properties fo:font-style="italic" style:font-style-asian="italic" style:font-style-complex="italic"/>
    </style:style>
    <style:style style:name="T77_81" style:family="text">
      <style:text-properties fo:font-style="italic" style:font-style-asian="italic" style:font-style-complex="italic"/>
    </style:style>
    <style:style style:name="T77_82" style:family="text">
      <style:text-properties fo:font-style="italic" style:font-style-asian="italic" style:font-style-complex="italic"/>
    </style:style>
    <style:style style:name="T77_83" style:family="text">
      <style:text-properties fo:font-style="italic" style:font-style-asian="italic" style:font-style-complex="italic"/>
    </style:style>
    <style:style style:name="T77_84" style:family="text">
      <style:text-properties fo:font-style="italic" style:font-style-asian="italic" style:font-style-complex="italic"/>
    </style:style>
    <style:style style:name="T77_85" style:family="text">
      <style:text-properties fo:font-style="italic" style:font-style-asian="italic" style:font-style-complex="italic"/>
    </style:style>
    <style:style style:name="T77_86" style:family="text">
      <style:text-properties fo:font-style="italic" style:font-style-asian="italic" style:font-style-complex="italic"/>
    </style:style>
    <style:style style:name="T77_87" style:family="text">
      <style:text-properties fo:font-style="italic" style:font-style-asian="italic" style:font-style-complex="italic"/>
    </style:style>
    <style:style style:name="T77_88" style:family="text">
      <style:text-properties fo:font-style="italic" style:font-style-asian="italic" style:font-style-complex="italic"/>
    </style:style>
    <style:style style:name="T77_89" style:family="text">
      <style:text-properties fo:font-style="italic" style:font-style-asian="italic" style:font-style-complex="italic"/>
    </style:style>
    <style:style style:name="T77_90" style:family="text">
      <style:text-properties fo:font-style="italic" style:font-style-asian="italic" style:font-style-complex="italic"/>
    </style:style>
    <style:style style:name="T77_91" style:family="text">
      <style:text-properties fo:font-style="italic" style:font-style-asian="italic" style:font-style-complex="italic"/>
    </style:style>
    <style:style style:name="T77_92" style:family="text">
      <style:text-properties fo:font-style="italic" style:font-style-asian="italic" style:font-style-complex="italic"/>
    </style:style>
    <style:style style:name="T77_93" style:family="text">
      <style:text-properties fo:font-style="italic" style:font-style-asian="italic" style:font-style-complex="italic"/>
    </style:style>
    <style:style style:name="T77_94" style:family="text">
      <style:text-properties fo:font-style="italic" style:font-style-asian="italic" style:font-style-complex="italic"/>
    </style:style>
    <style:style style:name="T77_95" style:family="text">
      <style:text-properties fo:font-style="italic" style:font-style-asian="italic" style:font-style-complex="italic"/>
    </style:style>
    <style:style style:name="T77_96" style:family="text">
      <style:text-properties fo:font-style="italic" style:font-style-asian="italic" style:font-style-complex="italic"/>
    </style:style>
    <style:style style:name="T77_97" style:family="text">
      <style:text-properties fo:font-style="italic" style:font-style-asian="italic" style:font-style-complex="italic"/>
    </style:style>
    <style:style style:name="T77_98" style:family="text">
      <style:text-properties fo:font-style="italic" style:font-style-asian="italic" style:font-style-complex="italic"/>
    </style:style>
    <style:style style:name="T77_99" style:family="text">
      <style:text-properties fo:font-style="italic" style:font-style-asian="italic" style:font-style-complex="italic"/>
    </style:style>
    <style:style style:name="T77_100" style:family="text">
      <style:text-properties fo:font-style="italic" style:font-style-asian="italic" style:font-style-complex="italic"/>
    </style:style>
    <style:style style:name="T77_101" style:family="text">
      <style:text-properties fo:font-style="italic" style:font-style-asian="italic" style:font-style-complex="italic"/>
    </style:style>
    <style:style style:name="T77_102" style:family="text">
      <style:text-properties fo:font-style="italic" style:font-style-asian="italic" style:font-style-complex="italic"/>
    </style:style>
    <style:style style:name="T77_103" style:family="text">
      <style:text-properties fo:font-style="italic" style:font-style-asian="italic" style:font-style-complex="italic"/>
    </style:style>
    <style:style style:name="T77_104" style:family="text">
      <style:text-properties fo:font-style="italic" style:font-style-asian="italic" style:font-style-complex="italic"/>
    </style:style>
    <style:style style:name="T77_105" style:family="text">
      <style:text-properties fo:font-style="italic" style:font-style-asian="italic" style:font-style-complex="italic"/>
    </style:style>
    <style:style style:name="T77_106" style:family="text">
      <style:text-properties fo:font-style="italic" style:font-style-asian="italic" style:font-style-complex="italic"/>
    </style:style>
    <style:style style:name="T77_107" style:family="text">
      <style:text-properties fo:font-style="italic" style:font-style-asian="italic" style:font-style-complex="italic"/>
    </style:style>
    <style:style style:name="T77_108" style:family="text">
      <style:text-properties fo:font-style="italic" style:font-style-asian="italic" style:font-style-complex="italic"/>
    </style:style>
    <style:style style:name="T77_109" style:family="text">
      <style:text-properties fo:font-style="italic" style:font-style-asian="italic" style:font-style-complex="italic"/>
    </style:style>
    <style:style style:name="T77_110" style:family="text">
      <style:text-properties fo:font-style="italic" style:font-style-asian="italic" style:font-style-complex="italic"/>
    </style:style>
    <style:style style:name="T77_111" style:family="text">
      <style:text-properties fo:font-style="italic" style:font-style-asian="italic" style:font-style-complex="italic"/>
    </style:style>
    <style:style style:name="T77_112" style:family="text">
      <style:text-properties fo:font-style="italic" style:font-style-asian="italic" style:font-style-complex="italic"/>
    </style:style>
    <style:style style:name="T77_113" style:family="text">
      <style:text-properties fo:font-style="italic" style:font-style-asian="italic" style:font-style-complex="italic"/>
    </style:style>
    <style:style style:name="T77_114" style:family="text">
      <style:text-properties fo:font-style="italic" style:font-style-asian="italic" style:font-style-complex="italic"/>
    </style:style>
    <style:style style:name="T77_115" style:family="text">
      <style:text-properties fo:font-style="italic" style:font-style-asian="italic" style:font-style-complex="italic"/>
    </style:style>
    <style:style style:name="T77_116" style:family="text">
      <style:text-properties fo:font-style="italic" style:font-style-asian="italic" style:font-style-complex="italic"/>
    </style:style>
    <style:style style:name="T77_117" style:family="text">
      <style:text-properties fo:font-style="italic" style:font-style-asian="italic" style:font-style-complex="italic"/>
    </style:style>
    <style:style style:name="T77_118" style:family="text">
      <style:text-properties fo:font-style="italic" style:font-style-asian="italic" style:font-style-complex="italic"/>
    </style:style>
    <style:style style:name="T77_119" style:family="text">
      <style:text-properties fo:font-style="italic" style:font-style-asian="italic" style:font-style-complex="italic"/>
    </style:style>
    <style:style style:name="T77_120" style:family="text">
      <style:text-properties fo:font-style="italic" style:font-style-asian="italic" style:font-style-complex="italic"/>
    </style:style>
    <style:style style:name="T77_121" style:family="text">
      <style:text-properties fo:font-style="italic" style:font-style-asian="italic" style:font-style-complex="italic"/>
    </style:style>
    <style:style style:name="T77_122" style:family="text">
      <style:text-properties fo:font-style="italic" style:font-style-asian="italic" style:font-style-complex="italic"/>
    </style:style>
    <style:style style:name="T77_123" style:family="text">
      <style:text-properties fo:font-style="italic" style:font-style-asian="italic" style:font-style-complex="italic"/>
    </style:style>
    <style:style style:name="T77_124" style:family="text">
      <style:text-properties fo:font-style="italic" style:font-style-asian="italic" style:font-style-complex="italic"/>
    </style:style>
    <style:style style:name="T77_125" style:family="text">
      <style:text-properties fo:font-style="italic" style:font-style-asian="italic" style:font-style-complex="italic"/>
    </style:style>
    <style:style style:name="T77_126" style:family="text">
      <style:text-properties fo:font-style="italic" style:font-style-asian="italic" style:font-style-complex="italic"/>
    </style:style>
    <style:style style:name="T77_127" style:family="text">
      <style:text-properties fo:font-style="italic" style:font-style-asian="italic" style:font-style-complex="italic"/>
    </style:style>
    <style:style style:name="T77_128" style:family="text">
      <style:text-properties fo:font-style="italic" style:font-style-asian="italic" style:font-style-complex="italic"/>
    </style:style>
    <style:style style:name="T77_129" style:family="text">
      <style:text-properties fo:font-style="italic" style:font-style-asian="italic" style:font-style-complex="italic"/>
    </style:style>
    <style:style style:name="T77_130" style:family="text">
      <style:text-properties fo:font-style="italic" style:font-style-asian="italic" style:font-style-complex="italic"/>
    </style:style>
    <style:style style:name="T77_131" style:family="text">
      <style:text-properties fo:font-style="italic" style:font-style-asian="italic" style:font-style-complex="italic"/>
    </style:style>
    <style:style style:name="T77_132" style:family="text">
      <style:text-properties fo:font-style="italic" style:font-style-asian="italic" style:font-style-complex="italic"/>
    </style:style>
    <style:style style:name="T77_133" style:family="text">
      <style:text-properties fo:font-style="italic" style:font-style-asian="italic" style:font-style-complex="italic"/>
    </style:style>
    <style:style style:name="T77_134" style:family="text">
      <style:text-properties fo:font-style="italic" style:font-style-asian="italic" style:font-style-complex="italic"/>
    </style:style>
    <style:style style:name="T77_135" style:family="text">
      <style:text-properties fo:font-style="italic" style:font-style-asian="italic" style:font-style-complex="italic"/>
    </style:style>
    <style:style style:name="T77_136" style:family="text">
      <style:text-properties fo:font-style="italic" style:font-style-asian="italic" style:font-style-complex="italic"/>
    </style:style>
    <style:style style:name="T77_137" style:family="text">
      <style:text-properties fo:font-style="italic" style:font-style-asian="italic" style:font-style-complex="italic"/>
    </style:style>
    <style:style style:name="T77_138" style:family="text">
      <style:text-properties fo:font-style="italic" style:font-style-asian="italic" style:font-style-complex="italic"/>
    </style:style>
    <style:style style:name="T77_139" style:family="text">
      <style:text-properties fo:font-style="italic" style:font-style-asian="italic" style:font-style-complex="italic"/>
    </style:style>
    <style:style style:name="T77_140" style:family="text">
      <style:text-properties fo:font-style="italic" style:font-style-asian="italic" style:font-style-complex="italic"/>
    </style:style>
    <style:style style:name="T77_141" style:family="text">
      <style:text-properties fo:font-style="italic" style:font-style-asian="italic" style:font-style-complex="italic"/>
    </style:style>
    <style:style style:name="T77_142" style:family="text">
      <style:text-properties fo:font-style="italic" style:font-style-asian="italic" style:font-style-complex="italic"/>
    </style:style>
    <style:style style:name="T77_143" style:family="text">
      <style:text-properties fo:font-style="italic" style:font-style-asian="italic" style:font-style-complex="italic"/>
    </style:style>
    <style:style style:name="T77_144" style:family="text">
      <style:text-properties fo:font-style="italic" style:font-style-asian="italic" style:font-style-complex="italic"/>
    </style:style>
    <style:style style:name="T77_145" style:family="text">
      <style:text-properties fo:font-style="italic" style:font-style-asian="italic" style:font-style-complex="italic"/>
    </style:style>
    <style:style style:name="T77_146" style:family="text">
      <style:text-properties fo:font-style="italic" style:font-style-asian="italic" style:font-style-complex="italic"/>
    </style:style>
    <style:style style:name="T77_147" style:family="text">
      <style:text-properties fo:font-style="italic" style:font-style-asian="italic" style:font-style-complex="italic"/>
    </style:style>
    <style:style style:name="T77_148" style:family="text">
      <style:text-properties fo:font-style="italic" style:font-style-asian="italic" style:font-style-complex="italic"/>
    </style:style>
    <style:style style:name="T77_149" style:family="text">
      <style:text-properties fo:font-style="italic" style:font-style-asian="italic" style:font-style-complex="italic"/>
    </style:style>
    <style:style style:name="T77_150" style:family="text">
      <style:text-properties fo:font-style="italic" style:font-style-asian="italic" style:font-style-complex="italic"/>
    </style:style>
    <style:style style:name="T77_151" style:family="text">
      <style:text-properties fo:font-style="italic" style:font-style-asian="italic" style:font-style-complex="italic"/>
    </style:style>
    <style:style style:name="T77_152" style:family="text">
      <style:text-properties fo:font-style="italic" style:font-style-asian="italic" style:font-style-complex="italic"/>
    </style:style>
    <style:style style:name="T77_153" style:family="text">
      <style:text-properties fo:font-style="italic" style:font-style-asian="italic" style:font-style-complex="italic"/>
    </style:style>
    <style:style style:name="T77_154" style:family="text">
      <style:text-properties fo:font-style="italic" style:font-style-asian="italic" style:font-style-complex="italic"/>
    </style:style>
    <style:style style:name="T77_155" style:family="text">
      <style:text-properties fo:font-style="italic" style:font-style-asian="italic" style:font-style-complex="italic"/>
    </style:style>
    <style:style style:name="T77_156" style:family="text">
      <style:text-properties fo:font-style="italic" style:font-style-asian="italic" style:font-style-complex="italic"/>
    </style:style>
    <style:style style:name="T77_157" style:family="text">
      <style:text-properties fo:font-style="italic" style:font-style-asian="italic" style:font-style-complex="italic"/>
    </style:style>
    <style:style style:name="T77_158" style:family="text">
      <style:text-properties fo:font-style="italic" style:font-style-asian="italic" style:font-style-complex="italic"/>
    </style:style>
    <style:style style:name="T77_159" style:family="text">
      <style:text-properties fo:font-style="italic" style:font-style-asian="italic" style:font-style-complex="italic"/>
    </style:style>
    <style:style style:name="T77_160" style:family="text">
      <style:text-properties fo:font-style="italic" style:font-style-asian="italic" style:font-style-complex="italic"/>
    </style:style>
    <style:style style:name="T77_161" style:family="text">
      <style:text-properties fo:font-style="italic" style:font-style-asian="italic" style:font-style-complex="italic"/>
    </style:style>
    <style:style style:name="T77_162" style:family="text">
      <style:text-properties fo:font-style="italic" style:font-style-asian="italic" style:font-style-complex="italic"/>
    </style:style>
    <style:style style:name="T77_163" style:family="text">
      <style:text-properties fo:font-style="italic" style:font-style-asian="italic" style:font-style-complex="italic"/>
    </style:style>
    <style:style style:name="T77_164" style:family="text">
      <style:text-properties fo:font-style="italic" style:font-style-asian="italic" style:font-style-complex="italic"/>
    </style:style>
    <style:style style:name="T77_165" style:family="text">
      <style:text-properties fo:font-style="italic" style:font-style-asian="italic" style:font-style-complex="italic"/>
    </style:style>
    <style:style style:name="T77_166" style:family="text">
      <style:text-properties fo:font-style="italic" style:font-style-asian="italic" style:font-style-complex="italic"/>
    </style:style>
    <style:style style:name="T77_167" style:family="text">
      <style:text-properties fo:font-style="italic" style:font-style-asian="italic" style:font-style-complex="italic"/>
    </style:style>
    <style:style style:name="T77_168" style:family="text">
      <style:text-properties fo:font-style="italic" style:font-style-asian="italic" style:font-style-complex="italic"/>
    </style:style>
    <style:style style:name="T77_169" style:family="text">
      <style:text-properties fo:font-style="italic" style:font-style-asian="italic" style:font-style-complex="italic"/>
    </style:style>
    <style:style style:name="T77_170" style:family="text">
      <style:text-properties fo:font-style="italic" style:font-style-asian="italic" style:font-style-complex="italic"/>
    </style:style>
    <style:style style:name="T77_171" style:family="text">
      <style:text-properties fo:font-style="italic" style:font-style-asian="italic" style:font-style-complex="italic"/>
    </style:style>
    <style:style style:name="T77_172" style:family="text">
      <style:text-properties fo:font-style="italic" style:font-style-asian="italic" style:font-style-complex="italic"/>
    </style:style>
    <style:style style:name="T77_173" style:family="text">
      <style:text-properties fo:font-style="italic" style:font-style-asian="italic" style:font-style-complex="italic"/>
    </style:style>
    <style:style style:name="T77_174" style:family="text">
      <style:text-properties fo:font-style="italic" style:font-style-asian="italic" style:font-style-complex="italic"/>
    </style:style>
    <style:style style:name="T77_175" style:family="text">
      <style:text-properties fo:font-style="italic" style:font-style-asian="italic" style:font-style-complex="italic"/>
    </style:style>
    <style:style style:name="T77_176" style:family="text">
      <style:text-properties fo:font-style="italic" style:font-style-asian="italic" style:font-style-complex="italic"/>
    </style:style>
    <style:style style:name="T77_177" style:family="text">
      <style:text-properties fo:font-style="italic" style:font-style-asian="italic" style:font-style-complex="italic"/>
    </style:style>
    <style:style style:name="T77_178" style:family="text">
      <style:text-properties fo:font-style="italic" style:font-style-asian="italic" style:font-style-complex="italic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ubtitle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P80" style:family="paragraph" style:parent-style-name="Heading_20_4">
      <style:paragraph-properties fo:break-before="auto" fo:line-height="115%" style:writing-mode="lr-tb"/>
    </style:style>
    <style:style style:name="T80_1" style:family="text"/>
    <style:style style:name="T80_2" style:family="text"/>
    <style:style style:name="P8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style="italic" style:font-style-asian="italic" style:font-style-complex="italic"/>
    </style:style>
    <style:style style:name="T82_2" style:family="text">
      <style:text-properties fo:font-style="italic" style:font-style-asian="italic" style:font-style-complex="italic"/>
    </style:style>
    <style:style style:name="T82_3" style:family="text">
      <style:text-properties fo:font-style="italic" style:font-style-asian="italic" style:font-style-complex="italic"/>
    </style:style>
    <style:style style:name="T82_4" style:family="text">
      <style:text-properties fo:font-style="italic" style:font-style-asian="italic" style:font-style-complex="italic"/>
    </style:style>
    <style:style style:name="T82_5" style:family="text">
      <style:text-properties fo:font-style="italic" style:font-style-asian="italic" style:font-style-complex="italic"/>
    </style:style>
    <style:style style:name="T82_6" style:family="text">
      <style:text-properties fo:font-style="italic" style:font-style-asian="italic" style:font-style-complex="italic"/>
    </style:style>
    <style:style style:name="T82_7" style:family="text">
      <style:text-properties fo:font-style="italic" style:font-style-asian="italic" style:font-style-complex="italic"/>
    </style:style>
    <style:style style:name="T82_8" style:family="text">
      <style:text-properties fo:font-style="italic" style:font-style-asian="italic" style:font-style-complex="italic"/>
    </style:style>
    <style:style style:name="T82_9" style:family="text">
      <style:text-properties fo:font-style="italic" style:font-style-asian="italic" style:font-style-complex="italic"/>
    </style:style>
    <style:style style:name="T82_10" style:family="text">
      <style:text-properties fo:font-style="italic" style:font-style-asian="italic" style:font-style-complex="italic"/>
    </style:style>
    <style:style style:name="T82_11" style:family="text">
      <style:text-properties fo:font-style="italic" style:font-style-asian="italic" style:font-style-complex="italic"/>
    </style:style>
    <style:style style:name="T82_12" style:family="text">
      <style:text-properties fo:font-style="italic" style:font-style-asian="italic" style:font-style-complex="italic"/>
    </style:style>
    <style:style style:name="T82_13" style:family="text">
      <style:text-properties fo:font-style="italic" style:font-style-asian="italic" style:font-style-complex="italic"/>
    </style:style>
    <style:style style:name="T82_14" style:family="text">
      <style:text-properties fo:font-style="italic" style:font-style-asian="italic" style:font-style-complex="italic"/>
    </style:style>
    <style:style style:name="T82_15" style:family="text">
      <style:text-properties fo:font-style="italic" style:font-style-asian="italic" style:font-style-complex="italic"/>
    </style:style>
    <style:style style:name="T82_16" style:family="text">
      <style:text-properties fo:font-style="italic" style:font-style-asian="italic" style:font-style-complex="italic"/>
    </style:style>
    <style:style style:name="T82_17" style:family="text">
      <style:text-properties fo:font-style="italic" style:font-style-asian="italic" style:font-style-complex="italic"/>
    </style:style>
    <style:style style:name="T82_18" style:family="text">
      <style:text-properties fo:font-style="italic" style:font-style-asian="italic" style:font-style-complex="italic"/>
    </style:style>
    <style:style style:name="T82_19" style:family="text">
      <style:text-properties fo:font-style="italic" style:font-style-asian="italic" style:font-style-complex="italic"/>
    </style:style>
    <style:style style:name="T82_20" style:family="text">
      <style:text-properties fo:font-style="italic" style:font-style-asian="italic" style:font-style-complex="italic"/>
    </style:style>
    <style:style style:name="T82_21" style:family="text">
      <style:text-properties fo:font-style="italic" style:font-style-asian="italic" style:font-style-complex="italic"/>
    </style:style>
    <style:style style:name="T82_22" style:family="text">
      <style:text-properties fo:font-style="italic" style:font-style-asian="italic" style:font-style-complex="italic"/>
    </style:style>
    <style:style style:name="T82_23" style:family="text">
      <style:text-properties fo:font-style="italic" style:font-style-asian="italic" style:font-style-complex="italic"/>
    </style:style>
    <style:style style:name="T82_24" style:family="text">
      <style:text-properties fo:font-style="italic" style:font-style-asian="italic" style:font-style-complex="italic"/>
    </style:style>
    <style:style style:name="T82_25" style:family="text">
      <style:text-properties fo:font-style="italic" style:font-style-asian="italic" style:font-style-complex="italic"/>
    </style:style>
    <style:style style:name="T82_26" style:family="text">
      <style:text-properties fo:font-style="italic" style:font-style-asian="italic" style:font-style-complex="italic"/>
    </style:style>
    <style:style style:name="T82_27" style:family="text">
      <style:text-properties fo:font-style="italic" style:font-style-asian="italic" style:font-style-complex="italic"/>
    </style:style>
    <style:style style:name="T82_28" style:family="text">
      <style:text-properties fo:font-style="italic" style:font-style-asian="italic" style:font-style-complex="italic"/>
    </style:style>
    <style:style style:name="T82_29" style:family="text">
      <style:text-properties fo:font-style="italic" style:font-style-asian="italic" style:font-style-complex="italic"/>
    </style:style>
    <style:style style:name="T82_30" style:family="text">
      <style:text-properties fo:font-style="italic" style:font-style-asian="italic" style:font-style-complex="italic"/>
    </style:style>
    <style:style style:name="T82_31" style:family="text">
      <style:text-properties fo:font-style="italic" style:font-style-asian="italic" style:font-style-complex="italic"/>
    </style:style>
    <style:style style:name="T82_32" style:family="text">
      <style:text-properties fo:font-style="italic" style:font-style-asian="italic" style:font-style-complex="italic"/>
    </style:style>
    <style:style style:name="T82_33" style:family="text">
      <style:text-properties fo:font-style="italic" style:font-style-asian="italic" style:font-style-complex="italic"/>
    </style:style>
    <style:style style:name="T82_34" style:family="text">
      <style:text-properties fo:font-style="italic" style:font-style-asian="italic" style:font-style-complex="italic"/>
    </style:style>
    <style:style style:name="T82_35" style:family="text">
      <style:text-properties fo:font-style="italic" style:font-style-asian="italic" style:font-style-complex="italic"/>
    </style:style>
    <style:style style:name="T82_36" style:family="text">
      <style:text-properties fo:font-style="italic" style:font-style-asian="italic" style:font-style-complex="italic"/>
    </style:style>
    <style:style style:name="T82_37" style:family="text">
      <style:text-properties fo:font-style="italic" style:font-style-asian="italic" style:font-style-complex="italic"/>
    </style:style>
    <style:style style:name="T82_38" style:family="text">
      <style:text-properties fo:font-style="italic" style:font-style-asian="italic" style:font-style-complex="italic"/>
    </style:style>
    <style:style style:name="T82_39" style:family="text">
      <style:text-properties fo:font-style="italic" style:font-style-asian="italic" style:font-style-complex="italic"/>
    </style:style>
    <style:style style:name="T82_40" style:family="text">
      <style:text-properties fo:font-style="italic" style:font-style-asian="italic" style:font-style-complex="italic"/>
    </style:style>
    <style:style style:name="T82_41" style:family="text">
      <style:text-properties fo:font-style="italic" style:font-style-asian="italic" style:font-style-complex="italic"/>
    </style:style>
    <style:style style:name="T82_42" style:family="text">
      <style:text-properties fo:font-style="italic" style:font-style-asian="italic" style:font-style-complex="italic"/>
    </style:style>
    <style:style style:name="T82_43" style:family="text">
      <style:text-properties fo:font-style="italic" style:font-style-asian="italic" style:font-style-complex="italic"/>
    </style:style>
    <style:style style:name="T82_44" style:family="text">
      <style:text-properties fo:font-style="italic" style:font-style-asian="italic" style:font-style-complex="italic"/>
    </style:style>
    <style:style style:name="T82_45" style:family="text">
      <style:text-properties fo:font-style="italic" style:font-style-asian="italic" style:font-style-complex="italic"/>
    </style:style>
    <style:style style:name="T82_46" style:family="text">
      <style:text-properties fo:font-style="italic" style:font-style-asian="italic" style:font-style-complex="italic"/>
    </style:style>
    <style:style style:name="T82_47" style:family="text">
      <style:text-properties fo:font-style="italic" style:font-style-asian="italic" style:font-style-complex="italic"/>
    </style:style>
    <style:style style:name="T82_48" style:family="text">
      <style:text-properties fo:font-style="italic" style:font-style-asian="italic" style:font-style-complex="italic"/>
    </style:style>
    <style:style style:name="T82_49" style:family="text">
      <style:text-properties fo:font-style="italic" style:font-style-asian="italic" style:font-style-complex="italic"/>
    </style:style>
    <style:style style:name="T82_50" style:family="text">
      <style:text-properties fo:font-style="italic" style:font-style-asian="italic" style:font-style-complex="italic"/>
    </style:style>
    <style:style style:name="T82_51" style:family="text">
      <style:text-properties fo:font-style="italic" style:font-style-asian="italic" style:font-style-complex="italic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background-color="#ffffff" fo:color="#222222" fo:font-size="10pt" style:font-size-asian="10pt" style:font-size-complex="10pt"/>
    </style:style>
    <style:style style:name="T83_2" style:family="text">
      <style:text-properties fo:background-color="#ffffff" fo:color="#222222" fo:font-size="10pt" style:font-size-asian="10pt" style:font-size-complex="10pt"/>
    </style:style>
    <style:style style:name="T83_3" style:family="text">
      <style:text-properties fo:background-color="#ffffff" fo:color="#222222" fo:font-size="10pt" style:font-size-asian="10pt" style:font-size-complex="10pt"/>
    </style:style>
    <style:style style:name="T83_4" style:family="text">
      <style:text-properties fo:background-color="#ffffff" fo:color="#222222" fo:font-size="10pt" style:font-size-asian="10pt" style:font-size-complex="10pt"/>
    </style:style>
    <style:style style:name="T83_5" style:family="text">
      <style:text-properties fo:background-color="#ffffff" fo:color="#222222" fo:font-size="10pt" style:font-size-asian="10pt" style:font-size-complex="10pt"/>
    </style:style>
    <style:style style:name="T83_6" style:family="text">
      <style:text-properties fo:background-color="#ffffff" fo:color="#222222" fo:font-size="10pt" style:font-size-asian="10pt" style:font-size-complex="10pt"/>
    </style:style>
    <style:style style:name="T83_7" style:family="text">
      <style:text-properties fo:background-color="#ffffff" fo:color="#222222" fo:font-size="10pt" style:font-size-asian="10pt" style:font-size-complex="10pt"/>
    </style:style>
    <style:style style:name="T83_8" style:family="text">
      <style:text-properties fo:background-color="#ffffff" fo:color="#222222" fo:font-size="10pt" style:font-size-asian="10pt" style:font-size-complex="10pt"/>
    </style:style>
    <style:style style:name="T83_9" style:family="text">
      <style:text-properties fo:background-color="#ffffff" fo:color="#222222" fo:font-size="10pt" style:font-size-asian="10pt" style:font-size-complex="10pt"/>
    </style:style>
    <style:style style:name="T83_10" style:family="text">
      <style:text-properties fo:background-color="#ffffff" fo:color="#222222" fo:font-size="10pt" style:font-size-asian="10pt" style:font-size-complex="10pt"/>
    </style:style>
    <style:style style:name="T83_11" style:family="text">
      <style:text-properties fo:background-color="#ffffff" fo:color="#222222" fo:font-size="10pt" style:font-size-asian="10pt" style:font-size-complex="10pt"/>
    </style:style>
    <style:style style:name="T83_12" style:family="text">
      <style:text-properties fo:background-color="#ffffff" fo:color="#222222" fo:font-size="10pt" style:font-size-asian="10pt" style:font-size-complex="10pt"/>
    </style:style>
    <style:style style:name="T83_13" style:family="text">
      <style:text-properties fo:background-color="#ffffff" fo:color="#222222" fo:font-size="10pt" style:font-size-asian="10pt" style:font-size-complex="10pt"/>
    </style:style>
    <style:style style:name="T83_14" style:family="text">
      <style:text-properties fo:background-color="#ffffff" fo:color="#222222" fo:font-size="10pt" style:font-size-asian="10pt" style:font-size-complex="10pt"/>
    </style:style>
    <style:style style:name="T83_15" style:family="text">
      <style:text-properties fo:background-color="#ffffff" fo:color="#222222" fo:font-size="10pt" style:font-size-asian="10pt" style:font-size-complex="10pt"/>
    </style:style>
    <style:style style:name="T83_16" style:family="text">
      <style:text-properties fo:background-color="#ffffff" fo:color="#222222" fo:font-size="10pt" style:font-size-asian="10pt" style:font-size-complex="10pt"/>
    </style:style>
    <style:style style:name="T83_17" style:family="text">
      <style:text-properties fo:background-color="#ffffff" fo:color="#222222" fo:font-size="10pt" style:font-size-asian="10pt" style:font-size-complex="10pt"/>
    </style:style>
    <style:style style:name="T83_18" style:family="text">
      <style:text-properties fo:background-color="#ffffff" fo:color="#222222" fo:font-size="10pt" style:font-size-asian="10pt" style:font-size-complex="10pt"/>
    </style:style>
    <style:style style:name="T83_19" style:family="text">
      <style:text-properties fo:background-color="#ffffff" fo:color="#222222" fo:font-size="10pt" style:font-size-asian="10pt" style:font-size-complex="10pt"/>
    </style:style>
    <style:style style:name="T83_20" style:family="text">
      <style:text-properties fo:background-color="#ffffff" fo:color="#222222" fo:font-size="10pt" style:font-size-asian="10pt" style:font-size-complex="10pt"/>
    </style:style>
    <style:style style:name="T83_21" style:family="text">
      <style:text-properties fo:background-color="#ffffff" fo:color="#222222" fo:font-size="10pt" style:font-size-asian="10pt" style:font-size-complex="10pt"/>
    </style:style>
    <style:style style:name="T83_22" style:family="text">
      <style:text-properties fo:background-color="#ffffff" fo:color="#222222" fo:font-size="10pt" style:font-size-asian="10pt" style:font-size-complex="10pt"/>
    </style:style>
    <style:style style:name="T83_23" style:family="text">
      <style:text-properties fo:background-color="#ffffff" fo:color="#222222" fo:font-size="10pt" style:font-size-asian="10pt" style:font-size-complex="10pt"/>
    </style:style>
    <style:style style:name="T83_24" style:family="text">
      <style:text-properties fo:background-color="#ffffff" fo:color="#222222" fo:font-size="10pt" style:font-size-asian="10pt" style:font-size-complex="10pt"/>
    </style:style>
    <style:style style:name="T83_25" style:family="text">
      <style:text-properties fo:background-color="#ffffff" fo:color="#222222" fo:font-size="10pt" style:font-size-asian="10pt" style:font-size-complex="10pt"/>
    </style:style>
    <style:style style:name="T83_26" style:family="text">
      <style:text-properties fo:background-color="#ffffff" fo:color="#222222" fo:font-size="10pt" style:font-size-asian="10pt" style:font-size-complex="10pt"/>
    </style:style>
    <style:style style:name="T83_27" style:family="text">
      <style:text-properties fo:background-color="#ffffff" fo:color="#222222" fo:font-size="10pt" style:font-size-asian="10pt" style:font-size-complex="10pt"/>
    </style:style>
    <style:style style:name="T83_28" style:family="text">
      <style:text-properties fo:background-color="#ffffff" fo:color="#222222" fo:font-size="10pt" style:font-size-asian="10pt" style:font-size-complex="10pt"/>
    </style:style>
    <style:style style:name="T83_29" style:family="text">
      <style:text-properties fo:background-color="#ffffff" fo:color="#222222" fo:font-size="10pt" style:font-size-asian="10pt" style:font-size-complex="10pt"/>
    </style:style>
    <style:style style:name="T83_30" style:family="text">
      <style:text-properties fo:background-color="#ffffff" fo:color="#222222" fo:font-size="10pt" style:font-size-asian="10pt" style:font-size-complex="10pt"/>
    </style:style>
    <style:style style:name="T83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6" style:family="text">
      <style:text-properties fo:background-color="#ffffff" fo:color="#222222" fo:font-size="10pt" style:font-size-asian="10pt" style:font-size-complex="10pt"/>
    </style:style>
    <style:style style:name="T83_47" style:family="text">
      <style:text-properties fo:background-color="#ffffff" fo:color="#222222" fo:font-size="10pt" style:font-size-asian="10pt" style:font-size-complex="10pt"/>
    </style:style>
    <style:style style:name="T83_48" style:family="text">
      <style:text-properties fo:background-color="#ffffff" fo:color="#222222" fo:font-size="10pt" style:font-size-asian="10pt" style:font-size-complex="10pt"/>
    </style:style>
    <style:style style:name="T83_49" style:family="text">
      <style:text-properties fo:background-color="#ffffff" fo:color="#222222" fo:font-size="10pt" style:font-size-asian="10pt" style:font-size-complex="10pt"/>
    </style:style>
    <style:style style:name="T83_50" style:family="text">
      <style:text-properties fo:background-color="#ffffff" fo:color="#222222" fo:font-size="10pt" style:font-size-asian="10pt" style:font-size-complex="10pt"/>
    </style:style>
    <style:style style:name="T83_51" style:family="text">
      <style:text-properties fo:background-color="#ffffff" fo:color="#222222" fo:font-size="10pt" style:font-size-asian="10pt" style:font-size-complex="10pt"/>
    </style:style>
    <style:style style:name="T83_52" style:family="text">
      <style:text-properties fo:background-color="#ffffff" fo:color="#222222" fo:font-size="10pt" style:font-size-asian="10pt" style:font-size-complex="10pt"/>
    </style:style>
    <style:style style:name="T83_53" style:family="text">
      <style:text-properties fo:background-color="#ffffff" fo:color="#222222" fo:font-size="10pt" style:font-size-asian="10pt" style:font-size-complex="10pt"/>
    </style:style>
    <style:style style:name="T83_54" style:family="text">
      <style:text-properties fo:background-color="#ffffff" fo:color="#222222" fo:font-size="10pt" style:font-size-asian="10pt" style:font-size-complex="10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>
      <style:text-properties fo:font-style="italic" style:font-style-asian="italic" style:font-style-complex="italic"/>
    </style:style>
    <style:style style:name="T84_3" style:family="text">
      <style:text-properties fo:font-style="italic" style:font-style-asian="italic" style:font-style-complex="italic"/>
    </style:style>
    <style:style style:name="T84_4" style:family="text">
      <style:text-properties fo:font-style="italic" style:font-style-asian="italic" style:font-style-complex="italic"/>
    </style:style>
    <style:style style:name="T84_5" style:family="text">
      <style:text-properties fo:font-style="italic" style:font-style-asian="italic" style:font-style-complex="italic"/>
    </style:style>
    <style:style style:name="T84_6" style:family="text">
      <style:text-properties fo:font-style="italic" style:font-style-asian="italic" style:font-style-complex="italic"/>
    </style:style>
    <style:style style:name="T84_7" style:family="text">
      <style:text-properties fo:font-style="italic" style:font-style-asian="italic" style:font-style-complex="italic"/>
    </style:style>
    <style:style style:name="T84_8" style:family="text">
      <style:text-properties fo:font-style="italic" style:font-style-asian="italic" style:font-style-complex="italic"/>
    </style:style>
    <style:style style:name="T84_9" style:family="text">
      <style:text-properties fo:font-style="italic" style:font-style-asian="italic" style:font-style-complex="italic"/>
    </style:style>
    <style:style style:name="T84_10" style:family="text">
      <style:text-properties fo:font-style="italic" style:font-style-asian="italic" style:font-style-complex="italic"/>
    </style:style>
    <style:style style:name="T84_11" style:family="text">
      <style:text-properties fo:font-style="italic" style:font-style-asian="italic" style:font-style-complex="italic"/>
    </style:style>
    <style:style style:name="T84_12" style:family="text">
      <style:text-properties fo:font-style="italic" style:font-style-asian="italic" style:font-style-complex="italic"/>
    </style:style>
    <style:style style:name="T84_13" style:family="text">
      <style:text-properties fo:font-style="italic" style:font-style-asian="italic" style:font-style-complex="italic"/>
    </style:style>
    <style:style style:name="T84_14" style:family="text">
      <style:text-properties fo:font-style="italic" style:font-style-asian="italic" style:font-style-complex="italic"/>
    </style:style>
    <style:style style:name="T84_15" style:family="text">
      <style:text-properties fo:font-style="italic" style:font-style-asian="italic" style:font-style-complex="italic"/>
    </style:style>
    <style:style style:name="T84_16" style:family="text">
      <style:text-properties fo:font-style="italic" style:font-style-asian="italic" style:font-style-complex="italic"/>
    </style:style>
    <style:style style:name="T84_17" style:family="text">
      <style:text-properties fo:font-style="italic" style:font-style-asian="italic" style:font-style-complex="italic"/>
    </style:style>
    <style:style style:name="T84_18" style:family="text">
      <style:text-properties fo:font-style="italic" style:font-style-asian="italic" style:font-style-complex="italic"/>
    </style:style>
    <style:style style:name="T84_19" style:family="text">
      <style:text-properties fo:font-style="italic" style:font-style-asian="italic" style:font-style-complex="italic"/>
    </style:style>
    <style:style style:name="T84_20" style:family="text">
      <style:text-properties fo:font-style="italic" style:font-style-asian="italic" style:font-style-complex="italic"/>
    </style:style>
    <style:style style:name="T84_21" style:family="text">
      <style:text-properties fo:font-style="italic" style:font-style-asian="italic" style:font-style-complex="italic"/>
    </style:style>
    <style:style style:name="T84_22" style:family="text">
      <style:text-properties fo:font-style="italic" style:font-style-asian="italic" style:font-style-complex="italic"/>
    </style:style>
    <style:style style:name="T84_23" style:family="text">
      <style:text-properties fo:font-style="italic" style:font-style-asian="italic" style:font-style-complex="italic"/>
    </style:style>
    <style:style style:name="T84_24" style:family="text">
      <style:text-properties fo:font-style="italic" style:font-style-asian="italic" style:font-style-complex="italic"/>
    </style:style>
    <style:style style:name="T84_25" style:family="text">
      <style:text-properties fo:font-style="italic" style:font-style-asian="italic" style:font-style-complex="italic"/>
    </style:style>
    <style:style style:name="T84_26" style:family="text">
      <style:text-properties fo:font-style="italic" style:font-style-asian="italic" style:font-style-complex="italic"/>
    </style:style>
    <style:style style:name="T84_27" style:family="text">
      <style:text-properties fo:font-style="italic" style:font-style-asian="italic" style:font-style-complex="italic"/>
    </style:style>
    <style:style style:name="T84_28" style:family="text">
      <style:text-properties fo:font-style="italic" style:font-style-asian="italic" style:font-style-complex="italic"/>
    </style:style>
    <style:style style:name="T84_29" style:family="text">
      <style:text-properties fo:font-style="italic" style:font-style-asian="italic" style:font-style-complex="italic"/>
    </style:style>
    <style:style style:name="T84_30" style:family="text">
      <style:text-properties fo:font-style="italic" style:font-style-asian="italic" style:font-style-complex="italic"/>
    </style:style>
    <style:style style:name="T84_31" style:family="text">
      <style:text-properties fo:font-style="italic" style:font-style-asian="italic" style:font-style-complex="italic"/>
    </style:style>
    <style:style style:name="T84_32" style:family="text">
      <style:text-properties fo:font-style="italic" style:font-style-asian="italic" style:font-style-complex="italic"/>
    </style:style>
    <style:style style:name="T84_33" style:family="text">
      <style:text-properties fo:font-style="italic" style:font-style-asian="italic" style:font-style-complex="italic"/>
    </style:style>
    <style:style style:name="T84_34" style:family="text">
      <style:text-properties fo:font-style="italic" style:font-style-asian="italic" style:font-style-complex="italic"/>
    </style:style>
    <style:style style:name="T84_35" style:family="text">
      <style:text-properties fo:font-style="italic" style:font-style-asian="italic" style:font-style-complex="italic"/>
    </style:style>
    <style:style style:name="T84_36" style:family="text">
      <style:text-properties fo:font-style="italic" style:font-style-asian="italic" style:font-style-complex="italic"/>
    </style:style>
    <style:style style:name="T84_37" style:family="text">
      <style:text-properties fo:font-style="italic" style:font-style-asian="italic" style:font-style-complex="italic"/>
    </style:style>
    <style:style style:name="T84_38" style:family="text">
      <style:text-properties fo:font-style="italic" style:font-style-asian="italic" style:font-style-complex="italic"/>
    </style:style>
    <style:style style:name="T84_39" style:family="text">
      <style:text-properties fo:font-style="italic" style:font-style-asian="italic" style:font-style-complex="italic"/>
    </style:style>
    <style:style style:name="T84_40" style:family="text">
      <style:text-properties fo:font-style="italic" style:font-style-asian="italic" style:font-style-complex="italic"/>
    </style:style>
    <style:style style:name="T84_41" style:family="text">
      <style:text-properties fo:font-style="italic" style:font-style-asian="italic" style:font-style-complex="italic"/>
    </style:style>
    <style:style style:name="T84_42" style:family="text">
      <style:text-properties fo:font-style="italic" style:font-style-asian="italic" style:font-style-complex="italic"/>
    </style:style>
    <style:style style:name="T84_43" style:family="text">
      <style:text-properties fo:font-style="italic" style:font-style-asian="italic" style:font-style-complex="italic"/>
    </style:style>
    <style:style style:name="T84_44" style:family="text">
      <style:text-properties fo:font-style="italic" style:font-style-asian="italic" style:font-style-complex="italic"/>
    </style:style>
    <style:style style:name="T84_45" style:family="text">
      <style:text-properties fo:font-style="italic" style:font-style-asian="italic" style:font-style-complex="italic"/>
    </style:style>
    <style:style style:name="T84_46" style:family="text">
      <style:text-properties fo:font-style="italic" style:font-style-asian="italic" style:font-style-complex="italic"/>
    </style:style>
    <style:style style:name="T84_47" style:family="text">
      <style:text-properties fo:font-style="italic" style:font-style-asian="italic" style:font-style-complex="italic"/>
    </style:style>
    <style:style style:name="T84_48" style:family="text">
      <style:text-properties fo:font-style="italic" style:font-style-asian="italic" style:font-style-complex="italic"/>
    </style:style>
    <style:style style:name="T84_49" style:family="text">
      <style:text-properties fo:font-style="italic" style:font-style-asian="italic" style:font-style-complex="italic"/>
    </style:style>
    <style:style style:name="T84_50" style:family="text">
      <style:text-properties fo:font-style="italic" style:font-style-asian="italic" style:font-style-complex="italic"/>
    </style:style>
    <style:style style:name="T84_51" style:family="text">
      <style:text-properties fo:font-style="italic" style:font-style-asian="italic" style:font-style-complex="italic"/>
    </style:style>
    <style:style style:name="T84_52" style:family="text">
      <style:text-properties fo:font-style="italic" style:font-style-asian="italic" style:font-style-complex="italic"/>
    </style:style>
    <style:style style:name="T84_53" style:family="text">
      <style:text-properties fo:font-style="italic" style:font-style-asian="italic" style:font-style-complex="italic"/>
    </style:style>
    <style:style style:name="T84_54" style:family="text">
      <style:text-properties fo:font-style="italic" style:font-style-asian="italic" style:font-style-complex="italic"/>
    </style:style>
    <style:style style:name="T84_55" style:family="text">
      <style:text-properties fo:font-style="italic" style:font-style-asian="italic" style:font-style-complex="italic"/>
    </style:style>
    <style:style style:name="T84_56" style:family="text">
      <style:text-properties fo:font-style="italic" style:font-style-asian="italic" style:font-style-complex="italic"/>
    </style:style>
    <style:style style:name="T84_57" style:family="text">
      <style:text-properties fo:font-style="italic" style:font-style-asian="italic" style:font-style-complex="italic"/>
    </style:style>
    <style:style style:name="T84_58" style:family="text">
      <style:text-properties fo:font-style="italic" style:font-style-asian="italic" style:font-style-complex="italic"/>
    </style:style>
    <style:style style:name="T84_59" style:family="text">
      <style:text-properties fo:font-style="italic" style:font-style-asian="italic" style:font-style-complex="italic"/>
    </style:style>
    <style:style style:name="T84_60" style:family="text">
      <style:text-properties fo:font-style="italic" style:font-style-asian="italic" style:font-style-complex="italic"/>
    </style:style>
    <style:style style:name="T84_61" style:family="text">
      <style:text-properties fo:font-style="italic" style:font-style-asian="italic" style:font-style-complex="italic"/>
    </style:style>
    <style:style style:name="T84_62" style:family="text">
      <style:text-properties fo:font-style="italic" style:font-style-asian="italic" style:font-style-complex="italic"/>
    </style:style>
    <style:style style:name="T84_63" style:family="text">
      <style:text-properties fo:font-style="italic" style:font-style-asian="italic" style:font-style-complex="italic"/>
    </style:style>
    <style:style style:name="T84_64" style:family="text">
      <style:text-properties fo:font-style="italic" style:font-style-asian="italic" style:font-style-complex="italic"/>
    </style:style>
    <style:style style:name="T84_65" style:family="text">
      <style:text-properties fo:font-style="italic" style:font-style-asian="italic" style:font-style-complex="italic"/>
    </style:style>
    <style:style style:name="T84_66" style:family="text">
      <style:text-properties fo:font-style="italic" style:font-style-asian="italic" style:font-style-complex="italic"/>
    </style:style>
    <style:style style:name="T84_67" style:family="text">
      <style:text-properties fo:font-style="italic" style:font-style-asian="italic" style:font-style-complex="italic"/>
    </style:style>
    <style:style style:name="T84_68" style:family="text">
      <style:text-properties fo:font-style="italic" style:font-style-asian="italic" style:font-style-complex="italic"/>
    </style:style>
    <style:style style:name="T84_69" style:family="text">
      <style:text-properties fo:font-style="italic" style:font-style-asian="italic" style:font-style-complex="italic"/>
    </style:style>
    <style:style style:name="T84_70" style:family="text">
      <style:text-properties fo:font-style="italic" style:font-style-asian="italic" style:font-style-complex="italic"/>
    </style:style>
    <style:style style:name="T84_71" style:family="text">
      <style:text-properties fo:font-style="italic" style:font-style-asian="italic" style:font-style-complex="italic"/>
    </style:style>
    <style:style style:name="T84_72" style:family="text">
      <style:text-properties fo:font-style="italic" style:font-style-asian="italic" style:font-style-complex="italic"/>
    </style:style>
    <style:style style:name="T84_73" style:family="text">
      <style:text-properties fo:font-style="italic" style:font-style-asian="italic" style:font-style-complex="italic"/>
    </style:style>
    <style:style style:name="T84_74" style:family="text">
      <style:text-properties fo:font-style="italic" style:font-style-asian="italic" style:font-style-complex="italic"/>
    </style:style>
    <style:style style:name="T84_75" style:family="text">
      <style:text-properties fo:font-style="italic" style:font-style-asian="italic" style:font-style-complex="italic"/>
    </style:style>
    <style:style style:name="T84_76" style:family="text">
      <style:text-properties fo:font-style="italic" style:font-style-asian="italic" style:font-style-complex="italic"/>
    </style:style>
    <style:style style:name="T84_77" style:family="text">
      <style:text-properties fo:font-style="italic" style:font-style-asian="italic" style:font-style-complex="italic"/>
    </style:style>
    <style:style style:name="T84_78" style:family="text">
      <style:text-properties fo:font-style="italic" style:font-style-asian="italic" style:font-style-complex="italic"/>
    </style:style>
    <style:style style:name="T84_79" style:family="text">
      <style:text-properties fo:font-style="italic" style:font-style-asian="italic" style:font-style-complex="italic"/>
    </style:style>
    <style:style style:name="T84_80" style:family="text">
      <style:text-properties fo:font-style="italic" style:font-style-asian="italic" style:font-style-complex="italic"/>
    </style:style>
    <style:style style:name="T84_81" style:family="text">
      <style:text-properties fo:font-style="italic" style:font-style-asian="italic" style:font-style-complex="italic"/>
    </style:style>
    <style:style style:name="T84_82" style:family="text">
      <style:text-properties fo:font-style="italic" style:font-style-asian="italic" style:font-style-complex="italic"/>
    </style:style>
    <style:style style:name="T84_83" style:family="text">
      <style:text-properties fo:font-style="italic" style:font-style-asian="italic" style:font-style-complex="italic"/>
    </style:style>
    <style:style style:name="T84_84" style:family="text">
      <style:text-properties fo:font-style="italic" style:font-style-asian="italic" style:font-style-complex="italic"/>
    </style:style>
    <style:style style:name="T84_85" style:family="text">
      <style:text-properties fo:font-style="italic" style:font-style-asian="italic" style:font-style-complex="italic"/>
    </style:style>
    <style:style style:name="T84_86" style:family="text">
      <style:text-properties fo:font-style="italic" style:font-style-asian="italic" style:font-style-complex="italic"/>
    </style:style>
    <style:style style:name="T84_87" style:family="text">
      <style:text-properties fo:font-style="italic" style:font-style-asian="italic" style:font-style-complex="italic"/>
    </style:style>
    <style:style style:name="T84_88" style:family="text">
      <style:text-properties fo:font-style="italic" style:font-style-asian="italic" style:font-style-complex="italic"/>
    </style:style>
    <style:style style:name="T84_89" style:family="text">
      <style:text-properties fo:font-style="italic" style:font-style-asian="italic" style:font-style-complex="italic"/>
    </style:style>
    <style:style style:name="T84_90" style:family="text">
      <style:text-properties fo:font-style="italic" style:font-style-asian="italic" style:font-style-complex="italic"/>
    </style:style>
    <style:style style:name="T84_91" style:family="text">
      <style:text-properties fo:font-style="italic" style:font-style-asian="italic" style:font-style-complex="italic"/>
    </style:style>
    <style:style style:name="T84_92" style:family="text">
      <style:text-properties fo:font-style="italic" style:font-style-asian="italic" style:font-style-complex="italic"/>
    </style:style>
    <style:style style:name="T84_93" style:family="text">
      <style:text-properties fo:font-style="italic" style:font-style-asian="italic" style:font-style-complex="italic"/>
    </style:style>
    <style:style style:name="T84_94" style:family="text">
      <style:text-properties fo:font-style="italic" style:font-style-asian="italic" style:font-style-complex="italic"/>
    </style:style>
    <style:style style:name="T84_95" style:family="text">
      <style:text-properties fo:font-style="italic" style:font-style-asian="italic" style:font-style-complex="italic"/>
    </style:style>
    <style:style style:name="T84_96" style:family="text">
      <style:text-properties fo:font-style="italic" style:font-style-asian="italic" style:font-style-complex="italic"/>
    </style:style>
    <style:style style:name="T84_97" style:family="text">
      <style:text-properties fo:font-style="italic" style:font-style-asian="italic" style:font-style-complex="italic"/>
    </style:style>
    <style:style style:name="T84_98" style:family="text">
      <style:text-properties fo:font-style="italic" style:font-style-asian="italic" style:font-style-complex="italic"/>
    </style:style>
    <style:style style:name="T84_99" style:family="text">
      <style:text-properties fo:font-style="italic" style:font-style-asian="italic" style:font-style-complex="italic"/>
    </style:style>
    <style:style style:name="T84_100" style:family="text">
      <style:text-properties fo:font-style="italic" style:font-style-asian="italic" style:font-style-complex="italic"/>
    </style:style>
    <style:style style:name="T84_101" style:family="text">
      <style:text-properties fo:font-style="italic" style:font-style-asian="italic" style:font-style-complex="italic"/>
    </style:style>
    <style:style style:name="T84_102" style:family="text">
      <style:text-properties fo:font-style="italic" style:font-style-asian="italic" style:font-style-complex="italic"/>
    </style:style>
    <style:style style:name="T84_103" style:family="text">
      <style:text-properties fo:font-style="italic" style:font-style-asian="italic" style:font-style-complex="italic"/>
    </style:style>
    <style:style style:name="T84_104" style:family="text">
      <style:text-properties fo:font-style="italic" style:font-style-asian="italic" style:font-style-complex="italic"/>
    </style:style>
    <style:style style:name="T84_105" style:family="text">
      <style:text-properties fo:font-style="italic" style:font-style-asian="italic" style:font-style-complex="italic"/>
    </style:style>
    <style:style style:name="T84_106" style:family="text">
      <style:text-properties fo:font-style="italic" style:font-style-asian="italic" style:font-style-complex="italic"/>
    </style:style>
    <style:style style:name="T84_107" style:family="text">
      <style:text-properties fo:font-style="italic" style:font-style-asian="italic" style:font-style-complex="italic"/>
    </style:style>
    <style:style style:name="T84_108" style:family="text">
      <style:text-properties fo:font-style="italic" style:font-style-asian="italic" style:font-style-complex="italic"/>
    </style:style>
    <style:style style:name="T84_109" style:family="text">
      <style:text-properties fo:font-style="italic" style:font-style-asian="italic" style:font-style-complex="italic"/>
    </style:style>
    <style:style style:name="T84_110" style:family="text">
      <style:text-properties fo:font-style="italic" style:font-style-asian="italic" style:font-style-complex="italic"/>
    </style:style>
    <style:style style:name="T84_111" style:family="text">
      <style:text-properties fo:font-style="italic" style:font-style-asian="italic" style:font-style-complex="italic"/>
    </style:style>
    <style:style style:name="T84_112" style:family="text">
      <style:text-properties fo:font-style="italic" style:font-style-asian="italic" style:font-style-complex="italic"/>
    </style:style>
    <style:style style:name="T84_113" style:family="text">
      <style:text-properties fo:font-style="italic" style:font-style-asian="italic" style:font-style-complex="italic"/>
    </style:style>
    <style:style style:name="T84_114" style:family="text">
      <style:text-properties fo:font-style="italic" style:font-style-asian="italic" style:font-style-complex="italic"/>
    </style:style>
    <style:style style:name="T84_115" style:family="text">
      <style:text-properties fo:font-style="italic" style:font-style-asian="italic" style:font-style-complex="italic"/>
    </style:style>
    <style:style style:name="T84_116" style:family="text">
      <style:text-properties fo:font-style="italic" style:font-style-asian="italic" style:font-style-complex="italic"/>
    </style:style>
    <style:style style:name="T84_117" style:family="text">
      <style:text-properties fo:font-style="italic" style:font-style-asian="italic" style:font-style-complex="italic"/>
    </style:style>
    <style:style style:name="T84_118" style:family="text">
      <style:text-properties fo:font-style="italic" style:font-style-asian="italic" style:font-style-complex="italic"/>
    </style:style>
    <style:style style:name="T84_119" style:family="text">
      <style:text-properties fo:font-style="italic" style:font-style-asian="italic" style:font-style-complex="italic"/>
    </style:style>
    <style:style style:name="T84_120" style:family="text">
      <style:text-properties fo:font-style="italic" style:font-style-asian="italic" style:font-style-complex="italic"/>
    </style:style>
    <style:style style:name="T84_121" style:family="text">
      <style:text-properties fo:font-style="italic" style:font-style-asian="italic" style:font-style-complex="italic"/>
    </style:style>
    <style:style style:name="T84_122" style:family="text">
      <style:text-properties fo:font-style="italic" style:font-style-asian="italic" style:font-style-complex="italic"/>
    </style:style>
    <style:style style:name="T84_123" style:family="text">
      <style:text-properties fo:font-style="italic" style:font-style-asian="italic" style:font-style-complex="italic"/>
    </style:style>
    <style:style style:name="T84_124" style:family="text">
      <style:text-properties fo:font-style="italic" style:font-style-asian="italic" style:font-style-complex="italic"/>
    </style:style>
    <style:style style:name="T84_125" style:family="text">
      <style:text-properties fo:font-style="italic" style:font-style-asian="italic" style:font-style-complex="italic"/>
    </style:style>
    <style:style style:name="T84_126" style:family="text">
      <style:text-properties fo:font-style="italic" style:font-style-asian="italic" style:font-style-complex="italic"/>
    </style:style>
    <style:style style:name="T84_127" style:family="text">
      <style:text-properties fo:font-style="italic" style:font-style-asian="italic" style:font-style-complex="italic"/>
    </style:style>
    <style:style style:name="T84_128" style:family="text">
      <style:text-properties fo:font-style="italic" style:font-style-asian="italic" style:font-style-complex="italic"/>
    </style:style>
    <style:style style:name="T84_129" style:family="text">
      <style:text-properties fo:font-style="italic" style:font-style-asian="italic" style:font-style-complex="italic"/>
    </style:style>
    <style:style style:name="T84_130" style:family="text">
      <style:text-properties fo:font-style="italic" style:font-style-asian="italic" style:font-style-complex="italic"/>
    </style:style>
    <style:style style:name="T84_131" style:family="text">
      <style:text-properties fo:font-style="italic" style:font-style-asian="italic" style:font-style-complex="italic"/>
    </style:style>
    <style:style style:name="T84_132" style:family="text">
      <style:text-properties fo:font-style="italic" style:font-style-asian="italic" style:font-style-complex="italic"/>
    </style:style>
    <style:style style:name="T84_133" style:family="text">
      <style:text-properties fo:font-style="italic" style:font-style-asian="italic" style:font-style-complex="italic"/>
    </style:style>
    <style:style style:name="T84_134" style:family="text">
      <style:text-properties fo:font-style="italic" style:font-style-asian="italic" style:font-style-complex="italic"/>
    </style:style>
    <style:style style:name="T84_135" style:family="text">
      <style:text-properties fo:font-style="italic" style:font-style-asian="italic" style:font-style-complex="italic"/>
    </style:style>
    <style:style style:name="T84_136" style:family="text">
      <style:text-properties fo:font-style="italic" style:font-style-asian="italic" style:font-style-complex="italic"/>
    </style:style>
    <style:style style:name="T84_137" style:family="text">
      <style:text-properties fo:font-style="italic" style:font-style-asian="italic" style:font-style-complex="italic"/>
    </style:style>
    <style:style style:name="T84_138" style:family="text">
      <style:text-properties fo:font-style="italic" style:font-style-asian="italic" style:font-style-complex="italic" fo:font-weight="bold" style:font-weight-asian="bold" style:font-weight-complex="bold"/>
    </style:style>
    <style:style style:name="T84_139" style:family="text">
      <style:text-properties fo:font-style="italic" style:font-style-asian="italic" style:font-style-complex="italic" fo:font-weight="bold" style:font-weight-asian="bold" style:font-weight-complex="bold"/>
    </style:style>
    <style:style style:name="T84_140" style:family="text">
      <style:text-properties fo:font-style="italic" style:font-style-asian="italic" style:font-style-complex="italic"/>
    </style:style>
    <style:style style:name="T84_141" style:family="text">
      <style:text-properties fo:font-style="italic" style:font-style-asian="italic" style:font-style-complex="italic"/>
    </style:style>
    <style:style style:name="T84_142" style:family="text">
      <style:text-properties fo:font-style="italic" style:font-style-asian="italic" style:font-style-complex="italic"/>
    </style:style>
    <style:style style:name="T84_143" style:family="text">
      <style:text-properties fo:font-style="italic" style:font-style-asian="italic" style:font-style-complex="italic"/>
    </style:style>
    <style:style style:name="T84_144" style:family="text">
      <style:text-properties fo:font-style="italic" style:font-style-asian="italic" style:font-style-complex="italic"/>
    </style:style>
    <style:style style:name="T84_145" style:family="text">
      <style:text-properties fo:font-style="italic" style:font-style-asian="italic" style:font-style-complex="italic"/>
    </style:style>
    <style:style style:name="T84_146" style:family="text">
      <style:text-properties fo:font-style="italic" style:font-style-asian="italic" style:font-style-complex="italic"/>
    </style:style>
    <style:style style:name="T84_147" style:family="text">
      <style:text-properties fo:font-style="italic" style:font-style-asian="italic" style:font-style-complex="italic"/>
    </style:style>
    <style:style style:name="T84_148" style:family="text">
      <style:text-properties fo:font-style="italic" style:font-style-asian="italic" style:font-style-complex="italic"/>
    </style:style>
    <style:style style:name="T84_149" style:family="text">
      <style:text-properties fo:font-style="italic" style:font-style-asian="italic" style:font-style-complex="italic"/>
    </style:style>
    <style:style style:name="T84_150" style:family="text">
      <style:text-properties fo:font-style="italic" style:font-style-asian="italic" style:font-style-complex="italic"/>
    </style:style>
    <style:style style:name="T84_151" style:family="text">
      <style:text-properties fo:font-style="italic" style:font-style-asian="italic" style:font-style-complex="italic"/>
    </style:style>
    <style:style style:name="P8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86" style:family="paragraph" style:parent-style-name="Heading_20_4">
      <style:paragraph-properties fo:break-before="auto" fo:line-height="115%" style:writing-mode="lr-tb"/>
    </style:style>
    <style:style style:name="P87" style:family="paragraph" style:parent-style-name="Heading_20_4">
      <style:paragraph-properties fo:break-before="auto" fo:line-height="115%" style:writing-mode="lr-tb"/>
    </style:style>
    <style:style style:name="P88" style:family="paragraph" style:parent-style-name="Heading_20_4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background-color="#ffffff" fo:color="#222222" fo:font-size="10pt" style:font-size-asian="10pt" style:font-size-complex="10pt"/>
    </style:style>
    <style:style style:name="T89_2" style:family="text">
      <style:text-properties fo:background-color="#ffffff" fo:color="#222222" fo:font-size="10pt" style:font-size-asian="10pt" style:font-size-complex="10pt"/>
    </style:style>
    <style:style style:name="T89_3" style:family="text">
      <style:text-properties fo:background-color="#ffffff" fo:color="#222222" fo:font-size="10pt" style:font-size-asian="10pt" style:font-size-complex="10pt"/>
    </style:style>
    <style:style style:name="T89_4" style:family="text">
      <style:text-properties fo:background-color="#ffffff" fo:color="#222222" fo:font-size="10pt" style:font-size-asian="10pt" style:font-size-complex="10pt"/>
    </style:style>
    <style:style style:name="T89_5" style:family="text">
      <style:text-properties fo:background-color="#ffffff" fo:color="#222222" fo:font-size="10pt" style:font-size-asian="10pt" style:font-size-complex="10pt"/>
    </style:style>
    <style:style style:name="T89_6" style:family="text">
      <style:text-properties fo:background-color="#ffffff" fo:color="#222222" fo:font-size="10pt" style:font-size-asian="10pt" style:font-size-complex="10pt"/>
    </style:style>
    <style:style style:name="T89_7" style:family="text">
      <style:text-properties fo:background-color="#ffffff" fo:color="#222222" fo:font-size="10pt" style:font-size-asian="10pt" style:font-size-complex="10pt"/>
    </style:style>
    <style:style style:name="T89_8" style:family="text">
      <style:text-properties fo:background-color="#ffffff" fo:color="#222222" fo:font-size="10pt" style:font-size-asian="10pt" style:font-size-complex="10pt"/>
    </style:style>
    <style:style style:name="T89_9" style:family="text">
      <style:text-properties fo:background-color="#ffffff" fo:color="#222222" fo:font-size="10pt" style:font-size-asian="10pt" style:font-size-complex="10pt"/>
    </style:style>
    <style:style style:name="T89_10" style:family="text">
      <style:text-properties fo:background-color="#ffffff" fo:color="#222222" fo:font-size="10pt" style:font-size-asian="10pt" style:font-size-complex="10pt"/>
    </style:style>
    <style:style style:name="T89_11" style:family="text">
      <style:text-properties fo:background-color="#ffffff" fo:color="#222222" fo:font-size="10pt" style:font-size-asian="10pt" style:font-size-complex="10pt"/>
    </style:style>
    <style:style style:name="T89_12" style:family="text">
      <style:text-properties fo:background-color="#ffffff" fo:color="#222222" fo:font-size="10pt" style:font-size-asian="10pt" style:font-size-complex="10pt"/>
    </style:style>
    <style:style style:name="T89_13" style:family="text">
      <style:text-properties fo:background-color="#ffffff" fo:color="#222222" fo:font-size="10pt" style:font-size-asian="10pt" style:font-size-complex="10pt"/>
    </style:style>
    <style:style style:name="T89_14" style:family="text">
      <style:text-properties fo:background-color="#ffffff" fo:color="#222222" fo:font-size="10pt" style:font-size-asian="10pt" style:font-size-complex="10pt"/>
    </style:style>
    <style:style style:name="T89_15" style:family="text">
      <style:text-properties fo:background-color="#ffffff" fo:color="#222222" fo:font-size="10pt" style:font-size-asian="10pt" style:font-size-complex="10pt"/>
    </style:style>
    <style:style style:name="T89_16" style:family="text">
      <style:text-properties fo:background-color="#ffffff" fo:color="#222222" fo:font-size="10pt" style:font-size-asian="10pt" style:font-size-complex="10pt"/>
    </style:style>
    <style:style style:name="T89_17" style:family="text">
      <style:text-properties fo:background-color="#ffffff" fo:color="#222222" fo:font-size="10pt" style:font-size-asian="10pt" style:font-size-complex="10pt"/>
    </style:style>
    <style:style style:name="T89_18" style:family="text">
      <style:text-properties fo:background-color="#ffffff" fo:color="#222222" fo:font-size="10pt" style:font-size-asian="10pt" style:font-size-complex="10pt"/>
    </style:style>
    <style:style style:name="T89_19" style:family="text">
      <style:text-properties fo:background-color="#ffffff" fo:color="#222222" fo:font-size="10pt" style:font-size-asian="10pt" style:font-size-complex="10pt"/>
    </style:style>
    <style:style style:name="T89_20" style:family="text">
      <style:text-properties fo:background-color="#ffffff" fo:color="#222222" fo:font-size="10pt" style:font-size-asian="10pt" style:font-size-complex="10pt"/>
    </style:style>
    <style:style style:name="T89_21" style:family="text">
      <style:text-properties fo:background-color="#ffffff" fo:color="#222222" fo:font-size="10pt" style:font-size-asian="10pt" style:font-size-complex="10pt"/>
    </style:style>
    <style:style style:name="T89_22" style:family="text">
      <style:text-properties fo:background-color="#ffffff" fo:color="#222222" fo:font-size="10pt" style:font-size-asian="10pt" style:font-size-complex="10pt"/>
    </style:style>
    <style:style style:name="T89_23" style:family="text">
      <style:text-properties fo:background-color="#ffffff" fo:color="#222222" fo:font-size="10pt" style:font-size-asian="10pt" style:font-size-complex="10pt"/>
    </style:style>
    <style:style style:name="T89_24" style:family="text">
      <style:text-properties fo:background-color="#ffffff" fo:color="#222222" fo:font-size="10pt" style:font-size-asian="10pt" style:font-size-complex="10pt"/>
    </style:style>
    <style:style style:name="T89_25" style:family="text">
      <style:text-properties fo:background-color="#ffffff" fo:color="#222222" fo:font-size="10pt" style:font-size-asian="10pt" style:font-size-complex="10pt"/>
    </style:style>
    <style:style style:name="T89_26" style:family="text">
      <style:text-properties fo:background-color="#ffffff" fo:color="#222222" fo:font-size="10pt" style:font-size-asian="10pt" style:font-size-complex="10pt"/>
    </style:style>
    <style:style style:name="T89_27" style:family="text">
      <style:text-properties fo:background-color="#ffffff" fo:color="#222222" fo:font-size="10pt" style:font-size-asian="10pt" style:font-size-complex="10pt"/>
    </style:style>
    <style:style style:name="T89_28" style:family="text">
      <style:text-properties fo:background-color="#ffffff" fo:color="#222222" fo:font-size="10pt" style:font-size-asian="10pt" style:font-size-complex="10pt"/>
    </style:style>
    <style:style style:name="T89_29" style:family="text">
      <style:text-properties fo:background-color="#ffffff" fo:color="#222222" fo:font-size="10pt" style:font-size-asian="10pt" style:font-size-complex="10pt"/>
    </style:style>
    <style:style style:name="T89_30" style:family="text">
      <style:text-properties fo:background-color="#ffffff" fo:color="#222222" fo:font-size="10pt" style:font-size-asian="10pt" style:font-size-complex="10pt"/>
    </style:style>
    <style:style style:name="T89_31" style:family="text">
      <style:text-properties fo:background-color="#ffffff" fo:color="#222222" fo:font-size="10pt" style:font-size-asian="10pt" style:font-size-complex="10pt"/>
    </style:style>
    <style:style style:name="T89_32" style:family="text">
      <style:text-properties fo:background-color="#ffffff" fo:color="#222222" fo:font-size="10pt" style:font-size-asian="10pt" style:font-size-complex="10pt"/>
    </style:style>
    <style:style style:name="T89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9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9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9_36" style:family="text">
      <style:text-properties fo:background-color="#ffffff" fo:color="#222222" fo:font-size="10pt" style:font-size-asian="10pt" style:font-size-complex="10pt"/>
    </style:style>
    <style:style style:name="T89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9_38" style:family="text">
      <style:text-properties fo:background-color="#ffffff" fo:color="#222222" fo:font-size="10pt" style:font-size-asian="10pt" style:font-size-complex="10pt"/>
    </style:style>
    <style:style style:name="T89_39" style:family="text">
      <style:text-properties fo:background-color="#ffffff" fo:color="#222222" fo:font-size="10pt" style:font-size-asian="10pt" style:font-size-complex="10pt"/>
    </style:style>
    <style:style style:name="T89_40" style:family="text">
      <style:text-properties fo:background-color="#ffffff" fo:color="#222222" fo:font-size="10pt" style:font-size-asian="10pt" style:font-size-complex="10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background-color="#ffffff" fo:color="#222222" fo:font-size="10pt" style:font-size-asian="10pt" style:font-size-complex="10pt"/>
    </style:style>
    <style:style style:name="T90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91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background-color="#ffffff" fo:color="#222222" fo:font-size="10pt" style:font-size-asian="10pt" style:font-size-complex="10pt"/>
    </style:style>
    <style:style style:name="T92_2" style:family="text">
      <style:text-properties fo:background-color="#ffffff" fo:color="#222222" fo:font-size="10pt" style:font-size-asian="10pt" style:font-size-complex="10pt"/>
    </style:style>
    <style:style style:name="T92_3" style:family="text">
      <style:text-properties fo:background-color="#ffffff" fo:color="#222222" fo:font-size="10pt" style:font-size-asian="10pt" style:font-size-complex="10pt"/>
    </style:style>
    <style:style style:name="T92_4" style:family="text">
      <style:text-properties fo:background-color="#ffffff" fo:color="#222222" fo:font-size="10pt" style:font-size-asian="10pt" style:font-size-complex="10pt"/>
    </style:style>
    <style:style style:name="T92_5" style:family="text">
      <style:text-properties fo:background-color="#ffffff" fo:color="#222222" fo:font-size="10pt" style:font-size-asian="10pt" style:font-size-complex="10pt"/>
    </style:style>
    <style:style style:name="T92_6" style:family="text">
      <style:text-properties fo:background-color="#ffffff" fo:color="#222222" fo:font-size="10pt" style:font-size-asian="10pt" style:font-size-complex="10pt"/>
    </style:style>
    <style:style style:name="T92_7" style:family="text">
      <style:text-properties fo:background-color="#ffffff" fo:color="#222222" fo:font-size="10pt" style:font-size-asian="10pt" style:font-size-complex="10pt"/>
    </style:style>
    <style:style style:name="T92_8" style:family="text">
      <style:text-properties fo:background-color="#ffffff" fo:color="#222222" fo:font-size="10pt" style:font-size-asian="10pt" style:font-size-complex="10pt"/>
    </style:style>
    <style:style style:name="T92_9" style:family="text">
      <style:text-properties fo:background-color="#ffffff" fo:color="#222222" fo:font-size="10pt" style:font-size-asian="10pt" style:font-size-complex="10pt"/>
    </style:style>
    <style:style style:name="T92_10" style:family="text">
      <style:text-properties fo:background-color="#ffffff" fo:color="#222222" fo:font-size="10pt" style:font-size-asian="10pt" style:font-size-complex="10pt"/>
    </style:style>
    <style:style style:name="T92_11" style:family="text">
      <style:text-properties fo:background-color="#ffffff" fo:color="#222222" fo:font-size="10pt" style:font-size-asian="10pt" style:font-size-complex="10pt"/>
    </style:style>
    <style:style style:name="T92_12" style:family="text">
      <style:text-properties fo:background-color="#ffffff" fo:color="#222222" fo:font-size="10pt" style:font-size-asian="10pt" style:font-size-complex="10pt"/>
    </style:style>
    <style:style style:name="T92_13" style:family="text">
      <style:text-properties fo:background-color="#ffffff" fo:color="#222222" fo:font-size="10pt" style:font-size-asian="10pt" style:font-size-complex="10pt"/>
    </style:style>
    <style:style style:name="T92_14" style:family="text">
      <style:text-properties fo:background-color="#ffffff" fo:color="#222222" fo:font-size="10pt" style:font-size-asian="10pt" style:font-size-complex="10pt"/>
    </style:style>
    <style:style style:name="T92_15" style:family="text">
      <style:text-properties fo:background-color="#ffffff" fo:color="#222222" fo:font-size="10pt" style:font-size-asian="10pt" style:font-size-complex="10pt"/>
    </style:style>
    <style:style style:name="T92_16" style:family="text">
      <style:text-properties fo:background-color="#ffffff" fo:color="#222222" fo:font-size="10pt" style:font-size-asian="10pt" style:font-size-complex="10pt"/>
    </style:style>
    <style:style style:name="T92_17" style:family="text">
      <style:text-properties fo:background-color="#ffffff" fo:color="#222222" fo:font-size="10pt" style:font-size-asian="10pt" style:font-size-complex="10pt"/>
    </style:style>
    <style:style style:name="T92_18" style:family="text">
      <style:text-properties fo:background-color="#ffffff" fo:color="#222222" fo:font-size="10pt" style:font-size-asian="10pt" style:font-size-complex="10pt"/>
    </style:style>
    <style:style style:name="T92_19" style:family="text">
      <style:text-properties fo:background-color="#ffffff" fo:color="#222222" fo:font-size="10pt" style:font-size-asian="10pt" style:font-size-complex="10pt"/>
    </style:style>
    <style:style style:name="T92_20" style:family="text">
      <style:text-properties fo:background-color="#ffffff" fo:color="#222222" fo:font-size="10pt" style:font-size-asian="10pt" style:font-size-complex="10pt"/>
    </style:style>
    <style:style style:name="T92_21" style:family="text">
      <style:text-properties fo:background-color="#ffffff" fo:color="#222222" fo:font-size="10pt" style:font-size-asian="10pt" style:font-size-complex="10pt"/>
    </style:style>
    <style:style style:name="T92_22" style:family="text">
      <style:text-properties fo:background-color="#ffffff" fo:color="#222222" fo:font-size="10pt" style:font-size-asian="10pt" style:font-size-complex="10pt"/>
    </style:style>
    <style:style style:name="T92_23" style:family="text">
      <style:text-properties fo:background-color="#ffffff" fo:color="#222222" fo:font-size="10pt" style:font-size-asian="10pt" style:font-size-complex="10pt"/>
    </style:style>
    <style:style style:name="T92_24" style:family="text">
      <style:text-properties fo:background-color="#ffffff" fo:color="#222222" fo:font-size="10pt" style:font-size-asian="10pt" style:font-size-complex="10pt"/>
    </style:style>
    <style:style style:name="T92_25" style:family="text">
      <style:text-properties fo:background-color="#ffffff" fo:color="#222222" fo:font-size="10pt" style:font-size-asian="10pt" style:font-size-complex="10pt"/>
    </style:style>
    <style:style style:name="T92_26" style:family="text">
      <style:text-properties fo:background-color="#ffffff" fo:color="#222222" fo:font-size="10pt" style:font-size-asian="10pt" style:font-size-complex="10pt"/>
    </style:style>
    <style:style style:name="T92_27" style:family="text">
      <style:text-properties fo:background-color="#ffffff" fo:color="#222222" fo:font-size="10pt" style:font-size-asian="10pt" style:font-size-complex="10pt"/>
    </style:style>
    <style:style style:name="T92_28" style:family="text">
      <style:text-properties fo:background-color="#ffffff" fo:color="#222222" fo:font-size="10pt" style:font-size-asian="10pt" style:font-size-complex="10pt"/>
    </style:style>
    <style:style style:name="T92_29" style:family="text">
      <style:text-properties fo:background-color="#ffffff" fo:color="#222222" fo:font-size="10pt" style:font-size-asian="10pt" style:font-size-complex="10pt"/>
    </style:style>
    <style:style style:name="T92_30" style:family="text">
      <style:text-properties fo:background-color="#ffffff" fo:color="#222222" fo:font-size="10pt" style:font-size-asian="10pt" style:font-size-complex="10pt"/>
    </style:style>
    <style:style style:name="T92_31" style:family="text">
      <style:text-properties fo:background-color="#ffffff" fo:color="#222222" fo:font-size="10pt" style:font-size-asian="10pt" style:font-size-complex="10pt"/>
    </style:style>
    <style:style style:name="T92_32" style:family="text">
      <style:text-properties fo:background-color="#ffffff" fo:color="#222222" fo:font-size="10pt" style:font-size-asian="10pt" style:font-size-complex="10pt"/>
    </style:style>
    <style:style style:name="T92_33" style:family="text">
      <style:text-properties fo:background-color="#ffffff" fo:color="#222222" fo:font-size="10pt" style:font-size-asian="10pt" style:font-size-complex="10pt"/>
    </style:style>
    <style:style style:name="T92_34" style:family="text">
      <style:text-properties fo:background-color="#ffffff" fo:color="#222222" fo:font-size="10pt" style:font-size-asian="10pt" style:font-size-complex="10pt"/>
    </style:style>
    <style:style style:name="T92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2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2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2_38" style:family="text">
      <style:text-properties fo:background-color="#ffffff" fo:color="#222222" fo:font-size="10pt" style:font-size-asian="10pt" style:font-size-complex="10pt"/>
    </style:style>
    <style:style style:name="T92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2_40" style:family="text">
      <style:text-properties fo:background-color="#ffffff" fo:color="#222222" fo:font-size="10pt" style:font-size-asian="10pt" style:font-size-complex="10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>
      <style:text-properties fo:font-style="italic" style:font-style-asian="italic" style:font-style-complex="italic"/>
    </style:style>
    <style:style style:name="T93_3" style:family="text">
      <style:text-properties fo:font-style="italic" style:font-style-asian="italic" style:font-style-complex="italic"/>
    </style:style>
    <style:style style:name="T93_4" style:family="text">
      <style:text-properties fo:font-style="italic" style:font-style-asian="italic" style:font-style-complex="italic"/>
    </style:style>
    <style:style style:name="T93_5" style:family="text">
      <style:text-properties fo:font-style="italic" style:font-style-asian="italic" style:font-style-complex="italic"/>
    </style:style>
    <style:style style:name="T93_6" style:family="text">
      <style:text-properties fo:font-style="italic" style:font-style-asian="italic" style:font-style-complex="italic"/>
    </style:style>
    <style:style style:name="T93_7" style:family="text">
      <style:text-properties fo:font-style="italic" style:font-style-asian="italic" style:font-style-complex="italic"/>
    </style:style>
    <style:style style:name="T93_8" style:family="text">
      <style:text-properties fo:font-style="italic" style:font-style-asian="italic" style:font-style-complex="italic"/>
    </style:style>
    <style:style style:name="T93_9" style:family="text">
      <style:text-properties fo:font-style="italic" style:font-style-asian="italic" style:font-style-complex="italic"/>
    </style:style>
    <style:style style:name="T93_10" style:family="text">
      <style:text-properties fo:font-style="italic" style:font-style-asian="italic" style:font-style-complex="italic"/>
    </style:style>
    <style:style style:name="T93_11" style:family="text">
      <style:text-properties fo:font-style="italic" style:font-style-asian="italic" style:font-style-complex="italic"/>
    </style:style>
    <style:style style:name="T93_12" style:family="text">
      <style:text-properties fo:font-style="italic" style:font-style-asian="italic" style:font-style-complex="italic"/>
    </style:style>
    <style:style style:name="T93_13" style:family="text">
      <style:text-properties fo:font-style="italic" style:font-style-asian="italic" style:font-style-complex="italic"/>
    </style:style>
    <style:style style:name="T93_14" style:family="text">
      <style:text-properties fo:font-style="italic" style:font-style-asian="italic" style:font-style-complex="italic"/>
    </style:style>
    <style:style style:name="T93_15" style:family="text">
      <style:text-properties fo:font-style="italic" style:font-style-asian="italic" style:font-style-complex="italic"/>
    </style:style>
    <style:style style:name="T93_16" style:family="text">
      <style:text-properties fo:font-style="italic" style:font-style-asian="italic" style:font-style-complex="italic"/>
    </style:style>
    <style:style style:name="T93_17" style:family="text">
      <style:text-properties fo:font-style="italic" style:font-style-asian="italic" style:font-style-complex="italic"/>
    </style:style>
    <style:style style:name="T93_18" style:family="text">
      <style:text-properties fo:font-style="italic" style:font-style-asian="italic" style:font-style-complex="italic"/>
    </style:style>
    <style:style style:name="T93_19" style:family="text">
      <style:text-properties fo:font-style="italic" style:font-style-asian="italic" style:font-style-complex="italic"/>
    </style:style>
    <style:style style:name="T93_20" style:family="text">
      <style:text-properties fo:font-style="italic" style:font-style-asian="italic" style:font-style-complex="italic"/>
    </style:style>
    <style:style style:name="T93_21" style:family="text">
      <style:text-properties fo:font-style="italic" style:font-style-asian="italic" style:font-style-complex="italic"/>
    </style:style>
    <style:style style:name="T93_22" style:family="text">
      <style:text-properties fo:font-style="italic" style:font-style-asian="italic" style:font-style-complex="italic"/>
    </style:style>
    <style:style style:name="T93_23" style:family="text">
      <style:text-properties fo:font-style="italic" style:font-style-asian="italic" style:font-style-complex="italic"/>
    </style:style>
    <style:style style:name="T93_24" style:family="text">
      <style:text-properties fo:font-style="italic" style:font-style-asian="italic" style:font-style-complex="italic"/>
    </style:style>
    <style:style style:name="T93_25" style:family="text">
      <style:text-properties fo:font-style="italic" style:font-style-asian="italic" style:font-style-complex="italic"/>
    </style:style>
    <style:style style:name="T93_26" style:family="text">
      <style:text-properties fo:font-style="italic" style:font-style-asian="italic" style:font-style-complex="italic"/>
    </style:style>
    <style:style style:name="T93_27" style:family="text">
      <style:text-properties fo:font-style="italic" style:font-style-asian="italic" style:font-style-complex="italic"/>
    </style:style>
    <style:style style:name="T93_28" style:family="text">
      <style:text-properties fo:font-style="italic" style:font-style-asian="italic" style:font-style-complex="italic"/>
    </style:style>
    <style:style style:name="T93_29" style:family="text">
      <style:text-properties fo:font-style="italic" style:font-style-asian="italic" style:font-style-complex="italic"/>
    </style:style>
    <style:style style:name="T93_30" style:family="text">
      <style:text-properties fo:font-style="italic" style:font-style-asian="italic" style:font-style-complex="italic"/>
    </style:style>
    <style:style style:name="T93_31" style:family="text">
      <style:text-properties fo:font-style="italic" style:font-style-asian="italic" style:font-style-complex="italic"/>
    </style:style>
    <style:style style:name="T93_32" style:family="text">
      <style:text-properties fo:font-style="italic" style:font-style-asian="italic" style:font-style-complex="italic"/>
    </style:style>
    <style:style style:name="T93_33" style:family="text">
      <style:text-properties fo:font-style="italic" style:font-style-asian="italic" style:font-style-complex="italic"/>
    </style:style>
    <style:style style:name="T93_34" style:family="text">
      <style:text-properties fo:font-style="italic" style:font-style-asian="italic" style:font-style-complex="italic"/>
    </style:style>
    <style:style style:name="T93_35" style:family="text">
      <style:text-properties fo:font-style="italic" style:font-style-asian="italic" style:font-style-complex="italic"/>
    </style:style>
    <style:style style:name="T93_36" style:family="text">
      <style:text-properties fo:font-style="italic" style:font-style-asian="italic" style:font-style-complex="italic"/>
    </style:style>
    <style:style style:name="T93_37" style:family="text">
      <style:text-properties fo:font-style="italic" style:font-style-asian="italic" style:font-style-complex="italic"/>
    </style:style>
    <style:style style:name="T93_38" style:family="text">
      <style:text-properties fo:font-style="italic" style:font-style-asian="italic" style:font-style-complex="italic"/>
    </style:style>
    <style:style style:name="T93_39" style:family="text">
      <style:text-properties fo:font-style="italic" style:font-style-asian="italic" style:font-style-complex="italic"/>
    </style:style>
    <style:style style:name="T93_40" style:family="text">
      <style:text-properties fo:font-style="italic" style:font-style-asian="italic" style:font-style-complex="italic"/>
    </style:style>
    <style:style style:name="T93_41" style:family="text">
      <style:text-properties fo:font-style="italic" style:font-style-asian="italic" style:font-style-complex="italic"/>
    </style:style>
    <style:style style:name="T93_42" style:family="text">
      <style:text-properties fo:font-style="italic" style:font-style-asian="italic" style:font-style-complex="italic"/>
    </style:style>
    <style:style style:name="T93_43" style:family="text">
      <style:text-properties fo:font-style="italic" style:font-style-asian="italic" style:font-style-complex="italic"/>
    </style:style>
    <style:style style:name="T93_44" style:family="text">
      <style:text-properties fo:font-style="italic" style:font-style-asian="italic" style:font-style-complex="italic"/>
    </style:style>
    <style:style style:name="T93_45" style:family="text">
      <style:text-properties fo:font-style="italic" style:font-style-asian="italic" style:font-style-complex="italic"/>
    </style:style>
    <style:style style:name="T93_46" style:family="text">
      <style:text-properties fo:font-style="italic" style:font-style-asian="italic" style:font-style-complex="italic"/>
    </style:style>
    <style:style style:name="T93_47" style:family="text">
      <style:text-properties fo:font-style="italic" style:font-style-asian="italic" style:font-style-complex="italic"/>
    </style:style>
    <style:style style:name="T93_48" style:family="text">
      <style:text-properties fo:font-style="italic" style:font-style-asian="italic" style:font-style-complex="italic"/>
    </style:style>
    <style:style style:name="T93_49" style:family="text">
      <style:text-properties fo:font-style="italic" style:font-style-asian="italic" style:font-style-complex="italic"/>
    </style:style>
    <style:style style:name="T93_50" style:family="text">
      <style:text-properties fo:font-style="italic" style:font-style-asian="italic" style:font-style-complex="italic"/>
    </style:style>
    <style:style style:name="T93_51" style:family="text">
      <style:text-properties fo:font-style="italic" style:font-style-asian="italic" style:font-style-complex="italic"/>
    </style:style>
    <style:style style:name="T93_52" style:family="text">
      <style:text-properties fo:font-style="italic" style:font-style-asian="italic" style:font-style-complex="italic"/>
    </style:style>
    <style:style style:name="T93_53" style:family="text">
      <style:text-properties fo:font-style="italic" style:font-style-asian="italic" style:font-style-complex="italic"/>
    </style:style>
    <style:style style:name="T93_54" style:family="text">
      <style:text-properties fo:font-style="italic" style:font-style-asian="italic" style:font-style-complex="italic"/>
    </style:style>
    <style:style style:name="T93_55" style:family="text">
      <style:text-properties fo:font-style="italic" style:font-style-asian="italic" style:font-style-complex="italic"/>
    </style:style>
    <style:style style:name="T93_56" style:family="text">
      <style:text-properties fo:font-style="italic" style:font-style-asian="italic" style:font-style-complex="italic"/>
    </style:style>
    <style:style style:name="T93_57" style:family="text">
      <style:text-properties fo:font-style="italic" style:font-style-asian="italic" style:font-style-complex="italic"/>
    </style:style>
    <style:style style:name="T93_58" style:family="text">
      <style:text-properties fo:font-style="italic" style:font-style-asian="italic" style:font-style-complex="italic"/>
    </style:style>
    <style:style style:name="T93_59" style:family="text">
      <style:text-properties fo:font-style="italic" style:font-style-asian="italic" style:font-style-complex="italic"/>
    </style:style>
    <style:style style:name="T93_60" style:family="text">
      <style:text-properties fo:font-style="italic" style:font-style-asian="italic" style:font-style-complex="italic"/>
    </style:style>
    <style:style style:name="T93_61" style:family="text">
      <style:text-properties fo:font-style="italic" style:font-style-asian="italic" style:font-style-complex="italic"/>
    </style:style>
    <style:style style:name="T93_62" style:family="text">
      <style:text-properties fo:font-style="italic" style:font-style-asian="italic" style:font-style-complex="italic"/>
    </style:style>
    <style:style style:name="T93_63" style:family="text">
      <style:text-properties fo:font-style="italic" style:font-style-asian="italic" style:font-style-complex="italic"/>
    </style:style>
    <style:style style:name="T93_64" style:family="text">
      <style:text-properties fo:font-style="italic" style:font-style-asian="italic" style:font-style-complex="italic"/>
    </style:style>
    <style:style style:name="T93_65" style:family="text">
      <style:text-properties fo:font-style="italic" style:font-style-asian="italic" style:font-style-complex="italic"/>
    </style:style>
    <style:style style:name="T93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Heading_20_4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background-color="#ffffff" fo:color="#222222" fo:font-size="10pt" style:font-size-asian="10pt" style:font-size-complex="10pt"/>
    </style:style>
    <style:style style:name="T97_2" style:family="text">
      <style:text-properties fo:background-color="#ffffff" fo:color="#222222" fo:font-size="10pt" style:font-size-asian="10pt" style:font-size-complex="10pt"/>
    </style:style>
    <style:style style:name="T97_3" style:family="text">
      <style:text-properties fo:background-color="#ffffff" fo:color="#222222" fo:font-size="10pt" style:font-size-asian="10pt" style:font-size-complex="10pt"/>
    </style:style>
    <style:style style:name="T97_4" style:family="text">
      <style:text-properties fo:background-color="#ffffff" fo:color="#222222" fo:font-size="10pt" style:font-size-asian="10pt" style:font-size-complex="10pt"/>
    </style:style>
    <style:style style:name="T97_5" style:family="text">
      <style:text-properties fo:background-color="#ffffff" fo:color="#222222" fo:font-size="10pt" style:font-size-asian="10pt" style:font-size-complex="10pt"/>
    </style:style>
    <style:style style:name="T97_6" style:family="text">
      <style:text-properties fo:background-color="#ffffff" fo:color="#222222" fo:font-size="10pt" style:font-size-asian="10pt" style:font-size-complex="10pt"/>
    </style:style>
    <style:style style:name="T97_7" style:family="text">
      <style:text-properties fo:background-color="#ffffff" fo:color="#222222" fo:font-size="10pt" style:font-size-asian="10pt" style:font-size-complex="10pt"/>
    </style:style>
    <style:style style:name="T97_8" style:family="text">
      <style:text-properties fo:background-color="#ffffff" fo:color="#222222" fo:font-size="10pt" style:font-size-asian="10pt" style:font-size-complex="10pt"/>
    </style:style>
    <style:style style:name="T97_9" style:family="text">
      <style:text-properties fo:background-color="#ffffff" fo:color="#222222" fo:font-size="10pt" style:font-size-asian="10pt" style:font-size-complex="10pt"/>
    </style:style>
    <style:style style:name="T97_10" style:family="text">
      <style:text-properties fo:background-color="#ffffff" fo:color="#222222" fo:font-size="10pt" style:font-size-asian="10pt" style:font-size-complex="10pt"/>
    </style:style>
    <style:style style:name="T97_11" style:family="text">
      <style:text-properties fo:background-color="#ffffff" fo:color="#222222" fo:font-size="10pt" style:font-size-asian="10pt" style:font-size-complex="10pt"/>
    </style:style>
    <style:style style:name="T97_12" style:family="text">
      <style:text-properties fo:background-color="#ffffff" fo:color="#222222" fo:font-size="10pt" style:font-size-asian="10pt" style:font-size-complex="10pt"/>
    </style:style>
    <style:style style:name="T97_13" style:family="text">
      <style:text-properties fo:background-color="#ffffff" fo:color="#222222" fo:font-size="10pt" style:font-size-asian="10pt" style:font-size-complex="10pt"/>
    </style:style>
    <style:style style:name="T97_14" style:family="text">
      <style:text-properties fo:background-color="#ffffff" fo:color="#222222" fo:font-size="10pt" style:font-size-asian="10pt" style:font-size-complex="10pt"/>
    </style:style>
    <style:style style:name="T97_15" style:family="text">
      <style:text-properties fo:background-color="#ffffff" fo:color="#222222" fo:font-size="10pt" style:font-size-asian="10pt" style:font-size-complex="10pt"/>
    </style:style>
    <style:style style:name="T97_16" style:family="text">
      <style:text-properties fo:background-color="#ffffff" fo:color="#222222" fo:font-size="10pt" style:font-size-asian="10pt" style:font-size-complex="10pt"/>
    </style:style>
    <style:style style:name="T97_17" style:family="text">
      <style:text-properties fo:background-color="#ffffff" fo:color="#222222" fo:font-size="10pt" style:font-size-asian="10pt" style:font-size-complex="10pt"/>
    </style:style>
    <style:style style:name="T97_18" style:family="text">
      <style:text-properties fo:background-color="#ffffff" fo:color="#222222" fo:font-size="10pt" style:font-size-asian="10pt" style:font-size-complex="10pt"/>
    </style:style>
    <style:style style:name="T97_19" style:family="text">
      <style:text-properties fo:background-color="#ffffff" fo:color="#222222" fo:font-size="10pt" style:font-size-asian="10pt" style:font-size-complex="10pt"/>
    </style:style>
    <style:style style:name="T97_20" style:family="text">
      <style:text-properties fo:background-color="#ffffff" fo:color="#222222" fo:font-size="10pt" style:font-size-asian="10pt" style:font-size-complex="10pt"/>
    </style:style>
    <style:style style:name="T97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28" style:family="text">
      <style:text-properties fo:background-color="#ffffff" fo:color="#222222" fo:font-size="10pt" style:font-size-asian="10pt" style:font-size-complex="10pt"/>
    </style:style>
    <style:style style:name="T97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7_30" style:family="text">
      <style:text-properties fo:background-color="#ffffff" fo:color="#222222" fo:font-size="10pt" style:font-size-asian="10pt" style:font-size-complex="10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background-color="#ffffff" fo:color="#222222" fo:font-size="10pt" style:font-size-asian="10pt" style:font-size-complex="10pt"/>
    </style:style>
    <style:style style:name="T98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8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>
      <style:text-properties fo:font-style="italic" style:font-style-asian="italic" style:font-style-complex="italic"/>
    </style:style>
    <style:style style:name="T103_24" style:family="text">
      <style:text-properties fo:font-style="italic" style:font-style-asian="italic" style:font-style-complex="italic"/>
    </style:style>
    <style:style style:name="T103_25" style:family="text">
      <style:text-properties fo:font-style="italic" style:font-style-asian="italic" style:font-style-complex="italic"/>
    </style:style>
    <style:style style:name="T103_26" style:family="text"/>
    <style:style style:name="T103_27" style:family="text">
      <style:text-properties fo:font-style="italic" style:font-style-asian="italic" style:font-style-complex="italic"/>
    </style:style>
    <style:style style:name="T103_28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weight="bold" style:font-weight-asian="bold" style:font-weight-complex="bold"/>
    </style:style>
    <style:style style:name="T105_2" style:family="text">
      <style:text-properties fo:font-weight="bold" style:font-weight-asian="bold" style:font-weight-complex="bold"/>
    </style:style>
    <style:style style:name="T105_3" style:family="text">
      <style:text-properties fo:font-weight="bold" style:font-weight-asian="bold" style:font-weight-complex="bold"/>
    </style:style>
    <style:style style:name="T105_4" style:family="text">
      <style:text-properties fo:font-weight="bold" style:font-weight-asian="bold" style:font-weight-complex="bold"/>
    </style:style>
    <style:style style:name="T105_5" style:family="text">
      <style:text-properties fo:font-weight="bold" style:font-weight-asian="bold" style:font-weight-complex="bold"/>
    </style:style>
    <style:style style:name="T105_6" style:family="text">
      <style:text-properties fo:font-weight="bold" style:font-weight-asian="bold" style:font-weight-complex="bold"/>
    </style:style>
    <style:style style:name="T105_7" style:family="text">
      <style:text-properties fo:font-weight="bold" style:font-weight-asian="bold" style:font-weight-complex="bold"/>
    </style:style>
    <style:style style:name="T105_8" style:family="text">
      <style:text-properties fo:font-weight="bold" style:font-weight-asian="bold" style:font-weight-complex="bold"/>
    </style:style>
    <style:style style:name="T105_9" style:family="text">
      <style:text-properties fo:font-weight="bold" style:font-weight-asian="bold" style:font-weight-complex="bold"/>
    </style:style>
    <style:style style:name="T105_10" style:family="text">
      <style:text-properties fo:font-weight="bold" style:font-weight-asian="bold" style:font-weight-complex="bold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>
      <style:text-properties fo:font-style="italic" style:font-style-asian="italic" style:font-style-complex="italic"/>
    </style:style>
    <style:style style:name="T107_42" style:family="text">
      <style:text-properties fo:font-style="italic" style:font-style-asian="italic" style:font-style-complex="italic"/>
    </style:style>
    <style:style style:name="T107_43" style:family="text">
      <style:text-properties fo:font-style="italic" style:font-style-asian="italic" style:font-style-complex="italic"/>
    </style:style>
    <style:style style:name="T107_44" style:family="text">
      <style:text-properties fo:font-style="italic" style:font-style-asian="italic" style:font-style-complex="italic"/>
    </style:style>
    <style:style style:name="T107_45" style:family="text">
      <style:text-properties fo:font-style="italic" style:font-style-asian="italic" style:font-style-complex="italic"/>
    </style:style>
    <style:style style:name="T107_46" style:family="text">
      <style:text-properties fo:font-style="italic" style:font-style-asian="italic" style:font-style-complex="italic"/>
    </style:style>
    <style:style style:name="T107_47" style:family="text">
      <style:text-properties fo:font-style="italic" style:font-style-asian="italic" style:font-style-complex="italic"/>
    </style:style>
    <style:style style:name="T107_48" style:family="text"/>
    <style:style style:name="T107_49" style:family="text">
      <style:text-properties fo:font-style="italic" style:font-style-asian="italic" style:font-style-complex="italic"/>
    </style:style>
    <style:style style:name="T107_50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>
      <style:text-properties fo:font-style="italic" style:font-style-asian="italic" style:font-style-complex="italic"/>
    </style:style>
    <style:style style:name="T110_22" style:family="text">
      <style:text-properties fo:font-style="italic" style:font-style-asian="italic" style:font-style-complex="italic"/>
    </style:style>
    <style:style style:name="T110_23" style:family="text">
      <style:text-properties fo:font-style="italic" style:font-style-asian="italic" style:font-style-complex="italic"/>
    </style:style>
    <style:style style:name="T110_24" style:family="text">
      <style:text-properties fo:font-style="italic" style:font-style-asian="italic" style:font-style-complex="italic"/>
    </style:style>
    <style:style style:name="T110_25" style:family="text">
      <style:text-properties fo:font-style="italic" style:font-style-asian="italic" style:font-style-complex="italic"/>
    </style:style>
    <style:style style:name="T110_26" style:family="text">
      <style:text-properties fo:font-style="italic" style:font-style-asian="italic" style:font-style-complex="italic"/>
    </style:style>
    <style:style style:name="T110_27" style:family="text">
      <style:text-properties fo:font-style="italic" style:font-style-asian="italic" style:font-style-complex="italic"/>
    </style:style>
    <style:style style:name="T110_28" style:family="text"/>
    <style:style style:name="T110_29" style:family="text">
      <style:text-properties fo:font-style="italic" style:font-style-asian="italic" style:font-style-complex="italic"/>
    </style:style>
    <style:style style:name="T110_30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>
      <style:text-properties fo:font-style="italic" style:font-style-asian="italic" style:font-style-complex="italic"/>
    </style:style>
    <style:style style:name="T114_8" style:family="text">
      <style:text-properties fo:font-style="italic" style:font-style-asian="italic" style:font-style-complex="italic"/>
    </style:style>
    <style:style style:name="T114_9" style:family="text">
      <style:text-properties fo:font-style="italic" style:font-style-asian="italic" style:font-style-complex="italic"/>
    </style:style>
    <style:style style:name="T114_10" style:family="text">
      <style:text-properties fo:font-style="italic" style:font-style-asian="italic" style:font-style-complex="italic"/>
    </style:style>
    <style:style style:name="T114_11" style:family="text">
      <style:text-properties fo:font-style="italic" style:font-style-asian="italic" style:font-style-complex="italic"/>
    </style:style>
    <style:style style:name="T114_12" style:family="text">
      <style:text-properties fo:font-style="italic" style:font-style-asian="italic" style:font-style-complex="italic"/>
    </style:style>
    <style:style style:name="T114_13" style:family="text">
      <style:text-properties fo:font-style="italic" style:font-style-asian="italic" style:font-style-complex="italic"/>
    </style:style>
    <style:style style:name="T114_14" style:family="text">
      <style:text-properties fo:font-style="italic" style:font-style-asian="italic" style:font-style-complex="italic"/>
    </style:style>
    <style:style style:name="T114_15" style:family="text">
      <style:text-properties fo:font-style="italic" style:font-style-asian="italic" style:font-style-complex="italic"/>
    </style:style>
    <style:style style:name="T114_16" style:family="text">
      <style:text-properties fo:font-style="italic" style:font-style-asian="italic" style:font-style-complex="italic"/>
    </style:style>
    <style:style style:name="T114_17" style:family="text">
      <style:text-properties fo:font-style="italic" style:font-style-asian="italic" style:font-style-complex="italic"/>
    </style:style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page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Title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P124" style:family="paragraph" style:parent-style-name="Standard">
      <style:paragraph-properties fo:break-before="auto" fo:text-indent="0cm" fo:line-height="100%" fo:margin-top="0.6cm" fo:margin-left="-0.459cm" style:writing-mode="lr-tb"/>
    </style:style>
    <style:style style:name="T124_1" style:family="text">
      <style:text-properties fo:font-size="8pt" style:font-size-asian="8pt" style:font-size-complex="8pt"/>
    </style:style>
    <style:style style:name="T124_2" style:family="text">
      <style:text-properties fo:font-size="8pt" style:font-size-asian="8pt" style:font-size-complex="8pt"/>
    </style:style>
    <style:style style:name="T124_3" style:family="text">
      <style:text-properties fo:font-size="8pt" style:font-size-asian="8pt" style:font-size-complex="8pt"/>
    </style:style>
    <style:style style:name="T124_4" style:family="text">
      <style:text-properties fo:font-style="italic" style:font-style-asian="italic" style:font-style-complex="italic" fo:font-size="8pt" style:font-size-asian="8pt" style:font-size-complex="8pt"/>
    </style:style>
    <style:style style:name="T124_5" style:family="text">
      <style:text-properties fo:font-style="italic" style:font-style-asian="italic" style:font-style-complex="italic" fo:font-size="8pt" style:font-size-asian="8pt" style:font-size-complex="8pt"/>
    </style:style>
    <style:style style:name="T124_6" style:family="text">
      <style:text-properties fo:font-style="italic" style:font-style-asian="italic" style:font-style-complex="italic" fo:font-size="8pt" style:font-size-asian="8pt" style:font-size-complex="8pt"/>
    </style:style>
    <style:style style:name="T124_7" style:family="text">
      <style:text-properties fo:font-style="italic" style:font-style-asian="italic" style:font-style-complex="italic" fo:font-size="8pt" style:font-size-asian="8pt" style:font-size-complex="8pt"/>
    </style:style>
    <style:style style:name="T124_8" style:family="text">
      <style:text-properties fo:font-style="italic" style:font-style-asian="italic" style:font-style-complex="italic" fo:font-size="8pt" style:font-size-asian="8pt" style:font-size-complex="8pt"/>
    </style:style>
    <style:style style:name="T124_9" style:family="text">
      <style:text-properties fo:font-style="italic" style:font-style-asian="italic" style:font-style-complex="italic" fo:font-size="8pt" style:font-size-asian="8pt" style:font-size-complex="8pt"/>
    </style:style>
    <style:style style:name="T124_10" style:family="text">
      <style:text-properties fo:font-style="italic" style:font-style-asian="italic" style:font-style-complex="italic" fo:font-size="8pt" style:font-size-asian="8pt" style:font-size-complex="8pt"/>
    </style:style>
    <style:style style:name="T124_11" style:family="text">
      <style:text-properties fo:font-style="italic" style:font-style-asian="italic" style:font-style-complex="italic" fo:font-size="8pt" style:font-size-asian="8pt" style:font-size-complex="8pt"/>
    </style:style>
    <style:style style:name="T124_12" style:family="text">
      <style:text-properties fo:font-style="italic" style:font-style-asian="italic" style:font-style-complex="italic" fo:font-size="8pt" style:font-size-asian="8pt" style:font-size-complex="8pt"/>
    </style:style>
    <style:style style:name="T124_13" style:family="text">
      <style:text-properties fo:font-style="italic" style:font-style-asian="italic" style:font-style-complex="italic" fo:font-size="8pt" style:font-size-asian="8pt" style:font-size-complex="8pt"/>
    </style:style>
    <style:style style:name="T124_14" style:family="text">
      <style:text-properties fo:font-style="italic" style:font-style-asian="italic" style:font-style-complex="italic" fo:font-size="8pt" style:font-size-asian="8pt" style:font-size-complex="8pt"/>
    </style:style>
    <style:style style:name="T124_15" style:family="text">
      <style:text-properties fo:font-style="italic" style:font-style-asian="italic" style:font-style-complex="italic" fo:font-size="8pt" style:font-size-asian="8pt" style:font-size-complex="8pt"/>
    </style:style>
    <style:style style:name="T124_16" style:family="text">
      <style:text-properties fo:font-style="italic" style:font-style-asian="italic" style:font-style-complex="italic" fo:font-size="8pt" style:font-size-asian="8pt" style:font-size-complex="8pt"/>
    </style:style>
    <style:style style:name="T124_17" style:family="text">
      <style:text-properties fo:font-style="italic" style:font-style-asian="italic" style:font-style-complex="italic" fo:font-size="8pt" style:font-size-asian="8pt" style:font-size-complex="8pt"/>
    </style:style>
    <style:style style:name="T124_18" style:family="text">
      <style:text-properties fo:font-style="italic" style:font-style-asian="italic" style:font-style-complex="italic" fo:font-size="8pt" style:font-size-asian="8pt" style:font-size-complex="8pt"/>
    </style:style>
    <style:style style:name="T124_19" style:family="text">
      <style:text-properties fo:font-style="italic" style:font-style-asian="italic" style:font-style-complex="italic" fo:font-size="8pt" style:font-size-asian="8pt" style:font-size-complex="8pt"/>
    </style:style>
    <style:style style:name="T124_20" style:family="text">
      <style:text-properties fo:font-style="italic" style:font-style-asian="italic" style:font-style-complex="italic" fo:font-size="8pt" style:font-size-asian="8pt" style:font-size-complex="8pt"/>
    </style:style>
    <style:style style:name="T124_21" style:family="text">
      <style:text-properties fo:font-style="italic" style:font-style-asian="italic" style:font-style-complex="italic" fo:font-size="8pt" style:font-size-asian="8pt" style:font-size-complex="8pt"/>
    </style:style>
    <style:style style:name="T124_22" style:family="text">
      <style:text-properties fo:font-style="italic" style:font-style-asian="italic" style:font-style-complex="italic" fo:font-size="8pt" style:font-size-asian="8pt" style:font-size-complex="8pt"/>
    </style:style>
    <style:style style:name="P125" style:family="paragraph" style:parent-style-name="Heading_20_1">
      <style:paragraph-properties fo:break-before="auto" fo:text-indent="0cm" fo:line-height="100%" fo:margin-top="0.6cm" fo:margin-bottom="0.423cm" fo:margin-left="-0.459cm" style:writing-mode="lr-tb"/>
    </style:style>
    <style:style style:name="T125_1" style:family="text"/>
    <style:style style:name="P126" style:family="paragraph" style:parent-style-name="Standard">
      <style:paragraph-properties fo:break-before="auto" fo:line-height="160%" fo:margin-top="0cm" style:writing-mode="lr-tb"/>
    </style:style>
    <style:style style:name="T126_1" style:family="text">
      <style:text-properties fo:color="#333333" fo:font-size="12pt" style:font-size-asian="12pt" style:font-size-complex="12pt"/>
    </style:style>
    <style:style style:name="T126_2" style:family="text">
      <style:text-properties fo:color="#333333" fo:font-size="12pt" style:font-size-asian="12pt" style:font-size-complex="12pt"/>
    </style:style>
    <style:style style:name="T126_3" style:family="text">
      <style:text-properties fo:color="#333333" fo:font-size="12pt" style:font-size-asian="12pt" style:font-size-complex="12pt"/>
    </style:style>
    <style:style style:name="T126_4" style:family="text">
      <style:text-properties fo:color="#333333" fo:font-size="12pt" style:font-size-asian="12pt" style:font-size-complex="12pt"/>
    </style:style>
    <style:style style:name="T126_5" style:family="text">
      <style:text-properties fo:color="#333333" fo:font-size="12pt" style:font-size-asian="12pt" style:font-size-complex="12pt"/>
    </style:style>
    <style:style style:name="T126_6" style:family="text">
      <style:text-properties fo:color="#333333" fo:font-size="12pt" style:font-size-asian="12pt" style:font-size-complex="12pt"/>
    </style:style>
    <style:style style:name="T126_7" style:family="text">
      <style:text-properties fo:color="#333333" fo:font-size="12pt" style:font-size-asian="12pt" style:font-size-complex="12pt"/>
    </style:style>
    <style:style style:name="T126_8" style:family="text">
      <style:text-properties fo:color="#333333" fo:font-size="12pt" style:font-size-asian="12pt" style:font-size-complex="12pt"/>
    </style:style>
    <style:style style:name="T126_9" style:family="text">
      <style:text-properties fo:color="#333333" fo:font-size="12pt" style:font-size-asian="12pt" style:font-size-complex="12pt"/>
    </style:style>
    <style:style style:name="T126_10" style:family="text">
      <style:text-properties fo:color="#333333" fo:font-size="12pt" style:font-size-asian="12pt" style:font-size-complex="12pt"/>
    </style:style>
    <style:style style:name="T126_11" style:family="text">
      <style:text-properties fo:color="#333333" fo:font-size="12pt" style:font-size-asian="12pt" style:font-size-complex="12pt"/>
    </style:style>
    <style:style style:name="T126_12" style:family="text">
      <style:text-properties fo:color="#333333" fo:font-size="12pt" style:font-size-asian="12pt" style:font-size-complex="12pt"/>
    </style:style>
    <style:style style:name="T126_13" style:family="text">
      <style:text-properties fo:color="#333333" fo:font-size="12pt" style:font-size-asian="12pt" style:font-size-complex="12pt"/>
    </style:style>
    <style:style style:name="T126_14" style:family="text">
      <style:text-properties fo:color="#333333" fo:font-size="12pt" style:font-size-asian="12pt" style:font-size-complex="12pt"/>
    </style:style>
    <style:style style:name="T126_15" style:family="text">
      <style:text-properties fo:color="#333333" fo:font-size="12pt" style:font-size-asian="12pt" style:font-size-complex="12pt"/>
    </style:style>
    <style:style style:name="T126_16" style:family="text">
      <style:text-properties fo:color="#333333" fo:font-size="12pt" style:font-size-asian="12pt" style:font-size-complex="12pt"/>
    </style:style>
    <style:style style:name="T126_17" style:family="text">
      <style:text-properties fo:color="#333333" fo:font-size="12pt" style:font-size-asian="12pt" style:font-size-complex="12pt"/>
    </style:style>
    <style:style style:name="T126_18" style:family="text">
      <style:text-properties fo:color="#333333" fo:font-size="12pt" style:font-size-asian="12pt" style:font-size-complex="12pt"/>
    </style:style>
    <style:style style:name="T126_19" style:family="text">
      <style:text-properties fo:color="#333333" fo:font-size="12pt" style:font-size-asian="12pt" style:font-size-complex="12pt"/>
    </style:style>
    <style:style style:name="T126_20" style:family="text">
      <style:text-properties fo:color="#333333" fo:font-size="12pt" style:font-size-asian="12pt" style:font-size-complex="12pt"/>
    </style:style>
    <style:style style:name="T126_21" style:family="text">
      <style:text-properties fo:color="#333333" fo:font-size="12pt" style:font-size-asian="12pt" style:font-size-complex="12pt"/>
    </style:style>
    <style:style style:name="T126_22" style:family="text">
      <style:text-properties fo:color="#333333" fo:font-size="12pt" style:font-size-asian="12pt" style:font-size-complex="12pt"/>
    </style:style>
    <style:style style:name="P127" style:family="paragraph" style:parent-style-name="Standard">
      <style:paragraph-properties fo:break-before="auto" fo:line-height="160%" fo:margin-top="0cm" style:writing-mode="lr-tb"/>
    </style:style>
    <style:style style:name="T127_1" style:family="text">
      <style:text-properties fo:color="#333333" fo:font-size="12pt" style:font-size-asian="12pt" style:font-size-complex="12pt"/>
    </style:style>
    <style:style style:name="T127_2" style:family="text">
      <style:text-properties fo:color="#333333" fo:font-size="12pt" style:font-size-asian="12pt" style:font-size-complex="12pt"/>
    </style:style>
    <style:style style:name="T127_3" style:family="text">
      <style:text-properties fo:color="#333333" fo:font-size="12pt" style:font-size-asian="12pt" style:font-size-complex="12pt"/>
    </style:style>
    <style:style style:name="T127_4" style:family="text">
      <style:text-properties fo:color="#333333" fo:font-size="12pt" style:font-size-asian="12pt" style:font-size-complex="12pt"/>
    </style:style>
    <style:style style:name="T127_5" style:family="text">
      <style:text-properties fo:color="#333333" fo:font-size="12pt" style:font-size-asian="12pt" style:font-size-complex="12pt"/>
    </style:style>
    <style:style style:name="T127_6" style:family="text">
      <style:text-properties fo:color="#333333" fo:font-size="12pt" style:font-size-asian="12pt" style:font-size-complex="12pt"/>
    </style:style>
    <style:style style:name="T127_7" style:family="text">
      <style:text-properties fo:color="#333333" fo:font-size="12pt" style:font-size-asian="12pt" style:font-size-complex="12pt"/>
    </style:style>
    <style:style style:name="T127_8" style:family="text">
      <style:text-properties fo:color="#333333" fo:font-size="12pt" style:font-size-asian="12pt" style:font-size-complex="12pt"/>
    </style:style>
    <style:style style:name="T127_9" style:family="text">
      <style:text-properties fo:color="#333333" fo:font-size="12pt" style:font-size-asian="12pt" style:font-size-complex="12pt"/>
    </style:style>
    <style:style style:name="T127_10" style:family="text">
      <style:text-properties fo:color="#333333" fo:font-size="12pt" style:font-size-asian="12pt" style:font-size-complex="12pt"/>
    </style:style>
    <style:style style:name="T127_11" style:family="text">
      <style:text-properties fo:color="#333333" fo:font-size="12pt" style:font-size-asian="12pt" style:font-size-complex="12pt"/>
    </style:style>
    <style:style style:name="T127_12" style:family="text">
      <style:text-properties fo:color="#333333" fo:font-size="12pt" style:font-size-asian="12pt" style:font-size-complex="12pt"/>
    </style:style>
    <style:style style:name="P128" style:family="paragraph" style:parent-style-name="Standard">
      <style:paragraph-properties fo:break-before="auto" fo:line-height="160%" fo:margin-top="0cm" style:writing-mode="lr-tb"/>
    </style:style>
    <style:style style:name="T128_1" style:family="text">
      <style:text-properties fo:color="#333333" fo:font-size="12pt" style:font-size-asian="12pt" style:font-size-complex="12pt"/>
    </style:style>
    <style:style style:name="T128_2" style:family="text">
      <style:text-properties fo:color="#333333" fo:font-size="12pt" style:font-size-asian="12pt" style:font-size-complex="12pt"/>
    </style:style>
    <style:style style:name="T128_3" style:family="text">
      <style:text-properties fo:color="#333333" fo:font-size="12pt" style:font-size-asian="12pt" style:font-size-complex="12pt"/>
    </style:style>
    <style:style style:name="T128_4" style:family="text">
      <style:text-properties fo:color="#333333" fo:font-size="12pt" style:font-size-asian="12pt" style:font-size-complex="12pt"/>
    </style:style>
    <style:style style:name="T128_5" style:family="text">
      <style:text-properties fo:color="#333333" fo:font-size="12pt" style:font-size-asian="12pt" style:font-size-complex="12pt"/>
    </style:style>
    <style:style style:name="T128_6" style:family="text">
      <style:text-properties fo:color="#333333" fo:font-size="12pt" style:font-size-asian="12pt" style:font-size-complex="12pt"/>
    </style:style>
    <style:style style:name="T128_7" style:family="text">
      <style:text-properties fo:color="#333333" fo:font-size="12pt" style:font-size-asian="12pt" style:font-size-complex="12pt"/>
    </style:style>
    <style:style style:name="P129" style:family="paragraph" style:parent-style-name="Heading_20_1">
      <style:paragraph-properties fo:break-before="auto" fo:text-indent="0cm" fo:line-height="100%" fo:margin-top="0.6cm" fo:margin-bottom="0.423cm" fo:margin-left="-0.459cm" style:writing-mode="lr-tb"/>
    </style:style>
    <style:style style:name="T129_1" style:family="text"/>
    <style:style style:name="T129_2" style:family="text"/>
    <style:style style:name="T129_3" style:family="text"/>
    <style:style style:name="P130" style:family="paragraph" style:parent-style-name="Standard">
      <style:paragraph-properties fo:break-before="auto" fo:line-height="160%" fo:margin-top="0cm" style:writing-mode="lr-tb"/>
    </style:style>
    <style:style style:name="T130_1" style:family="text">
      <style:text-properties fo:color="#333333" fo:font-size="12pt" style:font-size-asian="12pt" style:font-size-complex="12pt"/>
    </style:style>
    <style:style style:name="T130_2" style:family="text">
      <style:text-properties fo:color="#333333" fo:font-size="12pt" style:font-size-asian="12pt" style:font-size-complex="12pt"/>
    </style:style>
    <style:style style:name="T130_3" style:family="text">
      <style:text-properties fo:color="#333333" fo:font-size="12pt" style:font-size-asian="12pt" style:font-size-complex="12pt"/>
    </style:style>
    <style:style style:name="T130_4" style:family="text">
      <style:text-properties fo:color="#333333" fo:font-size="12pt" style:font-size-asian="12pt" style:font-size-complex="12pt"/>
    </style:style>
    <style:style style:name="T130_5" style:family="text">
      <style:text-properties fo:color="#333333" fo:font-size="12pt" style:font-size-asian="12pt" style:font-size-complex="12pt"/>
    </style:style>
    <style:style style:name="T130_6" style:family="text">
      <style:text-properties fo:color="#333333" fo:font-size="12pt" style:font-size-asian="12pt" style:font-size-complex="12pt"/>
    </style:style>
    <style:style style:name="T130_7" style:family="text">
      <style:text-properties fo:color="#333333" fo:font-size="12pt" style:font-size-asian="12pt" style:font-size-complex="12pt"/>
    </style:style>
    <style:style style:name="T130_8" style:family="text">
      <style:text-properties fo:color="#333333" fo:font-size="12pt" style:font-size-asian="12pt" style:font-size-complex="12pt"/>
    </style:style>
    <style:style style:name="T130_9" style:family="text">
      <style:text-properties fo:color="#333333" fo:font-size="12pt" style:font-size-asian="12pt" style:font-size-complex="12pt"/>
    </style:style>
    <style:style style:name="T130_10" style:family="text">
      <style:text-properties fo:color="#333333" fo:font-size="12pt" style:font-size-asian="12pt" style:font-size-complex="12pt"/>
    </style:style>
    <style:style style:name="T130_11" style:family="text">
      <style:text-properties fo:color="#333333" fo:font-size="12pt" style:font-size-asian="12pt" style:font-size-complex="12pt"/>
    </style:style>
    <style:style style:name="T130_12" style:family="text">
      <style:text-properties fo:color="#333333" fo:font-size="12pt" style:font-size-asian="12pt" style:font-size-complex="12pt"/>
    </style:style>
    <style:style style:name="T130_13" style:family="text">
      <style:text-properties fo:color="#333333" fo:font-size="12pt" style:font-size-asian="12pt" style:font-size-complex="12pt"/>
    </style:style>
    <style:style style:name="T130_14" style:family="text">
      <style:text-properties fo:color="#333333" fo:font-size="12pt" style:font-size-asian="12pt" style:font-size-complex="12pt"/>
    </style:style>
    <style:style style:name="T130_15" style:family="text">
      <style:text-properties fo:color="#333333" fo:font-size="12pt" style:font-size-asian="12pt" style:font-size-complex="12pt"/>
    </style:style>
    <style:style style:name="T130_16" style:family="text">
      <style:text-properties fo:color="#333333" fo:font-size="12pt" style:font-size-asian="12pt" style:font-size-complex="12pt"/>
    </style:style>
    <style:style style:name="T130_17" style:family="text">
      <style:text-properties fo:color="#333333" fo:font-size="12pt" style:font-size-asian="12pt" style:font-size-complex="12pt"/>
    </style:style>
    <style:style style:name="T130_18" style:family="text">
      <style:text-properties fo:color="#333333" fo:font-size="12pt" style:font-size-asian="12pt" style:font-size-complex="12pt"/>
    </style:style>
    <style:style style:name="T130_19" style:family="text">
      <style:text-properties fo:color="#333333" fo:font-size="12pt" style:font-size-asian="12pt" style:font-size-complex="12pt"/>
    </style:style>
    <style:style style:name="T130_20" style:family="text">
      <style:text-properties fo:color="#333333" fo:font-size="12pt" style:font-size-asian="12pt" style:font-size-complex="12pt"/>
    </style:style>
    <style:style style:name="T130_21" style:family="text">
      <style:text-properties fo:color="#333333" fo:font-size="12pt" style:font-size-asian="12pt" style:font-size-complex="12pt"/>
    </style:style>
    <style:style style:name="T130_22" style:family="text">
      <style:text-properties fo:color="#333333" fo:font-size="12pt" style:font-size-asian="12pt" style:font-size-complex="12pt"/>
    </style:style>
    <style:style style:name="T130_23" style:family="text">
      <style:text-properties fo:color="#333333" fo:font-size="12pt" style:font-size-asian="12pt" style:font-size-complex="12pt"/>
    </style:style>
    <style:style style:name="T130_24" style:family="text">
      <style:text-properties fo:color="#333333" fo:font-size="12pt" style:font-size-asian="12pt" style:font-size-complex="12pt"/>
    </style:style>
    <style:style style:name="P131" style:family="paragraph" style:parent-style-name="Standard">
      <style:paragraph-properties fo:break-before="auto" fo:line-height="160%" fo:margin-top="0cm" style:writing-mode="lr-tb"/>
    </style:style>
    <style:style style:name="T131_1" style:family="text">
      <style:text-properties fo:color="#333333" fo:font-size="12pt" style:font-size-asian="12pt" style:font-size-complex="12pt"/>
    </style:style>
    <style:style style:name="T131_2" style:family="text">
      <style:text-properties fo:color="#333333" fo:font-size="12pt" style:font-size-asian="12pt" style:font-size-complex="12pt"/>
    </style:style>
    <style:style style:name="T131_3" style:family="text">
      <style:text-properties fo:color="#333333" fo:font-size="12pt" style:font-size-asian="12pt" style:font-size-complex="12pt"/>
    </style:style>
    <style:style style:name="T131_4" style:family="text">
      <style:text-properties fo:color="#333333" fo:font-size="12pt" style:font-size-asian="12pt" style:font-size-complex="12pt"/>
    </style:style>
    <style:style style:name="T131_5" style:family="text">
      <style:text-properties fo:color="#333333" fo:font-size="12pt" style:font-size-asian="12pt" style:font-size-complex="12pt"/>
    </style:style>
    <style:style style:name="T131_6" style:family="text">
      <style:text-properties fo:color="#333333" fo:font-size="12pt" style:font-size-asian="12pt" style:font-size-complex="12pt"/>
    </style:style>
    <style:style style:name="T131_7" style:family="text">
      <style:text-properties fo:color="#333333" fo:font-size="12pt" style:font-size-asian="12pt" style:font-size-complex="12pt"/>
    </style:style>
    <style:style style:name="T131_8" style:family="text">
      <style:text-properties fo:color="#333333" fo:font-size="12pt" style:font-size-asian="12pt" style:font-size-complex="12pt"/>
    </style:style>
    <style:style style:name="T131_9" style:family="text">
      <style:text-properties fo:color="#333333" fo:font-size="12pt" style:font-size-asian="12pt" style:font-size-complex="12pt"/>
    </style:style>
    <style:style style:name="T131_10" style:family="text">
      <style:text-properties fo:color="#333333" fo:font-size="12pt" style:font-size-asian="12pt" style:font-size-complex="12pt"/>
    </style:style>
    <style:style style:name="T131_11" style:family="text">
      <style:text-properties fo:color="#333333" fo:font-size="12pt" style:font-size-asian="12pt" style:font-size-complex="12pt"/>
    </style:style>
    <style:style style:name="T131_12" style:family="text">
      <style:text-properties fo:color="#333333" fo:font-size="12pt" style:font-size-asian="12pt" style:font-size-complex="12pt"/>
    </style:style>
    <style:style style:name="T131_13" style:family="text">
      <style:text-properties fo:color="#333333" fo:font-size="12pt" style:font-size-asian="12pt" style:font-size-complex="12pt"/>
    </style:style>
    <style:style style:name="T131_14" style:family="text">
      <style:text-properties fo:color="#333333" fo:font-size="12pt" style:font-size-asian="12pt" style:font-size-complex="12pt"/>
    </style:style>
    <style:style style:name="T131_15" style:family="text">
      <style:text-properties fo:color="#333333" fo:font-size="12pt" style:font-size-asian="12pt" style:font-size-complex="12pt"/>
    </style:style>
    <style:style style:name="T131_16" style:family="text">
      <style:text-properties fo:color="#333333" fo:font-size="12pt" style:font-size-asian="12pt" style:font-size-complex="12pt"/>
    </style:style>
    <style:style style:name="T131_17" style:family="text">
      <style:text-properties fo:color="#333333" fo:font-size="12pt" style:font-size-asian="12pt" style:font-size-complex="12pt"/>
    </style:style>
    <style:style style:name="T131_18" style:family="text">
      <style:text-properties fo:color="#333333" fo:font-size="12pt" style:font-size-asian="12pt" style:font-size-complex="12pt"/>
    </style:style>
    <style:style style:name="T131_19" style:family="text">
      <style:text-properties fo:color="#333333" fo:font-size="12pt" style:font-size-asian="12pt" style:font-size-complex="12pt"/>
    </style:style>
    <style:style style:name="T131_20" style:family="text">
      <style:text-properties fo:color="#333333" fo:font-size="12pt" style:font-size-asian="12pt" style:font-size-complex="12pt"/>
    </style:style>
    <style:style style:name="T131_21" style:family="text">
      <style:text-properties fo:color="#333333" fo:font-size="12pt" style:font-size-asian="12pt" style:font-size-complex="12pt"/>
    </style:style>
    <style:style style:name="T131_22" style:family="text">
      <style:text-properties fo:color="#333333" fo:font-size="12pt" style:font-size-asian="12pt" style:font-size-complex="12pt"/>
    </style:style>
    <style:style style:name="T131_23" style:family="text">
      <style:text-properties fo:color="#333333" fo:font-size="12pt" style:font-size-asian="12pt" style:font-size-complex="12pt"/>
    </style:style>
    <style:style style:name="T131_24" style:family="text">
      <style:text-properties fo:color="#333333" fo:font-size="12pt" style:font-size-asian="12pt" style:font-size-complex="12pt"/>
    </style:style>
    <style:style style:name="T131_25" style:family="text">
      <style:text-properties fo:color="#333333" fo:font-size="12pt" style:font-size-asian="12pt" style:font-size-complex="12pt"/>
    </style:style>
    <style:style style:name="T131_26" style:family="text">
      <style:text-properties fo:color="#333333" fo:font-size="12pt" style:font-size-asian="12pt" style:font-size-complex="12pt"/>
    </style:style>
    <style:style style:name="T131_27" style:family="text">
      <style:text-properties fo:color="#333333" fo:font-size="12pt" style:font-size-asian="12pt" style:font-size-complex="12pt"/>
    </style:style>
    <style:style style:name="T131_28" style:family="text">
      <style:text-properties fo:color="#333333" fo:font-size="12pt" style:font-size-asian="12pt" style:font-size-complex="12pt"/>
    </style:style>
    <style:style style:name="T131_29" style:family="text">
      <style:text-properties fo:color="#333333" fo:font-size="12pt" style:font-size-asian="12pt" style:font-size-complex="12pt"/>
    </style:style>
    <style:style style:name="T131_30" style:family="text">
      <style:text-properties fo:color="#333333" fo:font-size="12pt" style:font-size-asian="12pt" style:font-size-complex="12pt"/>
    </style:style>
    <style:style style:name="T131_31" style:family="text">
      <style:text-properties fo:color="#333333" fo:font-size="12pt" style:font-size-asian="12pt" style:font-size-complex="12pt"/>
    </style:style>
    <style:style style:name="T131_32" style:family="text">
      <style:text-properties fo:color="#333333" fo:font-size="12pt" style:font-size-asian="12pt" style:font-size-complex="12pt"/>
    </style:style>
    <style:style style:name="T131_33" style:family="text">
      <style:text-properties fo:color="#333333" fo:font-size="12pt" style:font-size-asian="12pt" style:font-size-complex="12pt"/>
    </style:style>
    <style:style style:name="T131_34" style:family="text">
      <style:text-properties fo:color="#333333" fo:font-size="12pt" style:font-size-asian="12pt" style:font-size-complex="12pt"/>
    </style:style>
    <style:style style:name="T131_35" style:family="text">
      <style:text-properties fo:color="#333333" fo:font-size="12pt" style:font-size-asian="12pt" style:font-size-complex="12pt"/>
    </style:style>
    <style:style style:name="T131_36" style:family="text">
      <style:text-properties fo:color="#333333" fo:font-size="12pt" style:font-size-asian="12pt" style:font-size-complex="12pt"/>
    </style:style>
    <style:style style:name="T131_37" style:family="text">
      <style:text-properties fo:color="#333333" fo:font-size="12pt" style:font-size-asian="12pt" style:font-size-complex="12pt"/>
    </style:style>
    <style:style style:name="T131_38" style:family="text">
      <style:text-properties fo:color="#333333" fo:font-size="12pt" style:font-size-asian="12pt" style:font-size-complex="12pt"/>
    </style:style>
    <style:style style:name="P132" style:family="paragraph" style:parent-style-name="Heading_20_1">
      <style:paragraph-properties fo:break-before="auto" fo:text-indent="0cm" fo:line-height="100%" fo:margin-top="0.6cm" fo:margin-bottom="0.423cm" fo:margin-left="-0.459cm" style:writing-mode="lr-tb"/>
    </style:style>
    <style:style style:name="T132_1" style:family="text"/>
    <style:style style:name="P133" style:family="paragraph" style:parent-style-name="Standard">
      <style:paragraph-properties fo:break-before="auto" fo:line-height="160%" fo:margin-bottom="0.423cm" style:writing-mode="lr-tb"/>
    </style:style>
    <style:style style:name="T133_1" style:family="text">
      <style:text-properties fo:color="#333333" fo:font-size="12pt" style:font-size-asian="12pt" style:font-size-complex="12pt"/>
    </style:style>
    <style:style style:name="T133_2" style:family="text">
      <style:text-properties fo:color="#333333" fo:font-size="12pt" style:font-size-asian="12pt" style:font-size-complex="12pt"/>
    </style:style>
    <style:style style:name="T133_3" style:family="text">
      <style:text-properties fo:color="#333333" fo:font-size="12pt" style:font-size-asian="12pt" style:font-size-complex="12pt"/>
    </style:style>
    <style:style style:name="T133_4" style:family="text">
      <style:text-properties fo:color="#333333" fo:font-size="12pt" style:font-size-asian="12pt" style:font-size-complex="12pt"/>
    </style:style>
    <style:style style:name="T133_5" style:family="text">
      <style:text-properties fo:color="#333333" fo:font-size="12pt" style:font-size-asian="12pt" style:font-size-complex="12pt"/>
    </style:style>
    <style:style style:name="P134" style:family="paragraph" style:parent-style-name="Standard">
      <style:paragraph-properties fo:break-before="auto" fo:line-height="160%" style:writing-mode="lr-tb"/>
    </style:style>
    <style:style style:name="T134_1" style:family="text">
      <style:text-properties fo:color="#333333" fo:font-size="12pt" style:font-size-asian="12pt" style:font-size-complex="12pt"/>
    </style:style>
    <style:style style:name="T134_2" style:family="text">
      <style:text-properties fo:color="#333333" fo:font-size="12pt" style:font-size-asian="12pt" style:font-size-complex="12pt"/>
    </style:style>
    <style:style style:name="T134_3" style:family="text">
      <style:text-properties fo:color="#333333" fo:font-size="12pt" style:font-size-asian="12pt" style:font-size-complex="12pt"/>
    </style:style>
    <style:style style:name="T134_4" style:family="text">
      <style:text-properties fo:color="#333333" fo:font-size="12pt" style:font-size-asian="12pt" style:font-size-complex="12pt"/>
    </style:style>
    <style:style style:name="T134_5" style:family="text">
      <style:text-properties fo:color="#333333" fo:font-size="12pt" style:font-size-asian="12pt" style:font-size-complex="12pt"/>
    </style:style>
    <style:style style:name="T134_6" style:family="text">
      <style:text-properties fo:color="#333333" fo:font-size="12pt" style:font-size-asian="12pt" style:font-size-complex="12pt"/>
    </style:style>
    <style:style style:name="T134_7" style:family="text">
      <style:text-properties fo:color="#333333" fo:font-size="12pt" style:font-size-asian="12pt" style:font-size-complex="12pt"/>
    </style:style>
    <style:style style:name="T134_8" style:family="text">
      <style:text-properties fo:color="#333333" fo:font-size="12pt" style:font-size-asian="12pt" style:font-size-complex="12pt"/>
    </style:style>
    <style:style style:name="T134_9" style:family="text">
      <style:text-properties fo:color="#333333" fo:font-size="12pt" style:font-size-asian="12pt" style:font-size-complex="12pt"/>
    </style:style>
    <style:style style:name="T134_10" style:family="text">
      <style:text-properties fo:color="#333333" fo:font-size="12pt" style:font-size-asian="12pt" style:font-size-complex="12pt"/>
    </style:style>
    <style:style style:name="T134_11" style:family="text">
      <style:text-properties fo:color="#333333" fo:font-size="12pt" style:font-size-asian="12pt" style:font-size-complex="12pt"/>
    </style:style>
    <style:style style:name="T134_12" style:family="text">
      <style:text-properties fo:color="#333333" fo:font-size="12pt" style:font-size-asian="12pt" style:font-size-complex="12pt"/>
    </style:style>
    <style:style style:name="T134_13" style:family="text">
      <style:text-properties fo:color="#333333" fo:font-size="12pt" style:font-size-asian="12pt" style:font-size-complex="12pt"/>
    </style:style>
    <style:style style:name="T134_14" style:family="text">
      <style:text-properties fo:color="#333333" fo:font-size="12pt" style:font-size-asian="12pt" style:font-size-complex="12pt"/>
    </style:style>
    <style:style style:name="T134_15" style:family="text">
      <style:text-properties fo:color="#333333" fo:font-size="12pt" style:font-size-asian="12pt" style:font-size-complex="12pt"/>
    </style:style>
    <style:style style:name="T134_16" style:family="text">
      <style:text-properties fo:color="#333333" fo:font-size="12pt" style:font-size-asian="12pt" style:font-size-complex="12pt"/>
    </style:style>
    <style:style style:name="T134_17" style:family="text">
      <style:text-properties fo:color="#333333" fo:font-size="12pt" style:font-size-asian="12pt" style:font-size-complex="12pt"/>
    </style:style>
    <style:style style:name="T134_18" style:family="text">
      <style:text-properties fo:color="#333333" fo:font-size="12pt" style:font-size-asian="12pt" style:font-size-complex="12pt"/>
    </style:style>
    <style:style style:name="T134_19" style:family="text">
      <style:text-properties fo:color="#333333" fo:font-size="12pt" style:font-size-asian="12pt" style:font-size-complex="12pt"/>
    </style:style>
    <style:style style:name="T134_20" style:family="text">
      <style:text-properties fo:color="#333333" fo:font-size="12pt" style:font-size-asian="12pt" style:font-size-complex="12pt"/>
    </style:style>
    <style:style style:name="T134_21" style:family="text">
      <style:text-properties fo:color="#333333" fo:font-size="12pt" style:font-size-asian="12pt" style:font-size-complex="12pt"/>
    </style:style>
    <style:style style:name="T134_22" style:family="text">
      <style:text-properties fo:color="#333333" fo:font-size="12pt" style:font-size-asian="12pt" style:font-size-complex="12pt"/>
    </style:style>
    <style:style style:name="T134_23" style:family="text">
      <style:text-properties fo:color="#333333" fo:font-size="12pt" style:font-size-asian="12pt" style:font-size-complex="12pt"/>
    </style:style>
    <style:style style:name="T134_24" style:family="text">
      <style:text-properties fo:color="#333333" fo:font-size="12pt" style:font-size-asian="12pt" style:font-size-complex="12pt"/>
    </style:style>
    <style:style style:name="T134_25" style:family="text">
      <style:text-properties fo:color="#333333" fo:font-size="12pt" style:font-size-asian="12pt" style:font-size-complex="12pt"/>
    </style:style>
    <style:style style:name="T134_26" style:family="text">
      <style:text-properties fo:color="#333333" fo:font-size="12pt" style:font-size-asian="12pt" style:font-size-complex="12pt"/>
    </style:style>
    <style:style style:name="T134_27" style:family="text">
      <style:text-properties fo:color="#333333" fo:font-size="12pt" style:font-size-asian="12pt" style:font-size-complex="12pt"/>
    </style:style>
    <style:style style:name="T134_28" style:family="text">
      <style:text-properties fo:color="#333333" fo:font-size="12pt" style:font-size-asian="12pt" style:font-size-complex="12pt"/>
    </style:style>
    <style:style style:name="T134_29" style:family="text">
      <style:text-properties fo:color="#333333" fo:font-size="12pt" style:font-size-asian="12pt" style:font-size-complex="12pt"/>
    </style:style>
    <style:style style:name="T134_30" style:family="text">
      <style:text-properties fo:color="#333333" fo:font-size="12pt" style:font-size-asian="12pt" style:font-size-complex="12pt"/>
    </style:style>
    <style:style style:name="T134_31" style:family="text">
      <style:text-properties fo:color="#333333" fo:font-size="12pt" style:font-size-asian="12pt" style:font-size-complex="12pt"/>
    </style:style>
    <style:style style:name="T134_32" style:family="text">
      <style:text-properties fo:color="#333333" fo:font-size="12pt" style:font-size-asian="12pt" style:font-size-complex="12pt"/>
    </style:style>
    <style:style style:name="T134_33" style:family="text">
      <style:text-properties fo:color="#333333" fo:font-size="12pt" style:font-size-asian="12pt" style:font-size-complex="12pt"/>
    </style:style>
    <style:style style:name="T134_34" style:family="text">
      <style:text-properties fo:color="#333333" fo:font-size="12pt" style:font-size-asian="12pt" style:font-size-complex="12pt"/>
    </style:style>
    <style:style style:name="T134_35" style:family="text">
      <style:text-properties fo:color="#333333" fo:font-size="12pt" style:font-size-asian="12pt" style:font-size-complex="12pt"/>
    </style:style>
    <style:style style:name="T134_36" style:family="text">
      <style:text-properties fo:color="#333333" fo:font-size="12pt" style:font-size-asian="12pt" style:font-size-complex="12pt"/>
    </style:style>
    <style:style style:name="T134_37" style:family="text">
      <style:text-properties fo:color="#333333" fo:font-size="12pt" style:font-size-asian="12pt" style:font-size-complex="12pt"/>
    </style:style>
    <style:style style:name="T134_38" style:family="text">
      <style:text-properties fo:color="#333333" fo:font-size="12pt" style:font-size-asian="12pt" style:font-size-complex="12pt"/>
    </style:style>
    <style:style style:name="T134_39" style:family="text">
      <style:text-properties fo:color="#333333" fo:font-size="12pt" style:font-size-asian="12pt" style:font-size-complex="12pt"/>
    </style:style>
    <style:style style:name="T134_40" style:family="text">
      <style:text-properties fo:color="#333333" fo:font-size="12pt" style:font-size-asian="12pt" style:font-size-complex="12pt"/>
    </style:style>
    <style:style style:name="T134_41" style:family="text">
      <style:text-properties fo:color="#333333" fo:font-size="12pt" style:font-size-asian="12pt" style:font-size-complex="12pt"/>
    </style:style>
    <style:style style:name="T134_42" style:family="text">
      <style:text-properties fo:color="#333333" fo:font-size="12pt" style:font-size-asian="12pt" style:font-size-complex="12pt"/>
    </style:style>
    <style:style style:name="T134_43" style:family="text">
      <style:text-properties fo:color="#333333" fo:font-size="12pt" style:font-size-asian="12pt" style:font-size-complex="12pt"/>
    </style:style>
    <style:style style:name="T134_44" style:family="text">
      <style:text-properties fo:color="#333333" fo:font-size="12pt" style:font-size-asian="12pt" style:font-size-complex="12pt"/>
    </style:style>
    <style:style style:name="T134_45" style:family="text">
      <style:text-properties fo:color="#333333" fo:font-size="12pt" style:font-size-asian="12pt" style:font-size-complex="12pt"/>
    </style:style>
    <style:style style:name="T134_46" style:family="text">
      <style:text-properties fo:color="#333333" fo:font-size="12pt" style:font-size-asian="12pt" style:font-size-complex="12pt"/>
    </style:style>
    <style:style style:name="T134_47" style:family="text">
      <style:text-properties fo:color="#333333" fo:font-size="12pt" style:font-size-asian="12pt" style:font-size-complex="12pt"/>
    </style:style>
    <style:style style:name="T134_48" style:family="text">
      <style:text-properties fo:color="#333333" fo:font-size="12pt" style:font-size-asian="12pt" style:font-size-complex="12pt"/>
    </style:style>
    <style:style style:name="T134_49" style:family="text">
      <style:text-properties fo:color="#333333" fo:font-size="12pt" style:font-size-asian="12pt" style:font-size-complex="12pt"/>
    </style:style>
    <style:style style:name="T134_50" style:family="text">
      <style:text-properties fo:color="#333333" fo:font-size="12pt" style:font-size-asian="12pt" style:font-size-complex="12pt"/>
    </style:style>
    <style:style style:name="T134_51" style:family="text">
      <style:text-properties fo:color="#333333" fo:font-size="12pt" style:font-size-asian="12pt" style:font-size-complex="12pt"/>
    </style:style>
    <style:style style:name="T134_52" style:family="text">
      <style:text-properties fo:color="#333333" fo:font-size="12pt" style:font-size-asian="12pt" style:font-size-complex="12pt"/>
    </style:style>
    <style:style style:name="T134_53" style:family="text">
      <style:text-properties fo:color="#333333" fo:font-size="12pt" style:font-size-asian="12pt" style:font-size-complex="12pt"/>
    </style:style>
    <style:style style:name="T134_54" style:family="text">
      <style:text-properties fo:color="#333333" fo:font-size="12pt" style:font-size-asian="12pt" style:font-size-complex="12pt"/>
    </style:style>
    <style:style style:name="T134_55" style:family="text">
      <style:text-properties fo:color="#333333" fo:font-size="12pt" style:font-size-asian="12pt" style:font-size-complex="12pt"/>
    </style:style>
    <style:style style:name="T134_56" style:family="text">
      <style:text-properties fo:color="#333333" fo:font-size="12pt" style:font-size-asian="12pt" style:font-size-complex="12pt"/>
    </style:style>
    <style:style style:name="T134_57" style:family="text">
      <style:text-properties fo:color="#333333" fo:font-size="12pt" style:font-size-asian="12pt" style:font-size-complex="12pt"/>
    </style:style>
    <style:style style:name="T134_58" style:family="text">
      <style:text-properties fo:color="#333333" fo:font-size="12pt" style:font-size-asian="12pt" style:font-size-complex="12pt"/>
    </style:style>
    <style:style style:name="T134_59" style:family="text">
      <style:text-properties fo:color="#333333" fo:font-size="12pt" style:font-size-asian="12pt" style:font-size-complex="12pt"/>
    </style:style>
    <style:style style:name="T134_60" style:family="text">
      <style:text-properties fo:color="#333333" fo:font-size="12pt" style:font-size-asian="12pt" style:font-size-complex="12pt"/>
    </style:style>
    <style:style style:name="T134_61" style:family="text">
      <style:text-properties fo:color="#333333" fo:font-size="12pt" style:font-size-asian="12pt" style:font-size-complex="12pt"/>
    </style:style>
    <style:style style:name="T134_62" style:family="text">
      <style:text-properties fo:color="#333333" fo:font-size="12pt" style:font-size-asian="12pt" style:font-size-complex="12pt"/>
    </style:style>
    <style:style style:name="T134_63" style:family="text">
      <style:text-properties fo:color="#333333" fo:font-size="12pt" style:font-size-asian="12pt" style:font-size-complex="12pt"/>
    </style:style>
    <style:style style:name="T134_64" style:family="text">
      <style:text-properties fo:color="#333333" fo:font-size="12pt" style:font-size-asian="12pt" style:font-size-complex="12pt"/>
    </style:style>
    <style:style style:name="T134_65" style:family="text">
      <style:text-properties fo:color="#333333" fo:font-size="12pt" style:font-size-asian="12pt" style:font-size-complex="12pt"/>
    </style:style>
    <style:style style:name="T134_66" style:family="text">
      <style:text-properties fo:color="#333333" fo:font-size="12pt" style:font-size-asian="12pt" style:font-size-complex="12pt"/>
    </style:style>
    <style:style style:name="T134_67" style:family="text">
      <style:text-properties fo:color="#333333" fo:font-size="12pt" style:font-size-asian="12pt" style:font-size-complex="12pt"/>
    </style:style>
    <style:style style:name="T134_68" style:family="text">
      <style:text-properties fo:color="#333333" fo:font-size="12pt" style:font-size-asian="12pt" style:font-size-complex="12pt"/>
    </style:style>
    <style:style style:name="T134_69" style:family="text">
      <style:text-properties fo:color="#333333" fo:font-size="12pt" style:font-size-asian="12pt" style:font-size-complex="12pt"/>
    </style:style>
    <style:style style:name="T134_70" style:family="text">
      <style:text-properties fo:color="#333333" fo:font-size="12pt" style:font-size-asian="12pt" style:font-size-complex="12pt"/>
    </style:style>
    <style:style style:name="T134_71" style:family="text">
      <style:text-properties fo:color="#333333" fo:font-size="12pt" style:font-size-asian="12pt" style:font-size-complex="12pt"/>
    </style:style>
    <style:style style:name="P135" style:family="paragraph" style:parent-style-name="Heading_20_1">
      <style:paragraph-properties fo:break-before="auto" fo:text-indent="0cm" fo:line-height="100%" fo:margin-top="0.6cm" fo:margin-left="-0.459cm" style:writing-mode="lr-tb"/>
    </style:style>
    <style:style style:name="T135_1" style:family="text"/>
    <style:style style:name="P136" style:family="paragraph" style:parent-style-name="Heading_20_2">
      <style:paragraph-properties fo:break-before="auto" fo:text-indent="0cm" fo:line-height="120%" fo:margin-top="0.459cm" fo:margin-bottom="0.423cm" fo:margin-left="-0.459cm" style:writing-mode="lr-tb"/>
    </style:style>
    <style:style style:name="T136_1" style:family="text"/>
    <style:style style:name="T136_2" style:family="text"/>
    <style:style style:name="T136_3" style:family="text"/>
    <style:style style:name="P137" style:family="paragraph" style:parent-style-name="Standard">
      <style:paragraph-properties fo:break-before="auto" fo:line-height="160%" fo:margin-top="0cm" style:writing-mode="lr-tb"/>
    </style:style>
    <style:style style:name="T137_1" style:family="text">
      <style:text-properties fo:color="#333333" fo:font-size="12pt" style:font-size-asian="12pt" style:font-size-complex="12pt"/>
    </style:style>
    <style:style style:name="T137_2" style:family="text">
      <style:text-properties fo:color="#333333" fo:font-size="12pt" style:font-size-asian="12pt" style:font-size-complex="12pt"/>
    </style:style>
    <style:style style:name="T137_3" style:family="text">
      <style:text-properties fo:color="#333333" fo:font-size="12pt" style:font-size-asian="12pt" style:font-size-complex="12pt"/>
    </style:style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>
      <style:text-properties fo:color="#333333" fo:font-size="12pt" style:font-size-asian="12pt" style:font-size-complex="12pt"/>
    </style:style>
    <style:style style:name="T138_2" style:family="text">
      <style:text-properties fo:color="#333333" fo:font-size="12pt" style:font-size-asian="12pt" style:font-size-complex="12pt"/>
    </style:style>
    <style:style style:name="T138_3" style:family="text">
      <style:text-properties fo:color="#333333" fo:font-size="12pt" style:font-size-asian="12pt" style:font-size-complex="12pt"/>
    </style:style>
    <style:style style:name="T138_4" style:family="text">
      <style:text-properties fo:color="#333333" fo:font-size="12pt" style:font-size-asian="12pt" style:font-size-complex="12pt"/>
    </style:style>
    <style:style style:name="T138_5" style:family="text">
      <style:text-properties fo:color="#333333" fo:font-size="12pt" style:font-size-asian="12pt" style:font-size-complex="12pt"/>
    </style:style>
    <style:style style:name="T138_6" style:family="text">
      <style:text-properties fo:color="#333333" fo:font-size="12pt" style:font-size-asian="12pt" style:font-size-complex="12pt"/>
    </style:style>
    <style:style style:name="T138_7" style:family="text">
      <style:text-properties fo:color="#333333" fo:font-size="12pt" style:font-size-asian="12pt" style:font-size-complex="12pt"/>
    </style:style>
    <style:style style:name="T138_8" style:family="text">
      <style:text-properties fo:color="#333333" fo:font-size="12pt" style:font-size-asian="12pt" style:font-size-complex="12pt"/>
    </style:style>
    <style:style style:name="T138_9" style:family="text">
      <style:text-properties fo:color="#333333" fo:font-size="12pt" style:font-size-asian="12pt" style:font-size-complex="12pt"/>
    </style:style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>
      <style:text-properties fo:color="#333333" fo:font-size="12pt" style:font-size-asian="12pt" style:font-size-complex="12pt"/>
    </style:style>
    <style:style style:name="T139_2" style:family="text">
      <style:text-properties fo:color="#333333" fo:font-size="12pt" style:font-size-asian="12pt" style:font-size-complex="12pt"/>
    </style:style>
    <style:style style:name="T139_3" style:family="text">
      <style:text-properties fo:color="#333333" fo:font-size="12pt" style:font-size-asian="12pt" style:font-size-complex="12pt"/>
    </style:style>
    <style:style style:name="T139_4" style:family="text">
      <style:text-properties fo:color="#333333" fo:font-size="12pt" style:font-size-asian="12pt" style:font-size-complex="12pt"/>
    </style:style>
    <style:style style:name="T139_5" style:family="text">
      <style:text-properties fo:color="#333333" fo:font-size="12pt" style:font-size-asian="12pt" style:font-size-complex="12pt"/>
    </style:style>
    <style:style style:name="P140" style:family="paragraph" style:parent-style-name="Standard">
      <style:paragraph-properties fo:break-before="auto" fo:line-height="115%" fo:margin-top="0cm" fo:margin-bottom="0cm" style:writing-mode="lr-tb"/>
    </style:style>
    <style:style style:name="T140_1" style:family="text">
      <style:text-properties fo:color="#333333" fo:font-size="12pt" style:font-size-asian="12pt" style:font-size-complex="12pt"/>
    </style:style>
    <style:style style:name="T140_2" style:family="text">
      <style:text-properties fo:color="#333333" fo:font-size="12pt" style:font-size-asian="12pt" style:font-size-complex="12pt"/>
    </style:style>
    <style:style style:name="T140_3" style:family="text">
      <style:text-properties fo:color="#333333" fo:font-size="12pt" style:font-size-asian="12pt" style:font-size-complex="12pt"/>
    </style:style>
    <style:style style:name="T140_4" style:family="text">
      <style:text-properties fo:color="#333333" fo:font-size="12pt" style:font-size-asian="12pt" style:font-size-complex="12pt"/>
    </style:style>
    <style:style style:name="T140_5" style:family="text">
      <style:text-properties fo:color="#333333" fo:font-size="12pt" style:font-size-asian="12pt" style:font-size-complex="12pt"/>
    </style:style>
    <style:style style:name="T140_6" style:family="text">
      <style:text-properties fo:color="#333333" fo:font-size="12pt" style:font-size-asian="12pt" style:font-size-complex="12pt"/>
    </style:style>
    <style:style style:name="T140_7" style:family="text">
      <style:text-properties fo:color="#333333" fo:font-size="12pt" style:font-size-asian="12pt" style:font-size-complex="12pt"/>
    </style:style>
    <style:style style:name="T140_8" style:family="text">
      <style:text-properties fo:color="#333333" fo:font-size="12pt" style:font-size-asian="12pt" style:font-size-complex="12pt"/>
    </style:style>
    <style:style style:name="T140_9" style:family="text">
      <style:text-properties fo:color="#333333" fo:font-size="12pt" style:font-size-asian="12pt" style:font-size-complex="12pt"/>
    </style:style>
    <style:style style:name="T140_10" style:family="text">
      <style:text-properties fo:color="#333333" fo:font-size="12pt" style:font-size-asian="12pt" style:font-size-complex="12pt"/>
    </style:style>
    <style:style style:name="T140_11" style:family="text">
      <style:text-properties fo:color="#333333" fo:font-size="12pt" style:font-size-asian="12pt" style:font-size-complex="12pt"/>
    </style:style>
    <style:style style:name="T140_12" style:family="text">
      <style:text-properties fo:color="#333333" fo:font-size="12pt" style:font-size-asian="12pt" style:font-size-complex="12pt"/>
    </style:style>
    <style:style style:name="T140_13" style:family="text">
      <style:text-properties fo:color="#333333" fo:font-size="12pt" style:font-size-asian="12pt" style:font-size-complex="12pt"/>
    </style:style>
    <style:style style:name="P141" style:family="paragraph" style:parent-style-name="Standard">
      <style:paragraph-properties fo:break-before="auto" fo:line-height="115%" fo:margin-bottom="0.423cm" style:writing-mode="lr-tb"/>
    </style:style>
    <style:style style:name="T141_1" style:family="text">
      <style:text-properties fo:color="#333333" fo:font-size="12pt" style:font-size-asian="12pt" style:font-size-complex="12pt"/>
    </style:style>
    <style:style style:name="T141_2" style:family="text">
      <style:text-properties fo:color="#333333" fo:font-size="12pt" style:font-size-asian="12pt" style:font-size-complex="12pt"/>
    </style:style>
    <style:style style:name="T141_3" style:family="text">
      <style:text-properties fo:color="#333333" fo:font-size="12pt" style:font-size-asian="12pt" style:font-size-complex="12pt"/>
    </style:style>
    <style:style style:name="T141_4" style:family="text">
      <style:text-properties fo:color="#333333" fo:font-size="12pt" style:font-size-asian="12pt" style:font-size-complex="12pt"/>
    </style:style>
    <style:style style:name="T141_5" style:family="text">
      <style:text-properties fo:color="#333333" fo:font-size="12pt" style:font-size-asian="12pt" style:font-size-complex="12pt"/>
    </style:style>
    <style:style style:name="T141_6" style:family="text">
      <style:text-properties fo:color="#333333" fo:font-size="12pt" style:font-size-asian="12pt" style:font-size-complex="12pt"/>
    </style:style>
    <style:style style:name="T141_7" style:family="text">
      <style:text-properties fo:color="#333333" fo:font-size="12pt" style:font-size-asian="12pt" style:font-size-complex="12pt"/>
    </style:style>
    <style:style style:name="T141_8" style:family="text">
      <style:text-properties fo:color="#333333" fo:font-size="12pt" style:font-size-asian="12pt" style:font-size-complex="12pt"/>
    </style:style>
    <style:style style:name="T141_9" style:family="text">
      <style:text-properties fo:color="#333333" fo:font-size="12pt" style:font-size-asian="12pt" style:font-size-complex="12pt"/>
    </style:style>
    <style:style style:name="T141_10" style:family="text">
      <style:text-properties fo:color="#333333" fo:font-size="12pt" style:font-size-asian="12pt" style:font-size-complex="12pt"/>
    </style:style>
    <style:style style:name="T141_11" style:family="text">
      <style:text-properties fo:color="#333333" fo:font-size="12pt" style:font-size-asian="12pt" style:font-size-complex="12pt"/>
    </style:style>
    <style:style style:name="T141_12" style:family="text">
      <style:text-properties fo:color="#333333" fo:font-size="12pt" style:font-size-asian="12pt" style:font-size-complex="12pt"/>
    </style:style>
    <style:style style:name="T141_13" style:family="text">
      <style:text-properties fo:color="#333333" fo:font-size="12pt" style:font-size-asian="12pt" style:font-size-complex="12pt"/>
    </style:style>
    <style:style style:name="T141_14" style:family="text">
      <style:text-properties fo:color="#333333" fo:font-size="12pt" style:font-size-asian="12pt" style:font-size-complex="12pt"/>
    </style:style>
    <style:style style:name="T141_15" style:family="text">
      <style:text-properties fo:color="#333333" fo:font-size="12pt" style:font-size-asian="12pt" style:font-size-complex="12pt"/>
    </style:style>
    <style:style style:name="T141_16" style:family="text">
      <style:text-properties fo:color="#333333" fo:font-size="12pt" style:font-size-asian="12pt" style:font-size-complex="12pt"/>
    </style:style>
    <style:style style:name="T141_17" style:family="text">
      <style:text-properties fo:color="#333333" fo:font-size="12pt" style:font-size-asian="12pt" style:font-size-complex="12pt"/>
    </style:style>
    <style:style style:name="T141_18" style:family="text">
      <style:text-properties fo:color="#333333" fo:font-size="12pt" style:font-size-asian="12pt" style:font-size-complex="12pt"/>
    </style:style>
    <style:style style:name="T141_19" style:family="text">
      <style:text-properties fo:color="#333333" fo:font-size="12pt" style:font-size-asian="12pt" style:font-size-complex="12pt"/>
    </style:style>
    <style:style style:name="T141_20" style:family="text">
      <style:text-properties fo:color="#333333" fo:font-size="12pt" style:font-size-asian="12pt" style:font-size-complex="12pt"/>
    </style:style>
    <style:style style:name="T141_21" style:family="text">
      <style:text-properties fo:color="#333333" fo:font-size="12pt" style:font-size-asian="12pt" style:font-size-complex="12pt"/>
    </style:style>
    <style:style style:name="T141_22" style:family="text">
      <style:text-properties fo:color="#333333" fo:font-size="12pt" style:font-size-asian="12pt" style:font-size-complex="12pt"/>
    </style:style>
    <style:style style:name="T141_23" style:family="text">
      <style:text-properties fo:color="#333333" fo:font-size="12pt" style:font-size-asian="12pt" style:font-size-complex="12pt"/>
    </style:style>
    <style:style style:name="T141_24" style:family="text">
      <style:text-properties fo:color="#333333" fo:font-size="12pt" style:font-size-asian="12pt" style:font-size-complex="12pt"/>
    </style:style>
    <style:style style:name="T141_25" style:family="text">
      <style:text-properties fo:color="#333333" fo:font-size="12pt" style:font-size-asian="12pt" style:font-size-complex="12pt"/>
    </style:style>
    <style:style style:name="T141_26" style:family="text">
      <style:text-properties fo:color="#333333" fo:font-size="12pt" style:font-size-asian="12pt" style:font-size-complex="12pt"/>
    </style:style>
    <style:style style:name="T141_27" style:family="text">
      <style:text-properties fo:color="#333333" fo:font-size="12pt" style:font-size-asian="12pt" style:font-size-complex="12pt"/>
    </style:style>
    <style:style style:name="T141_28" style:family="text">
      <style:text-properties fo:color="#333333" fo:font-size="12pt" style:font-size-asian="12pt" style:font-size-complex="12pt"/>
    </style:style>
    <style:style style:name="T141_29" style:family="text">
      <style:text-properties fo:color="#333333" fo:font-size="12pt" style:font-size-asian="12pt" style:font-size-complex="12pt"/>
    </style:style>
    <style:style style:name="T141_30" style:family="text">
      <style:text-properties fo:color="#333333" fo:font-size="12pt" style:font-size-asian="12pt" style:font-size-complex="12pt"/>
    </style:style>
    <style:style style:name="T141_31" style:family="text">
      <style:text-properties fo:color="#333333" fo:font-size="12pt" style:font-size-asian="12pt" style:font-size-complex="12pt"/>
    </style:style>
    <style:style style:name="T141_32" style:family="text">
      <style:text-properties fo:color="#333333" fo:font-size="12pt" style:font-size-asian="12pt" style:font-size-complex="12pt"/>
    </style:style>
    <style:style style:name="T141_33" style:family="text">
      <style:text-properties fo:color="#333333" fo:font-size="12pt" style:font-size-asian="12pt" style:font-size-complex="12pt"/>
    </style:style>
    <style:style style:name="T141_34" style:family="text">
      <style:text-properties fo:color="#333333" fo:font-size="12pt" style:font-size-asian="12pt" style:font-size-complex="12pt"/>
    </style:style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>
      <style:text-properties fo:color="#333333" fo:font-size="12pt" style:font-size-asian="12pt" style:font-size-complex="12pt"/>
    </style:style>
    <style:style style:name="T142_2" style:family="text">
      <style:text-properties fo:color="#333333" fo:font-size="12pt" style:font-size-asian="12pt" style:font-size-complex="12pt"/>
    </style:style>
    <style:style style:name="T142_3" style:family="text">
      <style:text-properties fo:color="#333333" fo:font-size="12pt" style:font-size-asian="12pt" style:font-size-complex="12pt"/>
    </style:style>
    <style:style style:name="T142_4" style:family="text">
      <style:text-properties fo:color="#333333" fo:font-size="12pt" style:font-size-asian="12pt" style:font-size-complex="12pt"/>
    </style:style>
    <style:style style:name="T142_5" style:family="text">
      <style:text-properties fo:color="#333333" fo:font-size="12pt" style:font-size-asian="12pt" style:font-size-complex="12pt"/>
    </style:style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>
      <style:text-properties fo:color="#333333" fo:font-size="12pt" style:font-size-asian="12pt" style:font-size-complex="12pt"/>
    </style:style>
    <style:style style:name="T143_2" style:family="text">
      <style:text-properties fo:color="#333333" fo:font-size="12pt" style:font-size-asian="12pt" style:font-size-complex="12pt"/>
    </style:style>
    <style:style style:name="T143_3" style:family="text">
      <style:text-properties fo:color="#333333" fo:font-size="12pt" style:font-size-asian="12pt" style:font-size-complex="12pt"/>
    </style:style>
    <style:style style:name="T143_4" style:family="text">
      <style:text-properties fo:color="#333333" fo:font-size="12pt" style:font-size-asian="12pt" style:font-size-complex="12pt"/>
    </style:style>
    <style:style style:name="T143_5" style:family="text">
      <style:text-properties fo:color="#333333" fo:font-size="12pt" style:font-size-asian="12pt" style:font-size-complex="12pt"/>
    </style:style>
    <style:style style:name="T143_6" style:family="text">
      <style:text-properties fo:color="#333333" fo:font-size="12pt" style:font-size-asian="12pt" style:font-size-complex="12pt"/>
    </style:style>
    <style:style style:name="T143_7" style:family="text">
      <style:text-properties fo:color="#333333" fo:font-size="12pt" style:font-size-asian="12pt" style:font-size-complex="12pt"/>
    </style:style>
    <style:style style:name="T143_8" style:family="text">
      <style:text-properties fo:color="#333333" fo:font-size="12pt" style:font-size-asian="12pt" style:font-size-complex="12pt"/>
    </style:style>
    <style:style style:name="T143_9" style:family="text">
      <style:text-properties fo:color="#333333" fo:font-size="12pt" style:font-size-asian="12pt" style:font-size-complex="12pt"/>
    </style:style>
    <style:style style:name="T143_10" style:family="text">
      <style:text-properties fo:color="#333333" fo:font-size="12pt" style:font-size-asian="12pt" style:font-size-complex="12pt"/>
    </style:style>
    <style:style style:name="T143_11" style:family="text">
      <style:text-properties fo:color="#333333" fo:font-size="12pt" style:font-size-asian="12pt" style:font-size-complex="12pt"/>
    </style:style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>
      <style:text-properties fo:color="#333333" fo:font-size="12pt" style:font-size-asian="12pt" style:font-size-complex="12pt"/>
    </style:style>
    <style:style style:name="T144_2" style:family="text">
      <style:text-properties fo:color="#333333" fo:font-size="12pt" style:font-size-asian="12pt" style:font-size-complex="12pt"/>
    </style:style>
    <style:style style:name="T144_3" style:family="text">
      <style:text-properties fo:color="#333333" fo:font-size="12pt" style:font-size-asian="12pt" style:font-size-complex="12pt"/>
    </style:style>
    <style:style style:name="T144_4" style:family="text">
      <style:text-properties fo:color="#333333" fo:font-size="12pt" style:font-size-asian="12pt" style:font-size-complex="12pt"/>
    </style:style>
    <style:style style:name="T144_5" style:family="text">
      <style:text-properties fo:color="#333333" fo:font-size="12pt" style:font-size-asian="12pt" style:font-size-complex="12pt"/>
    </style:style>
    <style:style style:name="P145" style:family="paragraph" style:parent-style-name="Standard">
      <style:paragraph-properties fo:break-before="auto" fo:line-height="160%" fo:margin-top="0cm" fo:margin-bottom="0cm" style:writing-mode="lr-tb"/>
    </style:style>
    <style:style style:name="T145_1" style:family="text">
      <style:text-properties fo:color="#333333" fo:font-size="12pt" style:font-size-asian="12pt" style:font-size-complex="12pt"/>
    </style:style>
    <style:style style:name="T145_2" style:family="text">
      <style:text-properties fo:color="#333333" fo:font-size="12pt" style:font-size-asian="12pt" style:font-size-complex="12pt"/>
    </style:style>
    <style:style style:name="T145_3" style:family="text">
      <style:text-properties fo:color="#333333" fo:font-size="12pt" style:font-size-asian="12pt" style:font-size-complex="12pt"/>
    </style:style>
    <style:style style:name="T145_4" style:family="text">
      <style:text-properties fo:color="#333333" fo:font-size="12pt" style:font-size-asian="12pt" style:font-size-complex="12pt"/>
    </style:style>
    <style:style style:name="T145_5" style:family="text">
      <style:text-properties fo:color="#333333" fo:font-size="12pt" style:font-size-asian="12pt" style:font-size-complex="12pt"/>
    </style:style>
    <style:style style:name="T145_6" style:family="text">
      <style:text-properties fo:color="#333333" fo:font-size="12pt" style:font-size-asian="12pt" style:font-size-complex="12pt"/>
    </style:style>
    <style:style style:name="T145_7" style:family="text">
      <style:text-properties fo:color="#333333" fo:font-size="12pt" style:font-size-asian="12pt" style:font-size-complex="12pt"/>
    </style:style>
    <style:style style:name="P146" style:family="paragraph" style:parent-style-name="Heading_20_2">
      <style:paragraph-properties fo:break-before="auto" fo:line-height="115%" style:writing-mode="lr-tb"/>
    </style:style>
    <style:style style:name="T146_1" style:family="text"/>
    <style:style style:name="P147" style:family="paragraph" style:parent-style-name="Standard">
      <style:paragraph-properties fo:break-before="auto" fo:line-height="160%" fo:margin-top="0cm" style:writing-mode="lr-tb"/>
    </style:style>
    <style:style style:name="T147_1" style:family="text">
      <style:text-properties fo:color="#333333" fo:font-size="12pt" style:font-size-asian="12pt" style:font-size-complex="12pt"/>
    </style:style>
    <style:style style:name="T147_2" style:family="text">
      <style:text-properties fo:color="#333333" fo:font-size="12pt" style:font-size-asian="12pt" style:font-size-complex="12pt"/>
    </style:style>
    <style:style style:name="T147_3" style:family="text">
      <style:text-properties fo:color="#333333" fo:font-size="12pt" style:font-size-asian="12pt" style:font-size-complex="12pt"/>
    </style:style>
    <style:style style:name="T147_4" style:family="text">
      <style:text-properties fo:color="#333333" fo:font-size="12pt" style:font-size-asian="12pt" style:font-size-complex="12pt"/>
    </style:style>
    <style:style style:name="T147_5" style:family="text">
      <style:text-properties fo:color="#333333" fo:font-size="12pt" style:font-size-asian="12pt" style:font-size-complex="12pt"/>
    </style:style>
    <style:style style:name="T147_6" style:family="text">
      <style:text-properties fo:color="#333333" fo:font-size="12pt" style:font-size-asian="12pt" style:font-size-complex="12pt"/>
    </style:style>
    <style:style style:name="T147_7" style:family="text">
      <style:text-properties fo:color="#333333" fo:font-size="12pt" style:font-size-asian="12pt" style:font-size-complex="12pt"/>
    </style:style>
    <style:style style:name="T147_8" style:family="text">
      <style:text-properties fo:color="#333333" fo:font-size="12pt" style:font-size-asian="12pt" style:font-size-complex="12pt"/>
    </style:style>
    <style:style style:name="T147_9" style:family="text">
      <style:text-properties fo:color="#333333" fo:font-size="12pt" style:font-size-asian="12pt" style:font-size-complex="12pt"/>
    </style:style>
    <style:style style:name="T147_10" style:family="text">
      <style:text-properties fo:color="#333333" fo:font-size="12pt" style:font-size-asian="12pt" style:font-size-complex="12pt"/>
    </style:style>
    <style:style style:name="T147_11" style:family="text">
      <style:text-properties fo:color="#333333" fo:font-size="12pt" style:font-size-asian="12pt" style:font-size-complex="12pt"/>
    </style:style>
    <style:style style:name="P148" style:family="paragraph" style:parent-style-name="Standard">
      <style:paragraph-properties fo:break-before="auto" fo:line-height="160%" fo:margin-top="0cm" fo:margin-bottom="0cm" style:writing-mode="lr-tb"/>
    </style:style>
    <style:style style:name="T148_1" style:family="text">
      <style:text-properties fo:color="#333333" fo:font-size="12pt" style:font-size-asian="12pt" style:font-size-complex="12pt"/>
    </style:style>
    <style:style style:name="T148_2" style:family="text">
      <style:text-properties fo:color="#333333" fo:font-size="12pt" style:font-size-asian="12pt" style:font-size-complex="12pt"/>
    </style:style>
    <style:style style:name="T148_3" style:family="text">
      <style:text-properties fo:color="#333333" fo:font-size="12pt" style:font-size-asian="12pt" style:font-size-complex="12pt"/>
    </style:style>
    <style:style style:name="T148_4" style:family="text">
      <style:text-properties fo:color="#333333" fo:font-size="12pt" style:font-size-asian="12pt" style:font-size-complex="12pt"/>
    </style:style>
    <style:style style:name="T148_5" style:family="text">
      <style:text-properties fo:color="#333333" fo:font-size="12pt" style:font-size-asian="12pt" style:font-size-complex="12pt"/>
    </style:style>
    <style:style style:name="T148_6" style:family="text">
      <style:text-properties fo:color="#333333" fo:font-size="12pt" style:font-size-asian="12pt" style:font-size-complex="12pt"/>
    </style:style>
    <style:style style:name="T148_7" style:family="text">
      <style:text-properties fo:color="#333333" fo:font-size="12pt" style:font-size-asian="12pt" style:font-size-complex="12pt"/>
    </style:style>
    <style:style style:name="T148_8" style:family="text">
      <style:text-properties fo:color="#333333" fo:font-size="12pt" style:font-size-asian="12pt" style:font-size-complex="12pt"/>
    </style:style>
    <style:style style:name="T148_9" style:family="text">
      <style:text-properties fo:color="#333333" fo:font-size="12pt" style:font-size-asian="12pt" style:font-size-complex="12pt"/>
    </style:style>
    <style:style style:name="P149" style:family="paragraph" style:parent-style-name="Heading_20_2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P150" style:family="paragraph" style:parent-style-name="Standard">
      <style:paragraph-properties fo:break-before="auto" fo:line-height="160%" fo:margin-top="0cm" style:writing-mode="lr-tb"/>
    </style:style>
    <style:style style:name="T150_1" style:family="text">
      <style:text-properties fo:color="#333333" fo:font-size="12pt" style:font-size-asian="12pt" style:font-size-complex="12pt"/>
    </style:style>
    <style:style style:name="T150_2" style:family="text">
      <style:text-properties fo:color="#333333" fo:font-size="12pt" style:font-size-asian="12pt" style:font-size-complex="12pt"/>
    </style:style>
    <style:style style:name="T150_3" style:family="text">
      <style:text-properties fo:color="#333333" fo:font-size="12pt" style:font-size-asian="12pt" style:font-size-complex="12pt"/>
    </style:style>
    <style:style style:name="T150_4" style:family="text">
      <style:text-properties fo:color="#333333" fo:font-size="12pt" style:font-size-asian="12pt" style:font-size-complex="12pt"/>
    </style:style>
    <style:style style:name="T150_5" style:family="text">
      <style:text-properties fo:color="#333333" fo:font-size="12pt" style:font-size-asian="12pt" style:font-size-complex="12pt"/>
    </style:style>
    <style:style style:name="T150_6" style:family="text">
      <style:text-properties fo:color="#333333" fo:font-size="12pt" style:font-size-asian="12pt" style:font-size-complex="12pt"/>
    </style:style>
    <style:style style:name="T150_7" style:family="text">
      <style:text-properties fo:color="#333333" fo:font-size="12pt" style:font-size-asian="12pt" style:font-size-complex="12pt"/>
    </style:style>
    <style:style style:name="T150_8" style:family="text">
      <style:text-properties fo:color="#333333" fo:font-size="12pt" style:font-size-asian="12pt" style:font-size-complex="12pt"/>
    </style:style>
    <style:style style:name="T150_9" style:family="text">
      <style:text-properties fo:color="#333333" fo:font-size="12pt" style:font-size-asian="12pt" style:font-size-complex="12pt"/>
    </style:style>
    <style:style style:name="T150_10" style:family="text">
      <style:text-properties fo:color="#333333" fo:font-size="12pt" style:font-size-asian="12pt" style:font-size-complex="12pt"/>
    </style:style>
    <style:style style:name="T150_11" style:family="text">
      <style:text-properties fo:color="#333333" fo:font-size="12pt" style:font-size-asian="12pt" style:font-size-complex="12pt"/>
    </style:style>
    <style:style style:name="T150_12" style:family="text">
      <style:text-properties fo:color="#333333" fo:font-size="12pt" style:font-size-asian="12pt" style:font-size-complex="12pt"/>
    </style:style>
    <style:style style:name="P151" style:family="paragraph" style:parent-style-name="Standard">
      <style:paragraph-properties fo:break-before="auto" fo:line-height="160%" fo:margin-top="0cm" fo:margin-bottom="0cm" style:writing-mode="lr-tb"/>
    </style:style>
    <style:style style:name="T151_1" style:family="text">
      <style:text-properties fo:color="#333333" fo:font-size="12pt" style:font-size-asian="12pt" style:font-size-complex="12pt"/>
    </style:style>
    <style:style style:name="T151_2" style:family="text">
      <style:text-properties fo:color="#333333" fo:font-size="12pt" style:font-size-asian="12pt" style:font-size-complex="12pt"/>
    </style:style>
    <style:style style:name="T151_3" style:family="text">
      <style:text-properties fo:color="#333333" fo:font-size="12pt" style:font-size-asian="12pt" style:font-size-complex="12pt"/>
    </style:style>
    <style:style style:name="T151_4" style:family="text">
      <style:text-properties fo:color="#333333" fo:font-size="12pt" style:font-size-asian="12pt" style:font-size-complex="12pt"/>
    </style:style>
    <style:style style:name="T151_5" style:family="text">
      <style:text-properties fo:color="#333333" fo:font-size="12pt" style:font-size-asian="12pt" style:font-size-complex="12pt"/>
    </style:style>
    <style:style style:name="T151_6" style:family="text">
      <style:text-properties fo:color="#333333" fo:font-size="12pt" style:font-size-asian="12pt" style:font-size-complex="12pt"/>
    </style:style>
    <style:style style:name="T151_7" style:family="text">
      <style:text-properties fo:color="#333333" fo:font-size="12pt" style:font-size-asian="12pt" style:font-size-complex="12pt"/>
    </style:style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4q8mol4kyigs"/><text:bookmark-end text:name="h.4q8mol4kyigs"/><text:span text:style-name="T1_1">Meeting</text:span><text:span text:style-name="T1_2"><text:s/>21/06<text:s/>:<text:s/></text:span><text:span text:style-name="T1_3">convergence</text:span><text:span text:style-name="T1_4"><text:s/></text:span><text:span text:style-name="T1_5">on</text:span><text:span text:style-name="T1_6"><text:s/></text:span><text:span text:style-name="T1_7">modeling</text:span></text:h>
      <text:p text:style-name="P2"><text:span text:style-name="T2_1">Precise</text:span><text:span text:style-name="T2_2"><text:s/></text:span><text:span text:style-name="T2_3">synthesis</text:span><text:span text:style-name="T2_4"><text:s/></text:span><text:span text:style-name="T2_5">of</text:span><text:span text:style-name="T2_6"><text:s/></text:span><text:span text:style-name="T2_7">the</text:span><text:span text:style-name="T2_8"><text:s/></text:span><text:span text:style-name="T2_9">meeting</text:span><text:span text:style-name="T2_10"><text:s/></text:span><text:span text:style-name="T2_11">is</text:span><text:span text:style-name="T2_12"><text:s/></text:span><text:span text:style-name="T2_13">here</text:span><text:span text:style-name="T2_14"><text:s/>:<text:s/></text:span><text:span text:style-name="T2_15"><text:a xlink:type="simple" xlink:href="https://github.com/SFICSSS16-CircularEconomy/CircularEconomy/blob/master/Docs/Meetings/20160621.md"><text:span text:style-name="T2_16">https</text:span></text:a></text:span><text:span text:style-name="T2_17"><text:a xlink:type="simple" xlink:href="https://github.com/SFICSSS16-CircularEconomy/CircularEconomy/blob/master/Docs/Meetings/20160621.md"><text:span text:style-name="T2_18">://</text:span></text:a></text:span><text:span text:style-name="T2_19"><text:a xlink:type="simple" xlink:href="https://github.com/SFICSSS16-CircularEconomy/CircularEconomy/blob/master/Docs/Meetings/20160621.md"><text:span text:style-name="T2_20">github</text:span></text:a></text:span><text:span text:style-name="T2_21"><text:a xlink:type="simple" xlink:href="https://github.com/SFICSSS16-CircularEconomy/CircularEconomy/blob/master/Docs/Meetings/20160621.md"><text:span text:style-name="T2_22">.</text:span></text:a></text:span><text:span text:style-name="T2_23"><text:a xlink:type="simple" xlink:href="https://github.com/SFICSSS16-CircularEconomy/CircularEconomy/blob/master/Docs/Meetings/20160621.md"><text:span text:style-name="T2_24">com</text:span></text:a></text:span><text:span text:style-name="T2_25"><text:a xlink:type="simple" xlink:href="https://github.com/SFICSSS16-CircularEconomy/CircularEconomy/blob/master/Docs/Meetings/20160621.md"><text:span text:style-name="T2_26">/</text:span></text:a></text:span><text:span text:style-name="T2_27"><text:a xlink:type="simple" xlink:href="https://github.com/SFICSSS16-CircularEconomy/CircularEconomy/blob/master/Docs/Meetings/20160621.md"><text:span text:style-name="T2_28">SFICSSS</text:span></text:a></text:span><text:span text:style-name="T2_29"><text:a xlink:type="simple" xlink:href="https://github.com/SFICSSS16-CircularEconomy/CircularEconomy/blob/master/Docs/Meetings/20160621.md"><text:span text:style-name="T2_30">16-</text:span></text:a></text:span><text:span text:style-name="T2_31"><text:a xlink:type="simple" xlink:href="https://github.com/SFICSSS16-CircularEconomy/CircularEconomy/blob/master/Docs/Meetings/20160621.md"><text:span text:style-name="T2_32">CircularEconomy</text:span></text:a></text:span><text:span text:style-name="T2_33"><text:a xlink:type="simple" xlink:href="https://github.com/SFICSSS16-CircularEconomy/CircularEconomy/blob/master/Docs/Meetings/20160621.md"><text:span text:style-name="T2_34">/</text:span></text:a></text:span><text:span text:style-name="T2_35"><text:a xlink:type="simple" xlink:href="https://github.com/SFICSSS16-CircularEconomy/CircularEconomy/blob/master/Docs/Meetings/20160621.md"><text:span text:style-name="T2_36">CircularEconomy</text:span></text:a></text:span><text:span text:style-name="T2_37"><text:a xlink:type="simple" xlink:href="https://github.com/SFICSSS16-CircularEconomy/CircularEconomy/blob/master/Docs/Meetings/20160621.md"><text:span text:style-name="T2_38">/</text:span></text:a></text:span><text:span text:style-name="T2_39"><text:a xlink:type="simple" xlink:href="https://github.com/SFICSSS16-CircularEconomy/CircularEconomy/blob/master/Docs/Meetings/20160621.md"><text:span text:style-name="T2_40">blob</text:span></text:a></text:span><text:span text:style-name="T2_41"><text:a xlink:type="simple" xlink:href="https://github.com/SFICSSS16-CircularEconomy/CircularEconomy/blob/master/Docs/Meetings/20160621.md"><text:span text:style-name="T2_42">/</text:span></text:a></text:span><text:span text:style-name="T2_43"><text:a xlink:type="simple" xlink:href="https://github.com/SFICSSS16-CircularEconomy/CircularEconomy/blob/master/Docs/Meetings/20160621.md"><text:span text:style-name="T2_44">master</text:span></text:a></text:span><text:span text:style-name="T2_45"><text:a xlink:type="simple" xlink:href="https://github.com/SFICSSS16-CircularEconomy/CircularEconomy/blob/master/Docs/Meetings/20160621.md"><text:span text:style-name="T2_46">/</text:span></text:a></text:span><text:span text:style-name="T2_47"><text:a xlink:type="simple" xlink:href="https://github.com/SFICSSS16-CircularEconomy/CircularEconomy/blob/master/Docs/Meetings/20160621.md"><text:span text:style-name="T2_48">Docs</text:span></text:a></text:span><text:span text:style-name="T2_49"><text:a xlink:type="simple" xlink:href="https://github.com/SFICSSS16-CircularEconomy/CircularEconomy/blob/master/Docs/Meetings/20160621.md"><text:span text:style-name="T2_50">/</text:span></text:a></text:span><text:span text:style-name="T2_51"><text:a xlink:type="simple" xlink:href="https://github.com/SFICSSS16-CircularEconomy/CircularEconomy/blob/master/Docs/Meetings/20160621.md"><text:span text:style-name="T2_52">Meetings</text:span></text:a></text:span><text:span text:style-name="T2_53"><text:a xlink:type="simple" xlink:href="https://github.com/SFICSSS16-CircularEconomy/CircularEconomy/blob/master/Docs/Meetings/20160621.md"><text:span text:style-name="T2_54">/20160621.</text:span></text:a></text:span><text:span text:style-name="T2_55"><text:a xlink:type="simple" xlink:href="https://github.com/SFICSSS16-CircularEconomy/CircularEconomy/blob/master/Docs/Meetings/20160621.md"><text:span text:style-name="T2_56">md</text:span></text:a></text:span></text:p>
      <text:p text:style-name="P3"/>
      <text:h text:style-name="P4" text:outline-level="10"><text:bookmark-start text:name="h.qvhubamn7zil"/><text:bookmark-end text:name="h.qvhubamn7zil"/><text:span text:style-name="T4_1">Overview</text:span></text:h>
      <text:p text:style-name="P5"><text:span text:style-name="T5_1">Global</text:span><text:span text:style-name="T5_2"><text:s/></text:span><text:span text:style-name="T5_3">convergence</text:span><text:span text:style-name="T5_4"><text:s/></text:span><text:span text:style-name="T5_5">towards</text:span><text:span text:style-name="T5_6"><text:s/></text:span><text:span text:style-name="T5_7">an</text:span><text:span text:style-name="T5_8"><text:s/>“</text:span><text:span text:style-name="T5_9">ecological</text:span><text:span text:style-name="T5_10"><text:s/></text:span><text:span text:style-name="T5_11">network</text:span><text:span text:style-name="T5_12"><text:s/></text:span><text:span text:style-name="T5_13">flow</text:span><text:span text:style-name="T5_14">”<text:s/></text:span><text:span text:style-name="T5_15">model</text:span><text:span text:style-name="T5_16"><text:s/>(</text:span><text:span text:style-name="T5_17">foodweb</text:span><text:span text:style-name="T5_18"><text:s/></text:span><text:span text:style-name="T5_19">or</text:span><text:span text:style-name="T5_20"><text:s/></text:span><text:span text:style-name="T5_21">complementarity</text:span><text:span text:style-name="T5_22">),<text:s/></text:span><text:span text:style-name="T5_23">implemented</text:span><text:span text:style-name="T5_24"><text:s/></text:span><text:span text:style-name="T5_25">into</text:span><text:span text:style-name="T5_26"><text:s/></text:span><text:span text:style-name="T5_27">ABM</text:span><text:span text:style-name="T5_28"><text:s/></text:span><text:span text:style-name="T5_29">with</text:span><text:span text:style-name="T5_30"><text:s/></text:span><text:span text:style-name="T5_31">game</text:span><text:span text:style-name="T5_32">-</text:span><text:span text:style-name="T5_33">theoretical</text:span><text:span text:style-name="T5_34"><text:s/></text:span><text:span text:style-name="T5_35">rules</text:span><text:span text:style-name="T5_36">.</text:span></text:p>
      <text:p text:style-name="P6"><text:span text:style-name="T6_1">Questions</text:span><text:span text:style-name="T6_2"><text:s/></text:span><text:span text:style-name="T6_3">not</text:span><text:span text:style-name="T6_4"><text:s/></text:span><text:span text:style-name="T6_5">yet</text:span><text:span text:style-name="T6_6"><text:s/></text:span><text:span text:style-name="T6_7">totally</text:span><text:span text:style-name="T6_8"><text:s/></text:span><text:span text:style-name="T6_9">answered</text:span><text:span text:style-name="T6_10"><text:s/>:<text:s/></text:span></text:p>
      <text:list text:style-name="LS1" xml:id="list0">
        <text:list-item>
          <text:p text:style-name="P7"><text:span text:style-name="T7_1">dynamical</text:span><text:span text:style-name="T7_2">/</text:span><text:span text:style-name="T7_3">stationarity</text:span><text:span text:style-name="T7_4"><text:s/></text:span><text:span text:style-name="T7_5">character</text:span><text:span text:style-name="T7_6"><text:s/>?</text:span></text:p>
        </text:list-item>
        <text:list-item>
          <text:p text:style-name="P8"><text:span text:style-name="T8_1">Multi</text:span><text:span text:style-name="T8_2">-</text:span><text:span text:style-name="T8_3">scale</text:span><text:span text:style-name="T8_4"><text:s/></text:span><text:span text:style-name="T8_5">model</text:span><text:span text:style-name="T8_6"><text:s/>?<text:s/></text:span><text:span text:style-name="T8_7">a</text:span><text:span text:style-name="T8_8"><text:s/></text:span><text:span text:style-name="T8_9">priori</text:span><text:span text:style-name="T8_10"><text:s/></text:span><text:span text:style-name="T8_11">yes</text:span><text:span text:style-name="T8_12">.</text:span></text:p>
        </text:list-item>
        <text:list-item>
          <text:p text:style-name="P9"><text:span text:style-name="T9_1">Exact</text:span><text:span text:style-name="T9_2"><text:s/></text:span><text:span text:style-name="T9_3">classification</text:span><text:span text:style-name="T9_4"><text:s/></text:span><text:span text:style-name="T9_5">of</text:span><text:span text:style-name="T9_6"><text:s/></text:span><text:span text:style-name="T9_7">agents</text:span><text:span text:style-name="T9_8"><text:s/>:<text:s/></text:span><text:span text:style-name="T9_9">stylized</text:span><text:span text:style-name="T9_10"><text:s/></text:span><text:span text:style-name="T9_11">types</text:span><text:span text:style-name="T9_12"><text:s/></text:span><text:span text:style-name="T9_13">and</text:span><text:span text:style-name="T9_14"><text:s/></text:span><text:span text:style-name="T9_15">products</text:span><text:span text:style-name="T9_16">.</text:span></text:p>
        </text:list-item>
      </text:list>
      <text:h text:style-name="P10" text:outline-level="10"><text:bookmark-start text:name="h.q4nf2350lvs3"/><text:bookmark-end text:name="h.q4nf2350lvs3"/><text:span text:style-name="T10_1">Research</text:span><text:span text:style-name="T10_2"><text:s/></text:span><text:span text:style-name="T10_3">Question</text:span></text:h>
      <text:p text:style-name="P11"><text:span text:style-name="T11_1">Reformulate</text:span><text:span text:style-name="T11_2"><text:s/></text:span><text:span text:style-name="T11_3">a</text:span><text:span text:style-name="T11_4"><text:s/></text:span><text:span text:style-name="T11_5">research</text:span><text:span text:style-name="T11_6"><text:s/></text:span><text:span text:style-name="T11_7">question</text:span><text:span text:style-name="T11_8"><text:s/></text:span><text:span text:style-name="T11_9">based</text:span><text:span text:style-name="T11_10"><text:s/></text:span><text:span text:style-name="T11_11">on</text:span><text:span text:style-name="T11_12"><text:s/></text:span><text:span text:style-name="T11_13">model</text:span><text:span text:style-name="T11_14"><text:s/></text:span><text:span text:style-name="T11_15">proposition</text:span><text:span text:style-name="T11_16"><text:s/>;<text:s/></text:span><text:span text:style-name="T11_17">maybe</text:span><text:span text:style-name="T11_18"><text:s/></text:span><text:span text:style-name="T11_19">wait</text:span><text:span text:style-name="T11_20"><text:s/></text:span><text:span text:style-name="T11_21">for</text:span><text:span text:style-name="T11_22"><text:s/></text:span><text:span text:style-name="T11_23">Joshua</text:span><text:span text:style-name="T11_24"><text:s/></text:span><text:span text:style-name="T11_25">meeting</text:span><text:span text:style-name="T11_26"><text:s/>?</text:span></text:p>
      <text:h text:style-name="P12" text:outline-level="10"><text:bookmark-start text:name="h.xdji5jvqj7zb"/><text:bookmark-end text:name="h.xdji5jvqj7zb"/><text:span text:style-name="T12_1">Model</text:span><text:span text:style-name="T12_2"><text:s/></text:span><text:span text:style-name="T12_3">proposition</text:span></text:h>
      <text:h text:style-name="P13" text:outline-level="10"><text:bookmark-start text:name="h.j1qo2dna7buf"/><text:bookmark-end text:name="h.j1qo2dna7buf"/><text:span text:style-name="T13_1">Rationale</text:span></text:h>
      <text:p text:style-name="P14"><text:span text:style-name="T14_1">TBW</text:span></text:p>
      <text:h text:style-name="P15" text:outline-level="10"><text:bookmark-start text:name="h.5ffjzhwikr20"/><text:bookmark-end text:name="h.5ffjzhwikr20"/><text:span text:style-name="T15_1">Description</text:span></text:h>
      <text:p text:style-name="P16"/>
      <text:p text:style-name="P17"><text:span text:style-name="T17_1">Core</text:span><text:span text:style-name="T17_2"><text:s/></text:span><text:span text:style-name="T17_3">of</text:span><text:span text:style-name="T17_4"><text:s/></text:span><text:span text:style-name="T17_5">the</text:span><text:span text:style-name="T17_6"><text:s/></text:span><text:span text:style-name="T17_7">model</text:span><text:span text:style-name="T17_8"><text:s/>:<text:s/></text:span></text:p>
      <text:list text:style-name="LS2" xml:id="list3">
        <text:list-item>
          <text:p text:style-name="P18"><text:span text:style-name="T18_1">agents</text:span><text:span text:style-name="T18_2"><text:s/></text:span><text:span text:style-name="T18_3">of</text:span><text:span text:style-name="T18_4"><text:s/></text:span><text:span text:style-name="T18_5">the</text:span><text:span text:style-name="T18_6"><text:s/></text:span><text:span text:style-name="T18_7">circular</text:span><text:span text:style-name="T18_8"><text:s/></text:span><text:span text:style-name="T18_9">economy</text:span><text:span text:style-name="T18_10"><text:s/>(</text:span><text:span text:style-name="T18_11">types</text:span><text:span text:style-name="T18_12"><text:s/></text:span><text:span text:style-name="T18_13">to</text:span><text:span text:style-name="T18_14"><text:s/></text:span><text:span text:style-name="T18_15">be</text:span><text:span text:style-name="T18_16"><text:s/></text:span><text:span text:style-name="T18_17">precised</text:span><text:span text:style-name="T18_18">)<text:s/></text:span><text:span text:style-name="T18_19">are</text:span><text:span text:style-name="T18_20"><text:s/></text:span><text:span text:style-name="T18_21">spatially</text:span><text:span text:style-name="T18_22"><text:s/></text:span><text:span text:style-name="T18_23">distributed</text:span><text:span text:style-name="T18_24"><text:s/>(</text:span><text:span text:style-name="T18_25">on</text:span><text:span text:style-name="T18_26"><text:s/></text:span><text:span text:style-name="T18_27">an</text:span><text:span text:style-name="T18_28"><text:s/></text:span><text:span text:style-name="T18_29">arbitrary</text:span><text:span text:style-name="T18_30"><text:s/></text:span><text:span text:style-name="T18_31">geographical</text:span><text:span text:style-name="T18_32"><text:s/></text:span><text:span text:style-name="T18_33">space</text:span><text:span text:style-name="T18_34">,<text:s/></text:span><text:span text:style-name="T18_35">but</text:span><text:span text:style-name="T18_36"><text:s/></text:span><text:span text:style-name="T18_37">at</text:span><text:span text:style-name="T18_38"><text:s/></text:span><text:span text:style-name="T18_39">one</text:span><text:span text:style-name="T18_40"><text:s/></text:span><text:span text:style-name="T18_41">fixed</text:span><text:span text:style-name="T18_42"><text:s/></text:span><text:span text:style-name="T18_43">qualitative</text:span><text:span text:style-name="T18_44"><text:s/></text:span><text:span text:style-name="T18_45">scale</text:span><text:span text:style-name="T18_46">)</text:span></text:p>
        </text:list-item>
        <text:list-item>
          <text:p text:style-name="P19"><text:span text:style-name="T19_1">Flow</text:span><text:span text:style-name="T19_2"><text:s/></text:span><text:span text:style-name="T19_3">probabilities</text:span><text:span text:style-name="T19_4"><text:s/></text:span><text:span text:style-name="T19_5">between</text:span><text:span text:style-name="T19_6"><text:s/></text:span><text:span text:style-name="T19_7">them</text:span><text:span text:style-name="T19_8"><text:s/></text:span><text:span text:style-name="T19_9">are</text:span><text:span text:style-name="T19_10"><text:s/></text:span><text:span text:style-name="T19_11">determined</text:span><text:span text:style-name="T19_12"><text:s/></text:span><text:span text:style-name="T19_13">in</text:span><text:span text:style-name="T19_14"><text:s/></text:span><text:span text:style-name="T19_15">a</text:span><text:span text:style-name="T19_16"><text:s/></text:span><text:span text:style-name="T19_17">game</text:span><text:span text:style-name="T19_18">-</text:span><text:span text:style-name="T19_19">theoretical</text:span><text:span text:style-name="T19_20"><text:s/></text:span><text:span text:style-name="T19_21">way</text:span><text:span text:style-name="T19_22">,<text:s/></text:span><text:span text:style-name="T19_23">based</text:span><text:span text:style-name="T19_24"><text:s/></text:span><text:span text:style-name="T19_25">on</text:span><text:span text:style-name="T19_26"><text:s/></text:span><text:span text:style-name="T19_27">the</text:span><text:span text:style-name="T19_28"><text:s/></text:span><text:span text:style-name="T19_29">gloves</text:span><text:span text:style-name="T19_30"><text:s/></text:span><text:span text:style-name="T19_31">game</text:span><text:span text:style-name="T19_32">.<text:s/></text:span><text:span text:style-name="T19_33">The</text:span><text:span text:style-name="T19_34"><text:s/></text:span><text:span text:style-name="T19_35">story</text:span><text:span text:style-name="T19_36"><text:s/></text:span><text:span text:style-name="T19_37">of</text:span><text:span text:style-name="T19_38"><text:s/></text:span><text:span text:style-name="T19_39">the</text:span><text:span text:style-name="T19_40"><text:s/></text:span><text:span text:style-name="T19_41">gloves</text:span><text:span text:style-name="T19_42"><text:s/></text:span><text:span text:style-name="T19_43">game</text:span><text:span text:style-name="T19_44"><text:s/></text:span><text:span text:style-name="T19_45">is</text:span><text:span text:style-name="T19_46"><text:s/></text:span><text:span text:style-name="T19_47">about</text:span><text:span text:style-name="T19_48"><text:s/>2<text:s/></text:span><text:span text:style-name="T19_49">knitting</text:span><text:span text:style-name="T19_50"><text:s/></text:span><text:span text:style-name="T19_51">companies</text:span><text:span text:style-name="T19_52"><text:s/></text:span><text:span text:style-name="T19_53">who</text:span><text:span text:style-name="T19_54"><text:s/></text:span><text:span text:style-name="T19_55">knit</text:span><text:span text:style-name="T19_56"><text:s/></text:span><text:span text:style-name="T19_57">gloves</text:span><text:span text:style-name="T19_58">.<text:s/></text:span><text:span text:style-name="T19_59">Company</text:span><text:span text:style-name="T19_60"><text:s/>1<text:s/></text:span><text:span text:style-name="T19_61">knits</text:span><text:span text:style-name="T19_62"><text:s/></text:span><text:span text:style-name="T19_63">a</text:span><text:span text:style-name="T19_64"><text:s/></text:span><text:span text:style-name="T19_65">set</text:span><text:span text:style-name="T19_66"><text:s/></text:span><text:span text:style-name="T19_67">of</text:span><text:span text:style-name="T19_68"><text:s/>3<text:s/></text:span><text:span text:style-name="T19_69">gloves</text:span><text:span text:style-name="T19_70"><text:s/>{</text:span><text:span text:style-name="T19_71">L</text:span><text:span text:style-name="T19_72">,</text:span><text:span text:style-name="T19_73">R</text:span><text:span text:style-name="T19_74">,</text:span><text:span text:style-name="T19_75">L</text:span><text:span text:style-name="T19_76">},<text:s/>2<text:s/></text:span><text:span text:style-name="T19_77">left</text:span><text:span text:style-name="T19_78"><text:s/></text:span><text:span text:style-name="T19_79">and</text:span><text:span text:style-name="T19_80"><text:s/>1<text:s/></text:span><text:span text:style-name="T19_81">right</text:span><text:span text:style-name="T19_82"><text:s/></text:span><text:span text:style-name="T19_83">glove</text:span><text:span text:style-name="T19_84">.<text:s/></text:span><text:span text:style-name="T19_85">Company</text:span><text:span text:style-name="T19_86"><text:s/>2<text:s/></text:span><text:span text:style-name="T19_87">also</text:span><text:span text:style-name="T19_88"><text:s/></text:span><text:span text:style-name="T19_89">knits</text:span><text:span text:style-name="T19_90"><text:s/></text:span><text:span text:style-name="T19_91">a</text:span><text:span text:style-name="T19_92"><text:s/></text:span><text:span text:style-name="T19_93">set</text:span><text:span text:style-name="T19_94"><text:s/></text:span><text:span text:style-name="T19_95">of</text:span><text:span text:style-name="T19_96"><text:s/>3<text:s/></text:span><text:span text:style-name="T19_97">gloves</text:span><text:span text:style-name="T19_98"><text:s/>{</text:span><text:span text:style-name="T19_99">R</text:span><text:span text:style-name="T19_100">,</text:span><text:span text:style-name="T19_101">L</text:span><text:span text:style-name="T19_102">,</text:span><text:span text:style-name="T19_103">R</text:span><text:span text:style-name="T19_104">}<text:s/>1<text:s/></text:span><text:span text:style-name="T19_105">left</text:span><text:span text:style-name="T19_106"><text:s/></text:span><text:span text:style-name="T19_107">and</text:span><text:span text:style-name="T19_108"><text:s/>2<text:s/></text:span><text:span text:style-name="T19_109">right</text:span><text:span text:style-name="T19_110"><text:s/></text:span><text:span text:style-name="T19_111">gloves</text:span><text:span text:style-name="T19_112">.<text:s/></text:span><text:span text:style-name="T19_113">The</text:span><text:span text:style-name="T19_114"><text:s/></text:span><text:span text:style-name="T19_115">gloves</text:span><text:span text:style-name="T19_116"><text:s/></text:span><text:span text:style-name="T19_117">can</text:span><text:span text:style-name="T19_118"><text:s/></text:span><text:span text:style-name="T19_119">only</text:span><text:span text:style-name="T19_120"><text:s/></text:span><text:span text:style-name="T19_121">be</text:span><text:span text:style-name="T19_122"><text:s/></text:span><text:span text:style-name="T19_123">sold</text:span><text:span text:style-name="T19_124"><text:s/></text:span><text:span text:style-name="T19_125">as</text:span><text:span text:style-name="T19_126"><text:s/></text:span><text:span text:style-name="T19_127">a</text:span><text:span text:style-name="T19_128"><text:s/></text:span><text:span text:style-name="T19_129">set</text:span><text:span text:style-name="T19_130"><text:s/></text:span><text:span text:style-name="T19_131">of</text:span><text:span text:style-name="T19_132"><text:s/></text:span><text:span text:style-name="T19_133">left</text:span><text:span text:style-name="T19_134"><text:s/></text:span><text:span text:style-name="T19_135">and</text:span><text:span text:style-name="T19_136"><text:s/></text:span><text:span text:style-name="T19_137">right</text:span><text:span text:style-name="T19_138"><text:s/></text:span><text:span text:style-name="T19_139">at</text:span><text:span text:style-name="T19_140"><text:s/></text:span><text:span text:style-name="T19_141">the</text:span><text:span text:style-name="T19_142"><text:s/></text:span><text:span text:style-name="T19_143">price</text:span><text:span text:style-name="T19_144"><text:s/></text:span><text:span text:style-name="T19_145">of</text:span><text:span text:style-name="T19_146"><text:s/>5<text:s/></text:span><text:span text:style-name="T19_147">dollars</text:span><text:span text:style-name="T19_148">.<text:s/></text:span><text:span text:style-name="T19_149">So</text:span><text:span text:style-name="T19_150">,<text:s/></text:span><text:span text:style-name="T19_151">company</text:span><text:span text:style-name="T19_152"><text:s/>1<text:s/></text:span><text:span text:style-name="T19_153">can</text:span><text:span text:style-name="T19_154"><text:s/></text:span><text:span text:style-name="T19_155">sell</text:span><text:span text:style-name="T19_156"><text:s/>1<text:s/></text:span><text:span text:style-name="T19_157">set</text:span><text:span text:style-name="T19_158"><text:s/></text:span><text:span text:style-name="T19_159">and</text:span><text:span text:style-name="T19_160"><text:s/></text:span><text:span text:style-name="T19_161">earns</text:span><text:span text:style-name="T19_162"><text:s/>5<text:s/></text:span><text:span text:style-name="T19_163">dollars</text:span><text:span text:style-name="T19_164"><text:s/></text:span><text:span text:style-name="T19_165">and</text:span><text:span text:style-name="T19_166"><text:s/></text:span><text:span text:style-name="T19_167">company</text:span><text:span text:style-name="T19_168"><text:s/>2<text:s/></text:span><text:span text:style-name="T19_169">can</text:span><text:span text:style-name="T19_170"><text:s/></text:span><text:span text:style-name="T19_171">sell</text:span><text:span text:style-name="T19_172"><text:s/>1<text:s/></text:span><text:span text:style-name="T19_173">set</text:span><text:span text:style-name="T19_174"><text:s/></text:span><text:span text:style-name="T19_175">and</text:span><text:span text:style-name="T19_176"><text:s/></text:span><text:span text:style-name="T19_177">earn</text:span><text:span text:style-name="T19_178"><text:s/>5<text:s/></text:span><text:span text:style-name="T19_179">dollars</text:span><text:span text:style-name="T19_180">.<text:s/></text:span><text:span text:style-name="T19_181">However</text:span><text:span text:style-name="T19_182">,<text:s/></text:span><text:span text:style-name="T19_183">both</text:span><text:span text:style-name="T19_184"><text:s/></text:span><text:span text:style-name="T19_185">companies</text:span><text:span text:style-name="T19_186"><text:s/></text:span><text:span text:style-name="T19_187">have</text:span><text:span text:style-name="T19_188"><text:s/></text:span><text:span text:style-name="T19_189">a</text:span><text:span text:style-name="T19_190"><text:s/></text:span><text:span text:style-name="T19_191">waste</text:span><text:span text:style-name="T19_192"><text:s/></text:span><text:span text:style-name="T19_193">product</text:span><text:span text:style-name="T19_194"><text:s/></text:span><text:span text:style-name="T19_195">of</text:span><text:span text:style-name="T19_196"><text:s/>1<text:s/></text:span><text:span text:style-name="T19_197">glove</text:span><text:span text:style-name="T19_198">.<text:s/></text:span><text:span text:style-name="T19_199">When</text:span><text:span text:style-name="T19_200"><text:s/></text:span><text:span text:style-name="T19_201">they</text:span><text:span text:style-name="T19_202"><text:s/></text:span><text:span text:style-name="T19_203">sell</text:span><text:span text:style-name="T19_204"><text:s/></text:span><text:span text:style-name="T19_205">these</text:span><text:span text:style-name="T19_206"><text:s/></text:span><text:span text:style-name="T19_207">together</text:span><text:span text:style-name="T19_208"><text:s/></text:span><text:span text:style-name="T19_209">there</text:span><text:span text:style-name="T19_210"><text:s/></text:span><text:span text:style-name="T19_211">is</text:span><text:span text:style-name="T19_212"><text:s/></text:span><text:span text:style-name="T19_213">an</text:span><text:span text:style-name="T19_214"><text:s/></text:span><text:span text:style-name="T19_215">additional</text:span><text:span text:style-name="T19_216"><text:s/>5<text:s/></text:span><text:span text:style-name="T19_217">dollar</text:span><text:span text:style-name="T19_218"><text:s/></text:span><text:span text:style-name="T19_219">to</text:span><text:span text:style-name="T19_220"><text:s/></text:span><text:span text:style-name="T19_221">gain</text:span><text:span text:style-name="T19_222"><text:s/></text:span><text:span text:style-name="T19_223">that</text:span><text:span text:style-name="T19_224"><text:s/></text:span><text:span text:style-name="T19_225">can</text:span><text:span text:style-name="T19_226"><text:s/></text:span><text:span text:style-name="T19_227">be</text:span><text:span text:style-name="T19_228"><text:s/></text:span><text:span text:style-name="T19_229">split</text:span><text:span text:style-name="T19_230"><text:s/></text:span><text:span text:style-name="T19_231">between</text:span><text:span text:style-name="T19_232"><text:s/></text:span><text:span text:style-name="T19_233">the</text:span><text:span text:style-name="T19_234"><text:s/></text:span><text:span text:style-name="T19_235">companies</text:span><text:span text:style-name="T19_236">.<text:s/></text:span><text:span text:style-name="T19_237">This</text:span><text:span text:style-name="T19_238"><text:s/></text:span><text:span text:style-name="T19_239">game</text:span><text:span text:style-name="T19_240"><text:s/></text:span><text:span text:style-name="T19_241">can</text:span><text:span text:style-name="T19_242"><text:s/></text:span><text:span text:style-name="T19_243">be</text:span><text:span text:style-name="T19_244"><text:s/></text:span><text:span text:style-name="T19_245">used</text:span><text:span text:style-name="T19_246"><text:s/></text:span><text:span text:style-name="T19_247">to</text:span><text:span text:style-name="T19_248"><text:s/></text:span><text:span text:style-name="T19_249">represent</text:span><text:span text:style-name="T19_250"><text:s/></text:span><text:span text:style-name="T19_251">the</text:span><text:span text:style-name="T19_252"><text:s/></text:span><text:span text:style-name="T19_253">circular</text:span><text:span text:style-name="T19_254"><text:s/></text:span><text:span text:style-name="T19_255">economy</text:span><text:span text:style-name="T19_256"><text:s/></text:span><text:span text:style-name="T19_257">be</text:span><text:span text:style-name="T19_258"><text:s/></text:span><text:span text:style-name="T19_259">modelling</text:span><text:span text:style-name="T19_260"><text:s/></text:span><text:span text:style-name="T19_261">the</text:span><text:span text:style-name="T19_262"><text:s/></text:span><text:span text:style-name="T19_263">remainders</text:span><text:span text:style-name="T19_264"><text:s/>(</text:span><text:span text:style-name="T19_265">left</text:span><text:span text:style-name="T19_266"><text:s/></text:span><text:span text:style-name="T19_267">or</text:span><text:span text:style-name="T19_268"><text:s/></text:span><text:span text:style-name="T19_269">right</text:span><text:span text:style-name="T19_270"><text:s/></text:span><text:span text:style-name="T19_271">gloves</text:span><text:span text:style-name="T19_272">)<text:s/></text:span><text:span text:style-name="T19_273">as</text:span><text:span text:style-name="T19_274"><text:s/></text:span><text:span text:style-name="T19_275">waste</text:span><text:span text:style-name="T19_276"><text:s/></text:span><text:span text:style-name="T19_277">products</text:span><text:span text:style-name="T19_278"><text:s/></text:span><text:span text:style-name="T19_279">that</text:span><text:span text:style-name="T19_280"><text:s/></text:span><text:span text:style-name="T19_281">might</text:span><text:span text:style-name="T19_282"><text:s/></text:span><text:span text:style-name="T19_283">be</text:span><text:span text:style-name="T19_284"><text:s/></text:span><text:span text:style-name="T19_285">potentially</text:span><text:span text:style-name="T19_286"><text:s/></text:span><text:span text:style-name="T19_287">profitable</text:span><text:span text:style-name="T19_288">.<text:s/></text:span><text:span text:style-name="T19_289">The</text:span><text:span text:style-name="T19_290"><text:s/></text:span><text:span text:style-name="T19_291">main</text:span><text:span text:style-name="T19_292"><text:s/></text:span><text:span text:style-name="T19_293">idea</text:span><text:span text:style-name="T19_294"><text:s/></text:span><text:span text:style-name="T19_295">is</text:span><text:span text:style-name="T19_296"><text:s/></text:span><text:span text:style-name="T19_297">to</text:span><text:span text:style-name="T19_298"><text:s/></text:span><text:span text:style-name="T19_299">map</text:span><text:span text:style-name="T19_300"><text:s/></text:span><text:span text:style-name="T19_301">different</text:span><text:span text:style-name="T19_302"><text:s/></text:span><text:span text:style-name="T19_303">complementaries</text:span><text:span text:style-name="T19_304"><text:s/></text:span><text:span text:style-name="T19_305">between</text:span><text:span text:style-name="T19_306"><text:s/></text:span><text:span text:style-name="T19_307">actors</text:span><text:span text:style-name="T19_308">/</text:span><text:span text:style-name="T19_309">companies</text:span><text:span text:style-name="T19_310"><text:s/></text:span><text:span text:style-name="T19_311">on</text:span><text:span text:style-name="T19_312"><text:s/></text:span><text:span text:style-name="T19_313">a</text:span><text:span text:style-name="T19_314"><text:s/></text:span><text:span text:style-name="T19_315">spatial</text:span><text:span text:style-name="T19_316"><text:s/></text:span><text:span text:style-name="T19_317">system</text:span><text:span text:style-name="T19_318">,<text:s/></text:span><text:span text:style-name="T19_319">such</text:span><text:span text:style-name="T19_320"><text:s/></text:span><text:span text:style-name="T19_321">as</text:span><text:span text:style-name="T19_322"><text:s/></text:span><text:span text:style-name="T19_323">a</text:span><text:span text:style-name="T19_324"><text:s/>(</text:span><text:span text:style-name="T19_325">hierarchical</text:span><text:span text:style-name="T19_326">)<text:s/></text:span><text:span text:style-name="T19_327">network</text:span><text:span text:style-name="T19_328">.<text:s/></text:span><text:span text:style-name="T19_329">The</text:span><text:span text:style-name="T19_330"><text:s/></text:span><text:span text:style-name="T19_331">goal</text:span><text:span text:style-name="T19_332"><text:s/></text:span><text:span text:style-name="T19_333">is</text:span><text:span text:style-name="T19_334"><text:s/></text:span><text:span text:style-name="T19_335">to</text:span><text:span text:style-name="T19_336"><text:s/></text:span><text:span text:style-name="T19_337">model</text:span><text:span text:style-name="T19_338"><text:s/></text:span><text:span text:style-name="T19_339">processes</text:span><text:span text:style-name="T19_340"><text:s/></text:span><text:span text:style-name="T19_341">as</text:span><text:span text:style-name="T19_342"><text:s/></text:span><text:span text:style-name="T19_343">parameters</text:span><text:span text:style-name="T19_344"><text:s/></text:span><text:span text:style-name="T19_345">in</text:span><text:span text:style-name="T19_346"><text:s/></text:span><text:span text:style-name="T19_347">the</text:span><text:span text:style-name="T19_348"><text:s/></text:span><text:span text:style-name="T19_349">model</text:span><text:span text:style-name="T19_350"><text:s/></text:span><text:span text:style-name="T19_351">that</text:span><text:span text:style-name="T19_352"><text:s/></text:span><text:span text:style-name="T19_353">may</text:span><text:span text:style-name="T19_354"><text:s/></text:span><text:span text:style-name="T19_355">affect</text:span><text:span text:style-name="T19_356"><text:s/></text:span><text:span text:style-name="T19_357">the</text:span><text:span text:style-name="T19_358"><text:s/></text:span><text:span text:style-name="T19_359">circulation</text:span><text:span text:style-name="T19_360"><text:s/></text:span><text:span text:style-name="T19_361">of</text:span><text:span text:style-name="T19_362"><text:s/></text:span><text:span text:style-name="T19_363">of</text:span><text:span text:style-name="T19_364"><text:s/></text:span><text:span text:style-name="T19_365">waste</text:span><text:span text:style-name="T19_366"><text:s/></text:span><text:span text:style-name="T19_367">products</text:span><text:span text:style-name="T19_368">.</text:span></text:p>
        </text:list-item>
        <text:list-item>
          <text:p text:style-name="P20"><text:span text:style-name="T20_1">Space</text:span><text:span text:style-name="T20_2"><text:s/></text:span><text:span text:style-name="T20_3">is</text:span><text:span text:style-name="T20_4"><text:s/></text:span><text:span text:style-name="T20_5">taken</text:span><text:span text:style-name="T20_6"><text:s/></text:span><text:span text:style-name="T20_7">into</text:span><text:span text:style-name="T20_8"><text:s/></text:span><text:span text:style-name="T20_9">account</text:span><text:span text:style-name="T20_10">,<text:s/></text:span><text:span text:style-name="T20_11">two</text:span><text:span text:style-name="T20_12"><text:s/></text:span><text:span text:style-name="T20_13">possible</text:span><text:span text:style-name="T20_14"><text:s/></text:span><text:span text:style-name="T20_15">process</text:span><text:span text:style-name="T20_16"><text:s/></text:span><text:span text:style-name="T20_17">formulations</text:span><text:span text:style-name="T20_18"><text:s/>[</text:span><text:span text:style-name="T20_19">Testing</text:span><text:span text:style-name="T20_20"><text:s/></text:span><text:span text:style-name="T20_21">both</text:span><text:span text:style-name="T20_22"><text:s/></text:span><text:span text:style-name="T20_23">is</text:span><text:span text:style-name="T20_24"><text:s/></text:span><text:span text:style-name="T20_25">possible</text:span><text:span text:style-name="T20_26"><text:s/></text:span><text:span text:style-name="T20_27">and</text:span><text:span text:style-name="T20_28"><text:s/></text:span><text:span text:style-name="T20_29">desirable</text:span><text:span text:style-name="T20_30"><text:s/></text:span><text:span text:style-name="T20_31">for</text:span><text:span text:style-name="T20_32"><text:s/></text:span><text:span text:style-name="T20_33">model</text:span><text:span text:style-name="T20_34"><text:s/></text:span><text:span text:style-name="T20_35">validation</text:span><text:span text:style-name="T20_36">]:</text:span></text:p>
          <text:list>
            <text:list-item>
              <text:p text:style-name="P21"><text:span text:style-name="T21_1">Game</text:span><text:span text:style-name="T21_2"><text:s/></text:span><text:span text:style-name="T21_3">is</text:span><text:span text:style-name="T21_4"><text:s/></text:span><text:span text:style-name="T21_5">conditional</text:span><text:span text:style-name="T21_6"><text:s/></text:span><text:span text:style-name="T21_7">to</text:span><text:span text:style-name="T21_8"><text:s/></text:span><text:span text:style-name="T21_9">a</text:span><text:span text:style-name="T21_10"><text:s/></text:span><text:span text:style-name="T21_11">probability</text:span><text:span text:style-name="T21_12"><text:s/></text:span><text:span text:style-name="T21_13">of</text:span><text:span text:style-name="T21_14"><text:s/></text:span><text:span text:style-name="T21_15">interaction</text:span><text:span text:style-name="T21_16">,<text:s/></text:span><text:span text:style-name="T21_17">given</text:span><text:span text:style-name="T21_18"><text:s/></text:span><text:span text:style-name="T21_19">by</text:span><text:span text:style-name="T21_20"><text:s/></text:span><text:span text:style-name="T21_21">a</text:span><text:span text:style-name="T21_22"><text:s/></text:span><text:span text:style-name="T21_23">spatial</text:span><text:span text:style-name="T21_24"><text:s/></text:span><text:span text:style-name="T21_25">interaction</text:span><text:span text:style-name="T21_26"><text:s/></text:span><text:span text:style-name="T21_27">field</text:span><text:span text:style-name="T21_28"><text:s/>(</text:span><text:span text:style-name="T21_29">i</text:span><text:span text:style-name="T21_30">.</text:span><text:span text:style-name="T21_31">e</text:span><text:span text:style-name="T21_32">.<text:s/></text:span><text:span text:style-name="T21_33">first</text:span><text:span text:style-name="T21_34"><text:s/></text:span><text:span text:style-name="T21_35">agents</text:span><text:span text:style-name="T21_36"><text:s/>“</text:span><text:span text:style-name="T21_37">choose</text:span><text:span text:style-name="T21_38">”<text:s/></text:span><text:span text:style-name="T21_39">their</text:span><text:span text:style-name="T21_40"><text:s/></text:span><text:span text:style-name="T21_41">interaction</text:span><text:span text:style-name="T21_42"><text:s/></text:span><text:span text:style-name="T21_43">partner</text:span><text:span text:style-name="T21_44">,<text:s/></text:span><text:span text:style-name="T21_45">then</text:span><text:span text:style-name="T21_46"><text:s/></text:span><text:span text:style-name="T21_47">play</text:span><text:span text:style-name="T21_48"><text:s/></text:span><text:span text:style-name="T21_49">the</text:span><text:span text:style-name="T21_50"><text:s/></text:span><text:span text:style-name="T21_51">game</text:span><text:span text:style-name="T21_52">)</text:span></text:p>
            </text:list-item>
            <text:list-item>
              <text:p text:style-name="P22"><text:span text:style-name="T22_1">Space</text:span><text:span text:style-name="T22_2"><text:s/></text:span><text:span text:style-name="T22_3">is</text:span><text:span text:style-name="T22_4"><text:s/></text:span><text:span text:style-name="T22_5">directly</text:span><text:span text:style-name="T22_6"><text:s/></text:span><text:span text:style-name="T22_7">taken</text:span><text:span text:style-name="T22_8"><text:s/></text:span><text:span text:style-name="T22_9">into</text:span><text:span text:style-name="T22_10"><text:s/></text:span><text:span text:style-name="T22_11">account</text:span><text:span text:style-name="T22_12"><text:s/></text:span><text:span text:style-name="T22_13">in</text:span><text:span text:style-name="T22_14"><text:s/></text:span><text:span text:style-name="T22_15">the</text:span><text:span text:style-name="T22_16"><text:s/></text:span><text:span text:style-name="T22_17">game</text:span><text:span text:style-name="T22_18"><text:s/></text:span><text:span text:style-name="T22_19">utility</text:span><text:span text:style-name="T22_20"><text:s/></text:span><text:span text:style-name="T22_21">through</text:span><text:span text:style-name="T22_22"><text:s/></text:span><text:span text:style-name="T22_23">a</text:span><text:span text:style-name="T22_24"><text:s/></text:span><text:span text:style-name="T22_25">cost</text:span><text:span text:style-name="T22_26"><text:s/></text:span><text:span text:style-name="T22_27">function</text:span><text:span text:style-name="T22_28"><text:s/></text:span><text:span text:style-name="T22_29">included</text:span><text:span text:style-name="T22_30"><text:s/></text:span><text:span text:style-name="T22_31">in</text:span><text:span text:style-name="T22_32"><text:s/></text:span><text:span text:style-name="T22_33">the</text:span><text:span text:style-name="T22_34"><text:s/></text:span><text:span text:style-name="T22_35">game</text:span><text:span text:style-name="T22_36"><text:s/></text:span><text:span text:style-name="T22_37">utilities</text:span></text:p>
            </text:list-item>
          </text:list>
        </text:list-item>
        <text:list-item>
          <text:p text:style-name="P23"><text:span text:style-name="T23_1">[</text:span><text:span text:style-name="T23_2">Dynamical</text:span><text:span text:style-name="T23_3">/</text:span><text:span text:style-name="T23_4">static</text:span><text:span text:style-name="T23_5"><text:s/></text:span><text:span text:style-name="T23_6">character</text:span><text:span text:style-name="T23_7"><text:s/></text:span><text:span text:style-name="T23_8">to</text:span><text:span text:style-name="T23_9"><text:s/></text:span><text:span text:style-name="T23_10">be</text:span><text:span text:style-name="T23_11"><text:s/></text:span><text:span text:style-name="T23_12">validated</text:span><text:span text:style-name="T23_13">]<text:s/></text:span><text:span text:style-name="T23_14">Initial</text:span><text:span text:style-name="T23_15"><text:s/></text:span><text:span text:style-name="T23_16">state</text:span><text:span text:style-name="T23_17"><text:s/></text:span><text:span text:style-name="T23_18">consists</text:span><text:span text:style-name="T23_19"><text:s/></text:span><text:span text:style-name="T23_20">in</text:span><text:span text:style-name="T23_21"><text:s/></text:span><text:span text:style-name="T23_22">non</text:span><text:span text:style-name="T23_23">-</text:span><text:span text:style-name="T23_24">connected</text:span><text:span text:style-name="T23_25"><text:s/></text:span><text:span text:style-name="T23_26">nodes</text:span><text:span text:style-name="T23_27">,<text:s/></text:span><text:span text:style-name="T23_28">and</text:span><text:span text:style-name="T23_29"><text:s/></text:span><text:span text:style-name="T23_30">interaction</text:span><text:span text:style-name="T23_31"><text:s/></text:span><text:span text:style-name="T23_32">rules</text:span><text:span text:style-name="T23_33"><text:s/></text:span><text:span text:style-name="T23_34">allow</text:span><text:span text:style-name="T23_35"><text:s/></text:span><text:span text:style-name="T23_36">to</text:span><text:span text:style-name="T23_37"><text:s/></text:span><text:span text:style-name="T23_38">implement</text:span><text:span text:style-name="T23_39"><text:s/></text:span><text:span text:style-name="T23_40">network</text:span><text:span text:style-name="T23_41"><text:s/></text:span><text:span text:style-name="T23_42">growth</text:span><text:span text:style-name="T23_43"><text:s/></text:span><text:span text:style-name="T23_44">in</text:span><text:span text:style-name="T23_45"><text:s/></text:span><text:span text:style-name="T23_46">time</text:span><text:span text:style-name="T23_47">.<text:s/></text:span><text:span text:style-name="T23_48">Indicators</text:span><text:span text:style-name="T23_49"><text:s/></text:span><text:span text:style-name="T23_50">will</text:span><text:span text:style-name="T23_51"><text:s/></text:span><text:span text:style-name="T23_52">then</text:span><text:span text:style-name="T23_53"><text:s/></text:span><text:span text:style-name="T23_54">be</text:span><text:span text:style-name="T23_55"><text:s/></text:span><text:span text:style-name="T23_56">final</text:span><text:span text:style-name="T23_57"><text:s/></text:span><text:span text:style-name="T23_58">stationary</text:span><text:span text:style-name="T23_59"><text:s/></text:span><text:span text:style-name="T23_60">state</text:span><text:span text:style-name="T23_61"><text:s/>[</text:span><text:span text:style-name="T23_62">convergence</text:span><text:span text:style-name="T23_63"><text:s/></text:span><text:span text:style-name="T23_64">to</text:span><text:span text:style-name="T23_65"><text:s/></text:span><text:span text:style-name="T23_66">be</text:span><text:span text:style-name="T23_67"><text:s/></text:span><text:span text:style-name="T23_68">checked</text:span><text:span text:style-name="T23_69">/</text:span><text:span text:style-name="T23_70">proved</text:span><text:span text:style-name="T23_71">]<text:s/></text:span><text:span text:style-name="T23_72">AND</text:span><text:span text:style-name="T23_73"><text:s/></text:span><text:span text:style-name="T23_74">path</text:span><text:span text:style-name="T23_75"><text:s/></text:span><text:span text:style-name="T23_76">integrals</text:span><text:span text:style-name="T23_77"><text:s/></text:span><text:span text:style-name="T23_78">to</text:span><text:span text:style-name="T23_79"><text:s/></text:span><text:span text:style-name="T23_80">take</text:span><text:span text:style-name="T23_81"><text:s/></text:span><text:span text:style-name="T23_82">into</text:span><text:span text:style-name="T23_83"><text:s/></text:span><text:span text:style-name="T23_84">account</text:span><text:span text:style-name="T23_85"><text:s/></text:span><text:span text:style-name="T23_86">path</text:span><text:span text:style-name="T23_87">-</text:span><text:span text:style-name="T23_88">dependence</text:span><text:span text:style-name="T23_89"><text:s/>(</text:span><text:span text:style-name="T23_90">integrating</text:span><text:span text:style-name="T23_91"><text:s/></text:span><text:span text:style-name="T23_92">differences</text:span><text:span text:style-name="T23_93"><text:s/></text:span><text:span text:style-name="T23_94">along</text:span><text:span text:style-name="T23_95"><text:s/></text:span><text:span text:style-name="T23_96">paths</text:span><text:span text:style-name="T23_97"><text:s/>==<text:s/></text:span><text:span text:style-name="T23_98">comparing</text:span><text:span text:style-name="T23_99"><text:s/></text:span><text:span text:style-name="T23_100">different</text:span><text:span text:style-name="T23_101"><text:s/></text:span><text:span text:style-name="T23_102">histories</text:span><text:span text:style-name="T23_103"><text:s/></text:span><text:span text:style-name="T23_104">that</text:span><text:span text:style-name="T23_105"><text:s/></text:span><text:span text:style-name="T23_106">could</text:span><text:span text:style-name="T23_107"><text:s/></text:span><text:span text:style-name="T23_108">have</text:span><text:span text:style-name="T23_109"><text:s/></text:span><text:span text:style-name="T23_110">occur</text:span><text:span text:style-name="T23_111">)<text:s/>[</text:span><text:span text:style-name="T23_112">need</text:span><text:span text:style-name="T23_113"><text:s/></text:span><text:span text:style-name="T23_114">to</text:span><text:span text:style-name="T23_115"><text:s/></text:span><text:span text:style-name="T23_116">check</text:span><text:span text:style-name="T23_117"><text:s/></text:span><text:span text:style-name="T23_118">on</text:span><text:span text:style-name="T23_119"><text:s/></text:span><text:span text:style-name="T23_120">first</text:span><text:span text:style-name="T23_121"><text:s/></text:span><text:span text:style-name="T23_122">simulations</text:span><text:span text:style-name="T23_123"><text:s/></text:span><text:span text:style-name="T23_124">that</text:span><text:span text:style-name="T23_125"><text:s/></text:span><text:span text:style-name="T23_126">we</text:span><text:span text:style-name="T23_127"><text:s/></text:span><text:span text:style-name="T23_128">effectively</text:span><text:span text:style-name="T23_129"><text:s/></text:span><text:span text:style-name="T23_130">have</text:span><text:span text:style-name="T23_131"><text:s/></text:span><text:span text:style-name="T23_132">path</text:span><text:span text:style-name="T23_133">-</text:span><text:span text:style-name="T23_134">dependency</text:span><text:span text:style-name="T23_135"><text:s/>-<text:s/></text:span><text:span text:style-name="T23_136">depending</text:span><text:span text:style-name="T23_137"><text:s/></text:span><text:span text:style-name="T23_138">on</text:span><text:span text:style-name="T23_139"><text:s/></text:span><text:span text:style-name="T23_140">the</text:span><text:span text:style-name="T23_141"><text:s/></text:span><text:span text:style-name="T23_142">nature</text:span><text:span text:style-name="T23_143"><text:s/></text:span><text:span text:style-name="T23_144">of</text:span><text:span text:style-name="T23_145"><text:s/></text:span><text:span text:style-name="T23_146">self</text:span><text:span text:style-name="T23_147">-</text:span><text:span text:style-name="T23_148">organization</text:span><text:span text:style-name="T23_149"><text:s/></text:span><text:span text:style-name="T23_150">that</text:span><text:span text:style-name="T23_151"><text:s/></text:span><text:span text:style-name="T23_152">takes</text:span><text:span text:style-name="T23_153"><text:s/></text:span><text:span text:style-name="T23_154">place</text:span><text:span text:style-name="T23_155">,<text:s/></text:span><text:span text:style-name="T23_156">state</text:span><text:span text:style-name="T23_157"><text:s/></text:span><text:span text:style-name="T23_158">of</text:span><text:span text:style-name="T23_159"><text:s/></text:span><text:span text:style-name="T23_160">the</text:span><text:span text:style-name="T23_161"><text:s/></text:span><text:span text:style-name="T23_162">system</text:span><text:span text:style-name="T23_163"><text:s/></text:span><text:span text:style-name="T23_164">may</text:span><text:span text:style-name="T23_165"><text:s/></text:span><text:span text:style-name="T23_166">be</text:span><text:span text:style-name="T23_167"><text:s/></text:span><text:span text:style-name="T23_168">path</text:span><text:span text:style-name="T23_169">-</text:span><text:span text:style-name="T23_170">dependent</text:span><text:span text:style-name="T23_171"><text:s/></text:span><text:span text:style-name="T23_172">but</text:span><text:span text:style-name="T23_173"><text:s/></text:span><text:span text:style-name="T23_174">spatial</text:span><text:span text:style-name="T23_175">-</text:span><text:span text:style-name="T23_176">integrated</text:span><text:span text:style-name="T23_177"><text:s/></text:span><text:span text:style-name="T23_178">indicators</text:span><text:span text:style-name="T23_179"><text:s/></text:span><text:span text:style-name="T23_180">we</text:span><text:span text:style-name="T23_181"><text:s/></text:span><text:span text:style-name="T23_182">are</text:span><text:span text:style-name="T23_183"><text:s/></text:span><text:span text:style-name="T23_184">interested</text:span><text:span text:style-name="T23_185"><text:s/></text:span><text:span text:style-name="T23_186">in</text:span><text:span text:style-name="T23_187"><text:s/>(</text:span><text:span text:style-name="T23_188">e</text:span><text:span text:style-name="T23_189">.</text:span><text:span text:style-name="T23_190">g</text:span><text:span text:style-name="T23_191">.<text:s/></text:span><text:span text:style-name="T23_192">residual</text:span><text:span text:style-name="T23_193"><text:s/></text:span><text:span text:style-name="T23_194">wastes</text:span><text:span text:style-name="T23_195">)<text:s/></text:span><text:span text:style-name="T23_196">may</text:span><text:span text:style-name="T23_197"><text:s/></text:span><text:span text:style-name="T23_198">be</text:span><text:span text:style-name="T23_199"><text:s/></text:span><text:span text:style-name="T23_200">trajectory</text:span><text:span text:style-name="T23_201"><text:s/></text:span><text:span text:style-name="T23_202">independent</text:span><text:span text:style-name="T23_203">]</text:span></text:p>
        </text:list-item>
      </text:list>
      <text:p text:style-name="P24"/>
      <text:p text:style-name="P25"><text:span text:style-name="T25_1">Extensions</text:span><text:span text:style-name="T25_2">/</text:span><text:span text:style-name="T25_3">applications</text:span><text:span text:style-name="T25_4"><text:s/>:</text:span></text:p>
      <text:list text:style-name="LS3" xml:id="list9">
        <text:list-item>
          <text:p text:style-name="P26"><text:span text:style-name="T26_1">First</text:span><text:span text:style-name="T26_2"><text:s/></text:span><text:span text:style-name="T26_3">the</text:span><text:span text:style-name="T26_4"><text:s/></text:span><text:span text:style-name="T26_5">core</text:span><text:span text:style-name="T26_6"><text:s/></text:span><text:span text:style-name="T26_7">module</text:span><text:span text:style-name="T26_8"><text:s/></text:span><text:span text:style-name="T26_9">will</text:span><text:span text:style-name="T26_10"><text:s/></text:span><text:span text:style-name="T26_11">have</text:span><text:span text:style-name="T26_12"><text:s/></text:span><text:span text:style-name="T26_13">to</text:span><text:span text:style-name="T26_14"><text:s/></text:span><text:span text:style-name="T26_15">be</text:span><text:span text:style-name="T26_16"><text:s/></text:span><text:span text:style-name="T26_17">tested</text:span><text:span text:style-name="T26_18">/</text:span><text:span text:style-name="T26_19">explored</text:span><text:span text:style-name="T26_20"><text:s/></text:span><text:span text:style-name="T26_21">independently</text:span><text:span text:style-name="T26_22"><text:s/></text:span><text:span text:style-name="T26_23">of</text:span><text:span text:style-name="T26_24"><text:s/></text:span><text:span text:style-name="T26_25">data</text:span><text:span text:style-name="T26_26"><text:s/></text:span><text:span text:style-name="T26_27">and</text:span><text:span text:style-name="T26_28"><text:s/></text:span><text:span text:style-name="T26_29">applications</text:span><text:span text:style-name="T26_30"><text:s/>-&gt;<text:s/></text:span><text:span text:style-name="T26_31">need</text:span><text:span text:style-name="T26_32"><text:s/></text:span><text:span text:style-name="T26_33">relatively</text:span><text:span text:style-name="T26_34"><text:s/></text:span><text:span text:style-name="T26_35">consistent</text:span><text:span text:style-name="T26_36"><text:s/></text:span><text:span text:style-name="T26_37">synthetic</text:span><text:span text:style-name="T26_38"><text:s/></text:span><text:span text:style-name="T26_39">data</text:span><text:span text:style-name="T26_40"><text:s/></text:span><text:span text:style-name="T26_41">generator</text:span></text:p>
        </text:list-item>
        <text:list-item>
          <text:p text:style-name="P27"><text:span text:style-name="T27_1">Semi</text:span><text:span text:style-name="T27_2">-</text:span><text:span text:style-name="T27_3">parametrization</text:span><text:span text:style-name="T27_4"><text:s/></text:span><text:span text:style-name="T27_5">with</text:span><text:span text:style-name="T27_6"><text:s/></text:span><text:span text:style-name="T27_7">real</text:span><text:span text:style-name="T27_8"><text:s/></text:span><text:span text:style-name="T27_9">data</text:span><text:span text:style-name="T27_10"><text:s/>?<text:s/>[</text:span><text:span text:style-name="T27_11">need</text:span><text:span text:style-name="T27_12"><text:s/></text:span><text:span text:style-name="T27_13">to</text:span><text:span text:style-name="T27_14"><text:s/></text:span><text:span text:style-name="T27_15">find</text:span><text:span text:style-name="T27_16"><text:s/></text:span><text:span text:style-name="T27_17">out</text:span><text:span text:style-name="T27_18"><text:s/></text:span><text:span text:style-name="T27_19">which</text:span><text:span text:style-name="T27_20"><text:s/></text:span><text:span text:style-name="T27_21">datasets</text:span><text:span text:style-name="T27_22"><text:s/></text:span><text:span text:style-name="T27_23">can</text:span><text:span text:style-name="T27_24"><text:s/></text:span><text:span text:style-name="T27_25">be</text:span><text:span text:style-name="T27_26"><text:s/></text:span><text:span text:style-name="T27_27">used</text:span><text:span text:style-name="T27_28"><text:s/></text:span><text:span text:style-name="T27_29">to</text:span><text:span text:style-name="T27_30"><text:s/></text:span><text:span text:style-name="T27_31">make</text:span><text:span text:style-name="T27_32"><text:s/></text:span><text:span text:style-name="T27_33">the</text:span><text:span text:style-name="T27_34"><text:s/></text:span><text:span text:style-name="T27_35">model</text:span><text:span text:style-name="T27_36"><text:s/></text:span><text:span text:style-name="T27_37">more</text:span><text:span text:style-name="T27_38"><text:s/></text:span><text:span text:style-name="T27_39">realistic</text:span><text:span text:style-name="T27_40">,</text:span><text:span text:style-name="T27_41"><text:s/></text:span><text:span text:style-name="T27_42">or</text:span><text:span text:style-name="T27_43"><text:s/></text:span><text:span text:style-name="T27_44">do</text:span><text:span text:style-name="T27_45"><text:s/></text:span><text:span text:style-name="T27_46">toy</text:span><text:span text:style-name="T27_47">-</text:span><text:span text:style-name="T27_48">application</text:span><text:span text:style-name="T27_49"><text:s/></text:span><text:span text:style-name="T27_50">such</text:span><text:span text:style-name="T27_51"><text:s/></text:span><text:span text:style-name="T27_52">as</text:span><text:span text:style-name="T27_53"><text:s/></text:span><text:span text:style-name="T27_54">with</text:span><text:span text:style-name="T27_55"><text:s/></text:span><text:span text:style-name="T27_56">the</text:span><text:span text:style-name="T27_57"><text:s/></text:span><text:span text:style-name="T27_58">fishery</text:span><text:span text:style-name="T27_59"><text:s/></text:span><text:span text:style-name="T27_60">data</text:span><text:span text:style-name="T27_61">]</text:span></text:p>
        </text:list-item>
        <text:list-item>
          <text:p text:style-name="P28"><text:span text:style-name="T28_1">A</text:span><text:span text:style-name="T28_2"><text:s/>``</text:span><text:span text:style-name="T28_3">multi</text:span><text:span text:style-name="T28_4">-</text:span><text:span text:style-name="T28_5">scale</text:span><text:span text:style-name="T28_6">’’<text:s/>(</text:span><text:span text:style-name="T28_7">well</text:span><text:span text:style-name="T28_8">,<text:s/></text:span><text:span text:style-name="T28_9">multi</text:span><text:span text:style-name="T28_10"><text:s/></text:span><text:span text:style-name="T28_11">is</text:span><text:span text:style-name="T28_12"><text:s/></text:span><text:span text:style-name="T28_13">a</text:span><text:span text:style-name="T28_14"><text:s/></text:span><text:span text:style-name="T28_15">bit</text:span><text:span text:style-name="T28_16"><text:s/></text:span><text:span text:style-name="T28_17">pretentious</text:span><text:span text:style-name="T28_18">,<text:s/></text:span><text:span text:style-name="T28_19">two</text:span><text:span text:style-name="T28_20"><text:s/></text:span><text:span text:style-name="T28_21">scales</text:span><text:span text:style-name="T28_22"><text:s/></text:span><text:span text:style-name="T28_23">it</text:span><text:span text:style-name="T28_24"><text:s/></text:span><text:span text:style-name="T28_25">will</text:span><text:span text:style-name="T28_26"><text:s/></text:span><text:span text:style-name="T28_27">be</text:span><text:span text:style-name="T28_28">)<text:s/></text:span><text:span text:style-name="T28_29">embedding</text:span><text:span text:style-name="T28_30"><text:s/></text:span><text:span text:style-name="T28_31">to</text:span><text:span text:style-name="T28_32"><text:s/></text:span><text:span text:style-name="T28_33">study</text:span><text:span text:style-name="T28_34"><text:s/></text:span><text:span text:style-name="T28_35">macro</text:span><text:span text:style-name="T28_36">-</text:span><text:span text:style-name="T28_37">feasibility</text:span><text:span text:style-name="T28_38"><text:s/></text:span><text:span text:style-name="T28_39">of</text:span><text:span text:style-name="T28_40"><text:s/></text:span><text:span text:style-name="T28_41">a</text:span><text:span text:style-name="T28_42"><text:s/></text:span><text:span text:style-name="T28_43">progressive</text:span><text:span text:style-name="T28_44"><text:s/></text:span><text:span text:style-name="T28_45">implementation</text:span><text:span text:style-name="T28_46"><text:s/></text:span><text:span text:style-name="T28_47">of</text:span><text:span text:style-name="T28_48"><text:s/></text:span><text:span text:style-name="T28_49">the</text:span><text:span text:style-name="T28_50"><text:s/></text:span><text:span text:style-name="T28_51">meso</text:span><text:span text:style-name="T28_52">-</text:span><text:span text:style-name="T28_53">scale</text:span><text:span text:style-name="T28_54"><text:s/></text:span><text:span text:style-name="T28_55">circular</text:span><text:span text:style-name="T28_56"><text:s/></text:span><text:span text:style-name="T28_57">economy</text:span><text:span text:style-name="T28_58"><text:s/></text:span><text:span text:style-name="T28_59">model</text:span><text:span text:style-name="T28_60">.<text:s/></text:span><text:span text:style-name="T28_61">A</text:span><text:span text:style-name="T28_62"><text:s/></text:span><text:span text:style-name="T28_63">qualitatively</text:span><text:span text:style-name="T28_64"><text:s/></text:span><text:span text:style-name="T28_65">different</text:span><text:span text:style-name="T28_66"><text:s/></text:span><text:span text:style-name="T28_67">scale</text:span><text:span text:style-name="T28_68"><text:s/>(</text:span><text:span text:style-name="T28_69">macroscopic</text:span><text:span text:style-name="T28_70">,<text:s/></text:span><text:span text:style-name="T28_71">at</text:span><text:span text:style-name="T28_72"><text:s/></text:span><text:span text:style-name="T28_73">the</text:span><text:span text:style-name="T28_74"><text:s/></text:span><text:span text:style-name="T28_75">scale</text:span><text:span text:style-name="T28_76"><text:s/></text:span><text:span text:style-name="T28_77">of</text:span><text:span text:style-name="T28_78"><text:s/></text:span><text:span text:style-name="T28_79">the</text:span><text:span text:style-name="T28_80"><text:s/></text:span><text:span text:style-name="T28_81">system</text:span><text:span text:style-name="T28_82"><text:s/></text:span><text:span text:style-name="T28_83">of</text:span><text:span text:style-name="T28_84"><text:s/></text:span><text:span text:style-name="T28_85">cities</text:span><text:span text:style-name="T28_86">)<text:s/></text:span><text:span text:style-name="T28_87">will</text:span><text:span text:style-name="T28_88"><text:s/></text:span><text:span text:style-name="T28_89">in</text:span><text:span text:style-name="T28_90"><text:s/></text:span><text:span text:style-name="T28_91">a</text:span><text:span text:style-name="T28_92"><text:s/></text:span><text:span text:style-name="T28_93">top</text:span><text:span text:style-name="T28_94">-</text:span><text:span text:style-name="T28_95">down</text:span><text:span text:style-name="T28_96"><text:s/></text:span><text:span text:style-name="T28_97">way</text:span><text:span text:style-name="T28_98"><text:s/></text:span><text:span text:style-name="T28_99">control</text:span><text:span text:style-name="T28_100"><text:s/></text:span><text:span text:style-name="T28_101">spatial</text:span><text:span text:style-name="T28_102"><text:s/></text:span><text:span text:style-name="T28_103">distribution</text:span><text:span text:style-name="T28_104"><text:s/></text:span><text:span text:style-name="T28_105">of</text:span><text:span text:style-name="T28_106"><text:s/></text:span><text:span text:style-name="T28_107">agents</text:span><text:span text:style-name="T28_108"><text:s/></text:span><text:span text:style-name="T28_109">to</text:span><text:span text:style-name="T28_110"><text:s/></text:span><text:span text:style-name="T28_111">match</text:span><text:span text:style-name="T28_112"><text:s/></text:span><text:span text:style-name="T28_113">a</text:span><text:span text:style-name="T28_114"><text:s/></text:span><text:span text:style-name="T28_115">realistic</text:span><text:span text:style-name="T28_116"><text:s/></text:span><text:span text:style-name="T28_117">city</text:span><text:span text:style-name="T28_118"><text:s/></text:span><text:span text:style-name="T28_119">system</text:span><text:span text:style-name="T28_120"><text:s/></text:span><text:span text:style-name="T28_121">spatial</text:span><text:span text:style-name="T28_122"><text:s/></text:span><text:span text:style-name="T28_123">distribution</text:span><text:span text:style-name="T28_124">,<text:s/></text:span><text:span text:style-name="T28_125">and</text:span><text:span text:style-name="T28_126"><text:s/></text:span><text:span text:style-name="T28_127">in</text:span><text:span text:style-name="T28_128"><text:s/></text:span><text:span text:style-name="T28_129">a</text:span><text:span text:style-name="T28_130"><text:s/></text:span><text:span text:style-name="T28_131">bottom</text:span><text:span text:style-name="T28_132">-</text:span><text:span text:style-name="T28_133">up</text:span><text:span text:style-name="T28_134"><text:s/></text:span><text:span text:style-name="T28_135">way</text:span><text:span text:style-name="T28_136"><text:s/></text:span><text:span text:style-name="T28_137">set</text:span><text:span text:style-name="T28_138"><text:s/></text:span><text:span text:style-name="T28_139">constraints</text:span><text:span text:style-name="T28_140"><text:s/></text:span><text:span text:style-name="T28_141">on</text:span><text:span text:style-name="T28_142"><text:s/></text:span><text:span text:style-name="T28_143">aggregated</text:span><text:span text:style-name="T28_144"><text:s/></text:span><text:span text:style-name="T28_145">growth</text:span><text:span text:style-name="T28_146"><text:s/></text:span><text:span text:style-name="T28_147">patterns</text:span><text:span text:style-name="T28_148">.<text:s/></text:span><text:span text:style-name="T28_149">This</text:span><text:span text:style-name="T28_150"><text:s/></text:span><text:span text:style-name="T28_151">step</text:span><text:span text:style-name="T28_152"><text:s/></text:span><text:span text:style-name="T28_153">can</text:span><text:span text:style-name="T28_154"><text:s/></text:span><text:span text:style-name="T28_155">be</text:span><text:span text:style-name="T28_156"><text:s/></text:span><text:span text:style-name="T28_157">implemented</text:span><text:span text:style-name="T28_158"><text:s/></text:span><text:span text:style-name="T28_159">independently</text:span><text:span text:style-name="T28_160"><text:s/></text:span><text:span text:style-name="T28_161">from</text:span><text:span text:style-name="T28_162"><text:s/></text:span><text:span text:style-name="T28_163">the</text:span><text:span text:style-name="T28_164"><text:s/></text:span><text:span text:style-name="T28_165">core</text:span><text:span text:style-name="T28_166">,<text:s/></text:span><text:span text:style-name="T28_167">and</text:span><text:span text:style-name="T28_168"><text:s/></text:span><text:span text:style-name="T28_169">a</text:span><text:span text:style-name="T28_170"><text:s/></text:span><text:span text:style-name="T28_171">good</text:span><text:span text:style-name="T28_172"><text:s/></text:span><text:span text:style-name="T28_173">knowledge</text:span><text:span text:style-name="T28_174"><text:s/></text:span><text:span text:style-name="T28_175">of</text:span><text:span text:style-name="T28_176"><text:s/></text:span><text:span text:style-name="T28_177">core</text:span><text:span text:style-name="T28_178"><text:s/></text:span><text:span text:style-name="T28_179">behavior</text:span><text:span text:style-name="T28_180"><text:s/></text:span><text:span text:style-name="T28_181">will</text:span><text:span text:style-name="T28_182"><text:s/></text:span><text:span text:style-name="T28_183">be</text:span><text:span text:style-name="T28_184"><text:s/></text:span><text:span text:style-name="T28_185">necessary</text:span><text:span text:style-name="T28_186"><text:s/></text:span><text:span text:style-name="T28_187">for</text:span><text:span text:style-name="T28_188"><text:s/></text:span><text:span text:style-name="T28_189">scale</text:span><text:span text:style-name="T28_190"><text:s/></text:span><text:span text:style-name="T28_191">coupling</text:span><text:span text:style-name="T28_192"><text:s/>(</text:span><text:span text:style-name="T28_193">otherwise</text:span><text:span text:style-name="T28_194"><text:s/></text:span><text:span text:style-name="T28_195">coupled</text:span><text:span text:style-name="T28_196"><text:s/></text:span><text:span text:style-name="T28_197">model</text:span><text:span text:style-name="T28_198"><text:s/></text:span><text:span text:style-name="T28_199">exploration</text:span><text:span text:style-name="T28_200">/</text:span><text:span text:style-name="T28_201">interpretation</text:span><text:span text:style-name="T28_202"><text:s/></text:span><text:span text:style-name="T28_203">of</text:span><text:span text:style-name="T28_204"><text:s/></text:span><text:span text:style-name="T28_205">conclusions</text:span><text:span text:style-name="T28_206"><text:s/></text:span><text:span text:style-name="T28_207">will</text:span><text:span text:style-name="T28_208"><text:s/></text:span><text:span text:style-name="T28_209">be</text:span><text:span text:style-name="T28_210"><text:s/></text:span><text:span text:style-name="T28_211">worthless</text:span><text:span text:style-name="T28_212">).</text:span></text:p>
        </text:list-item>
      </text:list>
      <text:p text:style-name="P29"/>
      <text:p text:style-name="P30"><text:span text:style-name="T30_1">Architecture</text:span><text:span text:style-name="T30_2"><text:s/>:</text:span></text:p>
      <text:list text:style-name="LS4" xml:id="list12">
        <text:list-item>
          <text:p text:style-name="P31"><text:span text:style-name="T31_1">Modular</text:span><text:span text:style-name="T31_2"><text:s/></text:span><text:span text:style-name="T31_3">flexible</text:span><text:span text:style-name="T31_4"><text:s/></text:span><text:span text:style-name="T31_5">architecture</text:span><text:span text:style-name="T31_6"><text:s/>(</text:span><text:span text:style-name="T31_7">difficult</text:span><text:span text:style-name="T31_8"><text:s/></text:span><text:span text:style-name="T31_9">in</text:span><text:span text:style-name="T31_10"><text:s/></text:span><text:span text:style-name="T31_11">netlogo</text:span><text:span text:style-name="T31_12"><text:s/></text:span><text:span text:style-name="T31_13">but</text:span><text:span text:style-name="T31_14"><text:s/></text:span><text:span text:style-name="T31_15">can</text:span><text:span text:style-name="T31_16"><text:s/></text:span><text:span text:style-name="T31_17">be</text:span><text:span text:style-name="T31_18"><text:s/></text:span><text:span text:style-name="T31_19">handled</text:span><text:span text:style-name="T31_20">)<text:s/></text:span><text:span text:style-name="T31_21">will</text:span><text:span text:style-name="T31_22"><text:s/></text:span><text:span text:style-name="T31_23">be</text:span><text:span text:style-name="T31_24"><text:s/></text:span><text:span text:style-name="T31_25">mandatory</text:span><text:span text:style-name="T31_26"><text:s/></text:span><text:span text:style-name="T31_27">for</text:span><text:span text:style-name="T31_28"><text:s/></text:span><text:span text:style-name="T31_29">various</text:span><text:span text:style-name="T31_30"><text:s/></text:span><text:span text:style-name="T31_31">reasons</text:span><text:span text:style-name="T31_32"><text:s/>:</text:span></text:p>
          <text:list>
            <text:list-item>
              <text:p text:style-name="P32"><text:span text:style-name="T32_1">Practical</text:span><text:span text:style-name="T32_2"><text:s/>:<text:s/></text:span><text:span text:style-name="T32_3">Multi</text:span><text:span text:style-name="T32_4">-</text:span><text:span text:style-name="T32_5">people</text:span><text:span text:style-name="T32_6"><text:s/></text:span><text:span text:style-name="T32_7">coding</text:span><text:span text:style-name="T32_8"><text:s/></text:span><text:span text:style-name="T32_9">become</text:span><text:span text:style-name="T32_10"><text:s/></text:span><text:span text:style-name="T32_11">nightmare</text:span><text:span text:style-name="T32_12"><text:s/>(</text:span><text:span text:style-name="T32_13">impossible</text:span><text:span text:style-name="T32_14">)<text:s/></text:span><text:span text:style-name="T32_15">in</text:span><text:span text:style-name="T32_16"><text:s/></text:span><text:span text:style-name="T32_17">a</text:span><text:span text:style-name="T32_18"><text:s/></text:span><text:span text:style-name="T32_19">highly</text:span><text:span text:style-name="T32_20"><text:s/></text:span><text:span text:style-name="T32_21">dependent</text:span><text:span text:style-name="T32_22"><text:s/></text:span><text:span text:style-name="T32_23">architecture</text:span></text:p>
            </text:list-item>
            <text:list-item>
              <text:p text:style-name="P33"><text:span text:style-name="T33_1">Epistemological</text:span><text:span text:style-name="T33_2"><text:s/>:<text:s/></text:span><text:span text:style-name="T33_3">if</text:span><text:span text:style-name="T33_4"><text:s/></text:span><text:span text:style-name="T33_5">we</text:span><text:span text:style-name="T33_6"><text:s/></text:span><text:span text:style-name="T33_7">want</text:span><text:span text:style-name="T33_8"><text:s/></text:span><text:span text:style-name="T33_9">to</text:span><text:span text:style-name="T33_10"><text:s/></text:span><text:span text:style-name="T33_11">test</text:span><text:span text:style-name="T33_12"><text:s/></text:span><text:span text:style-name="T33_13">various</text:span><text:span text:style-name="T33_14"><text:s/></text:span><text:span text:style-name="T33_15">hypotheses</text:span><text:span text:style-name="T33_16"><text:s/>(</text:span><text:span text:style-name="T33_17">e</text:span><text:span text:style-name="T33_18">.</text:span><text:span text:style-name="T33_19">g</text:span><text:span text:style-name="T33_20">.<text:s/></text:span><text:span text:style-name="T33_21">various</text:span><text:span text:style-name="T33_22"><text:s/></text:span><text:span text:style-name="T33_23">game</text:span><text:span text:style-name="T33_24"><text:s/></text:span><text:span text:style-name="T33_25">mechanisms</text:span><text:span text:style-name="T33_26">,<text:s/></text:span><text:span text:style-name="T33_27">various</text:span><text:span text:style-name="T33_28"><text:s/></text:span><text:span text:style-name="T33_29">spatial</text:span><text:span text:style-name="T33_30"><text:s/></text:span><text:span text:style-name="T33_31">interaction</text:span><text:span text:style-name="T33_32"><text:s/></text:span><text:span text:style-name="T33_33">mechanisms</text:span><text:span text:style-name="T33_34">),<text:s/></text:span><text:span text:style-name="T33_35">what</text:span><text:span text:style-name="T33_36"><text:s/></text:span><text:span text:style-name="T33_37">is</text:span><text:span text:style-name="T33_38"><text:s/></text:span><text:span text:style-name="T33_39">to</text:span><text:span text:style-name="T33_40"><text:s/></text:span><text:span text:style-name="T33_41">my</text:span><text:span text:style-name="T33_42"><text:s/></text:span><text:span text:style-name="T33_43">mind</text:span><text:span text:style-name="T33_44"><text:s/></text:span><text:span text:style-name="T33_45">a</text:span><text:span text:style-name="T33_46"><text:s/></text:span><text:span text:style-name="T33_47">necessity</text:span><text:span text:style-name="T33_48"><text:s/></text:span><text:span text:style-name="T33_49">to</text:span><text:span text:style-name="T33_50"><text:s/></text:span><text:span text:style-name="T33_51">obtain</text:span><text:span text:style-name="T33_52"><text:s/></text:span><text:span text:style-name="T33_53">robust</text:span><text:span text:style-name="T33_54"><text:s/></text:span><text:span text:style-name="T33_55">conclusions</text:span><text:span text:style-name="T33_56"><text:s/></text:span><text:span text:style-name="T33_57">in</text:span><text:span text:style-name="T33_58"><text:s/></text:span><text:span text:style-name="T33_59">this</text:span><text:span text:style-name="T33_60"><text:s/></text:span><text:span text:style-name="T33_61">kind</text:span><text:span text:style-name="T33_62"><text:s/></text:span><text:span text:style-name="T33_63">of</text:span><text:span text:style-name="T33_64"><text:s/></text:span><text:span text:style-name="T33_65">modeling</text:span><text:span text:style-name="T33_66">,<text:s/></text:span><text:span text:style-name="T33_67">modularity</text:span><text:span text:style-name="T33_68"><text:s/></text:span><text:span text:style-name="T33_69">is</text:span><text:span text:style-name="T33_70"><text:s/></text:span><text:span text:style-name="T33_71">the</text:span><text:span text:style-name="T33_72"><text:s/></text:span><text:span text:style-name="T33_73">key</text:span></text:p>
            </text:list-item>
          </text:list>
        </text:list-item>
      </text:list>
      <text:h text:style-name="P34" text:outline-level="10"><text:bookmark-start text:name="h.hx635t55ray9"/><text:bookmark-end text:name="h.hx635t55ray9"/><text:span text:style-name="T34_1">Organization</text:span></text:h>
      <text:h text:style-name="P35" text:outline-level="10"><text:bookmark-start text:name="h.78juo8u9j0s3"/><text:bookmark-end text:name="h.78juo8u9j0s3"/><text:span text:style-name="T35_1">Tasks</text:span></text:h>
      <text:list text:style-name="LS5" xml:id="list15">
        <text:list-item>
          <text:p text:style-name="P36"><text:span text:style-name="T36_1">Finish</text:span><text:span text:style-name="T36_2"><text:s/></text:span><text:span text:style-name="T36_3">model</text:span><text:span text:style-name="T36_4"><text:s/></text:span><text:span text:style-name="T36_5">formulation</text:span></text:p>
        </text:list-item>
        <text:list-item>
          <text:p text:style-name="P37"><text:span text:style-name="T37_1">Look</text:span><text:span text:style-name="T37_2"><text:s/></text:span><text:span text:style-name="T37_3">for</text:span><text:span text:style-name="T37_4"><text:s/></text:span><text:span text:style-name="T37_5">data</text:span><text:span text:style-name="T37_6">/</text:span><text:span text:style-name="T37_7">concrete</text:span><text:span text:style-name="T37_8"><text:s/></text:span><text:span text:style-name="T37_9">applications</text:span></text:p>
        </text:list-item>
        <text:list-item>
          <text:p text:style-name="P38"><text:span text:style-name="T38_1">Strengthen</text:span><text:span text:style-name="T38_2"><text:s/></text:span><text:span text:style-name="T38_3">literature</text:span><text:span text:style-name="T38_4"><text:s/></text:span><text:span text:style-name="T38_5">review</text:span><text:span text:style-name="T38_6">/</text:span><text:span text:style-name="T38_7">theoretical</text:span><text:span text:style-name="T38_8"><text:s/></text:span><text:span text:style-name="T38_9">context</text:span></text:p>
        </text:list-item>
        <text:list-item>
          <text:p text:style-name="P39"><text:span text:style-name="T39_1">Model</text:span><text:span text:style-name="T39_2"><text:s/></text:span><text:span text:style-name="T39_3">implementation</text:span></text:p>
        </text:list-item>
      </text:list>
      <text:p text:style-name="P40"/>
      <text:h text:style-name="P41" text:outline-level="10"><text:bookmark-start text:name="h.au1gfx3323gi"/><text:bookmark-end text:name="h.au1gfx3323gi"/><text:span text:style-name="T41_1">Todo</text:span></text:h>
      <text:p text:style-name="P42"><text:span text:style-name="T42_1">Waiting</text:span><text:span text:style-name="T42_2"><text:s/></text:span><text:span text:style-name="T42_3">for</text:span><text:span text:style-name="T42_4"><text:s/></text:span><text:span text:style-name="T42_5">joshua</text:span><text:span text:style-name="T42_6"><text:s/></text:span><text:span text:style-name="T42_7">meeting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<text:bookmark-start text:name="h.3c8w213wgznq"/><text:bookmark-end text:name="h.3c8w213wgznq"/><text:span text:style-name="T51_1">Literature</text:span><text:span text:style-name="T51_2"><text:s/></text:span><text:span text:style-name="T51_3">Review</text:span></text:p>
      <text:h text:style-name="P52" text:outline-level="10"><text:bookmark-start text:name="h.zfhuzmg6yflc"/><text:bookmark-end text:name="h.zfhuzmg6yflc"/><text:span text:style-name="T52_1">Urban</text:span><text:span text:style-name="T52_2"><text:s/></text:span><text:span text:style-name="T52_3">Metabolism</text:span><text:span text:style-name="T52_4"><text:s/></text:span><text:span text:style-name="T52_5">and</text:span><text:span text:style-name="T52_6"><text:s/></text:span><text:span text:style-name="T52_7">Cities</text:span><text:span text:style-name="T52_8"><text:s/></text:span><text:span text:style-name="T52_9">as</text:span><text:span text:style-name="T52_10"><text:s/></text:span><text:span text:style-name="T52_11">Ecosystems</text:span></text:h>
      <text:p text:style-name="P53"/>
      <text:p text:style-name="P54"><text:span text:style-name="T54_1">References</text:span></text:p>
      <text:p text:style-name="P55"/>
      <text:p text:style-name="P56"><text:span text:style-name="T56_1">Kennedy</text:span><text:span text:style-name="T56_2">,<text:s/></text:span><text:span text:style-name="T56_3">C</text:span><text:span text:style-name="T56_4">.,<text:s/></text:span><text:span text:style-name="T56_5">Cuddihy</text:span><text:span text:style-name="T56_6">,<text:s/></text:span><text:span text:style-name="T56_7">J</text:span><text:span text:style-name="T56_8">.,<text:s/>&amp;<text:s/></text:span><text:span text:style-name="T56_9">Engel</text:span><text:span text:style-name="T56_10">-</text:span><text:span text:style-name="T56_11">Yan</text:span><text:span text:style-name="T56_12">,<text:s/></text:span><text:span text:style-name="T56_13">J</text:span><text:span text:style-name="T56_14">.<text:s/>(2007).<text:s/>"</text:span><text:span text:style-name="T56_15">The</text:span><text:span text:style-name="T56_16"><text:s/></text:span><text:span text:style-name="T56_17">Changing</text:span><text:span text:style-name="T56_18"><text:s/></text:span><text:span text:style-name="T56_19">Metabolism</text:span><text:span text:style-name="T56_20"><text:s/></text:span><text:span text:style-name="T56_21">of</text:span><text:span text:style-name="T56_22"><text:s/></text:span><text:span text:style-name="T56_23">Cities</text:span><text:span text:style-name="T56_24">."<text:s/></text:span><text:span text:style-name="T56_25">Journal</text:span><text:span text:style-name="T56_26"><text:s/></text:span><text:span text:style-name="T56_27">of</text:span><text:span text:style-name="T56_28"><text:s/></text:span><text:span text:style-name="T56_29">Industrial</text:span><text:span text:style-name="T56_30"><text:s/></text:span><text:span text:style-name="T56_31">Ecology</text:span><text:span text:style-name="T56_32"><text:s/>,<text:s/>11<text:s/>(2),<text:s/>43-59.</text:span></text:p>
      <text:p text:style-name="P57"><text:span text:style-name="T57_1">Kennedy</text:span><text:span text:style-name="T57_2">,<text:s/></text:span><text:span text:style-name="T57_3">C</text:span><text:span text:style-name="T57_4">.,<text:s/></text:span><text:span text:style-name="T57_5">Pincetl</text:span><text:span text:style-name="T57_6">,<text:s/></text:span><text:span text:style-name="T57_7">S</text:span><text:span text:style-name="T57_8">.,<text:s/></text:span><text:span text:style-name="T57_9">Bunje</text:span><text:span text:style-name="T57_10">,<text:s/></text:span><text:span text:style-name="T57_11">P</text:span><text:span text:style-name="T57_12">.<text:s/>(2011).<text:s/>"</text:span><text:span text:style-name="T57_13">The</text:span><text:span text:style-name="T57_14"><text:s/></text:span><text:span text:style-name="T57_15">study</text:span><text:span text:style-name="T57_16"><text:s/></text:span><text:span text:style-name="T57_17">of</text:span><text:span text:style-name="T57_18"><text:s/></text:span><text:span text:style-name="T57_19">urban</text:span><text:span text:style-name="T57_20"><text:s/></text:span><text:span text:style-name="T57_21">metabolism</text:span><text:span text:style-name="T57_22"><text:s/></text:span><text:span text:style-name="T57_23">and</text:span><text:span text:style-name="T57_24"><text:s/></text:span><text:span text:style-name="T57_25">its</text:span><text:span text:style-name="T57_26"><text:s/></text:span><text:span text:style-name="T57_27">applications</text:span><text:span text:style-name="T57_28"><text:s/></text:span><text:span text:style-name="T57_29">to</text:span><text:span text:style-name="T57_30"><text:s/></text:span><text:span text:style-name="T57_31">urban</text:span><text:span text:style-name="T57_32"><text:s/></text:span><text:span text:style-name="T57_33">planning</text:span><text:span text:style-name="T57_34"><text:s/></text:span><text:span text:style-name="T57_35">and</text:span><text:span text:style-name="T57_36"><text:s/></text:span><text:span text:style-name="T57_37">design</text:span><text:span text:style-name="T57_38">."<text:s/></text:span><text:span text:style-name="T57_39">Environmental</text:span><text:span text:style-name="T57_40"><text:s/></text:span><text:span text:style-name="T57_41">Pollution</text:span><text:span text:style-name="T57_42"><text:s/>(159),<text:s/>1965-1973.<text:s/></text:span></text:p>
      <text:p text:style-name="P58"><text:span text:style-name="T58_1">Newcombe</text:span><text:span text:style-name="T58_2">,<text:s/></text:span><text:span text:style-name="T58_3">K</text:span><text:span text:style-name="T58_4">.,<text:s/></text:span><text:span text:style-name="T58_5">Kalma</text:span><text:span text:style-name="T58_6">,<text:s/></text:span><text:span text:style-name="T58_7">J</text:span><text:span text:style-name="T58_8">.<text:s/></text:span><text:span text:style-name="T58_9">D</text:span><text:span text:style-name="T58_10">.,<text:s/>&amp;<text:s/></text:span><text:span text:style-name="T58_11">Aston</text:span><text:span text:style-name="T58_12">,<text:s/></text:span><text:span text:style-name="T58_13">A</text:span><text:span text:style-name="T58_14">.<text:s/></text:span><text:span text:style-name="T58_15">R</text:span><text:span text:style-name="T58_16">.<text:s/>(1978).<text:s/>"</text:span><text:span text:style-name="T58_17">The</text:span><text:span text:style-name="T58_18"><text:s/></text:span><text:span text:style-name="T58_19">Metabolism</text:span><text:span text:style-name="T58_20"><text:s/></text:span><text:span text:style-name="T58_21">of</text:span><text:span text:style-name="T58_22"><text:s/></text:span><text:span text:style-name="T58_23">a</text:span><text:span text:style-name="T58_24"><text:s/></text:span><text:span text:style-name="T58_25">City</text:span><text:span text:style-name="T58_26">:<text:s/></text:span><text:span text:style-name="T58_27">The</text:span><text:span text:style-name="T58_28"><text:s/></text:span><text:span text:style-name="T58_29">Case</text:span><text:span text:style-name="T58_30"><text:s/></text:span><text:span text:style-name="T58_31">of</text:span><text:span text:style-name="T58_32"><text:s/></text:span><text:span text:style-name="T58_33">Hong</text:span><text:span text:style-name="T58_34"><text:s/></text:span><text:span text:style-name="T58_35">Kong</text:span><text:span text:style-name="T58_36">."<text:s/></text:span><text:span text:style-name="T58_37">Ambio</text:span><text:span text:style-name="T58_38"><text:s/>,<text:s/>7<text:s/>(1),<text:s/>3-15.<text:s/></text:span></text:p>
      <text:p text:style-name="P59"><text:span text:style-name="T59_1">Bodini</text:span><text:span text:style-name="T59_2">,<text:s/></text:span><text:span text:style-name="T59_3">A</text:span><text:span text:style-name="T59_4">.,<text:s/></text:span><text:span text:style-name="T59_5">Bondavalli</text:span><text:span text:style-name="T59_6">,<text:s/></text:span><text:span text:style-name="T59_7">C</text:span><text:span text:style-name="T59_8">.,<text:s/>&amp;<text:s/></text:span><text:span text:style-name="T59_9">Allesina</text:span><text:span text:style-name="T59_10">,<text:s/></text:span><text:span text:style-name="T59_11">S</text:span><text:span text:style-name="T59_12">.<text:s/>(2012).<text:s/>“</text:span><text:span text:style-name="T59_13">Cities</text:span><text:span text:style-name="T59_14"><text:s/></text:span><text:span text:style-name="T59_15">as</text:span><text:span text:style-name="T59_16"><text:s/></text:span><text:span text:style-name="T59_17">ecosystems</text:span><text:span text:style-name="T59_18">:<text:s/></text:span><text:span text:style-name="T59_19">Growth</text:span><text:span text:style-name="T59_20">,<text:s/></text:span><text:span text:style-name="T59_21">development</text:span><text:span text:style-name="T59_22">,<text:s/></text:span><text:span text:style-name="T59_23">and</text:span><text:span text:style-name="T59_24"><text:s/></text:span><text:span text:style-name="T59_25">implications</text:span><text:span text:style-name="T59_26"><text:s/></text:span><text:span text:style-name="T59_27">for</text:span><text:span text:style-name="T59_28"><text:s/></text:span><text:span text:style-name="T59_29">sustainability</text:span><text:span text:style-name="T59_30">.”<text:s/></text:span><text:span text:style-name="T59_31">Ecological</text:span><text:span text:style-name="T59_32"><text:s/></text:span><text:span text:style-name="T59_33">Modelling</text:span><text:span text:style-name="T59_34"><text:s/>245(2012):<text:s/>185-198.</text:span></text:p>
      <text:p text:style-name="P60"/>
      <text:p text:style-name="P61"><text:span text:style-name="T61_1">UM</text:span><text:span text:style-name="T61_2"><text:s/></text:span><text:span text:style-name="T61_3">Diagrams</text:span><text:span text:style-name="T61_4">:<text:s/></text:span><text:span text:style-name="T61_5">Hoornweg</text:span><text:span text:style-name="T61_6">,<text:s/></text:span><text:span text:style-name="T61_7">D</text:span><text:span text:style-name="T61_8">.,<text:s/></text:span><text:span text:style-name="T61_9">Campillo</text:span><text:span text:style-name="T61_10">,<text:s/></text:span><text:span text:style-name="T61_11">G</text:span><text:span text:style-name="T61_12">.,<text:s/></text:span><text:span text:style-name="T61_13">Linders</text:span><text:span text:style-name="T61_14">,<text:s/></text:span><text:span text:style-name="T61_15">D</text:span><text:span text:style-name="T61_16">.,<text:s/></text:span><text:span text:style-name="T61_17">Saldivar</text:span><text:span text:style-name="T61_18">-</text:span><text:span text:style-name="T61_19">Sali</text:span><text:span text:style-name="T61_20">,<text:s/></text:span><text:span text:style-name="T61_21">A</text:span><text:span text:style-name="T61_22">.,<text:s/>&amp;<text:s/></text:span><text:span text:style-name="T61_23">Sugar</text:span><text:span text:style-name="T61_24">,<text:s/></text:span><text:span text:style-name="T61_25">L</text:span><text:span text:style-name="T61_26">.<text:s/>(2012).<text:s text:c="2"/>“</text:span><text:span text:style-name="T61_27">Mainstreaming</text:span><text:span text:style-name="T61_28"><text:s/></text:span><text:span text:style-name="T61_29">Urban</text:span><text:span text:style-name="T61_30"><text:s/></text:span><text:span text:style-name="T61_31">Metabolism</text:span><text:span text:style-name="T61_32">:<text:s/></text:span><text:span text:style-name="T61_33">Advances</text:span><text:span text:style-name="T61_34"><text:s/></text:span><text:span text:style-name="T61_35">and</text:span><text:span text:style-name="T61_36"><text:s/></text:span><text:span text:style-name="T61_37">Studies</text:span><text:span text:style-name="T61_38"><text:s/></text:span><text:span text:style-name="T61_39">in</text:span><text:span text:style-name="T61_40"><text:s/></text:span><text:span text:style-name="T61_41">City</text:span><text:span text:style-name="T61_42"><text:s/></text:span><text:span text:style-name="T61_43">Participation</text:span><text:span text:style-name="T61_44">.”<text:s/></text:span><text:span text:style-name="T61_45">Proceedings</text:span><text:span text:style-name="T61_46"><text:s/></text:span><text:span text:style-name="T61_47">of</text:span><text:span text:style-name="T61_48"><text:s/></text:span><text:span text:style-name="T61_49">the</text:span><text:span text:style-name="T61_50"><text:s/></text:span><text:span text:style-name="T61_51">Sixth</text:span><text:span text:style-name="T61_52"><text:s/></text:span><text:span text:style-name="T61_53">Urban</text:span><text:span text:style-name="T61_54"><text:s/></text:span><text:span text:style-name="T61_55">Research</text:span><text:span text:style-name="T61_56"><text:s/></text:span><text:span text:style-name="T61_57">and</text:span><text:span text:style-name="T61_58"><text:s/></text:span><text:span text:style-name="T61_59">Knowledge</text:span><text:span text:style-name="T61_60"><text:s/></text:span><text:span text:style-name="T61_61">Symposium</text:span><text:span text:style-name="T61_62">.<text:s/></text:span><text:span text:style-name="T61_63">Available</text:span><text:span text:style-name="T61_64">:<text:s/></text:span><text:span text:style-name="T61_65"><text:a xlink:type="simple" xlink:href="http://siteresources.worldbank.org/INTURBANDEVELOPMENT/Resources/336387-1369969101352/Hoornweg-et-al.pdf"><text:span text:style-name="T61_66">http</text:span></text:a></text:span><text:span text:style-name="T61_67"><text:a xlink:type="simple" xlink:href="http://siteresources.worldbank.org/INTURBANDEVELOPMENT/Resources/336387-1369969101352/Hoornweg-et-al.pdf"><text:span text:style-name="T61_68">://</text:span></text:a></text:span><text:span text:style-name="T61_69"><text:a xlink:type="simple" xlink:href="http://siteresources.worldbank.org/INTURBANDEVELOPMENT/Resources/336387-1369969101352/Hoornweg-et-al.pdf"><text:span text:style-name="T61_70">siteresources</text:span></text:a></text:span><text:span text:style-name="T61_71"><text:a xlink:type="simple" xlink:href="http://siteresources.worldbank.org/INTURBANDEVELOPMENT/Resources/336387-1369969101352/Hoornweg-et-al.pdf"><text:span text:style-name="T61_72">.</text:span></text:a></text:span><text:span text:style-name="T61_73"><text:a xlink:type="simple" xlink:href="http://siteresources.worldbank.org/INTURBANDEVELOPMENT/Resources/336387-1369969101352/Hoornweg-et-al.pdf"><text:span text:style-name="T61_74">worldbank</text:span></text:a></text:span><text:span text:style-name="T61_75"><text:a xlink:type="simple" xlink:href="http://siteresources.worldbank.org/INTURBANDEVELOPMENT/Resources/336387-1369969101352/Hoornweg-et-al.pdf"><text:span text:style-name="T61_76">.</text:span></text:a></text:span><text:span text:style-name="T61_77"><text:a xlink:type="simple" xlink:href="http://siteresources.worldbank.org/INTURBANDEVELOPMENT/Resources/336387-1369969101352/Hoornweg-et-al.pdf"><text:span text:style-name="T61_78">org</text:span></text:a></text:span><text:span text:style-name="T61_79"><text:a xlink:type="simple" xlink:href="http://siteresources.worldbank.org/INTURBANDEVELOPMENT/Resources/336387-1369969101352/Hoornweg-et-al.pdf"><text:span text:style-name="T61_80">/</text:span></text:a></text:span><text:span text:style-name="T61_81"><text:a xlink:type="simple" xlink:href="http://siteresources.worldbank.org/INTURBANDEVELOPMENT/Resources/336387-1369969101352/Hoornweg-et-al.pdf"><text:span text:style-name="T61_82">INTURBANDEVELOPMENT</text:span></text:a></text:span><text:span text:style-name="T61_83"><text:a xlink:type="simple" xlink:href="http://siteresources.worldbank.org/INTURBANDEVELOPMENT/Resources/336387-1369969101352/Hoornweg-et-al.pdf"><text:span text:style-name="T61_84">/</text:span></text:a></text:span><text:span text:style-name="T61_85"><text:a xlink:type="simple" xlink:href="http://siteresources.worldbank.org/INTURBANDEVELOPMENT/Resources/336387-1369969101352/Hoornweg-et-al.pdf"><text:span text:style-name="T61_86">Resources</text:span></text:a></text:span><text:span text:style-name="T61_87"><text:a xlink:type="simple" xlink:href="http://siteresources.worldbank.org/INTURBANDEVELOPMENT/Resources/336387-1369969101352/Hoornweg-et-al.pdf"><text:span text:style-name="T61_88">/336387-1369969101352/</text:span></text:a></text:span><text:span text:style-name="T61_89"><text:a xlink:type="simple" xlink:href="http://siteresources.worldbank.org/INTURBANDEVELOPMENT/Resources/336387-1369969101352/Hoornweg-et-al.pdf"><text:span text:style-name="T61_90">Hoornweg</text:span></text:a></text:span><text:span text:style-name="T61_91"><text:a xlink:type="simple" xlink:href="http://siteresources.worldbank.org/INTURBANDEVELOPMENT/Resources/336387-1369969101352/Hoornweg-et-al.pdf"><text:span text:style-name="T61_92">-</text:span></text:a></text:span><text:span text:style-name="T61_93"><text:a xlink:type="simple" xlink:href="http://siteresources.worldbank.org/INTURBANDEVELOPMENT/Resources/336387-1369969101352/Hoornweg-et-al.pdf"><text:span text:style-name="T61_94">et</text:span></text:a></text:span><text:span text:style-name="T61_95"><text:a xlink:type="simple" xlink:href="http://siteresources.worldbank.org/INTURBANDEVELOPMENT/Resources/336387-1369969101352/Hoornweg-et-al.pdf"><text:span text:style-name="T61_96">-</text:span></text:a></text:span><text:span text:style-name="T61_97"><text:a xlink:type="simple" xlink:href="http://siteresources.worldbank.org/INTURBANDEVELOPMENT/Resources/336387-1369969101352/Hoornweg-et-al.pdf"><text:span text:style-name="T61_98">al</text:span></text:a></text:span><text:span text:style-name="T61_99"><text:a xlink:type="simple" xlink:href="http://siteresources.worldbank.org/INTURBANDEVELOPMENT/Resources/336387-1369969101352/Hoornweg-et-al.pdf"><text:span text:style-name="T61_100">.</text:span></text:a></text:span><text:span text:style-name="T61_101"><text:a xlink:type="simple" xlink:href="http://siteresources.worldbank.org/INTURBANDEVELOPMENT/Resources/336387-1369969101352/Hoornweg-et-al.pdf"><text:span text:style-name="T61_102">pdf</text:span></text:a></text:span><text:span text:style-name="T61_103"><text:s/>[</text:span><text:span text:style-name="T61_104">accessed</text:span><text:span text:style-name="T61_105"><text:s/>2016-06-19].</text:span></text:p>
      <text:p text:style-name="P62"/>
      <text:p text:style-name="P63"/>
      <text:p text:style-name="P64"><text:span text:style-name="T64_1">(</text:span><text:span text:style-name="T64_2">added</text:span><text:span text:style-name="T64_3"><text:s/></text:span><text:span text:style-name="T64_4">by</text:span><text:span text:style-name="T64_5"><text:s/></text:span><text:span text:style-name="T64_6">Juste</text:span><text:span text:style-name="T64_7">)</text:span></text:p>
      <text:p text:style-name="P65"><text:span text:style-name="T65_1">Olsen</text:span><text:span text:style-name="T65_2">,<text:s/></text:span><text:span text:style-name="T65_3">S</text:span><text:span text:style-name="T65_4">.<text:s/>(1982).<text:s/></text:span><text:span text:style-name="T65_5">Urban</text:span><text:span text:style-name="T65_6"><text:s/></text:span><text:span text:style-name="T65_7">metabolism</text:span><text:span text:style-name="T65_8"><text:s/></text:span><text:span text:style-name="T65_9">and</text:span><text:span text:style-name="T65_10"><text:s/></text:span><text:span text:style-name="T65_11">morphogenesis</text:span><text:span text:style-name="T65_12">.<text:s/></text:span><text:span text:style-name="T65_13">Urban</text:span><text:span text:style-name="T65_14"><text:s/></text:span><text:span text:style-name="T65_15">Geography</text:span><text:span text:style-name="T65_16">,</text:span><text:span text:style-name="T65_17">3</text:span><text:span text:style-name="T65_18">(2),<text:s/>87-109.</text:span></text:p>
      <text:p text:style-name="P66"><text:span text:style-name="T66_1"><text:tab/>-&gt;<text:s/></text:span><text:span text:style-name="T66_2">theory</text:span><text:span text:style-name="T66_3"><text:s/></text:span><text:span text:style-name="T66_4">of</text:span><text:span text:style-name="T66_5"><text:s/></text:span><text:span text:style-name="T66_6">the</text:span><text:span text:style-name="T66_7"><text:s/></text:span><text:span text:style-name="T66_8">city</text:span><text:span text:style-name="T66_9"><text:s/></text:span><text:span text:style-name="T66_10">as</text:span><text:span text:style-name="T66_11"><text:s/></text:span><text:span text:style-name="T66_12">an</text:span><text:span text:style-name="T66_13"><text:s/></text:span><text:span text:style-name="T66_14">organism</text:span><text:span text:style-name="T66_15">,<text:s/></text:span><text:span text:style-name="T66_16">associated</text:span><text:span text:style-name="T66_17"><text:s/></text:span><text:span text:style-name="T66_18">temporal</text:span><text:span text:style-name="T66_19"><text:s/></text:span><text:span text:style-name="T66_20">and</text:span><text:span text:style-name="T66_21"><text:s/></text:span><text:span text:style-name="T66_22">spatial</text:span><text:span text:style-name="T66_23"><text:s/></text:span><text:span text:style-name="T66_24">scales</text:span><text:span text:style-name="T66_25">,<text:s/></text:span><text:span text:style-name="T66_26">corresponding</text:span><text:span text:style-name="T66_27"><text:s/></text:span><text:span text:style-name="T66_28">cycles</text:span><text:span text:style-name="T66_29">,<text:s/></text:span><text:span text:style-name="T66_30">economic</text:span><text:span text:style-name="T66_31"><text:s/></text:span><text:span text:style-name="T66_32">variables</text:span><text:span text:style-name="T66_33"><text:s/></text:span><text:span text:style-name="T66_34">and</text:span><text:span text:style-name="T66_35"><text:s/></text:span><text:span text:style-name="T66_36">human</text:span><text:span text:style-name="T66_37"><text:s/></text:span><text:span text:style-name="T66_38">scales</text:span><text:span text:style-name="T66_39">.<text:s/></text:span><text:span text:style-name="T66_40">Cycles</text:span><text:span text:style-name="T66_41"><text:s/></text:span><text:span text:style-name="T66_42">are</text:span><text:span text:style-name="T66_43"><text:s/></text:span><text:span text:style-name="T66_44">detailed</text:span><text:span text:style-name="T66_45">,<text:s/></text:span><text:span text:style-name="T66_46">but</text:span><text:span text:style-name="T66_47"><text:s/></text:span><text:span text:style-name="T66_48">no</text:span><text:span text:style-name="T66_49"><text:s/></text:span><text:span text:style-name="T66_50">numerical</text:span><text:span text:style-name="T66_51"><text:s/></text:span><text:span text:style-name="T66_52">application</text:span><text:span text:style-name="T66_53"><text:s/></text:span><text:span text:style-name="T66_54">nor</text:span><text:span text:style-name="T66_55"><text:s/></text:span><text:span text:style-name="T66_56">conceptual</text:span><text:span text:style-name="T66_57"><text:s/></text:span><text:span text:style-name="T66_58">model</text:span><text:span text:style-name="T66_59">,<text:s/></text:span><text:span text:style-name="T66_60">stays</text:span><text:span text:style-name="T66_61"><text:s/></text:span><text:span text:style-name="T66_62">at</text:span><text:span text:style-name="T66_63"><text:s/></text:span><text:span text:style-name="T66_64">the</text:span><text:span text:style-name="T66_65"><text:s/></text:span><text:span text:style-name="T66_66">qualitative</text:span><text:span text:style-name="T66_67"><text:s/></text:span><text:span text:style-name="T66_68">descriptive</text:span><text:span text:style-name="T66_69"><text:s/></text:span><text:span text:style-name="T66_70">level</text:span><text:span text:style-name="T66_71">.<text:s/></text:span><text:span text:style-name="T66_72">Can</text:span><text:span text:style-name="T66_73"><text:s/></text:span><text:span text:style-name="T66_74">be</text:span><text:span text:style-name="T66_75"><text:s/></text:span><text:span text:style-name="T66_76">used</text:span><text:span text:style-name="T66_77"><text:s/></text:span><text:span text:style-name="T66_78">in</text:span><text:span text:style-name="T66_79"><text:s/></text:span><text:span text:style-name="T66_80">our</text:span><text:span text:style-name="T66_81"><text:s/></text:span><text:span text:style-name="T66_82">case</text:span><text:span text:style-name="T66_83"><text:s/></text:span><text:span text:style-name="T66_84">as</text:span><text:span text:style-name="T66_85"><text:s/></text:span><text:span text:style-name="T66_86">a</text:span><text:span text:style-name="T66_87"><text:s/>“</text:span><text:span text:style-name="T66_88">theoretical</text:span><text:span text:style-name="T66_89"><text:s/></text:span><text:span text:style-name="T66_90">backup</text:span><text:span text:style-name="T66_91">”<text:s/></text:span><text:span text:style-name="T66_92">reference</text:span><text:span text:style-name="T66_93">.</text:span></text:p>
      <text:p text:style-name="P67"/>
      <text:p text:style-name="P68"/>
      <text:p text:style-name="P69"><text:bookmark-start text:name="h.y9xum7gj2oys"/><text:bookmark-end text:name="h.y9xum7gj2oys"/><text:span text:style-name="T69_1">Network</text:span><text:span text:style-name="T69_2"><text:s/></text:span><text:span text:style-name="T69_3">Growth</text:span><text:span text:style-name="T69_4"><text:s/></text:span><text:span text:style-name="T69_5">Literature</text:span></text:p>
      <text:p text:style-name="P70"><text:span text:style-name="T70_1">(</text:span><text:span text:style-name="T70_2">not</text:span><text:span text:style-name="T70_3"><text:s/></text:span><text:span text:style-name="T70_4">sure</text:span><text:span text:style-name="T70_5"><text:s/></text:span><text:span text:style-name="T70_6">how</text:span><text:span text:style-name="T70_7"><text:s/></text:span><text:span text:style-name="T70_8">these</text:span><text:span text:style-name="T70_9"><text:s/></text:span><text:span text:style-name="T70_10">will</text:span><text:span text:style-name="T70_11"><text:s/></text:span><text:span text:style-name="T70_12">be</text:span><text:span text:style-name="T70_13"><text:s/></text:span><text:span text:style-name="T70_14">relevant</text:span><text:span text:style-name="T70_15"><text:s/></text:span><text:span text:style-name="T70_16">to</text:span><text:span text:style-name="T70_17"><text:s/></text:span><text:span text:style-name="T70_18">our</text:span><text:span text:style-name="T70_19"><text:s/></text:span><text:span text:style-name="T70_20">purpose</text:span><text:span text:style-name="T70_21">,<text:s/></text:span><text:span text:style-name="T70_22">these</text:span><text:span text:style-name="T70_23"><text:s/></text:span><text:span text:style-name="T70_24">are</text:span><text:span text:style-name="T70_25"><text:s/></text:span><text:span text:style-name="T70_26">example</text:span><text:span text:style-name="T70_27"><text:s/></text:span><text:span text:style-name="T70_28">of</text:span><text:span text:style-name="T70_29"><text:s/>“</text:span><text:span text:style-name="T70_30">network</text:span><text:span text:style-name="T70_31"><text:s/></text:span><text:span text:style-name="T70_32">morphogenesis</text:span><text:span text:style-name="T70_33">”<text:s/></text:span><text:span text:style-name="T70_34">models</text:span><text:span text:style-name="T70_35">,<text:s/></text:span><text:span text:style-name="T70_36">that</text:span><text:span text:style-name="T70_37"><text:s/></text:span><text:span text:style-name="T70_38">could</text:span><text:span text:style-name="T70_39"><text:s/></text:span><text:span text:style-name="T70_40">be</text:span><text:span text:style-name="T70_41"><text:s/></text:span><text:span text:style-name="T70_42">useful</text:span><text:span text:style-name="T70_43"><text:s/></text:span><text:span text:style-name="T70_44">if</text:span><text:span text:style-name="T70_45"><text:s/></text:span><text:span text:style-name="T70_46">we</text:span><text:span text:style-name="T70_47"><text:s/></text:span><text:span text:style-name="T70_48">choose</text:span><text:span text:style-name="T70_49"><text:s/></text:span><text:span text:style-name="T70_50">to</text:span><text:span text:style-name="T70_51"><text:s/></text:span><text:span text:style-name="T70_52">implement</text:span><text:span text:style-name="T70_53"><text:s/></text:span><text:span text:style-name="T70_54">a</text:span><text:span text:style-name="T70_55"><text:s/></text:span><text:span text:style-name="T70_56">dynamical</text:span><text:span text:style-name="T70_57"><text:s/></text:span><text:span text:style-name="T70_58">model</text:span><text:span text:style-name="T70_59"><text:s/></text:span><text:span text:style-name="T70_60">of</text:span><text:span text:style-name="T70_61"><text:s/></text:span><text:span text:style-name="T70_62">the</text:span><text:span text:style-name="T70_63"><text:s/></text:span><text:span text:style-name="T70_64">local</text:span><text:span text:style-name="T70_65"><text:s/></text:span><text:span text:style-name="T70_66">ecosystem</text:span><text:span text:style-name="T70_67">)</text:span></text:p>
      <text:p text:style-name="P71"/>
      <text:p text:style-name="P72"><text:span text:style-name="T72_1">Xie</text:span><text:span text:style-name="T72_2">,<text:s/></text:span><text:span text:style-name="T72_3">F</text:span><text:span text:style-name="T72_4">.,<text:s/>&amp;<text:s/></text:span><text:span text:style-name="T72_5">Levinson</text:span><text:span text:style-name="T72_6">,<text:s/></text:span><text:span text:style-name="T72_7">D</text:span><text:span text:style-name="T72_8">.<text:s/>(2009).<text:s/></text:span><text:span text:style-name="T72_9">Modeling</text:span><text:span text:style-name="T72_10"><text:s/></text:span><text:span text:style-name="T72_11">the</text:span><text:span text:style-name="T72_12"><text:s/></text:span><text:span text:style-name="T72_13">growth</text:span><text:span text:style-name="T72_14"><text:s/></text:span><text:span text:style-name="T72_15">of</text:span><text:span text:style-name="T72_16"><text:s/></text:span><text:span text:style-name="T72_17">transportation</text:span><text:span text:style-name="T72_18"><text:s/></text:span><text:span text:style-name="T72_19">networks</text:span><text:span text:style-name="T72_20">:<text:s/></text:span><text:span text:style-name="T72_21">a</text:span><text:span text:style-name="T72_22"><text:s/></text:span><text:span text:style-name="T72_23">comprehensive</text:span><text:span text:style-name="T72_24"><text:s/></text:span><text:span text:style-name="T72_25">review</text:span><text:span text:style-name="T72_26">.<text:s/></text:span><text:span text:style-name="T72_27">Networks</text:span><text:span text:style-name="T72_28"><text:s/></text:span><text:span text:style-name="T72_29">and</text:span><text:span text:style-name="T72_30"><text:s/></text:span><text:span text:style-name="T72_31">Spatial</text:span><text:span text:style-name="T72_32"><text:s/></text:span><text:span text:style-name="T72_33">Economics</text:span><text:span text:style-name="T72_34">,<text:s/></text:span><text:span text:style-name="T72_35">9</text:span><text:span text:style-name="T72_36">(3),<text:s/>291-307.</text:span></text:p>
      <text:p text:style-name="P73"><text:span text:style-name="T73_1"><text:s/><text:tab/>-&gt;<text:s/></text:span><text:span text:style-name="T73_2">gives</text:span><text:span text:style-name="T73_3"><text:s/></text:span><text:span text:style-name="T73_4">a</text:span><text:span text:style-name="T73_5"><text:s/></text:span><text:span text:style-name="T73_6">broad</text:span><text:span text:style-name="T73_7"><text:s/>(</text:span><text:span text:style-name="T73_8">but</text:span><text:span text:style-name="T73_9"><text:s/></text:span><text:span text:style-name="T73_10">not</text:span><text:span text:style-name="T73_11"><text:s/></text:span><text:span text:style-name="T73_12">complete</text:span><text:span text:style-name="T73_13">)<text:s/></text:span><text:span text:style-name="T73_14">view</text:span><text:span text:style-name="T73_15"><text:s/></text:span><text:span text:style-name="T73_16">on</text:span><text:span text:style-name="T73_17"><text:s/></text:span><text:span text:style-name="T73_18">transportation</text:span><text:span text:style-name="T73_19"><text:s/></text:span><text:span text:style-name="T73_20">network</text:span><text:span text:style-name="T73_21"><text:s/></text:span><text:span text:style-name="T73_22">growth</text:span><text:span text:style-name="T73_23">,<text:s/></text:span><text:span text:style-name="T73_24">from</text:span><text:span text:style-name="T73_25"><text:s/></text:span><text:span text:style-name="T73_26">the</text:span><text:span text:style-name="T73_27"><text:s/></text:span><text:span text:style-name="T73_28">point</text:span><text:span text:style-name="T73_29"><text:s/></text:span><text:span text:style-name="T73_30">of</text:span><text:span text:style-name="T73_31"><text:s/></text:span><text:span text:style-name="T73_32">view</text:span><text:span text:style-name="T73_33"><text:s/></text:span><text:span text:style-name="T73_34">of</text:span><text:span text:style-name="T73_35"><text:s/></text:span><text:span text:style-name="T73_36">economic</text:span><text:span text:style-name="T73_37"><text:s/></text:span><text:span text:style-name="T73_38">geography</text:span><text:span text:style-name="T73_39">.<text:s/></text:span><text:span text:style-name="T73_40">Includes</text:span><text:span text:style-name="T73_41">,<text:s/></text:span><text:span text:style-name="T73_42">besides</text:span><text:span text:style-name="T73_43"><text:s/></text:span><text:span text:style-name="T73_44">economical</text:span><text:span text:style-name="T73_45"><text:s/></text:span><text:span text:style-name="T73_46">models</text:span><text:span text:style-name="T73_47">,<text:s/></text:span><text:span text:style-name="T73_48">optimization</text:span><text:span text:style-name="T73_49"><text:s/></text:span><text:span text:style-name="T73_50">models</text:span><text:span text:style-name="T73_51"><text:s/>(</text:span><text:span text:style-name="T73_52">operational</text:span><text:span text:style-name="T73_53"><text:s/></text:span><text:span text:style-name="T73_54">research</text:span><text:span text:style-name="T73_55">)<text:s/></text:span><text:span text:style-name="T73_56">and</text:span><text:span text:style-name="T73_57"><text:s/></text:span><text:span text:style-name="T73_58">a</text:span><text:span text:style-name="T73_59"><text:s/></text:span><text:span text:style-name="T73_60">bit</text:span><text:span text:style-name="T73_61"><text:s/></text:span><text:span text:style-name="T73_62">of</text:span><text:span text:style-name="T73_63"><text:s/></text:span><text:span text:style-name="T73_64">network</text:span><text:span text:style-name="T73_65"><text:s/></text:span><text:span text:style-name="T73_66">science</text:span><text:span text:style-name="T73_67"><text:s/></text:span><text:span text:style-name="T73_68">literature</text:span><text:span text:style-name="T73_69">.<text:s/></text:span><text:span text:style-name="T73_70">Interesting</text:span><text:span text:style-name="T73_71"><text:s/></text:span><text:span text:style-name="T73_72">for</text:span><text:span text:style-name="T73_73"><text:s/></text:span><text:span text:style-name="T73_74">us</text:span><text:span text:style-name="T73_75"><text:s/></text:span><text:span text:style-name="T73_76">if</text:span><text:span text:style-name="T73_77"><text:s/></text:span><text:span text:style-name="T73_78">we</text:span><text:span text:style-name="T73_79"><text:s/></text:span><text:span text:style-name="T73_80">go</text:span><text:span text:style-name="T73_81"><text:s/></text:span><text:span text:style-name="T73_82">into</text:span><text:span text:style-name="T73_83"><text:s/></text:span><text:span text:style-name="T73_84">cost</text:span><text:span text:style-name="T73_85">-</text:span><text:span text:style-name="T73_86">driven</text:span><text:span text:style-name="T73_87"><text:s/></text:span><text:span text:style-name="T73_88">or</text:span><text:span text:style-name="T73_89"><text:s/></text:span><text:span text:style-name="T73_90">utility</text:span><text:span text:style-name="T73_91">-</text:span><text:span text:style-name="T73_92">driven</text:span><text:span text:style-name="T73_93"><text:s/></text:span><text:span text:style-name="T73_94">growth</text:span><text:span text:style-name="T73_95"><text:s/></text:span><text:span text:style-name="T73_96">e</text:span><text:span text:style-name="T73_97">.</text:span><text:span text:style-name="T73_98">g</text:span><text:span text:style-name="T73_99">.<text:s/></text:span><text:span text:style-name="T73_100">but</text:span><text:span text:style-name="T73_101"><text:s/></text:span><text:span text:style-name="T73_102">I</text:span><text:span text:style-name="T73_103">’</text:span><text:span text:style-name="T73_104">m</text:span><text:span text:style-name="T73_105"><text:s/></text:span><text:span text:style-name="T73_106">not</text:span><text:span text:style-name="T73_107"><text:s/></text:span><text:span text:style-name="T73_108">sure</text:span><text:span text:style-name="T73_109"><text:s/></text:span><text:span text:style-name="T73_110">it</text:span><text:span text:style-name="T73_111"><text:s/></text:span><text:span text:style-name="T73_112">is</text:span><text:span text:style-name="T73_113"><text:s/></text:span><text:span text:style-name="T73_114">a</text:span><text:span text:style-name="T73_115"><text:s/></text:span><text:span text:style-name="T73_116">good</text:span><text:span text:style-name="T73_117"><text:s/></text:span><text:span text:style-name="T73_118">path</text:span><text:span text:style-name="T73_119"><text:s/></text:span><text:span text:style-name="T73_120">to</text:span><text:span text:style-name="T73_121"><text:s/></text:span><text:span text:style-name="T73_122">follow</text:span><text:span text:style-name="T73_123">.</text:span></text:p>
      <text:p text:style-name="P74"/>
      <text:p text:style-name="P75"/>
      <text:p text:style-name="P76"><text:span text:style-name="T76_1">Tero</text:span><text:span text:style-name="T76_2">,<text:s/></text:span><text:span text:style-name="T76_3">A</text:span><text:span text:style-name="T76_4">.,<text:s/>&amp;<text:s/></text:span><text:span text:style-name="T76_5">al</text:span><text:span text:style-name="T76_6">.<text:s/>(2010).<text:s/></text:span><text:span text:style-name="T76_7">Rules</text:span><text:span text:style-name="T76_8"><text:s/></text:span><text:span text:style-name="T76_9">for</text:span><text:span text:style-name="T76_10"><text:s/></text:span><text:span text:style-name="T76_11">biologically</text:span><text:span text:style-name="T76_12"><text:s/></text:span><text:span text:style-name="T76_13">inspired</text:span><text:span text:style-name="T76_14"><text:s/></text:span><text:span text:style-name="T76_15">adaptive</text:span><text:span text:style-name="T76_16"><text:s/></text:span><text:span text:style-name="T76_17">network</text:span><text:span text:style-name="T76_18"><text:s/></text:span><text:span text:style-name="T76_19">design</text:span><text:span text:style-name="T76_20">.</text:span><text:span text:style-name="T76_21">Science</text:span><text:span text:style-name="T76_22">,<text:s/></text:span><text:span text:style-name="T76_23">327</text:span><text:span text:style-name="T76_24">(5964),<text:s/>439-442.</text:span></text:p>
      <text:p text:style-name="P77"><text:span text:style-name="T77_1"><text:tab/>-&gt;</text:span><text:span text:style-name="T77_2"><text:s/></text:span><text:span text:style-name="T77_3">idem</text:span><text:span text:style-name="T77_4"><text:s/></text:span><text:span text:style-name="T77_5">if</text:span><text:span text:style-name="T77_6"><text:s/></text:span><text:span text:style-name="T77_7">we</text:span><text:span text:style-name="T77_8"><text:s/></text:span><text:span text:style-name="T77_9">want</text:span><text:span text:style-name="T77_10"><text:s/></text:span><text:span text:style-name="T77_11">to</text:span><text:span text:style-name="T77_12"><text:s/></text:span><text:span text:style-name="T77_13">go</text:span><text:span text:style-name="T77_14"><text:s/></text:span><text:span text:style-name="T77_15">into</text:span><text:span text:style-name="T77_16"><text:s/></text:span><text:span text:style-name="T77_17">network</text:span><text:span text:style-name="T77_18"><text:s/></text:span><text:span text:style-name="T77_19">growth</text:span><text:span text:style-name="T77_20">,<text:s/></text:span><text:span text:style-name="T77_21">from</text:span><text:span text:style-name="T77_22"><text:s/></text:span><text:span text:style-name="T77_23">the</text:span><text:span text:style-name="T77_24"><text:s/></text:span><text:span text:style-name="T77_25">biological</text:span><text:span text:style-name="T77_26"><text:s/></text:span><text:span text:style-name="T77_27">point</text:span><text:span text:style-name="T77_28"><text:s/></text:span><text:span text:style-name="T77_29">of</text:span><text:span text:style-name="T77_30"><text:s/></text:span><text:span text:style-name="T77_31">view</text:span><text:span text:style-name="T77_32">,<text:s/></text:span><text:span text:style-name="T77_33">this</text:span><text:span text:style-name="T77_34"><text:s/></text:span><text:span text:style-name="T77_35">paper</text:span><text:span text:style-name="T77_36"><text:s/></text:span><text:span text:style-name="T77_37">gives</text:span><text:span text:style-name="T77_38"><text:s/></text:span><text:span text:style-name="T77_39">a</text:span><text:span text:style-name="T77_40"><text:s/></text:span><text:span text:style-name="T77_41">simple</text:span><text:span text:style-name="T77_42"><text:s/></text:span><text:span text:style-name="T77_43">model</text:span><text:span text:style-name="T77_44"><text:s/></text:span><text:span text:style-name="T77_45">for</text:span><text:span text:style-name="T77_46"><text:s/></text:span><text:span text:style-name="T77_47">designing</text:span><text:span text:style-name="T77_48"><text:s/></text:span><text:span text:style-name="T77_49">pareto</text:span><text:span text:style-name="T77_50">-</text:span><text:span text:style-name="T77_51">optimal</text:span><text:span text:style-name="T77_52"><text:s/>(</text:span><text:span text:style-name="T77_53">cost</text:span><text:span text:style-name="T77_54">/</text:span><text:span text:style-name="T77_55">robustness</text:span><text:span text:style-name="T77_56">)<text:s/></text:span><text:span text:style-name="T77_57">transportation</text:span><text:span text:style-name="T77_58"><text:s/></text:span><text:span text:style-name="T77_59">networks</text:span><text:span text:style-name="T77_60"><text:s/></text:span><text:span text:style-name="T77_61">given</text:span><text:span text:style-name="T77_62"><text:s/></text:span><text:span text:style-name="T77_63">a</text:span><text:span text:style-name="T77_64"><text:s/></text:span><text:span text:style-name="T77_65">distribution</text:span><text:span text:style-name="T77_66"><text:s/></text:span><text:span text:style-name="T77_67">of</text:span><text:span text:style-name="T77_68"><text:s/></text:span><text:span text:style-name="T77_69">resources</text:span><text:span text:style-name="T77_70">.<text:s/></text:span><text:span text:style-name="T77_71">These</text:span><text:span text:style-name="T77_72"><text:s/></text:span><text:span text:style-name="T77_73">could</text:span><text:span text:style-name="T77_74"><text:s/></text:span><text:span text:style-name="T77_75">be</text:span><text:span text:style-name="T77_76"><text:s/></text:span><text:span text:style-name="T77_77">the</text:span><text:span text:style-name="T77_78"><text:s/></text:span><text:span text:style-name="T77_79">companies</text:span><text:span text:style-name="T77_80"><text:s/></text:span><text:span text:style-name="T77_81">in</text:span><text:span text:style-name="T77_82"><text:s/></text:span><text:span text:style-name="T77_83">our</text:span><text:span text:style-name="T77_84"><text:s/></text:span><text:span text:style-name="T77_85">case</text:span><text:span text:style-name="T77_86">,<text:s/></text:span><text:span text:style-name="T77_87">as</text:span><text:span text:style-name="T77_88"><text:s/></text:span><text:span text:style-name="T77_89">the</text:span><text:span text:style-name="T77_90"><text:s/></text:span><text:span text:style-name="T77_91">model</text:span><text:span text:style-name="T77_92"><text:s/></text:span><text:span text:style-name="T77_93">works</text:span><text:span text:style-name="T77_94"><text:s/></text:span><text:span text:style-name="T77_95">with</text:span><text:span text:style-name="T77_96"><text:s/></text:span><text:span text:style-name="T77_97">source</text:span><text:span text:style-name="T77_98">-</text:span><text:span text:style-name="T77_99">sink</text:span><text:span text:style-name="T77_100"><text:s/></text:span><text:span text:style-name="T77_101">mechanisms</text:span><text:span text:style-name="T77_102"><text:s/></text:span><text:span text:style-name="T77_103">at</text:span><text:span text:style-name="T77_104"><text:s/></text:span><text:span text:style-name="T77_105">each</text:span><text:span text:style-name="T77_106"><text:s/></text:span><text:span text:style-name="T77_107">iteration</text:span><text:span text:style-name="T77_108"><text:s/></text:span><text:span text:style-name="T77_109">to</text:span><text:span text:style-name="T77_110"><text:s/></text:span><text:span text:style-name="T77_111">determine</text:span><text:span text:style-name="T77_112"><text:s/></text:span><text:span text:style-name="T77_113">transitory</text:span><text:span text:style-name="T77_114"><text:s/></text:span><text:span text:style-name="T77_115">flow</text:span><text:span text:style-name="T77_116"><text:s/></text:span><text:span text:style-name="T77_117">equilibria</text:span><text:span text:style-name="T77_118">,<text:s/></text:span><text:span text:style-name="T77_119">I</text:span><text:span text:style-name="T77_120"><text:s/></text:span><text:span text:style-name="T77_121">assume</text:span><text:span text:style-name="T77_122"><text:s/></text:span><text:span text:style-name="T77_123">it</text:span><text:span text:style-name="T77_124"><text:s/></text:span><text:span text:style-name="T77_125">could</text:span><text:span text:style-name="T77_126"><text:s/></text:span><text:span text:style-name="T77_127">be</text:span><text:span text:style-name="T77_128"><text:s/></text:span><text:span text:style-name="T77_129">generalized</text:span><text:span text:style-name="T77_130"><text:s/></text:span><text:span text:style-name="T77_131">to</text:span><text:span text:style-name="T77_132"><text:s/></text:span><text:span text:style-name="T77_133">heterogeneous</text:span><text:span text:style-name="T77_134"><text:s/></text:span><text:span text:style-name="T77_135">outputs</text:span><text:span text:style-name="T77_136">/</text:span><text:span text:style-name="T77_137">inputs</text:span><text:span text:style-name="T77_138"><text:s/>(</text:span><text:span text:style-name="T77_139">but</text:span><text:span text:style-name="T77_140"><text:s/></text:span><text:span text:style-name="T77_141">not</text:span><text:span text:style-name="T77_142"><text:s/></text:span><text:span text:style-name="T77_143">that</text:span><text:span text:style-name="T77_144"><text:s/></text:span><text:span text:style-name="T77_145">much</text:span><text:span text:style-name="T77_146">,<text:s/></text:span><text:span text:style-name="T77_147">I</text:span><text:span text:style-name="T77_148">’</text:span><text:span text:style-name="T77_149">m</text:span><text:span text:style-name="T77_150"><text:s/></text:span><text:span text:style-name="T77_151">not</text:span><text:span text:style-name="T77_152"><text:s/></text:span><text:span text:style-name="T77_153">sure</text:span><text:span text:style-name="T77_154"><text:s/></text:span><text:span text:style-name="T77_155">the</text:span><text:span text:style-name="T77_156"><text:s/></text:span><text:span text:style-name="T77_157">shit</text:span><text:span text:style-name="T77_158"><text:s/></text:span><text:span text:style-name="T77_159">would</text:span><text:span text:style-name="T77_160"><text:s/></text:span><text:span text:style-name="T77_161">still</text:span><text:span text:style-name="T77_162"><text:s/></text:span><text:span text:style-name="T77_163">converge</text:span><text:span text:style-name="T77_164"><text:s/></text:span><text:span text:style-name="T77_165">to</text:span><text:span text:style-name="T77_166"><text:s/></text:span><text:span text:style-name="T77_167">the</text:span><text:span text:style-name="T77_168"><text:s/></text:span><text:span text:style-name="T77_169">stationary</text:span><text:span text:style-name="T77_170"><text:s/></text:span><text:span text:style-name="T77_171">network</text:span><text:span text:style-name="T77_172"><text:s/></text:span><text:span text:style-name="T77_173">at</text:span><text:span text:style-name="T77_174"><text:s/></text:span><text:span text:style-name="T77_175">the</text:span><text:span text:style-name="T77_176"><text:s/></text:span><text:span text:style-name="T77_177">end</text:span><text:span text:style-name="T77_178">).</text:span></text:p>
      <text:p text:style-name="P78"/>
      <text:p text:style-name="P79"><text:bookmark-start text:name="h.62nrj7mebas"/><text:bookmark-end text:name="h.62nrj7mebas"/><text:span text:style-name="T79_1">System</text:span><text:span text:style-name="T79_2"><text:s/></text:span><text:span text:style-name="T79_3">of</text:span><text:span text:style-name="T79_4"><text:s/></text:span><text:span text:style-name="T79_5">Cities</text:span><text:span text:style-name="T79_6"><text:s/></text:span><text:span text:style-name="T79_7">Literature</text:span></text:p>
      <text:h text:style-name="P80" text:outline-level="10"><text:bookmark-start text:name="h.ks6f3bebwgl6"/><text:bookmark-end text:name="h.ks6f3bebwgl6"/><text:span text:style-name="T80_1">General</text:span><text:span text:style-name="T80_2"><text:s/></text:span></text:h>
      <text:p text:style-name="P81"/>
      <text:p text:style-name="P82"><text:span text:style-name="T82_1">General</text:span><text:span text:style-name="T82_2"><text:s/></text:span><text:span text:style-name="T82_3">reference</text:span><text:span text:style-name="T82_4"><text:s/></text:span><text:span text:style-name="T82_5">for</text:span><text:span text:style-name="T82_6"><text:s/></text:span><text:span text:style-name="T82_7">system</text:span><text:span text:style-name="T82_8"><text:s/></text:span><text:span text:style-name="T82_9">of</text:span><text:span text:style-name="T82_10"><text:s/></text:span><text:span text:style-name="T82_11">cities</text:span><text:span text:style-name="T82_12">,<text:s/></text:span><text:span text:style-name="T82_13">will</text:span><text:span text:style-name="T82_14"><text:s/></text:span><text:span text:style-name="T82_15">be</text:span><text:span text:style-name="T82_16"><text:s/></text:span><text:span text:style-name="T82_17">useful</text:span><text:span text:style-name="T82_18"><text:s/></text:span><text:span text:style-name="T82_19">when</text:span><text:span text:style-name="T82_20"><text:s/></text:span><text:span text:style-name="T82_21">justifying</text:span><text:span text:style-name="T82_22"><text:s/></text:span><text:span text:style-name="T82_23">the</text:span><text:span text:style-name="T82_24"><text:s/></text:span><text:span text:style-name="T82_25">embedding</text:span><text:span text:style-name="T82_26"><text:s/></text:span><text:span text:style-name="T82_27">of</text:span><text:span text:style-name="T82_28"><text:s/></text:span><text:span text:style-name="T82_29">the</text:span><text:span text:style-name="T82_30"><text:s/></text:span><text:span text:style-name="T82_31">meso</text:span><text:span text:style-name="T82_32">-</text:span><text:span text:style-name="T82_33">scale</text:span><text:span text:style-name="T82_34"><text:s/></text:span><text:span text:style-name="T82_35">model</text:span><text:span text:style-name="T82_36"><text:s/></text:span><text:span text:style-name="T82_37">into</text:span><text:span text:style-name="T82_38"><text:s/></text:span><text:span text:style-name="T82_39">macro</text:span><text:span text:style-name="T82_40">-</text:span><text:span text:style-name="T82_41">scale</text:span><text:span text:style-name="T82_42"><text:s/></text:span><text:span text:style-name="T82_43">of</text:span><text:span text:style-name="T82_44"><text:s/></text:span><text:span text:style-name="T82_45">the</text:span><text:span text:style-name="T82_46"><text:s/></text:span><text:span text:style-name="T82_47">system</text:span><text:span text:style-name="T82_48"><text:s/></text:span><text:span text:style-name="T82_49">of</text:span><text:span text:style-name="T82_50"><text:s/></text:span><text:span text:style-name="T82_51">cities</text:span></text:p>
      <text:p text:style-name="P83"><text:span text:style-name="T83_1">Pumain</text:span><text:span text:style-name="T83_2">,<text:s/></text:span><text:span text:style-name="T83_3">D</text:span><text:span text:style-name="T83_4">.<text:s/>(2012).<text:s/></text:span><text:span text:style-name="T83_5">Urban</text:span><text:span text:style-name="T83_6"><text:s/></text:span><text:span text:style-name="T83_7">systems</text:span><text:span text:style-name="T83_8"><text:s/></text:span><text:span text:style-name="T83_9">dynamics</text:span><text:span text:style-name="T83_10">,<text:s/></text:span><text:span text:style-name="T83_11">urban</text:span><text:span text:style-name="T83_12"><text:s/></text:span><text:span text:style-name="T83_13">growth</text:span><text:span text:style-name="T83_14"><text:s/></text:span><text:span text:style-name="T83_15">and</text:span><text:span text:style-name="T83_16"><text:s/></text:span><text:span text:style-name="T83_17">scaling</text:span><text:span text:style-name="T83_18"><text:s/></text:span><text:span text:style-name="T83_19">laws</text:span><text:span text:style-name="T83_20">:<text:s/></text:span><text:span text:style-name="T83_21">The</text:span><text:span text:style-name="T83_22"><text:s/></text:span><text:span text:style-name="T83_23">question</text:span><text:span text:style-name="T83_24"><text:s/></text:span><text:span text:style-name="T83_25">of</text:span><text:span text:style-name="T83_26"><text:s/></text:span><text:span text:style-name="T83_27">ergodicity</text:span><text:span text:style-name="T83_28">.<text:s/></text:span><text:span text:style-name="T83_29">In</text:span><text:span text:style-name="T83_30"><text:s/></text:span><text:span text:style-name="T83_31">Complexity</text:span><text:span text:style-name="T83_32"><text:s/></text:span><text:span text:style-name="T83_33">Theories</text:span><text:span text:style-name="T83_34"><text:s/></text:span><text:span text:style-name="T83_35">of</text:span><text:span text:style-name="T83_36"><text:s/></text:span><text:span text:style-name="T83_37">Cities</text:span><text:span text:style-name="T83_38"><text:s/></text:span><text:span text:style-name="T83_39">Have</text:span><text:span text:style-name="T83_40"><text:s/></text:span><text:span text:style-name="T83_41">Come</text:span><text:span text:style-name="T83_42"><text:s/></text:span><text:span text:style-name="T83_43">of</text:span><text:span text:style-name="T83_44"><text:s/></text:span><text:span text:style-name="T83_45">Age</text:span><text:span text:style-name="T83_46">(</text:span><text:span text:style-name="T83_47">pp</text:span><text:span text:style-name="T83_48">.<text:s/>91-103).<text:s/></text:span><text:span text:style-name="T83_49">Springer</text:span><text:span text:style-name="T83_50"><text:s/></text:span><text:span text:style-name="T83_51">Berlin</text:span><text:span text:style-name="T83_52"><text:s/></text:span><text:span text:style-name="T83_53">Heidelberg</text:span><text:span text:style-name="T83_54">.</text:span></text:p>
      <text:p text:style-name="P84"><text:span text:style-name="T84_1"><text:tab/>-&gt;<text:s/></text:span><text:span text:style-name="T84_2">In</text:span><text:span text:style-name="T84_3"><text:s/></text:span><text:span text:style-name="T84_4">particular</text:span><text:span text:style-name="T84_5">,<text:s/></text:span><text:span text:style-name="T84_6">recalls</text:span><text:span text:style-name="T84_7"><text:s/></text:span><text:span text:style-name="T84_8">the</text:span><text:span text:style-name="T84_9"><text:s/></text:span><text:span text:style-name="T84_10">evolutive</text:span><text:span text:style-name="T84_11"><text:s/></text:span><text:span text:style-name="T84_12">theory</text:span><text:span text:style-name="T84_13"><text:s/></text:span><text:span text:style-name="T84_14">of</text:span><text:span text:style-name="T84_15"><text:s/></text:span><text:span text:style-name="T84_16">cities</text:span><text:span text:style-name="T84_17">,<text:s/></text:span><text:span text:style-name="T84_18">that</text:span><text:span text:style-name="T84_19"><text:s/></text:span><text:span text:style-name="T84_20">considers</text:span><text:span text:style-name="T84_21"><text:s/></text:span><text:span text:style-name="T84_22">system</text:span><text:span text:style-name="T84_23"><text:s/></text:span><text:span text:style-name="T84_24">of</text:span><text:span text:style-name="T84_25"><text:s/></text:span><text:span text:style-name="T84_26">cities</text:span><text:span text:style-name="T84_27"><text:s/></text:span><text:span text:style-name="T84_28">as</text:span><text:span text:style-name="T84_29"><text:s/></text:span><text:span text:style-name="T84_30">complex</text:span><text:span text:style-name="T84_31"><text:s/></text:span><text:span text:style-name="T84_32">adaptive</text:span><text:span text:style-name="T84_33"><text:s/></text:span><text:span text:style-name="T84_34">systems</text:span><text:span text:style-name="T84_35"><text:s/>(</text:span><text:span text:style-name="T84_36">with</text:span><text:span text:style-name="T84_37"><text:s/></text:span><text:span text:style-name="T84_38">all</text:span><text:span text:style-name="T84_39"><text:s/></text:span><text:span text:style-name="T84_40">non</text:span><text:span text:style-name="T84_41">-</text:span><text:span text:style-name="T84_42">stationarity</text:span><text:span text:style-name="T84_43"><text:s/></text:span><text:span text:style-name="T84_44">etc</text:span><text:span text:style-name="T84_45"><text:s/></text:span><text:span text:style-name="T84_46">implications</text:span><text:span text:style-name="T84_47">),<text:s/></text:span><text:span text:style-name="T84_48">and</text:span><text:span text:style-name="T84_49"><text:s/></text:span><text:span text:style-name="T84_50">cities</text:span><text:span text:style-name="T84_51"><text:s/></text:span><text:span text:style-name="T84_52">are</text:span><text:span text:style-name="T84_53"><text:s/></text:span><text:span text:style-name="T84_54">systems</text:span><text:span text:style-name="T84_55"><text:s/></text:span><text:span text:style-name="T84_56">within</text:span><text:span text:style-name="T84_57"><text:s/></text:span><text:span text:style-name="T84_58">systems</text:span><text:span text:style-name="T84_59"><text:s/>(</text:span><text:span text:style-name="T84_60">cf</text:span><text:span text:style-name="T84_61"><text:s/></text:span><text:span text:style-name="T84_62">Berry</text:span><text:span text:style-name="T84_63">),<text:s/></text:span><text:span text:style-name="T84_64">and</text:span><text:span text:style-name="T84_65"><text:s/></text:span><text:span text:style-name="T84_66">especially</text:span><text:span text:style-name="T84_67"><text:s/></text:span><text:span text:style-name="T84_68">the</text:span><text:span text:style-name="T84_69"><text:s/></text:span><text:span text:style-name="T84_70">motor</text:span><text:span text:style-name="T84_71"><text:s/></text:span><text:span text:style-name="T84_72">of</text:span><text:span text:style-name="T84_73"><text:s/></text:span><text:span text:style-name="T84_74">social</text:span><text:span text:style-name="T84_75"><text:s/></text:span><text:span text:style-name="T84_76">change</text:span><text:span text:style-name="T84_77">.<text:s/></text:span><text:span text:style-name="T84_78">For</text:span><text:span text:style-name="T84_79"><text:s/></text:span><text:span text:style-name="T84_80">me</text:span><text:span text:style-name="T84_81"><text:s/></text:span><text:span text:style-name="T84_82">the</text:span><text:span text:style-name="T84_83"><text:s/></text:span><text:span text:style-name="T84_84">general</text:span><text:span text:style-name="T84_85"><text:s/></text:span><text:span text:style-name="T84_86">theory</text:span><text:span text:style-name="T84_87"><text:s/></text:span><text:span text:style-name="T84_88">has</text:span><text:span text:style-name="T84_89"><text:s/></text:span><text:span text:style-name="T84_90">implications</text:span><text:span text:style-name="T84_91"><text:s/></text:span><text:span text:style-name="T84_92">for</text:span><text:span text:style-name="T84_93"><text:s/></text:span><text:span text:style-name="T84_94">the</text:span><text:span text:style-name="T84_95"><text:s/></text:span><text:span text:style-name="T84_96">feasibility</text:span><text:span text:style-name="T84_97"><text:s/></text:span><text:span text:style-name="T84_98">at</text:span><text:span text:style-name="T84_99"><text:s/></text:span><text:span text:style-name="T84_100">a</text:span><text:span text:style-name="T84_101"><text:s/></text:span><text:span text:style-name="T84_102">macro</text:span><text:span text:style-name="T84_103">-</text:span><text:span text:style-name="T84_104">scale</text:span><text:span text:style-name="T84_105">,<text:s/></text:span><text:span text:style-name="T84_106">and</text:span><text:span text:style-name="T84_107"><text:s/></text:span><text:span text:style-name="T84_108">the</text:span><text:span text:style-name="T84_109"><text:s/></text:span><text:span text:style-name="T84_110">last</text:span><text:span text:style-name="T84_111"><text:s/></text:span><text:span text:style-name="T84_112">point</text:span><text:span text:style-name="T84_113"><text:s/></text:span><text:span text:style-name="T84_114">implies</text:span><text:span text:style-name="T84_115"><text:s/></text:span><text:span text:style-name="T84_116">that</text:span><text:span text:style-name="T84_117"><text:s/></text:span><text:span text:style-name="T84_118">the</text:span><text:span text:style-name="T84_119"><text:s/>“</text:span><text:span text:style-name="T84_120">innovation</text:span><text:span text:style-name="T84_121">”<text:s/></text:span><text:span text:style-name="T84_122">we</text:span><text:span text:style-name="T84_123"><text:s/></text:span><text:span text:style-name="T84_124">focus</text:span><text:span text:style-name="T84_125"><text:s/></text:span><text:span text:style-name="T84_126">on</text:span><text:span text:style-name="T84_127"><text:s/>(</text:span><text:span text:style-name="T84_128">switch</text:span><text:span text:style-name="T84_129"><text:s/></text:span><text:span text:style-name="T84_130">towards</text:span><text:span text:style-name="T84_131"><text:s/></text:span><text:span text:style-name="T84_132">a</text:span><text:span text:style-name="T84_133"><text:s/></text:span><text:span text:style-name="T84_134">circular</text:span><text:span text:style-name="T84_135"><text:s/></text:span><text:span text:style-name="T84_136">economy</text:span><text:span text:style-name="T84_137">)<text:s/></text:span><text:span text:style-name="T84_138">has</text:span><text:span text:style-name="T84_139"><text:s/></text:span><text:span text:style-name="T84_140">to</text:span><text:span text:style-name="T84_141"><text:s/></text:span><text:span text:style-name="T84_142">take</text:span><text:span text:style-name="T84_143"><text:s/></text:span><text:span text:style-name="T84_144">place</text:span><text:span text:style-name="T84_145"><text:s/></text:span><text:span text:style-name="T84_146">first</text:span><text:span text:style-name="T84_147"><text:s/></text:span><text:span text:style-name="T84_148">in</text:span><text:span text:style-name="T84_149"><text:s/></text:span><text:span text:style-name="T84_150">cities</text:span><text:span text:style-name="T84_151">.</text:span></text:p>
      <text:p text:style-name="P85"/>
      <text:h text:style-name="P86" text:outline-level="10"><text:bookmark-start text:name="h.se72lncvaziq"/><text:bookmark-end text:name="h.se72lncvaziq"/></text:h>
      <text:h text:style-name="P87" text:outline-level="10"><text:bookmark-start text:name="h.o4ayysyk46df"/><text:bookmark-end text:name="h.o4ayysyk46df"/></text:h>
      <text:h text:style-name="P88" text:outline-level="10"><text:bookmark-start text:name="h.qo1z63jqmtp0"/><text:bookmark-end text:name="h.qo1z63jqmtp0"/><text:span text:style-name="T88_1">Modeling</text:span></text:h>
      <text:p text:style-name="P89"><text:span text:style-name="T89_1">Chérel</text:span><text:span text:style-name="T89_2">,<text:s/></text:span><text:span text:style-name="T89_3">G</text:span><text:span text:style-name="T89_4">.,<text:s/></text:span><text:span text:style-name="T89_5">Cottineau</text:span><text:span text:style-name="T89_6">,<text:s/></text:span><text:span text:style-name="T89_7">C</text:span><text:span text:style-name="T89_8">.,<text:s/>&amp;<text:s/></text:span><text:span text:style-name="T89_9">Reuillon</text:span><text:span text:style-name="T89_10">,<text:s/></text:span><text:span text:style-name="T89_11">R</text:span><text:span text:style-name="T89_12">.<text:s/>(2015).<text:s/></text:span><text:span text:style-name="T89_13">Beyond</text:span><text:span text:style-name="T89_14"><text:s/></text:span><text:span text:style-name="T89_15">corroboration</text:span><text:span text:style-name="T89_16">:<text:s/></text:span><text:span text:style-name="T89_17">strengthening</text:span><text:span text:style-name="T89_18"><text:s/></text:span><text:span text:style-name="T89_19">model</text:span><text:span text:style-name="T89_20"><text:s/></text:span><text:span text:style-name="T89_21">validation</text:span><text:span text:style-name="T89_22"><text:s/></text:span><text:span text:style-name="T89_23">by</text:span><text:span text:style-name="T89_24"><text:s/></text:span><text:span text:style-name="T89_25">looking</text:span><text:span text:style-name="T89_26"><text:s/></text:span><text:span text:style-name="T89_27">for</text:span><text:span text:style-name="T89_28"><text:s/></text:span><text:span text:style-name="T89_29">unexpected</text:span><text:span text:style-name="T89_30"><text:s/></text:span><text:span text:style-name="T89_31">patterns</text:span><text:span text:style-name="T89_32">.<text:s/></text:span><text:span text:style-name="T89_33">PloS</text:span><text:span text:style-name="T89_34"><text:s/></text:span><text:span text:style-name="T89_35">one</text:span><text:span text:style-name="T89_36">,</text:span><text:span text:style-name="T89_37">10</text:span><text:span text:style-name="T89_38">(9),<text:s/></text:span><text:span text:style-name="T89_39">e</text:span><text:span text:style-name="T89_40">0138212.</text:span></text:p>
      <text:p text:style-name="P90"><text:span text:style-name="T90_1"><text:tab/>-&gt;<text:s/></text:span><text:span text:style-name="T90_2">A</text:span><text:span text:style-name="T90_3"><text:s/></text:span><text:span text:style-name="T90_4">computational</text:span><text:span text:style-name="T90_5"><text:s/></text:span><text:span text:style-name="T90_6">macro</text:span><text:span text:style-name="T90_7">-</text:span><text:span text:style-name="T90_8">economic</text:span><text:span text:style-name="T90_9"><text:s/></text:span><text:span text:style-name="T90_10">model</text:span><text:span text:style-name="T90_11"><text:s/></text:span><text:span text:style-name="T90_12">of</text:span><text:span text:style-name="T90_13"><text:s/></text:span><text:span text:style-name="T90_14">growth</text:span><text:span text:style-name="T90_15"><text:s/></text:span><text:span text:style-name="T90_16">for</text:span><text:span text:style-name="T90_17"><text:s/></text:span><text:span text:style-name="T90_18">system</text:span><text:span text:style-name="T90_19"><text:s/></text:span><text:span text:style-name="T90_20">of</text:span><text:span text:style-name="T90_21"><text:s/></text:span><text:span text:style-name="T90_22">cities</text:span><text:span text:style-name="T90_23">,<text:s/></text:span><text:span text:style-name="T90_24">looking</text:span><text:span text:style-name="T90_25"><text:s/></text:span><text:span text:style-name="T90_26">at</text:span><text:span text:style-name="T90_27"><text:s/></text:span><text:span text:style-name="T90_28">spatial</text:span><text:span text:style-name="T90_29"><text:s/></text:span><text:span text:style-name="T90_30">interaction</text:span><text:span text:style-name="T90_31"><text:s/></text:span><text:span text:style-name="T90_32">between</text:span><text:span text:style-name="T90_33"><text:s/>∆</text:span><text:span text:style-name="T90_34">Population</text:span><text:span text:style-name="T90_35"><text:s/></text:span><text:span text:style-name="T90_36">and</text:span><text:span text:style-name="T90_37"><text:s/>∆</text:span><text:span text:style-name="T90_38">GDP</text:span><text:span text:style-name="T90_39"><text:s/></text:span><text:span text:style-name="T90_40">of</text:span><text:span text:style-name="T90_41"><text:s/></text:span><text:span text:style-name="T90_42">cities</text:span><text:span text:style-name="T90_43">.<text:s/></text:span><text:span text:style-name="T90_44">Really</text:span><text:span text:style-name="T90_45"><text:s/></text:span><text:span text:style-name="T90_46">simple</text:span><text:span text:style-name="T90_47"><text:s/></text:span><text:span text:style-name="T90_48">at</text:span><text:span text:style-name="T90_49"><text:s/></text:span><text:span text:style-name="T90_50">the</text:span><text:span text:style-name="T90_51"><text:s/></text:span><text:span text:style-name="T90_52">economic</text:span><text:span text:style-name="T90_53"><text:s/></text:span><text:span text:style-name="T90_54">level</text:span><text:span text:style-name="T90_55"><text:s/></text:span><text:span text:style-name="T90_56">but</text:span><text:span text:style-name="T90_57"><text:s/></text:span><text:span text:style-name="T90_58">already</text:span><text:span text:style-name="T90_59"><text:s/></text:span><text:span text:style-name="T90_60">complicated</text:span><text:span text:style-name="T90_61"><text:s/>(≠<text:s/></text:span><text:span text:style-name="T90_62">complex</text:span><text:span text:style-name="T90_63">,<text:s/></text:span><text:span text:style-name="T90_64">it</text:span><text:span text:style-name="T90_65"><text:s/></text:span><text:span text:style-name="T90_66">is</text:span><text:span text:style-name="T90_67"><text:s/></text:span><text:span text:style-name="T90_68">by</text:span><text:span text:style-name="T90_69"><text:s/></text:span><text:span text:style-name="T90_70">nature</text:span><text:span text:style-name="T90_71"><text:s/></text:span><text:span text:style-name="T90_72">complex</text:span><text:span text:style-name="T90_73"><text:s/></text:span><text:span text:style-name="T90_74">as</text:span><text:span text:style-name="T90_75"><text:s/></text:span><text:span text:style-name="T90_76">a</text:span><text:span text:style-name="T90_77"><text:s/></text:span><text:span text:style-name="T90_78">sort</text:span><text:span text:style-name="T90_79"><text:s/></text:span><text:span text:style-name="T90_80">of</text:span><text:span text:style-name="T90_81"><text:s/></text:span><text:span text:style-name="T90_82">ABM</text:span><text:span text:style-name="T90_83">).<text:s/></text:span><text:span text:style-name="T90_84">Type</text:span><text:span text:style-name="T90_85"><text:s/></text:span><text:span text:style-name="T90_86">of</text:span><text:span text:style-name="T90_87"><text:s/></text:span><text:span text:style-name="T90_88">model</text:span><text:span text:style-name="T90_89"><text:s/></text:span><text:span text:style-name="T90_90">I</text:span><text:span text:style-name="T90_91"><text:s/></text:span><text:span text:style-name="T90_92">have</text:span><text:span text:style-name="T90_93"><text:s/></text:span><text:span text:style-name="T90_94">in</text:span><text:span text:style-name="T90_95"><text:s/></text:span><text:span text:style-name="T90_96">mind</text:span><text:span text:style-name="T90_97"><text:s/></text:span><text:span text:style-name="T90_98">for</text:span><text:span text:style-name="T90_99"><text:s/></text:span><text:span text:style-name="T90_100">the</text:span><text:span text:style-name="T90_101"><text:s/></text:span><text:span text:style-name="T90_102">macro</text:span><text:span text:style-name="T90_103">-</text:span><text:span text:style-name="T90_104">economic</text:span><text:span text:style-name="T90_105"><text:s/></text:span><text:span text:style-name="T90_106">level</text:span><text:span text:style-name="T90_107">.</text:span></text:p>
      <text:p text:style-name="P91"/>
      <text:p text:style-name="P92"><text:span text:style-name="T92_1">Favaro</text:span><text:span text:style-name="T92_2">,<text:s/></text:span><text:span text:style-name="T92_3">J</text:span><text:span text:style-name="T92_4">.<text:s/></text:span><text:span text:style-name="T92_5">M</text:span><text:span text:style-name="T92_6">.,<text:s/>&amp;<text:s/></text:span><text:span text:style-name="T92_7">Pumain</text:span><text:span text:style-name="T92_8">,<text:s/></text:span><text:span text:style-name="T92_9">D</text:span><text:span text:style-name="T92_10">.<text:s/>(2011).<text:s/></text:span><text:span text:style-name="T92_11">Gibrat</text:span><text:span text:style-name="T92_12"><text:s/></text:span><text:span text:style-name="T92_13">Revisited</text:span><text:span text:style-name="T92_14">:<text:s/></text:span><text:span text:style-name="T92_15">An</text:span><text:span text:style-name="T92_16"><text:s/></text:span><text:span text:style-name="T92_17">Urban</text:span><text:span text:style-name="T92_18"><text:s/></text:span><text:span text:style-name="T92_19">Growth</text:span><text:span text:style-name="T92_20"><text:s/></text:span><text:span text:style-name="T92_21">Model</text:span><text:span text:style-name="T92_22"><text:s/></text:span><text:span text:style-name="T92_23">Incorporating</text:span><text:span text:style-name="T92_24"><text:s/></text:span><text:span text:style-name="T92_25">Spatial</text:span><text:span text:style-name="T92_26"><text:s/></text:span><text:span text:style-name="T92_27">Interaction</text:span><text:span text:style-name="T92_28"><text:s/></text:span><text:span text:style-name="T92_29">and</text:span><text:span text:style-name="T92_30"><text:s/></text:span><text:span text:style-name="T92_31">Innovation</text:span><text:span text:style-name="T92_32"><text:s/></text:span><text:span text:style-name="T92_33">Cycles</text:span><text:span text:style-name="T92_34">.<text:s/></text:span><text:span text:style-name="T92_35">Geographical</text:span><text:span text:style-name="T92_36"><text:s/></text:span><text:span text:style-name="T92_37">Analysis</text:span><text:span text:style-name="T92_38">,<text:s/></text:span><text:span text:style-name="T92_39">43</text:span><text:span text:style-name="T92_40">(3),<text:s/>261-286.</text:span></text:p>
      <text:p text:style-name="P93"><text:span text:style-name="T93_1"><text:tab/>-&gt;<text:s/></text:span><text:span text:style-name="T93_2">A</text:span><text:span text:style-name="T93_3"><text:s/></text:span><text:span text:style-name="T93_4">slightly</text:span><text:span text:style-name="T93_5"><text:s/></text:span><text:span text:style-name="T93_6">different</text:span><text:span text:style-name="T93_7"><text:s/></text:span><text:span text:style-name="T93_8">version</text:span><text:span text:style-name="T93_9">,<text:s/></text:span><text:span text:style-name="T93_10">more</text:span><text:span text:style-name="T93_11"><text:s/></text:span><text:span text:style-name="T93_12">simple</text:span><text:span text:style-name="T93_13"><text:s/></text:span><text:span text:style-name="T93_14">on</text:span><text:span text:style-name="T93_15"><text:s/></text:span><text:span text:style-name="T93_16">the</text:span><text:span text:style-name="T93_17"><text:s/></text:span><text:span text:style-name="T93_18">variables</text:span><text:span text:style-name="T93_19"><text:s/>(</text:span><text:span text:style-name="T93_20">population</text:span><text:span text:style-name="T93_21"><text:s/></text:span><text:span text:style-name="T93_22">only</text:span><text:span text:style-name="T93_23">)<text:s/></text:span><text:span text:style-name="T93_24">but</text:span><text:span text:style-name="T93_25"><text:s/></text:span><text:span text:style-name="T93_26">more</text:span><text:span text:style-name="T93_27"><text:s/></text:span><text:span text:style-name="T93_28">subtle</text:span><text:span text:style-name="T93_29"><text:s/></text:span><text:span text:style-name="T93_30">on</text:span><text:span text:style-name="T93_31"><text:s/></text:span><text:span text:style-name="T93_32">the</text:span><text:span text:style-name="T93_33"><text:s/></text:span><text:span text:style-name="T93_34">geographical</text:span><text:span text:style-name="T93_35"><text:s/></text:span><text:span text:style-name="T93_36">mechanisms</text:span><text:span text:style-name="T93_37"><text:s/>(</text:span><text:span text:style-name="T93_38">propagation</text:span><text:span text:style-name="T93_39"><text:s/></text:span><text:span text:style-name="T93_40">of</text:span><text:span text:style-name="T93_41"><text:s/></text:span><text:span text:style-name="T93_42">innovation</text:span><text:span text:style-name="T93_43"><text:s/></text:span><text:span text:style-name="T93_44">through</text:span><text:span text:style-name="T93_45"><text:s/></text:span><text:span text:style-name="T93_46">waves</text:span><text:span text:style-name="T93_47"><text:s/></text:span><text:span text:style-name="T93_48">between</text:span><text:span text:style-name="T93_49"><text:s/></text:span><text:span text:style-name="T93_50">cities</text:span><text:span text:style-name="T93_51"><text:s/>-<text:s/></text:span><text:span text:style-name="T93_52">basically</text:span><text:span text:style-name="T93_53"><text:s/></text:span><text:span text:style-name="T93_54">an</text:span><text:span text:style-name="T93_55"><text:s/></text:span><text:span text:style-name="T93_56">other</text:span><text:span text:style-name="T93_57"><text:s/></text:span><text:span text:style-name="T93_58">formulation</text:span><text:span text:style-name="T93_59"><text:s/></text:span><text:span text:style-name="T93_60">of</text:span><text:span text:style-name="T93_61"><text:s/></text:span><text:span text:style-name="T93_62">Simpop</text:span><text:span text:style-name="T93_63"><text:s/></text:span><text:span text:style-name="T93_64">models</text:span><text:span text:style-name="T93_65"><text:s/>:<text:s/>[</text:span><text:span text:style-name="T93_66">Pumain</text:span><text:span text:style-name="T93_67">,<text:s/></text:span><text:span text:style-name="T93_68">D</text:span><text:span text:style-name="T93_69">.<text:s/>(2012)]<text:s/>-<text:s/></text:span><text:span text:style-name="T93_70">but</text:span><text:span text:style-name="T93_71"><text:s/></text:span><text:span text:style-name="T93_72">bad</text:span><text:span text:style-name="T93_73"><text:s/></text:span><text:span text:style-name="T93_74">idea</text:span><text:span text:style-name="T93_75"><text:s/></text:span><text:span text:style-name="T93_76">to</text:span><text:span text:style-name="T93_77"><text:s/></text:span><text:span text:style-name="T93_78">go</text:span><text:span text:style-name="T93_79"><text:s/></text:span><text:span text:style-name="T93_80">into</text:span><text:span text:style-name="T93_81"><text:s/></text:span><text:span text:style-name="T93_82">those</text:span><text:span text:style-name="T93_83"><text:s/></text:span><text:span text:style-name="T93_84">models</text:span><text:span text:style-name="T93_85">,<text:s/></text:span><text:span text:style-name="T93_86">overcomplicated</text:span><text:span text:style-name="T93_87"><text:s/></text:span><text:span text:style-name="T93_88">agent</text:span><text:span text:style-name="T93_89">-</text:span><text:span text:style-name="T93_90">based</text:span><text:span text:style-name="T93_91"><text:s/></text:span><text:span text:style-name="T93_92">models</text:span><text:span text:style-name="T93_93"><text:s/>).</text:span></text:p>
      <text:p text:style-name="P94"/>
      <text:h text:style-name="P95" text:outline-level="10"><text:bookmark-start text:name="h.cgsnlz8wndak"/><text:bookmark-end text:name="h.cgsnlz8wndak"/><text:span text:style-name="T95_1">Industrial</text:span><text:span text:style-name="T95_2"><text:s/></text:span><text:span text:style-name="T95_3">Ecology</text:span></text:h>
      <text:p text:style-name="P96"/>
      <text:p text:style-name="P97"><text:span text:style-name="T97_1">Bai</text:span><text:span text:style-name="T97_2">,<text:s/></text:span><text:span text:style-name="T97_3">X</text:span><text:span text:style-name="T97_4">.<text:s/>(2007).<text:s/></text:span><text:span text:style-name="T97_5">Industrial</text:span><text:span text:style-name="T97_6"><text:s/></text:span><text:span text:style-name="T97_7">ecology</text:span><text:span text:style-name="T97_8"><text:s/></text:span><text:span text:style-name="T97_9">and</text:span><text:span text:style-name="T97_10"><text:s/></text:span><text:span text:style-name="T97_11">the</text:span><text:span text:style-name="T97_12"><text:s/></text:span><text:span text:style-name="T97_13">global</text:span><text:span text:style-name="T97_14"><text:s/></text:span><text:span text:style-name="T97_15">impacts</text:span><text:span text:style-name="T97_16"><text:s/></text:span><text:span text:style-name="T97_17">of</text:span><text:span text:style-name="T97_18"><text:s/></text:span><text:span text:style-name="T97_19">cities</text:span><text:span text:style-name="T97_20">.<text:s/></text:span><text:span text:style-name="T97_21">Journal</text:span><text:span text:style-name="T97_22"><text:s/></text:span><text:span text:style-name="T97_23">of</text:span><text:span text:style-name="T97_24"><text:s/></text:span><text:span text:style-name="T97_25">Industrial</text:span><text:span text:style-name="T97_26"><text:s/></text:span><text:span text:style-name="T97_27">Ecology</text:span><text:span text:style-name="T97_28">,<text:s/></text:span><text:span text:style-name="T97_29">11</text:span><text:span text:style-name="T97_30">(2),<text:s/>1-6.</text:span></text:p>
      <text:p text:style-name="P98"><text:span text:style-name="T98_1"><text:tab/>-&gt;<text:s/></text:span><text:span text:style-name="T98_2">editorial</text:span><text:span text:style-name="T98_3"><text:s/></text:span><text:span text:style-name="T98_4">for</text:span><text:span text:style-name="T98_5"><text:s/></text:span><text:span text:style-name="T98_6">journal</text:span><text:span text:style-name="T98_7"><text:s/></text:span><text:span text:style-name="T98_8">of</text:span><text:span text:style-name="T98_9"><text:s/></text:span><text:span text:style-name="T98_10">Indus</text:span><text:span text:style-name="T98_11">.<text:s/></text:span><text:span text:style-name="T98_12">Ecology</text:span><text:span text:style-name="T98_13"><text:s/>(</text:span><text:span text:style-name="T98_14">close</text:span><text:span text:style-name="T98_15"><text:s/></text:span><text:span text:style-name="T98_16">to</text:span><text:span text:style-name="T98_17"><text:s/></text:span><text:span text:style-name="T98_18">an</text:span><text:span text:style-name="T98_19"><text:s/></text:span><text:span text:style-name="T98_20">opinion</text:span><text:span text:style-name="T98_21"><text:s/></text:span><text:span text:style-name="T98_22">paper</text:span><text:span text:style-name="T98_23">).<text:s/></text:span><text:span text:style-name="T98_24">Relatively</text:span><text:span text:style-name="T98_25"><text:s/></text:span><text:span text:style-name="T98_26">close</text:span><text:span text:style-name="T98_27"><text:s/></text:span><text:span text:style-name="T98_28">to</text:span><text:span text:style-name="T98_29"><text:s/></text:span><text:span text:style-name="T98_30">our</text:span><text:span text:style-name="T98_31"><text:s/></text:span><text:span text:style-name="T98_32">position</text:span><text:span text:style-name="T98_33">,<text:s/></text:span><text:span text:style-name="T98_34">as</text:span><text:span text:style-name="T98_35"><text:s/></text:span><text:span text:style-name="T98_36">argues</text:span><text:span text:style-name="T98_37"><text:s/></text:span><text:span text:style-name="T98_38">that</text:span><text:span text:style-name="T98_39"><text:s/></text:span><text:span text:style-name="T98_40">study</text:span><text:span text:style-name="T98_41"><text:s/></text:span><text:span text:style-name="T98_42">of</text:span><text:span text:style-name="T98_43"><text:s/></text:span><text:span text:style-name="T98_44">cities</text:span><text:span text:style-name="T98_45"><text:s/></text:span><text:span text:style-name="T98_46">and</text:span><text:span text:style-name="T98_47"><text:s/></text:span><text:span text:style-name="T98_48">industrial</text:span><text:span text:style-name="T98_49"><text:s/></text:span><text:span text:style-name="T98_50">ecology</text:span><text:span text:style-name="T98_51"><text:s/></text:span><text:span text:style-name="T98_52">have</text:span><text:span text:style-name="T98_53"><text:s/></text:span><text:span text:style-name="T98_54">to</text:span><text:span text:style-name="T98_55"><text:s/></text:span><text:span text:style-name="T98_56">be</text:span><text:span text:style-name="T98_57"><text:s/></text:span><text:span text:style-name="T98_58">reconciled</text:span><text:span text:style-name="T98_59"><text:s/>(~<text:s/></text:span><text:span text:style-name="T98_60">look</text:span><text:span text:style-name="T98_61"><text:s/></text:span><text:span text:style-name="T98_62">at</text:span><text:span text:style-name="T98_63"><text:s/></text:span><text:span text:style-name="T98_64">industrial</text:span><text:span text:style-name="T98_65"><text:s/></text:span><text:span text:style-name="T98_66">ecology</text:span><text:span text:style-name="T98_67"><text:s/></text:span><text:span text:style-name="T98_68">from</text:span><text:span text:style-name="T98_69"><text:s/></text:span><text:span text:style-name="T98_70">a</text:span><text:span text:style-name="T98_71"><text:s/></text:span><text:span text:style-name="T98_72">complexity</text:span><text:span text:style-name="T98_73"><text:s/></text:span><text:span text:style-name="T98_74">perspective</text:span><text:span text:style-name="T98_75">).<text:s/>“</text:span><text:span text:style-name="T98_76">Tackling</text:span><text:span text:style-name="T98_77"><text:s/></text:span><text:span text:style-name="T98_78">global</text:span><text:span text:style-name="T98_79"><text:s/></text:span><text:span text:style-name="T98_80">problems</text:span><text:span text:style-name="T98_81"><text:s/></text:span><text:span text:style-name="T98_82">at</text:span><text:span text:style-name="T98_83"><text:s/></text:span><text:span text:style-name="T98_84">the</text:span><text:span text:style-name="T98_85"><text:s/></text:span><text:span text:style-name="T98_86">local</text:span><text:span text:style-name="T98_87"><text:s/></text:span><text:span text:style-name="T98_88">level</text:span><text:span text:style-name="T98_89">.”</text:span></text:p>
      <text:p text:style-name="P99"/>
      <text:p text:style-name="P100"/>
      <text:p text:style-name="P101"/>
      <text:p text:style-name="P102"><text:span text:style-name="T102_1">Citation</text:span><text:span text:style-name="T102_2"><text:s/></text:span><text:span text:style-name="T102_3">on</text:span><text:span text:style-name="T102_4"><text:s/></text:span><text:span text:style-name="T102_5">information</text:span><text:span text:style-name="T102_6"><text:s/></text:span><text:span text:style-name="T102_7">theory</text:span><text:span text:style-name="T102_8"><text:s/></text:span><text:span text:style-name="T102_9">in</text:span><text:span text:style-name="T102_10"><text:s/></text:span><text:span text:style-name="T102_11">ecological</text:span><text:span text:style-name="T102_12"><text:s/></text:span><text:span text:style-name="T102_13">systems</text:span><text:span text:style-name="T102_14">.<text:s/></text:span><text:span text:style-name="T102_15">Could</text:span><text:span text:style-name="T102_16"><text:s/></text:span><text:span text:style-name="T102_17">be</text:span><text:span text:style-name="T102_18"><text:s/></text:span><text:span text:style-name="T102_19">nice</text:span><text:span text:style-name="T102_20"><text:s/></text:span><text:span text:style-name="T102_21">for</text:span><text:span text:style-name="T102_22"><text:s/></text:span><text:span text:style-name="T102_23">model</text:span><text:span text:style-name="T102_24"><text:s/></text:span><text:span text:style-name="T102_25">comparison</text:span><text:span text:style-name="T102_26">:</text:span></text:p>
      <text:p text:style-name="P103"><text:span text:style-name="T103_1">Ulanowicz</text:span><text:span text:style-name="T103_2">,<text:s/></text:span><text:span text:style-name="T103_3">R</text:span><text:span text:style-name="T103_4">.<text:s/></text:span><text:span text:style-name="T103_5">E</text:span><text:span text:style-name="T103_6">.,<text:s/>&amp;<text:s/></text:span><text:span text:style-name="T103_7">Wolff</text:span><text:span text:style-name="T103_8">,<text:s/></text:span><text:span text:style-name="T103_9">W</text:span><text:span text:style-name="T103_10">.<text:s/></text:span><text:span text:style-name="T103_11">F</text:span><text:span text:style-name="T103_12">.<text:s/>(1991).<text:s/></text:span><text:span text:style-name="T103_13">Ecosystem</text:span><text:span text:style-name="T103_14"><text:s/></text:span><text:span text:style-name="T103_15">flow</text:span><text:span text:style-name="T103_16"><text:s/></text:span><text:span text:style-name="T103_17">networks</text:span><text:span text:style-name="T103_18">:<text:s/></text:span><text:span text:style-name="T103_19">loaded</text:span><text:span text:style-name="T103_20"><text:s/></text:span><text:span text:style-name="T103_21">dice</text:span><text:span text:style-name="T103_22">?.<text:s/></text:span><text:span text:style-name="T103_23">Mathematical</text:span><text:span text:style-name="T103_24"><text:s/></text:span><text:span text:style-name="T103_25">Biosciences</text:span><text:span text:style-name="T103_26">,<text:s/></text:span><text:span text:style-name="T103_27">103</text:span><text:span text:style-name="T103_28">(1),<text:s/>45-68.</text:span></text:p>
      <text:p text:style-name="P104"/>
      <text:p text:style-name="P105"><text:span text:style-name="T105_1">“</text:span><text:span text:style-name="T105_2">Complexity</text:span><text:span text:style-name="T105_3">”<text:s/></text:span><text:span text:style-name="T105_4">in</text:span><text:span text:style-name="T105_5"><text:s/></text:span><text:span text:style-name="T105_6">industrial</text:span><text:span text:style-name="T105_7"><text:s/></text:span><text:span text:style-name="T105_8">symbiosis</text:span><text:span text:style-name="T105_9"><text:s/></text:span><text:span text:style-name="T105_10">literature</text:span></text:p>
      <text:p text:style-name="P106"><text:span text:style-name="T106_1">This</text:span><text:span text:style-name="T106_2"><text:s/></text:span><text:span text:style-name="T106_3">paper</text:span><text:span text:style-name="T106_4"><text:s/></text:span><text:span text:style-name="T106_5">does</text:span><text:span text:style-name="T106_6"><text:s/></text:span><text:span text:style-name="T106_7">simulations</text:span><text:span text:style-name="T106_8"><text:s/></text:span><text:span text:style-name="T106_9">based</text:span><text:span text:style-name="T106_10"><text:s/></text:span><text:span text:style-name="T106_11">on</text:span><text:span text:style-name="T106_12"><text:s/></text:span><text:span text:style-name="T106_13">real</text:span><text:span text:style-name="T106_14"><text:s/></text:span><text:span text:style-name="T106_15">data</text:span><text:span text:style-name="T106_16"><text:s/></text:span><text:span text:style-name="T106_17">on</text:span><text:span text:style-name="T106_18"><text:s/></text:span><text:span text:style-name="T106_19">the</text:span><text:span text:style-name="T106_20"><text:s/></text:span><text:span text:style-name="T106_21">resilience</text:span><text:span text:style-name="T106_22"><text:s/></text:span><text:span text:style-name="T106_23">of</text:span><text:span text:style-name="T106_24"><text:s/></text:span><text:span text:style-name="T106_25">industrial</text:span><text:span text:style-name="T106_26"><text:s/></text:span><text:span text:style-name="T106_27">symbioses</text:span><text:span text:style-name="T106_28"><text:s/></text:span><text:span text:style-name="T106_29">networks</text:span><text:span text:style-name="T106_30"><text:s/></text:span><text:span text:style-name="T106_31">by</text:span><text:span text:style-name="T106_32"><text:s/></text:span><text:span text:style-name="T106_33">looking</text:span><text:span text:style-name="T106_34"><text:s/></text:span><text:span text:style-name="T106_35">at</text:span><text:span text:style-name="T106_36"><text:s/></text:span><text:span text:style-name="T106_37">what</text:span><text:span text:style-name="T106_38"><text:s/></text:span><text:span text:style-name="T106_39">happens</text:span><text:span text:style-name="T106_40"><text:s/></text:span><text:span text:style-name="T106_41">if</text:span><text:span text:style-name="T106_42"><text:s/></text:span><text:span text:style-name="T106_43">a</text:span><text:span text:style-name="T106_44"><text:s/></text:span><text:span text:style-name="T106_45">node</text:span><text:span text:style-name="T106_46"><text:s/></text:span><text:span text:style-name="T106_47">get</text:span><text:span text:style-name="T106_48"><text:s/></text:span><text:span text:style-name="T106_49">removed</text:span><text:span text:style-name="T106_50">.</text:span></text:p>
      <text:p text:style-name="P107"><text:span text:style-name="T107_1">Li</text:span><text:span text:style-name="T107_2">,<text:s/></text:span><text:span text:style-name="T107_3">Y</text:span><text:span text:style-name="T107_4">.,<text:s/>&amp;<text:s/></text:span><text:span text:style-name="T107_5">Shi</text:span><text:span text:style-name="T107_6">,<text:s/></text:span><text:span text:style-name="T107_7">L</text:span><text:span text:style-name="T107_8">.<text:s/>(2015).<text:s/></text:span><text:span text:style-name="T107_9">The</text:span><text:span text:style-name="T107_10"><text:s/></text:span><text:span text:style-name="T107_11">resilience</text:span><text:span text:style-name="T107_12"><text:s/></text:span><text:span text:style-name="T107_13">of</text:span><text:span text:style-name="T107_14"><text:s/></text:span><text:span text:style-name="T107_15">interdependent</text:span><text:span text:style-name="T107_16"><text:s/></text:span><text:span text:style-name="T107_17">industrial</text:span><text:span text:style-name="T107_18"><text:s/></text:span><text:span text:style-name="T107_19">symbiosis</text:span><text:span text:style-name="T107_20"><text:s/></text:span><text:span text:style-name="T107_21">networks</text:span><text:span text:style-name="T107_22">:<text:s/></text:span><text:span text:style-name="T107_23">A</text:span><text:span text:style-name="T107_24"><text:s/></text:span><text:span text:style-name="T107_25">case</text:span><text:span text:style-name="T107_26"><text:s/></text:span><text:span text:style-name="T107_27">of</text:span><text:span text:style-name="T107_28"><text:s/></text:span><text:span text:style-name="T107_29">Yixing</text:span><text:span text:style-name="T107_30"><text:s/></text:span><text:span text:style-name="T107_31">Economic</text:span><text:span text:style-name="T107_32"><text:s/></text:span><text:span text:style-name="T107_33">and</text:span><text:span text:style-name="T107_34"><text:s/></text:span><text:span text:style-name="T107_35">Technological</text:span><text:span text:style-name="T107_36"><text:s/></text:span><text:span text:style-name="T107_37">Development</text:span><text:span text:style-name="T107_38"><text:s/></text:span><text:span text:style-name="T107_39">Zone</text:span><text:span text:style-name="T107_40">.<text:s/></text:span><text:span text:style-name="T107_41">Journal</text:span><text:span text:style-name="T107_42"><text:s/></text:span><text:span text:style-name="T107_43">of</text:span><text:span text:style-name="T107_44"><text:s/></text:span><text:span text:style-name="T107_45">Industrial</text:span><text:span text:style-name="T107_46"><text:s/></text:span><text:span text:style-name="T107_47">Ecology</text:span><text:span text:style-name="T107_48">,<text:s/></text:span><text:span text:style-name="T107_49">19</text:span><text:span text:style-name="T107_50">(2),<text:s/>264-273.</text:span></text:p>
      <text:p text:style-name="P108"/>
      <text:p text:style-name="P109"><text:span text:style-name="T109_1">Agent</text:span><text:span text:style-name="T109_2"><text:s/></text:span><text:span text:style-name="T109_3">based</text:span><text:span text:style-name="T109_4"><text:s/></text:span><text:span text:style-name="T109_5">model</text:span><text:span text:style-name="T109_6"><text:s/></text:span><text:span text:style-name="T109_7">on</text:span><text:span text:style-name="T109_8"><text:s/></text:span><text:span text:style-name="T109_9">resilience</text:span><text:span text:style-name="T109_10"><text:s/></text:span><text:span text:style-name="T109_11">in</text:span><text:span text:style-name="T109_12"><text:s/></text:span><text:span text:style-name="T109_13">industrial</text:span><text:span text:style-name="T109_14"><text:s/></text:span><text:span text:style-name="T109_15">ecosystems</text:span><text:span text:style-name="T109_16">,<text:s/></text:span><text:span text:style-name="T109_17">made</text:span><text:span text:style-name="T109_18"><text:s/></text:span><text:span text:style-name="T109_19">in</text:span><text:span text:style-name="T109_20"><text:s/></text:span><text:span text:style-name="T109_21">netlogo</text:span><text:span text:style-name="T109_22">.</text:span></text:p>
      <text:p text:style-name="P110"><text:span text:style-name="T110_1">Zhu</text:span><text:span text:style-name="T110_2">,<text:s/></text:span><text:span text:style-name="T110_3">J</text:span><text:span text:style-name="T110_4">.,<text:s/>&amp;<text:s/></text:span><text:span text:style-name="T110_5">Ruth</text:span><text:span text:style-name="T110_6">,<text:s/></text:span><text:span text:style-name="T110_7">M</text:span><text:span text:style-name="T110_8">.<text:s/>(2013).<text:s/></text:span><text:span text:style-name="T110_9">Exploring</text:span><text:span text:style-name="T110_10"><text:s/></text:span><text:span text:style-name="T110_11">the</text:span><text:span text:style-name="T110_12"><text:s/></text:span><text:span text:style-name="T110_13">resilience</text:span><text:span text:style-name="T110_14"><text:s/></text:span><text:span text:style-name="T110_15">of</text:span><text:span text:style-name="T110_16"><text:s/></text:span><text:span text:style-name="T110_17">industrial</text:span><text:span text:style-name="T110_18"><text:s/></text:span><text:span text:style-name="T110_19">ecosystems</text:span><text:span text:style-name="T110_20">.<text:s/></text:span><text:span text:style-name="T110_21">Journal</text:span><text:span text:style-name="T110_22"><text:s/></text:span><text:span text:style-name="T110_23">of</text:span><text:span text:style-name="T110_24"><text:s/></text:span><text:span text:style-name="T110_25">environmental</text:span><text:span text:style-name="T110_26"><text:s/></text:span><text:span text:style-name="T110_27">management</text:span><text:span text:style-name="T110_28">,<text:s/></text:span><text:span text:style-name="T110_29">122</text:span><text:span text:style-name="T110_30">,<text:s/>65-75</text:span></text:p>
      <text:p text:style-name="P111"/>
      <text:p text:style-name="P112"/>
      <text:p text:style-name="P113"><text:span text:style-name="T113_1">Potential</text:span><text:span text:style-name="T113_2"><text:s/></text:span><text:span text:style-name="T113_3">interesting</text:span><text:span text:style-name="T113_4"><text:s/></text:span><text:span text:style-name="T113_5">book</text:span><text:span text:style-name="T113_6">:</text:span></text:p>
      <text:p text:style-name="P114"><text:span text:style-name="T114_1">May</text:span><text:span text:style-name="T114_2">,<text:s/></text:span><text:span text:style-name="T114_3">R</text:span><text:span text:style-name="T114_4">.<text:s/></text:span><text:span text:style-name="T114_5">M</text:span><text:span text:style-name="T114_6">.<text:s/>(1973).<text:s/></text:span><text:span text:style-name="T114_7">Stability</text:span><text:span text:style-name="T114_8"><text:s/></text:span><text:span text:style-name="T114_9">and</text:span><text:span text:style-name="T114_10"><text:s/></text:span><text:span text:style-name="T114_11">complexity</text:span><text:span text:style-name="T114_12"><text:s/></text:span><text:span text:style-name="T114_13">in</text:span><text:span text:style-name="T114_14"><text:s/></text:span><text:span text:style-name="T114_15">model</text:span><text:span text:style-name="T114_16"><text:s/></text:span><text:span text:style-name="T114_17">ecosystems</text:span><text:span text:style-name="T114_18"><text:s/>(</text:span><text:span text:style-name="T114_19">Vol</text:span><text:span text:style-name="T114_20">.<text:s/>6).<text:s/></text:span><text:span text:style-name="T114_21">Princeton</text:span><text:span text:style-name="T114_22"><text:s/></text:span><text:span text:style-name="T114_23">University</text:span><text:span text:style-name="T114_24"><text:s/></text:span><text:span text:style-name="T114_25">Press</text:span><text:span text:style-name="T114_26">.</text:span>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><text:bookmark-start text:name="h.9c8oaajzwdwx"/><text:bookmark-end text:name="h.9c8oaajzwdwx"/><text:span text:style-name="T123_1">Meeting</text:span><text:span text:style-name="T123_2"><text:s/></text:span><text:span text:style-name="T123_3">SFI</text:span><text:span text:style-name="T123_4"><text:s/>17/06/2016</text:span></text:p>
      <text:p text:style-name="P124"><text:span text:style-name="T124_1">(</text:span><text:span text:style-name="T124_2">Juste</text:span><text:span text:style-name="T124_3">)<text:s/></text:span><text:span text:style-name="T124_4">Removed</text:span><text:span text:style-name="T124_5"><text:s/></text:span><text:span text:style-name="T124_6">previous</text:span><text:span text:style-name="T124_7"><text:s/></text:span><text:span text:style-name="T124_8">meeting</text:span><text:span text:style-name="T124_9"><text:s/></text:span><text:span text:style-name="T124_10">detailed</text:span><text:span text:style-name="T124_11"><text:s/></text:span><text:span text:style-name="T124_12">notes</text:span><text:span text:style-name="T124_13"><text:s/>;<text:s/></text:span><text:span text:style-name="T124_14">available</text:span><text:span text:style-name="T124_15"><text:s/></text:span><text:span text:style-name="T124_16">on</text:span><text:span text:style-name="T124_17"><text:s/></text:span><text:span text:style-name="T124_18">the</text:span><text:span text:style-name="T124_19"><text:s/></text:span><text:span text:style-name="T124_20">git</text:span><text:span text:style-name="T124_21"><text:s/></text:span><text:span text:style-name="T124_22">repo</text:span></text:p>
      <text:h text:style-name="P125" text:outline-level="10"><text:bookmark-start text:name="h.8gzzl3pomucs"/><text:bookmark-end text:name="h.8gzzl3pomucs"/><text:span text:style-name="T125_1">Choices</text:span></text:h>
      <text:list text:style-name="LS6" xml:id="list19">
        <text:list-item>
          <text:p text:style-name="P126"><text:span text:style-name="T126_1">Network</text:span><text:span text:style-name="T126_2"><text:s/>(</text:span><text:span text:style-name="T126_3">ecological</text:span><text:span text:style-name="T126_4"><text:s/></text:span><text:span text:style-name="T126_5">model</text:span><text:span text:style-name="T126_6">)<text:s/>:<text:s/></text:span><text:span text:style-name="T126_7">OK</text:span><text:span text:style-name="T126_8"><text:s/>.<text:s/></text:span><text:span text:style-name="T126_9">BUT</text:span><text:span text:style-name="T126_10"><text:s/></text:span><text:span text:style-name="T126_11">include</text:span><text:span text:style-name="T126_12"><text:s/></text:span><text:span text:style-name="T126_13">givernance</text:span><text:span text:style-name="T126_14"><text:s/></text:span><text:span text:style-name="T126_15">principles</text:span><text:span text:style-name="T126_16">,<text:s/>"</text:span><text:span text:style-name="T126_17">top</text:span><text:span text:style-name="T126_18">-</text:span><text:span text:style-name="T126_19">down</text:span><text:span text:style-name="T126_20"><text:s/></text:span><text:span text:style-name="T126_21">control</text:span><text:span text:style-name="T126_22">"</text:span></text:p>
        </text:list-item>
        <text:list-item>
          <text:p text:style-name="P127"><text:span text:style-name="T127_1">Choice</text:span><text:span text:style-name="T127_2"><text:s/>:<text:s/></text:span><text:span text:style-name="T127_3">network</text:span><text:span text:style-name="T127_4"><text:s/></text:span><text:span text:style-name="T127_5">growth</text:span><text:span text:style-name="T127_6"><text:s/></text:span><text:span text:style-name="T127_7">model</text:span><text:span text:style-name="T127_8"><text:s/>/<text:s/></text:span><text:span text:style-name="T127_9">static</text:span><text:span text:style-name="T127_10"><text:s/></text:span><text:span text:style-name="T127_11">model</text:span><text:span text:style-name="T127_12"><text:s/>?</text:span></text:p>
        </text:list-item>
        <text:list-item>
          <text:p text:style-name="P128"><text:span text:style-name="T128_1">Choice</text:span><text:span text:style-name="T128_2"><text:s/>:<text:s/></text:span><text:span text:style-name="T128_3">one</text:span><text:span text:style-name="T128_4">_</text:span><text:span text:style-name="T128_5">two</text:span><text:span text:style-name="T128_6"><text:s/></text:span><text:span text:style-name="T128_7">scales</text:span></text:p>
        </text:list-item>
      </text:list>
      <text:h text:style-name="P129" text:outline-level="10"><text:bookmark-start text:name="h.kxbz0aynz2q"/><text:bookmark-end text:name="h.kxbz0aynz2q"/><text:span text:style-name="T129_1">Research</text:span><text:span text:style-name="T129_2"><text:s/></text:span><text:span text:style-name="T129_3">Questions</text:span></text:h>
      <text:list text:style-name="LS7" xml:id="list22">
        <text:list-item>
          <text:p text:style-name="P130"><text:span text:style-name="T130_1">Feasibility</text:span><text:span text:style-name="T130_2">,<text:s/></text:span><text:span text:style-name="T130_3">depending</text:span><text:span text:style-name="T130_4"><text:s/></text:span><text:span text:style-name="T130_5">on</text:span><text:span text:style-name="T130_6"><text:s/></text:span><text:span text:style-name="T130_7">parameters</text:span><text:span text:style-name="T130_8"><text:s/></text:span><text:span text:style-name="T130_9">such</text:span><text:span text:style-name="T130_10"><text:s/></text:span><text:span text:style-name="T130_11">as</text:span><text:span text:style-name="T130_12"><text:s/></text:span><text:span text:style-name="T130_13">governance</text:span><text:span text:style-name="T130_14"><text:s/></text:span><text:span text:style-name="T130_15">level</text:span><text:span text:style-name="T130_16">.<text:s/></text:span><text:span text:style-name="T130_17">consequence</text:span><text:span text:style-name="T130_18"><text:s/></text:span><text:span text:style-name="T130_19">on</text:span><text:span text:style-name="T130_20"><text:s/></text:span><text:span text:style-name="T130_21">reseilence</text:span><text:span text:style-name="T130_22"><text:s/></text:span><text:span text:style-name="T130_23">etc</text:span><text:span text:style-name="T130_24">.</text:span></text:p>
        </text:list-item>
        <text:list-item>
          <text:p text:style-name="P131"><text:span text:style-name="T131_1">Embeddability</text:span><text:span text:style-name="T131_2"><text:s/></text:span><text:span text:style-name="T131_3">into</text:span><text:span text:style-name="T131_4"><text:s/></text:span><text:span text:style-name="T131_5">existing</text:span><text:span text:style-name="T131_6"><text:s/></text:span><text:span text:style-name="T131_7">urban</text:span><text:span text:style-name="T131_8"><text:s/></text:span><text:span text:style-name="T131_9">systems</text:span><text:span text:style-name="T131_10"><text:s/>(</text:span><text:span text:style-name="T131_11">accounting</text:span><text:span text:style-name="T131_12"><text:s/></text:span><text:span text:style-name="T131_13">for</text:span><text:span text:style-name="T131_14"><text:s/></text:span><text:span text:style-name="T131_15">all</text:span><text:span text:style-name="T131_16"><text:s/></text:span><text:span text:style-name="T131_17">costs</text:span><text:span text:style-name="T131_18">,<text:s/></text:span><text:span text:style-name="T131_19">including</text:span><text:span text:style-name="T131_20"><text:s/></text:span><text:span text:style-name="T131_21">social</text:span><text:span text:style-name="T131_22"><text:s/></text:span><text:span text:style-name="T131_23">and</text:span><text:span text:style-name="T131_24"><text:s/></text:span><text:span text:style-name="T131_25">environmental</text:span><text:span text:style-name="T131_26"><text:s/></text:span><text:span text:style-name="T131_27">in</text:span><text:span text:style-name="T131_28"><text:s/></text:span><text:span text:style-name="T131_29">pricing</text:span><text:span text:style-name="T131_30"><text:s/></text:span><text:span text:style-name="T131_31">systems</text:span><text:span text:style-name="T131_32">)<text:s/>-&gt;<text:s/></text:span><text:span text:style-name="T131_33">multi</text:span><text:span text:style-name="T131_34">-</text:span><text:span text:style-name="T131_35">scale</text:span><text:span text:style-name="T131_36"><text:s/></text:span><text:span text:style-name="T131_37">modeling</text:span><text:span text:style-name="T131_38">.</text:span></text:p>
        </text:list-item>
      </text:list>
      <text:h text:style-name="P132" text:outline-level="10"><text:bookmark-start text:name="h.v52cb9pwkwb"/><text:bookmark-end text:name="h.v52cb9pwkwb"/><text:span text:style-name="T132_1">Methods</text:span></text:h>
      <text:p text:style-name="P133"><text:span text:style-name="T133_1">to</text:span><text:span text:style-name="T133_2"><text:s/></text:span><text:span text:style-name="T133_3">be</text:span><text:span text:style-name="T133_4"><text:s/></text:span><text:span text:style-name="T133_5">precised</text:span></text:p>
      <text:p text:style-name="P134"><text:span text:style-name="T134_1">[</text:span><text:span text:style-name="T134_2">Evelyn</text:span><text:span text:style-name="T134_3">]<text:s/></text:span><text:span text:style-name="T134_4">I</text:span><text:span text:style-name="T134_5"><text:s/></text:span><text:span text:style-name="T134_6">have</text:span><text:span text:style-name="T134_7"><text:s/></text:span><text:span text:style-name="T134_8">a</text:span><text:span text:style-name="T134_9"><text:s/></text:span><text:span text:style-name="T134_10">fairly</text:span><text:span text:style-name="T134_11"><text:s/></text:span><text:span text:style-name="T134_12">complete</text:span><text:span text:style-name="T134_13"><text:s/></text:span><text:span text:style-name="T134_14">data</text:span><text:span text:style-name="T134_15"><text:s/></text:span><text:span text:style-name="T134_16">set</text:span><text:span text:style-name="T134_17"><text:s/></text:span><text:span text:style-name="T134_18">of</text:span><text:span text:style-name="T134_19"><text:s/></text:span><text:span text:style-name="T134_20">Life</text:span><text:span text:style-name="T134_21"><text:s/></text:span><text:span text:style-name="T134_22">Cycle</text:span><text:span text:style-name="T134_23"><text:s/></text:span><text:span text:style-name="T134_24">Analyses</text:span><text:span text:style-name="T134_25"><text:s/></text:span><text:span text:style-name="T134_26">for</text:span><text:span text:style-name="T134_27"><text:s/></text:span><text:span text:style-name="T134_28">global</text:span><text:span text:style-name="T134_29"><text:s/></text:span><text:span text:style-name="T134_30">fisheries</text:span><text:span text:style-name="T134_31">.<text:s/></text:span><text:span text:style-name="T134_32">Is</text:span><text:span text:style-name="T134_33"><text:s/></text:span><text:span text:style-name="T134_34">that</text:span><text:span text:style-name="T134_35"><text:s/></text:span><text:span text:style-name="T134_36">likely</text:span><text:span text:style-name="T134_37"><text:s/></text:span><text:span text:style-name="T134_38">to</text:span><text:span text:style-name="T134_39"><text:s/></text:span><text:span text:style-name="T134_40">be</text:span><text:span text:style-name="T134_41"><text:s/></text:span><text:span text:style-name="T134_42">useful</text:span><text:span text:style-name="T134_43">?<text:s/>-&gt;<text:s/>(</text:span><text:span text:style-name="T134_44">Juste</text:span><text:span text:style-name="T134_45">)<text:s/></text:span><text:span text:style-name="T134_46">maybe</text:span><text:span text:style-name="T134_47"><text:s/></text:span><text:span text:style-name="T134_48">in</text:span><text:span text:style-name="T134_49"><text:s/></text:span><text:span text:style-name="T134_50">link</text:span><text:span text:style-name="T134_51"><text:s/></text:span><text:span text:style-name="T134_52">with</text:span><text:span text:style-name="T134_53"><text:s/></text:span><text:span text:style-name="T134_54">Olsen</text:span><text:span text:style-name="T134_55"><text:s/></text:span><text:span text:style-name="T134_56">paper</text:span><text:span text:style-name="T134_57"><text:s/></text:span><text:span text:style-name="T134_58">given</text:span><text:span text:style-name="T134_59"><text:s/></text:span><text:span text:style-name="T134_60">above</text:span><text:span text:style-name="T134_61"><text:s/>(</text:span><text:span text:style-name="T134_62">life</text:span><text:span text:style-name="T134_63"><text:s/></text:span><text:span text:style-name="T134_64">cycle</text:span><text:span text:style-name="T134_65"><text:s/></text:span><text:span text:style-name="T134_66">of</text:span><text:span text:style-name="T134_67"><text:s/></text:span><text:span text:style-name="T134_68">the</text:span><text:span text:style-name="T134_69"><text:s/></text:span><text:span text:style-name="T134_70">city</text:span><text:span text:style-name="T134_71">)<text:s/>?</text:span></text:p>
      <text:h text:style-name="P135" text:outline-level="10"><text:bookmark-start text:name="h.ot2i0aewn8y0"/><text:bookmark-end text:name="h.ot2i0aewn8y0"/><text:span text:style-name="T135_1">Organization</text:span></text:h>
      <text:h text:style-name="P136" text:outline-level="10"><text:bookmark-start text:name="h.v9ru0saarsr3"/><text:bookmark-end text:name="h.v9ru0saarsr3"/><text:span text:style-name="T136_1">Todo</text:span><text:span text:style-name="T136_2"><text:s/></text:span><text:span text:style-name="T136_3">list</text:span></text:h>
      <text:list text:style-name="LS8" xml:id="list24">
        <text:list-item>
          <text:p text:style-name="P137"><text:span text:style-name="T137_1">Literature</text:span><text:span text:style-name="T137_2"><text:s/></text:span><text:span text:style-name="T137_3">review</text:span></text:p>
          <text:list>
            <text:list-item>
              <text:p text:style-name="P138"><text:span text:style-name="T138_1">ecological</text:span><text:span text:style-name="T138_2"><text:s/></text:span><text:span text:style-name="T138_3">foodweb</text:span><text:span text:style-name="T138_4"><text:s/>:<text:s/></text:span><text:span text:style-name="T138_5">Marius</text:span><text:span text:style-name="T138_6">,<text:s/></text:span><text:span text:style-name="T138_7">Chrsitine</text:span><text:span text:style-name="T138_8">,<text:s/></text:span><text:span text:style-name="T138_9">Evelyn</text:span></text:p>
            </text:list-item>
            <text:list-item>
              <text:p text:style-name="P139"><text:span text:style-name="T139_1">scale</text:span><text:span text:style-name="T139_2">/</text:span><text:span text:style-name="T139_3">management</text:span><text:span text:style-name="T139_4"><text:s/>:<text:s/></text:span><text:span text:style-name="T139_5">Evelyn</text:span></text:p>
            </text:list-item>
            <text:list-item>
              <text:p text:style-name="P140"><text:span text:style-name="T140_1">city</text:span><text:span text:style-name="T140_2"><text:s/></text:span><text:span text:style-name="T140_3">metabolism</text:span><text:span text:style-name="T140_4"><text:s/>/<text:s/></text:span><text:span text:style-name="T140_5">cities</text:span><text:span text:style-name="T140_6"><text:s/></text:span><text:span text:style-name="T140_7">as</text:span><text:span text:style-name="T140_8"><text:s/></text:span><text:span text:style-name="T140_9">ecosystems</text:span><text:span text:style-name="T140_10"><text:s/>:<text:s/></text:span><text:span text:style-name="T140_11">Lorraine</text:span><text:span text:style-name="T140_12">,<text:s/></text:span><text:span text:style-name="T140_13">Ben</text:span></text:p>
            </text:list-item>
          </text:list>
        </text:list-item>
      </text:list>
      <text:p text:style-name="P141"><text:span text:style-name="T141_1">Olsen</text:span><text:span text:style-name="T141_2"><text:s/>1982,<text:s/>6<text:s/></text:span><text:span text:style-name="T141_3">temporal</text:span><text:span text:style-name="T141_4"><text:s/></text:span><text:span text:style-name="T141_5">patterns</text:span><text:span text:style-name="T141_6"><text:s/></text:span><text:span text:style-name="T141_7">of</text:span><text:span text:style-name="T141_8"><text:s/></text:span><text:span text:style-name="T141_9">urban</text:span><text:span text:style-name="T141_10"><text:s/></text:span><text:span text:style-name="T141_11">economy</text:span><text:span text:style-name="T141_12">.<text:s/></text:span><text:span text:style-name="T141_13">Kennedy</text:span><text:span text:style-name="T141_14">,<text:s/></text:span><text:span text:style-name="T141_15">nonequilibrium</text:span><text:span text:style-name="T141_16"><text:s/></text:span><text:span text:style-name="T141_17">thermodynamic</text:span><text:span text:style-name="T141_18"><text:s/></text:span><text:span text:style-name="T141_19">models</text:span><text:span text:style-name="T141_20">.<text:s/></text:span><text:span text:style-name="T141_21">Game</text:span><text:span text:style-name="T141_22"><text:s/></text:span><text:span text:style-name="T141_23">theory</text:span><text:span text:style-name="T141_24">?<text:s/></text:span><text:span text:style-name="T141_25">Entropy</text:span><text:span text:style-name="T141_26">,<text:s/></text:span><text:span text:style-name="T141_27">per</text:span><text:span text:style-name="T141_28"><text:s/></text:span><text:span text:style-name="T141_29">capita</text:span><text:span text:style-name="T141_30"><text:s/></text:span><text:span text:style-name="T141_31">energy</text:span><text:span text:style-name="T141_32"><text:s/></text:span><text:span text:style-name="T141_33">use</text:span><text:span text:style-name="T141_34">.</text:span></text:p>
      <text:list text:style-name="LS8" xml:id="list28">
        <text:list-item>
          <text:list>
            <text:list-item>
              <text:p text:style-name="P142"><text:span text:style-name="T142_1">History</text:span><text:span text:style-name="T142_2"><text:s/></text:span><text:span text:style-name="T142_3">etc</text:span><text:span text:style-name="T142_4">.<text:s/>:<text:s/></text:span><text:span text:style-name="T142_5">Jesus</text:span></text:p>
            </text:list-item>
            <text:list-item>
              <text:p text:style-name="P143"><text:span text:style-name="T143_1">Network</text:span><text:span text:style-name="T143_2"><text:s/></text:span><text:span text:style-name="T143_3">Growth</text:span><text:span text:style-name="T143_4">/<text:s/></text:span><text:span text:style-name="T143_5">Urban</text:span><text:span text:style-name="T143_6"><text:s/></text:span><text:span text:style-name="T143_7">econmy</text:span><text:span text:style-name="T143_8"><text:s/>:<text:s/></text:span><text:span text:style-name="T143_9">Juste</text:span><text:span text:style-name="T143_10">,<text:s/></text:span><text:span text:style-name="T143_11">Joris</text:span></text:p>
            </text:list-item>
            <text:list-item>
              <text:p text:style-name="P144"><text:span text:style-name="T144_1">industrial</text:span><text:span text:style-name="T144_2"><text:s/></text:span><text:span text:style-name="T144_3">symbiosis</text:span><text:span text:style-name="T144_4"><text:s/>:<text:s/></text:span><text:span text:style-name="T144_5">Joris</text:span></text:p>
            </text:list-item>
          </text:list>
        </text:list-item>
        <text:list-item>
          <text:p text:style-name="P145"><text:span text:style-name="T145_1">Begin</text:span><text:span text:style-name="T145_2"><text:s/></text:span><text:span text:style-name="T145_3">models</text:span><text:span text:style-name="T145_4"><text:s/>-&gt;<text:s/></text:span><text:span text:style-name="T145_5">next</text:span><text:span text:style-name="T145_6"><text:s/></text:span><text:span text:style-name="T145_7">brainstorming</text:span></text:p>
        </text:list-item>
      </text:list>
      <text:h text:style-name="P146" text:outline-level="10"><text:bookmark-start text:name="h.6n7a0c3bo3yz"/><text:bookmark-end text:name="h.6n7a0c3bo3yz"/><text:span text:style-name="T146_1">Deadlines</text:span></text:h>
      <text:list text:style-name="LS9" xml:id="list32">
        <text:list-item>
          <text:p text:style-name="P147"><text:span text:style-name="T147_1">Tuesday</text:span><text:span text:style-name="T147_2"><text:s/>21/06<text:s/>:<text:s/></text:span><text:span text:style-name="T147_3">first</text:span><text:span text:style-name="T147_4"><text:s/></text:span><text:span text:style-name="T147_5">pass</text:span><text:span text:style-name="T147_6"><text:s/></text:span><text:span text:style-name="T147_7">on</text:span><text:span text:style-name="T147_8"><text:s/></text:span><text:span text:style-name="T147_9">litearture</text:span><text:span text:style-name="T147_10"><text:s/></text:span><text:span text:style-name="T147_11">review</text:span></text:p>
        </text:list-item>
        <text:list-item>
          <text:p text:style-name="P148"><text:span text:style-name="T148_1">Wednesday</text:span><text:span text:style-name="T148_2"><text:s/>22/06<text:s/>:<text:s/></text:span><text:span text:style-name="T148_3">first</text:span><text:span text:style-name="T148_4"><text:s/></text:span><text:span text:style-name="T148_5">draft</text:span><text:span text:style-name="T148_6"><text:s/></text:span><text:span text:style-name="T148_7">for</text:span><text:span text:style-name="T148_8"><text:s/></text:span><text:span text:style-name="T148_9">proposal</text:span></text:p>
        </text:list-item>
      </text:list>
      <text:h text:style-name="P149" text:outline-level="10"><text:bookmark-start text:name="h.be5zb8cbly7f"/><text:bookmark-end text:name="h.be5zb8cbly7f"/><text:span text:style-name="T149_1">Next</text:span><text:span text:style-name="T149_2"><text:s/></text:span><text:span text:style-name="T149_3">meetings</text:span></text:h>
      <text:list text:style-name="LS10" xml:id="list34">
        <text:list-item>
          <text:p text:style-name="P150"><text:span text:style-name="T150_1">Tuesday</text:span><text:span text:style-name="T150_2"><text:s/>21/06<text:s/>:<text:s/>7</text:span><text:span text:style-name="T150_3">pm</text:span><text:span text:style-name="T150_4"><text:s/>:<text:s/></text:span><text:span text:style-name="T150_5">think</text:span><text:span text:style-name="T150_6"><text:s/></text:span><text:span text:style-name="T150_7">on</text:span><text:span text:style-name="T150_8"><text:s/></text:span><text:span text:style-name="T150_9">models</text:span><text:span text:style-name="T150_10"><text:s/></text:span><text:span text:style-name="T150_11">etc</text:span><text:span text:style-name="T150_12">.</text:span></text:p>
        </text:list-item>
        <text:list-item>
          <text:p text:style-name="P151"><text:span text:style-name="T151_1">Wednesday</text:span><text:span text:style-name="T151_2"><text:s/>22/06<text:s/>:<text:s/>5</text:span><text:span text:style-name="T151_3">pm</text:span><text:span text:style-name="T151_4">15<text:s/></text:span><text:span text:style-name="T151_5">with</text:span><text:span text:style-name="T151_6"><text:s/></text:span><text:span text:style-name="T151_7">Josh</text:span></text:p>
        </text:list-item>
      </text:list>
      <text:p text:style-name="P152"/>
      <text:p text:style-name="P153"/>
      <text:p text:style-name="P15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8Level1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